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ffffff"/>
    </style:style>
    <style:style style:name="gr2" style:family="graphic" style:parent-style-name="standard">
      <style:graphic-properties draw:stroke="none" svg:stroke-width="0.035cm" draw:stroke-linejoin="miter" draw:fill="solid" draw:fill-color="#000000"/>
    </style:style>
    <style:style style:name="gr3" style:family="graphic" style:parent-style-name="standard">
      <style:graphic-properties draw:stroke="none" svg:stroke-width="0.035cm" draw:stroke-linejoin="miter" draw:fill="solid" draw:fill-color="#ccb25c"/>
    </style:style>
    <style:style style:name="gr4" style:family="graphic" style:parent-style-name="standard">
      <style:graphic-properties draw:stroke="solid" svg:stroke-width="0.011cm" svg:stroke-color="#967348" draw:stroke-linejoin="miter" draw:fill="solid" draw:fill-color="#f3d48c" fo:padding-top="0.13cm" fo:padding-bottom="0.13cm" fo:padding-left="0.255cm" fo:padding-right="0.255cm"/>
    </style:style>
    <style:style style:name="gr5" style:family="graphic" style:parent-style-name="standard">
      <style:graphic-properties draw:stroke="none" svg:stroke-width="0.035cm" draw:stroke-linejoin="miter" draw:fill="solid" draw:fill-color="#dcc06d"/>
    </style:style>
    <style:style style:name="gr6" style:family="graphic" style:parent-style-name="standard">
      <style:graphic-properties draw:stroke="solid" svg:stroke-width="0.011cm" svg:stroke-color="#967348" draw:stroke-linejoin="miter" draw:fill="solid" draw:fill-color="#e1e2e3" fo:padding-top="0.13cm" fo:padding-bottom="0.13cm" fo:padding-left="0.255cm" fo:padding-right="0.255cm"/>
    </style:style>
    <style:style style:name="gr7" style:family="graphic" style:parent-style-name="standard">
      <style:graphic-properties draw:stroke="solid" svg:stroke-width="0.011cm" svg:stroke-color="#967348" draw:stroke-linejoin="miter" draw:fill="none" fo:padding-top="0.13cm" fo:padding-bottom="0.13cm" fo:padding-left="0.255cm" fo:padding-right="0.255cm"/>
    </style:style>
    <style:style style:name="gr8" style:family="graphic" style:parent-style-name="standard">
      <style:graphic-properties draw:stroke="solid" svg:stroke-width="0.005cm" svg:stroke-color="#967348" draw:stroke-linejoin="miter" draw:fill="solid" draw:fill-color="#f3d48c" fo:padding-top="0.127cm" fo:padding-bottom="0.127cm" fo:padding-left="0.252cm" fo:padding-right="0.252cm"/>
    </style:style>
    <style:style style:name="gr9" style:family="graphic" style:parent-style-name="standard">
      <style:graphic-properties draw:stroke="solid" svg:stroke-width="0.005cm" svg:stroke-color="#967348" draw:stroke-linejoin="miter" draw:fill="none" fo:padding-top="0.127cm" fo:padding-bottom="0.127cm" fo:padding-left="0.252cm" fo:padding-right="0.252cm"/>
    </style:style>
    <style:style style:name="gr10" style:family="graphic" style:parent-style-name="standard">
      <style:graphic-properties draw:stroke="none" svg:stroke-width="0.035cm" draw:stroke-linejoin="miter" draw:fill="solid" draw:fill-color="#bbbdbf"/>
    </style:style>
    <style:style style:name="gr11" style:family="graphic" style:parent-style-name="standard">
      <style:graphic-properties draw:stroke="solid" svg:stroke-width="0.012cm" svg:stroke-color="#967348" draw:stroke-linejoin="miter" draw:fill="solid" draw:fill-color="#f3d48c" fo:padding-top="0.131cm" fo:padding-bottom="0.131cm" fo:padding-left="0.256cm" fo:padding-right="0.256cm"/>
    </style:style>
    <style:style style:name="gr12" style:family="graphic" style:parent-style-name="standard">
      <style:graphic-properties draw:stroke="solid" svg:stroke-width="0.01cm" svg:stroke-color="#967348" draw:stroke-linejoin="miter" draw:fill="solid" draw:fill-color="#f3d48c" fo:padding-top="0.13cm" fo:padding-bottom="0.13cm" fo:padding-left="0.255cm" fo:padding-right="0.255cm"/>
    </style:style>
    <style:style style:name="gr13" style:family="graphic" style:parent-style-name="standard">
      <style:graphic-properties draw:stroke="none" svg:stroke-width="0.035cm" draw:stroke-linejoin="miter" draw:fill="solid" draw:fill-color="#6c5635"/>
    </style:style>
    <style:style style:name="gr14" style:family="graphic" style:parent-style-name="standard">
      <style:graphic-properties draw:stroke="solid" svg:stroke-width="0.015cm" svg:stroke-color="#967348" draw:stroke-linejoin="miter" draw:fill="solid" draw:fill-color="#e1e2e3" fo:padding-top="0.132cm" fo:padding-bottom="0.132cm" fo:padding-left="0.257cm" fo:padding-right="0.257cm"/>
    </style:style>
    <style:style style:name="gr15" style:family="graphic" style:parent-style-name="standard">
      <style:graphic-properties draw:stroke="solid" svg:stroke-width="0.012cm" svg:stroke-color="#967348" draw:stroke-linejoin="miter" draw:fill="solid" draw:fill-color="#dcc06d" fo:padding-top="0.131cm" fo:padding-bottom="0.131cm" fo:padding-left="0.256cm" fo:padding-right="0.256cm"/>
    </style:style>
    <style:style style:name="gr16" style:family="graphic" style:parent-style-name="standard">
      <style:graphic-properties draw:stroke="none" svg:stroke-width="0.035cm" svg:stroke-opacity="20%" draw:stroke-linejoin="miter" draw:fill="solid" draw:fill-color="#ccb25c" draw:opacity="20%"/>
    </style:style>
    <style:style style:name="gr17" style:family="graphic" style:parent-style-name="standard">
      <style:graphic-properties draw:stroke="solid" svg:stroke-width="0.009cm" svg:stroke-color="#967348" draw:stroke-linejoin="miter" draw:fill="solid" draw:fill-color="#e1e2e3" fo:padding-top="0.129cm" fo:padding-bottom="0.129cm" fo:padding-left="0.254cm" fo:padding-right="0.254cm"/>
    </style:style>
    <style:style style:name="gr18" style:family="graphic" style:parent-style-name="standard">
      <style:graphic-properties draw:stroke="solid" svg:stroke-width="0.013cm" svg:stroke-color="#967348" draw:stroke-linejoin="miter" draw:fill="solid" draw:fill-color="#f3d48c" fo:padding-top="0.131cm" fo:padding-bottom="0.131cm" fo:padding-left="0.256cm" fo:padding-right="0.256cm"/>
    </style:style>
    <style:style style:name="gr19" style:family="graphic" style:parent-style-name="standard">
      <style:graphic-properties draw:stroke="solid" svg:stroke-width="0.013cm" svg:stroke-color="#967348" draw:stroke-linejoin="miter" draw:fill="none" fo:padding-top="0.131cm" fo:padding-bottom="0.131cm" fo:padding-left="0.256cm" fo:padding-right="0.256cm"/>
    </style:style>
    <style:style style:name="gr20" style:family="graphic" style:parent-style-name="standard">
      <style:graphic-properties draw:stroke="solid" svg:stroke-width="0.012cm" svg:stroke-color="#967348" draw:stroke-linejoin="miter" draw:fill="none" fo:padding-top="0.131cm" fo:padding-bottom="0.131cm" fo:padding-left="0.256cm" fo:padding-right="0.256cm"/>
    </style:style>
    <style:style style:name="gr21" style:family="graphic" style:parent-style-name="standard">
      <style:graphic-properties draw:stroke="solid" svg:stroke-width="0.012cm" svg:stroke-color="#967348" draw:stroke-linejoin="miter" draw:fill="solid" draw:fill-color="#e1e2e3" fo:padding-top="0.131cm" fo:padding-bottom="0.131cm" fo:padding-left="0.256cm" fo:padding-right="0.256cm"/>
    </style:style>
    <style:style style:name="gr22" style:family="graphic" style:parent-style-name="standard">
      <style:graphic-properties draw:stroke="solid" svg:stroke-width="0.012cm" svg:stroke-color="#967348" draw:stroke-linejoin="miter" draw:fill="solid" draw:fill-color="#ccb25c" fo:padding-top="0.131cm" fo:padding-bottom="0.131cm" fo:padding-left="0.256cm" fo:padding-right="0.256cm"/>
    </style:style>
    <style:style style:name="gr23" style:family="graphic" style:parent-style-name="standard">
      <style:graphic-properties draw:stroke="solid" svg:stroke-width="0.01cm" svg:stroke-color="#967348" draw:stroke-linejoin="miter" draw:fill="solid" draw:fill-color="#dcc06d" fo:padding-top="0.13cm" fo:padding-bottom="0.13cm" fo:padding-left="0.255cm" fo:padding-right="0.255cm"/>
    </style:style>
    <style:style style:name="gr24" style:family="graphic" style:parent-style-name="standard">
      <style:graphic-properties draw:stroke="solid" svg:stroke-width="0.01cm" svg:stroke-color="#967348" draw:stroke-linejoin="miter" draw:fill="solid" draw:fill-color="#ccb25c" fo:padding-top="0.13cm" fo:padding-bottom="0.13cm" fo:padding-left="0.255cm" fo:padding-right="0.255cm"/>
    </style:style>
    <style:style style:name="gr25" style:family="graphic" style:parent-style-name="standard">
      <style:graphic-properties draw:stroke="solid" svg:stroke-width="0.01cm" svg:stroke-color="#967348" draw:stroke-linejoin="miter" draw:fill="none" fo:padding-top="0.13cm" fo:padding-bottom="0.13cm" fo:padding-left="0.255cm" fo:padding-right="0.255cm"/>
    </style:style>
    <style:style style:name="gr26" style:family="graphic" style:parent-style-name="standard">
      <style:graphic-properties draw:stroke="solid" svg:stroke-width="0.019cm" svg:stroke-color="#003cff" draw:stroke-linejoin="miter" draw:fill="none" fo:padding-top="0.134cm" fo:padding-bottom="0.134cm" fo:padding-left="0.259cm" fo:padding-right="0.259cm"/>
    </style:style>
    <style:style style:name="gr27" style:family="graphic" style:parent-style-name="standard">
      <style:graphic-properties draw:stroke="solid" svg:stroke-width="0.021cm" svg:stroke-color="#003cff" draw:stroke-linejoin="miter" draw:fill="none" fo:padding-top="0.135cm" fo:padding-bottom="0.135cm" fo:padding-left="0.26cm" fo:padding-right="0.26cm"/>
    </style:style>
    <style:style style:name="gr28" style:family="graphic" style:parent-style-name="standard">
      <style:graphic-properties draw:stroke="solid" svg:stroke-width="0.019cm" svg:stroke-color="#ff0000" draw:stroke-linejoin="miter" draw:fill="none" fo:padding-top="0.134cm" fo:padding-bottom="0.134cm" fo:padding-left="0.259cm" fo:padding-right="0.259cm"/>
    </style:style>
    <style:style style:name="gr29"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30"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solid" draw:fill-color="#ccb25c"/>
    </style:style>
    <style:style style:name="P4" style:family="paragraph">
      <loext:graphic-properties draw:fill="solid" draw:fill-color="#f3d48c"/>
    </style:style>
    <style:style style:name="P5" style:family="paragraph">
      <loext:graphic-properties draw:fill="solid" draw:fill-color="#dcc06d"/>
    </style:style>
    <style:style style:name="P6" style:family="paragraph">
      <loext:graphic-properties draw:fill="solid" draw:fill-color="#e1e2e3"/>
    </style:style>
    <style:style style:name="P7" style:family="paragraph">
      <loext:graphic-properties draw:fill="none"/>
    </style:style>
    <style:style style:name="P8" style:family="paragraph">
      <loext:graphic-properties draw:fill="solid" draw:fill-color="#bbbdbf"/>
    </style:style>
    <style:style style:name="P9" style:family="paragraph">
      <loext:graphic-properties draw:fill="solid" draw:fill-color="#6c5635"/>
    </style:style>
    <style:style style:name="P10" style:family="paragraph">
      <loext:graphic-properties draw:fill="solid" draw:fill-color="#ccb25c" draw:opacity="20%"/>
    </style:style>
    <style:style style:name="P11" style:family="paragraph">
      <style:paragraph-properties fo:text-align="start"/>
    </style:style>
    <style:style style:name="P12" style:family="paragraph">
      <loext:graphic-properties draw:fill="none" draw:fill-color="#ffffff"/>
      <style:text-properties fo:font-size="12pt" style:font-size-asian="12pt" style:font-size-complex="12pt"/>
    </style:style>
    <style:style style:name="P13" style:family="paragraph">
      <loext:graphic-properties draw:fill="none" draw:fill-color="#ffffff"/>
    </style:style>
    <style:style style:name="T1" style:family="text">
      <style:text-properties fo:font-variant="normal" fo:text-transform="none" fo:color="#000000" style:font-name="Arial" fo:font-size="11pt" fo:font-style="normal" fo:font-weight="100"/>
    </style:style>
    <style:style style:name="T2" style:family="text">
      <style:text-properties fo:font-variant="normal" fo:text-transform="none" fo:color="#0000ff" style:font-name="Arial" fo:font-size="11pt" fo:font-style="normal" fo:font-weight="100"/>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5.37cm" svg:height="29.7cm" svg:x="0cm" svg:y="0cm" svg:viewBox="0 0 15371 29701" draw:points="7686,29701 0,29701 0,0 15371,0 15371,29701">
          <text:p/>
        </draw:polygon>
        <draw:path draw:style-name="gr2" draw:text-style-name="P2" draw:layer="layout" svg:width="0.209cm" svg:height="0.274cm" svg:x="2.947cm" svg:y="28.401cm" svg:viewBox="0 0 210 275" svg:d="M0 275v-275h104c18 0 32 1 42 3 14 2 25 6 34 12 9 7 17 16 22 27 6 11 8 24 8 38 0 23-7 43-22 59s-42 24-81 24h-70v112zM37 131h71c23 0 40-5 50-13 10-9 15-21 15-37 0-12-3-22-9-30s-13-14-23-16c-6-2-17-3-34-3h-70z">
          <text:p/>
        </draw:path>
        <draw:path draw:style-name="gr2" draw:text-style-name="P2" draw:layer="layout" svg:width="0.162cm" svg:height="0.274cm" svg:x="3.198cm" svg:y="28.401cm" svg:viewBox="0 0 163 275" svg:d="M0 275v-275h34v99c16-19 36-28 60-28 15 0 27 3 38 9s19 14 24 24c4 11 7 25 7 45v126h-34v-126c0-17-4-29-11-37s-18-12-31-12c-10 0-20 3-29 8-8 5-15 12-19 21-3 9-5 22-5 37v109z">
          <text:p/>
        </draw:path>
        <draw:path draw:style-name="gr2" draw:text-style-name="P2" draw:layer="layout" svg:width="0.183cm" svg:height="0.208cm" svg:x="3.4cm" svg:y="28.472cm" svg:viewBox="0 0 184 209" svg:d="M142 179c-13 11-25 19-36 23-12 4-24 7-38 7-22 0-39-6-50-17-12-10-18-24-18-41 0-9 2-18 7-26 4-9 10-15 17-20s15-8 24-11c7-2 17-3 31-5 27-3 47-7 60-12 0-4 0-7 0-9 0-13-3-23-10-29-8-7-21-11-38-11-16 0-28 3-35 8-8 6-14 16-17 30l-33-5c3-14 8-25 15-34 6-9 16-15 30-20 13-5 28-7 45-7s31 2 41 6c11 4 19 9 24 15s8 14 10 23c2 6 2 16 2 31v45c0 32 1 52 2 60 2 8 5 16 9 24h-35c-4-7-6-15-7-25zM139 104c-12 5-31 9-55 13-14 2-24 4-30 6-6 3-10 6-13 11s-5 10-5 16c0 9 3 17 10 23s17 9 30 9 25-3 35-9c10-5 18-13 22-23 4-8 6-19 6-34z">
          <text:p/>
        </draw:path>
        <draw:polygon draw:style-name="gr2" draw:text-style-name="P2" draw:layer="layout" svg:width="0.034cm" svg:height="0.274cm" svg:x="3.623cm" svg:y="28.401cm" svg:viewBox="0 0 35 275" draw:points="0,275 0,0 35,0 35,275">
          <text:p/>
        </draw:polygon>
        <draw:path draw:style-name="gr2" draw:text-style-name="P2" draw:layer="layout" svg:width="0.183cm" svg:height="0.208cm" svg:x="3.698cm" svg:y="28.472cm" svg:viewBox="0 0 184 209" svg:d="M142 179c-13 11-25 19-36 23-12 4-24 7-38 7-22 0-39-6-50-17-12-10-18-24-18-41 0-9 2-18 7-26 4-9 10-15 17-20s15-8 24-11c7-2 17-3 31-5 27-3 47-7 60-12 0-4 0-7 0-9 0-13-3-23-10-29-8-7-21-11-38-11-16 0-28 3-35 8-8 6-14 16-17 30l-33-5c3-14 8-25 15-34 6-9 16-15 30-20 13-5 28-7 45-7s31 2 41 6c11 4 19 9 24 15s8 14 10 23c2 6 2 16 2 31v45c0 32 1 52 2 60 2 8 5 16 9 24h-35c-4-7-6-15-7-25zM139 104c-12 5-31 9-55 13-14 2-24 4-30 6-6 3-10 6-13 11s-5 10-5 16c0 9 3 17 10 23s17 9 30 9 25-3 35-9c10-5 18-13 22-23 4-8 6-19 6-34z">
          <text:p/>
        </draw:path>
        <draw:path draw:style-name="gr2" draw:text-style-name="P2" draw:layer="layout" svg:width="0.161cm" svg:height="0.203cm" svg:x="3.922cm" svg:y="28.472cm" svg:viewBox="0 0 162 204" svg:d="M0 204v-200h30v29c15-22 36-33 64-33 12 0 23 2 33 6 10 5 18 10 23 18 5 6 8 15 10 24 2 7 2 18 2 33v123h-34v-121c0-14-1-24-4-31-2-7-7-12-14-17-6-4-14-6-23-6-15 0-27 5-37 14-11 9-16 27-16 52v109z">
          <text:p/>
        </draw:path>
        <draw:path draw:style-name="gr2" draw:text-style-name="P2" draw:layer="layout" svg:width="0.175cm" svg:height="0.284cm" svg:x="4.123cm" svg:y="28.472cm" svg:viewBox="0 0 176 285" svg:d="M7 220l33 5c1 10 5 18 11 22 8 7 20 10 35 10s27-3 36-10c8-6 14-15 17-26 2-7 3-21 3-43-15 17-34 26-56 26-27 0-48-10-63-30s-23-43-23-71c0-19 3-37 10-53s17-28 30-37c14-9 29-13 47-13 23 0 43 10 58 28v-24h31v173c0 31-3 53-9 66-7 13-17 23-31 30-13 8-30 12-50 12-24 0-43-6-58-17-15-10-22-26-21-48zM35 101c0 26 5 45 15 57 11 12 24 18 40 18 15 0 28-6 39-18 10-12 15-31 15-56s-5-43-16-55c-11-13-24-19-39-19s-28 6-38 18c-11 12-16 31-16 55z">
          <text:p/>
        </draw:path>
        <draw:path draw:style-name="gr2" draw:text-style-name="P2" draw:layer="layout" svg:width="0.183cm" svg:height="0.208cm" svg:x="4.337cm" svg:y="28.472cm" svg:viewBox="0 0 184 209" svg:d="M148 140l35 4c-6 20-16 36-31 48-15 11-34 17-57 17-29 0-52-9-69-27s-26-44-26-76c0-34 9-60 26-78 17-19 40-28 67-28s49 9 66 27 25 44 25 77c0 2 0 5 0 9h-149c1 22 7 39 18 50 12 12 26 18 42 18 13 0 23-3 32-10s16-17 21-31zM37 85h111c-1-17-6-29-13-38-10-13-24-19-41-19-16 0-29 5-40 15-10 11-16 25-17 42z">
          <text:p/>
        </draw:path>
        <draw:path draw:style-name="gr2" draw:text-style-name="P2" draw:layer="layout" svg:width="0.165cm" svg:height="0.207cm" svg:x="4.548cm" svg:y="28.472cm" svg:viewBox="0 0 166 208" svg:d="M0 145l34-6c1 14 7 24 15 31 9 7 21 11 36 11 16 0 27-3 35-10 7-6 11-14 11-22s-3-14-10-18c-4-3-16-7-34-12-25-6-43-11-52-16-10-4-17-11-22-19s-7-17-7-27c0-8 2-17 6-24 4-8 9-14 16-19 6-4 13-7 22-10s19-4 29-4c16 0 30 2 42 7 12 4 20 10 26 18s10 18 12 31l-33 4c-2-10-6-18-13-24-8-5-18-8-31-8-16 0-27 2-34 7-6 6-10 12-10 18 0 5 2 9 4 12 3 4 8 7 13 9 4 2 14 5 31 9 24 6 40 12 50 16 9 4 17 10 22 17 5 8 8 18 8 29 0 12-3 22-10 32-6 10-16 18-28 23-13 6-27 8-42 8-26 0-46-5-60-16-13-10-22-26-26-47z">
          <text:p/>
        </draw:path>
        <draw:path draw:style-name="gr3" draw:text-style-name="P3" draw:layer="layout" svg:width="0.086cm" svg:height="0.168cm" svg:x="2.939cm" svg:y="10.428cm" svg:viewBox="0 0 87 169" svg:d="M75 0c-71 29-58 111-75 169 21-52 50-115 87-162-10-3-21-7-31-7z">
          <text:p/>
        </draw:path>
        <draw:path draw:style-name="gr4" draw:text-style-name="P4" draw:layer="layout" svg:width="1.574cm" svg:height="5.113cm" svg:x="3.091cm" svg:y="6.325cm" svg:viewBox="0 0 1575 5114" svg:d="M888 3418c-9 193-18 413 17 602 36 189 115 365 161 550 28 116 70 242-34 335-43 39-175 149-224 63 26 46 96 28 135 14 46 104-40 151-135 125-83-23-137-89-189-159 71-113-229-187-263-60 14 7 25 15 31 30-76 91-303-27-357-103-92-128 51-370 106-490 101-221 202-445 264-680 67-256 97-495 106-758 5-185 17-367 13-553-8-319-8-639 21-957 25-270 135-575 95-844-15-101-33-207-17-309 71 8 144-91 166-152 84-17 127 91 105 156 32-94 0-175 110-212 158-53 359 30 468 148 69 74 122 212 105 314-29 182-201 87-285 202-32 45-36 125-58 176-36 84-80 160-107 249-54 185-65 380-84 572-58 578-124 1163-150 1741z">
          <text:p/>
        </draw:path>
        <draw:path draw:style-name="gr3" draw:text-style-name="P3" draw:layer="layout" svg:width="0.348cm" svg:height="1.248cm" svg:x="4.059cm" svg:y="6.657cm" svg:viewBox="0 0 349 1249" svg:d="M265 389c-30 83-80 157-120 237-92 180-134 423-145 623 18-208 30-439 104-637 38-100 112-196 114-311-68 41-113 175-142 250 31-80 88-170 93-258 3-46-26-199-102-120 2-40-17-137 10-169 22-26 126 75 142 87 77 55 114 81 130 180-11-67-85 121-81 112-1 2-2 4-3 6z">
          <text:p/>
        </draw:path>
        <draw:path draw:style-name="gr5" draw:text-style-name="P5" draw:layer="layout" svg:width="0.231cm" svg:height="0.185cm" svg:x="3.703cm" svg:y="6.439cm" svg:viewBox="0 0 232 186" svg:d="M0 159c78-17 152-96 192-159 95 92 6 242-128 165z">
          <text:p/>
        </draw:path>
        <draw:path draw:style-name="gr5" draw:text-style-name="P5" draw:layer="layout" svg:width="0.308cm" svg:height="1.93cm" svg:x="3.624cm" svg:y="6.638cm" svg:viewBox="0 0 309 1931" svg:d="M114 0c3 48 22 189 73 195 43 5 99-78 122-101-1 120-48 153-83 259-59 173-100 379-125 561-23 173-47 343-42 519 4 158-27 344 10 498-133-334-42-804 5-1150 31-231 140-506 36-730z">
          <text:p/>
        </draw:path>
        <draw:path draw:style-name="gr3" draw:text-style-name="P3" draw:layer="layout" svg:width="0.133cm" svg:height="0.121cm" svg:x="3.782cm" svg:y="6.5cm" svg:viewBox="0 0 134 122" svg:d="M134 0c-12 63-80 81-134 81 36 67 123 48 130-30z">
          <text:p/>
        </draw:path>
        <draw:path draw:style-name="gr3" draw:text-style-name="P3" draw:layer="layout" svg:width="0.051cm" svg:height="0.551cm" svg:x="3.933cm" svg:y="9.841cm" svg:viewBox="0 0 52 552" svg:d="M10 0c28 120-24 250-6 370 8 59 32 129 48 182-10-152-16-313-37-462z">
          <text:p/>
        </draw:path>
        <draw:path draw:style-name="gr6" draw:text-style-name="P6" draw:layer="layout" svg:width="0.669cm" svg:height="0.696cm" svg:x="4.055cm" svg:y="6.254cm" svg:viewBox="0 0 670 697" svg:d="M212 405c-63-86-335-283-146-376 317-155 812 349 511 613-18 17-205 83-207 42-3-82-86-179-158-279z">
          <text:p/>
        </draw:path>
        <draw:path draw:style-name="gr5" draw:text-style-name="P5" draw:layer="layout" svg:width="0.719cm" svg:height="0.991cm" svg:x="3.136cm" svg:y="10.256cm" svg:viewBox="0 0 720 992" svg:d="M291 116c-54 117-218 304-203 440 9 74 75 120 137 166 5-12 15-25 18-35 25 20 56 24 85 40 17-152 113-337 267-244 126 75 157 236 91 364-33-87-79-32-126-22-15 3-24 32-50 38-12 2-56-20-75-20-78-3-235 32-170 149-576-46-47-761 49-992-7 64-31 130-54 190z">
          <text:p/>
        </draw:path>
        <draw:path draw:style-name="gr5" draw:text-style-name="P5" draw:layer="layout" svg:width="0.338cm" svg:height="0.784cm" svg:x="3.815cm" svg:y="10.603cm" svg:viewBox="0 0 339 785" svg:d="M125 640c225-1 63-531 79-640-7 43 78 155 92 202 18 60 32 130 40 192 24 187-85 299-276 281 1 61 64 76 119 74-25 104-185-40-179-117 56 25 155 25 169-52z">
          <text:p/>
        </draw:path>
        <draw:path draw:style-name="gr3" draw:text-style-name="P3" draw:layer="layout" svg:width="0.395cm" svg:height="0.445cm" svg:x="3.472cm" svg:y="10.726cm" svg:viewBox="0 0 396 446" svg:d="M115 16c-89 79-165 294-74 388 36-35 82-13 115 19-57-82-92-287 41-327 182-55 195 286 52 350 287 13 110-630-163-394z">
          <text:p/>
        </draw:path>
        <draw:path draw:style-name="gr4" draw:text-style-name="P4" draw:layer="layout" svg:width="0.275cm" svg:height="0.659cm" svg:x="2.756cm" svg:y="16.604cm" svg:viewBox="0 0 276 660" svg:d="M147 3c-26-1-50-4-77-3-16 0-16 4-23 15-6 10-18 24-22 35-6 18 1 43 8 60 10 23 19 44 20 70 2 37-4 71-6 108-3 48 1 96-2 144-1 27-4 64-15 90-7 17-26 27-29 44-3 18 0 57 13 70 13 14 43 25 62 24 22-1 44-6 65-6 13 0 22 1 33-6 39-25 25-73 15-106-13-45 2-75 10-119 15-75 6-153 26-228 5-18 12-32 21-47 6-10 21-26 20-38 18-7 8-53 2-67-10-24-32-14-53-20-23-7-42-20-68-20z">
          <text:p/>
        </draw:path>
        <draw:path draw:style-name="gr5" draw:text-style-name="P5" draw:layer="layout" svg:width="0.017cm" svg:height="0.196cm" svg:x="2.819cm" svg:y="16.847cm" svg:viewBox="0 0 18 197" svg:d="M0 190c1 3 3 5 5 7 16-7 1-40 1-53 2 1 2 1 3 1 6-12 0-38 0-51 0-15 1-26 6-39 0 2 2 3 2 4 3-7 0-14-2-21-4-12-6-25-7-38-2 42-4 84-1 126 0 6 2 13 1 19-1 5-5 7-6 12-3 10 1 22-1 32z">
          <text:p/>
        </draw:path>
        <draw:path draw:style-name="gr5" draw:text-style-name="P5" draw:layer="layout" svg:width="0.255cm" svg:height="0.649cm" svg:x="2.77cm" svg:y="16.61cm" svg:viewBox="0 0 256 650" svg:d="M55 53c3 14-3 25-4 37 0 12 7 29 11 40 3 12 15 23 15 36 0-19-11-53 12-64-10-7-1-23 8-9-2-4-3-9-3-13 4 1 7 5 10 8 2-6 2-15 8-19-14-1-22-8-28-20 1 30-11 10-21-3-4-5-10-5-5-11 3-4 22-3 27-3 0 1 1 1 1 2 4 1 10 2 14 4 6 4 6 10 10 14 5 5 14 5 22 6-1-5-4-10-3-16-6 9-36-11-37-20-2-10 9-9 18-7 7 2 18 3 25 6 7 2 9 16 16 18 11 2 6-11 16 4 5 6 35 54 39 20 5 9 14 14 11 25s-17 17-14 31c6-1 12-5 19-6 8 14-11 33-16 45-4 10-12 33-24 34 1-4 6-6 10-5 3 14-4 30-7 44-5 20-10 41-13 62-3 17-6 35-8 53-2 15-1 33-5 48-13-26-11-65-9-93 3-22 15-43 16-65-29 33-32 77-41 117-3 12-6 24-9 36-2 6-8 16-7 22 1 7 13 18 15 27 3 7 4 15 6 22 4 17 36 65-9 59-39-5-19-43-25-66 0 2-2 6-7 8-3-8-2-17-8-23-5 4-7 9-12 13-6 6-15 10-18 19-2 7 4 16 1 23-2 6-9 12-13 7-1 0-3 2-4 2-1-2-2-3-3-5 2 9-3 14-7 21 11 8-4 11-9 13-10 5-10 11-16 17 5 5 9 13 7 19 11 2 22-9 31 6 8 12 7 27 18 39 4 3 10 4 13 8 2 2 7 4 4 9-3 6-4 0-8 1-17 3-42-8-55 4 18 13 37 18 59 16 13-1 26-6 39-6 8-1 21-3 28-1-9-6-21-11-29-19-7-6-27-26-8-29-5-8-17-24 3-26-4-6-10-17-5-24 11 7 12 8 26 6 13-1 28 2 33 15 18-11 25 60 7 69 17-9 13-34 11-49-2-20-5-39-7-58-3-18-23-63-10-77 4 5 4 11 8 16 7-32 21-62 25-95 5-40 0-82 3-122 4-41 13-94 36-128 7-11 22-25 26-39 2-8-2-30-6-37-2-3-4-6-7-8 0 2-1 4-1 6-7-2-17-10-22-17 2 0 3 0 5 1-2-9-31-9-39-12-10-3-25-10-35-7 0 2-1 6 0 8-16 0-32-4-48-8-11-3-22 5-33 1 7-1 9-6 4-9-4-3-16 2-19 2 7 12-13 11-15 2-7 11-13 22-19 34 11-20 32 2 35 14z">
          <text:p/>
        </draw:path>
        <draw:path draw:style-name="gr4" draw:text-style-name="P4" draw:layer="layout" svg:width="0.203cm" svg:height="0.468cm" svg:x="2.773cm" svg:y="17.234cm" svg:viewBox="0 0 204 469" svg:d="M124 4c17 9 45 12 57 29 11 14 7 30 1 45-14 37-15 80-13 120 1 43 6 93 18 134 6 17 15 25 16 46 1 15 2 59-6 71-9 13-44 14-58 16-14 3-35 8-49-1-17-10-14-29-18-47-4-16-13-33-16-54-2-24 6-46 4-73-2-32-11-67-18-99-6-27-12-58-23-83-7-19-17-26-19-46 15 2 9-21 14-29 6-10 34-26 44-31 14-6 26 2 43 3 15 1 22-4 37 7">
          <text:p/>
        </draw:path>
        <draw:path draw:style-name="gr5" draw:text-style-name="P5" draw:layer="layout" svg:width="0.085cm" svg:height="0.277cm" svg:x="2.887cm" svg:y="17.391cm" svg:viewBox="0 0 86 278" svg:d="M85 278c-2-21 2-42 0-61-1-14-13-25-16-37-2-8-3-17-5-25-1-6-4-11-6-16-4-12-7-31-7-44 0 3-2 6-2 9-8-8-9-22-11-32-2-5-5-11-7-17s-1-14-3-19c-3 8-1 16 2 23 1 3 4 4 5 8s-1 8 0 11c1 18 10 35 13 53-9-7-18-32-23-43-4-9-3-20-8-29-6-12-11-10-9-26 1-6 2-4 1-10 0-8-3-16-5-23-2 11-5 15-4 26 2 12 5 25 6 37 1 7 2 17 4 23 3 11 14 20 14 33-6-4-11-12-17-16 1 7 3 14 4 21 3 11 9 19 13 29 5 15 0 37 13 48-2-7-8-22 0-25 2 8 5 23 9 30 3 4 9 6 11 12-3-9-24 6-27 9 6 5 11 1 17 0 7-1 12 1 18 7 12 11 18 28 20 44z">
          <text:p/>
        </draw:path>
        <draw:path draw:style-name="gr5" draw:text-style-name="P5" draw:layer="layout" svg:width="0.05cm" svg:height="0.123cm" svg:x="2.816cm" svg:y="17.342cm" svg:viewBox="0 0 51 124" svg:d="M1 0c19 9 29 31 35 51 6 17 17 44 15 62-1-5-17-67-25-59-3 3 4 25 5 29 3 12 8 29 7 41-13-31-11-72-38-93 5 0 9 4 14 5-2-5-5-10-7-16 1 0 1 1 2 1-1-7-5-13-6-20 1 1 2 1 3 2z">
          <text:p/>
        </draw:path>
        <draw:path draw:style-name="gr5" draw:text-style-name="P5" draw:layer="layout" svg:width="0.008cm" svg:height="0.008cm" svg:x="2.801cm" svg:y="17.301cm" svg:viewBox="0 0 9 9" svg:d="M5 9c-2-1-4-3-5-5 8-12 13 8 3 4z">
          <text:p/>
        </draw:path>
        <draw:path draw:style-name="gr5" draw:text-style-name="P5" draw:layer="layout" svg:width="0.04cm" svg:height="0.028cm" svg:x="2.81cm" svg:y="17.274cm" svg:viewBox="0 0 41 29" svg:d="M7 15c-9 0-8-6-3-9 0-1 4 3 5 3 2 0 3-4 5-5 5 0 5 3 10 2 4-1 6-6 12-6-2 13 9 19 3 29-6-6-11-14-13-22 1 0 1 0 2 0-5 1-15 7-21 5z">
          <text:p/>
        </draw:path>
        <draw:path draw:style-name="gr5" draw:text-style-name="P5" draw:layer="layout" svg:width="0.116cm" svg:height="0.214cm" svg:x="2.841cm" svg:y="17.241cm" svg:viewBox="0 0 117 215" svg:d="M37 40c-3-5-6-6-10-3-3-13 16-11 23-14-1-4-7-5-8-11 1 0 2-1 2-2-1-1-3-3-5-4-11 7-28 3-39-5 9-1 19 3 28 2 6 0 11-3 17-3 12 0 27 7 39 11 23 9 42 30 29 59-5 12-10 18-12 31-2 10-4 20-6 29-3 14-1 29-1 44 0 13 5 28 3 41-5-23-12-47-13-70-1-10 4-16 7-26 3-14 5-24 2-38-2-4-3-6-3-10 1-6 6-8 3-14-2 1-5-1-7 0 10-21-31-18-40-9-4-3-10-8-13-7z">
          <text:p/>
        </draw:path>
        <draw:path draw:style-name="gr5" draw:text-style-name="P5" draw:layer="layout" svg:width="0.025cm" svg:height="0.019cm" svg:x="2.791cm" svg:y="17.255cm" svg:viewBox="0 0 26 20" svg:d="M0 17c7-1 23-26 26-14-7 6-20 10-24 17z">
          <text:p/>
        </draw:path>
        <draw:path draw:style-name="gr5" draw:text-style-name="P5" draw:layer="layout" svg:width="0.056cm" svg:height="0.145cm" svg:x="2.848cm" svg:y="17.522cm" svg:viewBox="0 0 57 146" svg:d="M33 3c8 13-3 22-7 30-6 10-6 26-3 38 7 26 19 3 31-3 1 9-1 20 3 27-13 8-2 23-5 34-2 7-11 11-15 17 1-11 2-20-6-29-5-5-13-5-18-10-11-11 6-15 8-23-7-1-12-3-16-11s-3-16-3-26c0-12-3-25-2-36 3 21 8 40 13 61 6-2 4-8 4-14 0-11 0-12 5-20 7-12 12-23 9-38z">
          <text:p/>
        </draw:path>
        <draw:path draw:style-name="gr4" draw:text-style-name="P4" draw:layer="layout" svg:width="0.159cm" svg:height="0.265cm" svg:x="2.824cm" svg:y="17.685cm" svg:viewBox="0 0 160 266" svg:d="M29 14c29-15 65-22 93-2 9 6 24 14 31 20 23 22-14 43-25 58-5 7-8 16-10 25-6 18-6 36-3 56 22-20 19 33 15 47-6 21-18 50-45 47-24-2-46-29-52-50-7-20-19-67 14-43-1-22 1-46-5-67-7-21-30-31-39-50-11-19 10-33 26-41z">
          <text:p/>
        </draw:path>
        <draw:path draw:style-name="gr5" draw:text-style-name="P5" draw:layer="layout" svg:width="0.144cm" svg:height="0.088cm" svg:x="2.836cm" svg:y="17.692cm" svg:viewBox="0 0 145 89" svg:d="M36 69c5-6 11 1 12 5 2-7-3-11-6-16 2 0 5 0 7 1 0-1 0-3 0-4 1 0 3 0 3-1-1-7 2-13-5-16-5-3-15-1-20-3-4-1-24-4-26-7-4-6 7-11 11-13 2 7 12 17 19 15-4-7-13-10-18-16 4-5 15-6 21-6-17 12 9 10 16 17 7-6 18-5 24-13 11-4-11-11-12-12 14 2 27 2 40 7 9 4 19 10 27 15 6 4 16 11 16 19 1 10-19 29-27 34 4-7 13-22 3-29-5-4-13 1-18 4-6-17-33-15-46-10-3 4 0 6 0 9 0 5-1 5-2 9-1 3-3 5-3 8 0 2 3 7 3 10 2-1 4 0 5-1 1 5 1 10 1 14-4-6-7-10-13-13-4-3-8-2-11-8 1 0 2 0 3 1z">
          <text:p/>
        </draw:path>
        <draw:path draw:style-name="gr5" draw:text-style-name="P5" draw:layer="layout" svg:width="0.005cm" svg:height="0.011cm" svg:x="2.918cm" svg:y="17.762cm" svg:viewBox="0 0 6 12" svg:d="M1 12c-2-5-2-10 3-12 3 5 2 12-4 12z">
          <text:p/>
        </draw:path>
        <draw:path draw:style-name="gr5" draw:text-style-name="P5" draw:layer="layout" svg:width="0.081cm" svg:height="0.158cm" svg:x="2.868cm" svg:y="17.758cm" svg:viewBox="0 0 82 159" svg:d="M68 13c-2-4-4-10-1-13 4 7 6 12 15 14-13 6-14 36-16 48-2 16 8 44-11 51 1 7-5 7-6 13-2-3-5-5-8-7 0 5 1 11 4 15 1-1 3-2 4-4 6 10-1 23-8 29 1-15-6-15-18-19 5-6 4-17-2-23-1 3-2 5-3 8-5-3-11-7-15-12 11-2 7-12-3-10 1 0 5-3 7-4-1-3-2-7-2-10 6 5 17 20 24 9 4-7-3-11-4-17-2-6 2-13 2-20 3 4 3 11 5 16 0-1 1-1 2-1 2 7 0 24 12 19 9-4 5-19 5-26 12-4-3-18-4-24 0-8 6-8 9-12 4-6 2-15 6-20 6 7-6 16 2 23 3-2 6-11 6-16 0-3-3-14-3-9z">
          <text:p/>
        </draw:path>
        <draw:path draw:style-name="gr5" draw:text-style-name="P5" draw:layer="layout" svg:width="0.038cm" svg:height="0.087cm" svg:x="2.916cm" svg:y="17.855cm" svg:viewBox="0 0 39 88" svg:d="M24 0c2 0 4 0 5 1 1 7-4 29-13 15 6 11 0 14-3 23-3 6 1 21-8 20 1 2 0 6 0 8l-2 1v-1c0 4-5 8-2 15 8-19 14-3 5 6 18-12 24-23 30-45 2-7 10-47-8-42z">
          <text:p/>
        </draw:path>
        <draw:path draw:style-name="gr4" draw:text-style-name="P4" draw:layer="layout" svg:width="0.186cm" svg:height="0.486cm" svg:x="2.467cm" svg:y="16.414cm" svg:viewBox="0 0 187 487" svg:d="M133 486c-33 2-70-3-101-12 0-7 2-17 1-24s-7-14-10-23c-5-20 10-37 14-57 5-22 3-46 3-68 1-31 3-61 0-92-4-45-16-83-29-125-7-21-19-51-4-70 2-4 13-14 19-15 9-1 17 8 28 8 22 2 40-8 63-2 19 6 40 17 60 5 2 15 11 35 10 49-2 18-13 37-16 55-7 46-10 92-17 138-8 51-3 97 7 146 5 30 20 83-28 87z">
          <text:p/>
        </draw:path>
        <draw:path draw:style-name="gr5" draw:text-style-name="P5" draw:layer="layout" svg:width="0.112cm" svg:height="0.047cm" svg:x="2.518cm" svg:y="16.847cm" svg:viewBox="0 0 113 48" svg:d="M27 35c12-22-15-9-17-12-4-8-8-15-10-23 9 5 13 8 23 7 7-1 15-6 21-5 11 0 8 1 7 11-1 9 0 14 3 22 11-4 25 4 35-2 13-7 12-21 13-33 11 6 13 21 9 32-5 12-18 16-30 16-14-1-27-3-41-3-10 1-23 5-32-4 7 1 16 1 19-6z">
          <text:p/>
        </draw:path>
        <draw:path draw:style-name="gr5" draw:text-style-name="P5" draw:layer="layout" svg:width="0.125cm" svg:height="0.379cm" svg:x="2.501cm" svg:y="16.467cm" svg:viewBox="0 0 126 380" svg:d="M0 352c14-6 26 11 19 23 19-4 41 2 59-12 6 4 17 13 24 14 9 0 12-5 21 3 10-10-12-56-13-70-3-34-3-69 0-103 2-17-10-26-10-44-1-20 0-36 5-55 4-13 6-26 11-39 3-8 8-19 8-27-10 26-18 57-32 82-10-19-14-43-11-64-4 4-6 10-8 14-7-15-13-30-20-45-4-11-12-19-17-29-4 8 1 24 2 33 2 17 15 34 12 51-2-1-5 0-8 0 4 8 17 23 14 33-3 8-10 5-13 14-7 23 11 47 5 71 11 7 7 42 3 53-2 5-5 12-8 17-1 2-5 4-6 6-1 3 3 4 3 5-2 10-6 22-15 29-7 5-6 7-10-1-2-3 0-17-1-21-1-9-4-17-4-26-1 20-3 39-6 59-1 6-5 25-3 26z">
          <text:p/>
        </draw:path>
        <draw:path draw:style-name="gr5" draw:text-style-name="P5" draw:layer="layout" svg:width="0.043cm" svg:height="0.177cm" svg:x="2.497cm" svg:y="16.492cm" svg:viewBox="0 0 44 178" svg:d="M33 124c-3-8-8-19-7-28 0-4 3-6 3-10 0-9-2-23-6-31-9-17-21-37-23-55 1 22 6 41 15 60 7 15 6 27 8 43 2 14 5 28 7 42 1 8 2 15 3 23 1 4 2 7 5 10 14-15 0-38-5-54z">
          <text:p/>
        </draw:path>
        <draw:path draw:style-name="gr5" draw:text-style-name="P5" draw:layer="layout" svg:width="0.175cm" svg:height="0.073cm" svg:x="2.471cm" svg:y="16.42cm" svg:viewBox="0 0 176 74" svg:d="M14 44c-1-17 14-24 25-11 5 5 6 16 15 10-19-20 32-8 38-9 1-8-5-13 2-17 13-8 19 9 17 18 11 0 10-10 22-3 7 4 13 16 22 7 5 12 2 23 2 35 2-4 9-37 16-21 8-10-5-32-10-43-7 5-18 2-26-1-12-4-23-7-36-9-16-1-40 1-54 11-8-4-18-12-29-8-11 5-19 23-18 34 4-8 15-33 27-19-11 1-15 15-12 24z">
          <text:p/>
        </draw:path>
        <draw:path draw:style-name="gr3" draw:text-style-name="P3" draw:layer="layout" svg:width="0.042cm" svg:height="0.078cm" svg:x="2.531cm" svg:y="16.76cm" svg:viewBox="0 0 43 79" svg:d="M36 69c-11 3-26 14-36 8 5-1 10-2 13-6-1-1-2-3-3-4 3-3 11-5 11-10 0-3-5-9-6-12-2-4-2-9-3-13 6 3 6 10 11 2 6-8-2-24-2-34 10 12 10 31 15 45 1 4 7 10 0 14 3 0 4 2 7 2-1 5-9 7-13 11z">
          <text:p/>
        </draw:path>
        <draw:path draw:style-name="gr3" draw:text-style-name="P3" draw:layer="layout" svg:width="0.032cm" svg:height="0.148cm" svg:x="2.594cm" svg:y="16.688cm" svg:viewBox="0 0 33 149" svg:d="M31 148c-4-3-8-5-13-4 5-11-7-38-10-50-6-25-10-50-7-76 1 2 2 4 3 6 3-8 1-18 3-24 4 15 1 31 2 46 2 16 5 31 9 47 4 19 9 38 15 56z">
          <text:p/>
        </draw:path>
        <draw:path draw:style-name="gr3" draw:text-style-name="P3" draw:layer="layout" svg:width="0.024cm" svg:height="0.02cm" svg:x="2.575cm" svg:y="16.425cm" svg:viewBox="0 0 25 21" svg:d="M16 17c-3-9-10-11-16-17 6 0 19-1 24 4-13 3-7 10 1 17z">
          <text:p/>
        </draw:path>
        <draw:path draw:style-name="gr4" draw:text-style-name="P4" draw:layer="layout" svg:width="0.177cm" svg:height="0.327cm" svg:x="2.473cm" svg:y="16.895cm" svg:viewBox="0 0 178 328" svg:d="M134 326c-16 7-32-5-49-7-13-1-25 1-39-4-31-10-35-33-20-60 13-23 15-41 14-65-1-32-4-63-23-88-14-20-17-25-17-48 0-12-4-14 11-24 12-8 31-11 45-16 30-12 56-22 86-4 20 11 41 27 34 53-3 10-12 19-16 30-6 14-10 28-13 44-8 47 4 98 9 143 2 16-5 39-22 46z">
          <text:p/>
        </draw:path>
        <draw:path draw:style-name="gr5" draw:text-style-name="P5" draw:layer="layout" svg:width="0.143cm" svg:height="0.282cm" svg:x="2.483cm" svg:y="16.929cm" svg:viewBox="0 0 144 283" svg:d="M46 229c-4-1-8 2-12 1 1-3 2-9-4-9-4 0-6 8-10 10-5-12 9-20 12-30 4-10 4-23 3-33 9-1 13 12 15 19 3-7 8-2 11-6s4-19 5-25c1-14-1-31-8-43 1-5 2-6 7-4-3-11 6-6 9-10 5-7 8-19 6-28-4-16-26-24-40-26 3 5 32 56 12 45-7-3-8-15-11-21-5-10-10-21-18-29 7 18 21 41 18 61-18-12-14-49-34-60 0-1 1-2 2-4-18-10-4-15 6-28 0 9 7 20 16 16-15 15 14 19 23 12 15-13-17-30-27-37 8 1 18 0 25 4 8 4 12 14 19 20 12 11 16 15 29 2 4 5 7 12 14 12 6-1 14-11 20-14 1 5 5 6 10 5-9 21-15 36-17 60-2 16-12 43-7 59 5-2 8-7 8-11-2 13 6 26 4 39-1 6 0 12 0 17-1 6 3 12-6 14-1-6-2-4-6-6-5 13-1 14 8 21 8 7 12 14 10 24-8-17-35-15-48-6 9-16 26-22 21-43-19 9-6-11-5-17-4-2-9 0-13 2-2-3-4-5-4-9 2 8 20 63-7 52-5 8 2 17 2 25 0 9-2 15-7 22-11 16-39 13-51-1 12-1 30 2 36-11 6-11-1-25-13-24 10-2 1-6-3-7z">
          <text:p/>
        </draw:path>
        <draw:path draw:style-name="gr5" draw:text-style-name="P5" draw:layer="layout" svg:width="0.111cm" svg:height="0.047cm" svg:x="2.531cm" svg:y="16.905cm" svg:viewBox="0 0 112 48" svg:d="M9 21c13-24 21 8 29 4 0-16 19-24 33-16 6 4 10 9 12 16 1 7-7 12 3 15 9-11 23-2 25 8 7-26-26-43-48-47-8-1-75-5-61 14 5-4 11 0 9 7z">
          <text:p/>
        </draw:path>
        <draw:path draw:style-name="gr5" draw:text-style-name="P5" draw:layer="layout" svg:width="0.007cm" svg:height="0.015cm" svg:x="2.589cm" svg:y="16.928cm" svg:viewBox="0 0 8 16" svg:d="M6 15c-5-4-8-10-4-15 6 3 9 11 3 16z">
          <text:p/>
        </draw:path>
        <draw:path draw:style-name="gr3" draw:text-style-name="P3" draw:layer="layout" svg:width="0.044cm" svg:height="0.041cm" svg:x="2.508cm" svg:y="17.116cm" svg:viewBox="0 0 45 42" svg:d="M8 38c-3-3-6-7-8-11 1 0 2-1 3-1-1-6 3-4 4-8 2-6 2-11 1-18 4 6 5 16 6 23 1-1 3-2 3-3 5 14 11 3 20 7 0-1 1-3 1-4 3 3 4 8 7 11-7-1-20 1-22 8-1-5-6-7-11-6z">
          <text:p/>
        </draw:path>
        <draw:path draw:style-name="gr3" draw:text-style-name="P3" draw:layer="layout" svg:width="0.018cm" svg:height="0.099cm" svg:x="2.602cm" svg:y="17.08cm" svg:viewBox="0 0 19 100" svg:d="M16 88c-4-8-9-13-16-17 19-2 1-37 6-47 8 1 3-18 3-24 0 21 5 42 7 62 1 12 4 26 2 38 0-8-5-14-8-21z">
          <text:p/>
        </draw:path>
        <draw:path draw:style-name="gr3" draw:text-style-name="P3" draw:layer="layout" svg:width="0.035cm" svg:height="0.032cm" svg:x="2.607cm" svg:y="16.921cm" svg:viewBox="0 0 36 33" svg:d="M30 33c0-8-5-12-13-11 1-1 2-3 3-3-3-2-7-2-10-2-2-6-6-12-10-17 6 7 17 4 24 9 6 4 15 16 11 23z">
          <text:p/>
        </draw:path>
        <draw:path draw:style-name="gr4" draw:text-style-name="P4" draw:layer="layout" svg:width="0.156cm" svg:height="0.264cm" svg:x="2.497cm" svg:y="17.231cm" svg:viewBox="0 0 157 265" svg:d="M8 20c-17 10-1 20-1 34 1 12 2 15 14 21 12 7 24 13 33 24 10 14 23 52 6 60-14 7-16 3-14 19 1 12 5 23 10 35 2 6 5 10 8 14 3 6 4 10 7 15s6 8 11 11c3 2 15 11 19 12 7 0 14-7 22-8 5-1 11-2 16-5 8-6 19-31 18-41 0-6-5-13-6-20-1-8-3-16-4-23s4-14-3-20-17-1-19 7c-11-10-6-40-4-53 2-14 5-44 21-49-1-1-3-5-5-6 9-11 6-19 2-31-1-3 3-2-2-6-2-3-6-2-9-2-7-2-13-3-20-5-25-7-57-3-78 16-4-13-15-3-22 1z">
          <text:p/>
        </draw:path>
        <draw:path draw:style-name="gr5" draw:text-style-name="P5" draw:layer="layout" svg:width="0.093cm" svg:height="0.19cm" svg:x="2.551cm" svg:y="17.282cm" svg:viewBox="0 0 94 191" svg:d="M42 85c1 7 4 22-1 27-7 7-20-3-25-8-10 3-22 10-12 21 5-11 10 7 11 12 6 1 11-8 14 2 2 6-5 11-5 16 10-12 13 1 11 11-1 7-11 20-6 25 4-4 12-26 17-26 5 1 10 17 12 21 1-8 9-15 17-12 5 2 7 7 10 10-2-7 6-16-3-20-5-3-11-1-16-3-9-4-17-16-18-26 0-28 50-26 30 5 8-1 12 15 16 21-1-1 0-12-1-15 0-6-2-12-3-18 0-5 2-16-1-21-6-11-13-3-22 0-5-16-6-43-4-61 1-8 3-17 6-24 3-8 13-16 13-22-9 7-18 8-23 20-5 10-6 22-12 32-5-4-9-9-13-14 7 17 7 31 8 47z">
          <text:p/>
        </draw:path>
        <draw:path draw:style-name="gr5" draw:text-style-name="P5" draw:layer="layout" svg:width="0.131cm" svg:height="0.075cm" svg:x="2.503cm" svg:y="17.247cm" svg:viewBox="0 0 132 76" svg:d="M3 35c1-2 2-4 4-6 6-1 17 2 13 10 9 3 14 10 20 16 9 9 21 14 33 21-3-5-15-16-1-15 1-6 2-8 1-14-1-4-12-15-11-20 2-14 23 10 27 16-1-4-9-16-6-21 2-6 12-2 17-1 6 1 7-2 12 5 4 4 3 8 7 11 5-11 20-21 9-37-4 6-8 2-14 3-8 0-6 0-11 6-3 4 2 9-8 5-5-2-5-11-12-10 6 15-20 17-28 10 2-7 11-5 17-9-8-12-45 2-32 18 13-8 33 13 26 26-11 18-21-13-25-20-5 3-12 3-15-3-3 8-4 1-8 0 0 0-5-3-5-4-3-1-5 2-8 0-12-10 8-14 16-9 1-14-13-10-19-2-6 9 3 15 4 23z">
          <text:p/>
        </draw:path>
        <draw:path draw:style-name="gr3" draw:text-style-name="P3" draw:layer="layout" svg:width="0.025cm" svg:height="0.033cm" svg:x="2.611cm" svg:y="17.248cm" svg:viewBox="0 0 26 34" svg:d="M19 0c2 7 9 9 6 19-1 7-6 10-11 15-5-5-11-10-14-17 1 1 6 2 6 2-1-7 17-5 13-19z">
          <text:p/>
        </draw:path>
        <draw:path draw:style-name="gr3" draw:text-style-name="P3" draw:layer="layout" svg:width="0.028cm" svg:height="0.017cm" svg:x="2.513cm" svg:y="17.246cm" svg:viewBox="0 0 29 18" svg:d="M29 3c-7 1-15 10-19 15 1-7-3-12-10-9 1-2 5-10 8-9 2 1 3 8 4 11 4-3 8-7 13-9z">
          <text:p/>
        </draw:path>
        <draw:path draw:style-name="gr4" draw:text-style-name="P4" draw:layer="layout" svg:width="0.245cm" svg:height="0.964cm" svg:x="2.779cm" svg:y="15.669cm" svg:viewBox="0 0 246 965" svg:d="M27 908c-5-32-9-59-22-90-21-53 27-96 39-143 14-63 18-127 21-192 3-71 4-143 5-215 1-41-21-76-33-112-7-19-10-39-2-59 5-13 14-38 24-47 13 14 38 3 48-8 11-12 14-36 32-41 10-3 14 3 22 4 7 1 15-3 21-3 15 2 23 20 41 18 5 18 9 38 12 57 3 17-2 33-1 49 1 13 7 28 9 42 2 15 2 30 3 45-21 18-5 54-25 74-12 12-23 11-27 28-8 31-5 70-9 101-5 42-5 85-5 127 0 45-1 89 3 134 3 26 9 53 23 77 14 22 37 34 36 64-1 23-3 49-8 73-4 22-29 52-51 61-21 8-42 14-65 13-29-1-86-25-91-57z">
          <text:p/>
        </draw:path>
        <draw:path draw:style-name="gr5" draw:text-style-name="P5" draw:layer="layout" svg:width="0.058cm" svg:height="0.18cm" svg:x="2.786cm" svg:y="16.27cm" svg:viewBox="0 0 59 181" svg:d="M7 181c-19-1 5-43 9-50 5-8 10-16 15-25 8-19 9-40 14-59 4-16 9-31 13-47 2 12-3 29-5 41-1 16-5 33-4 49s0 33 2 49c-10 6-20 16-27 25-2 3-2 8-5 10-4 3-12 2-15 5z">
          <text:p/>
        </draw:path>
        <draw:path draw:style-name="gr5" draw:text-style-name="P5" draw:layer="layout" svg:width="0.209cm" svg:height="0.796cm" svg:x="2.812cm" svg:y="15.81cm" svg:viewBox="0 0 210 797" svg:d="M97 443c-2-36 0-73-4-110-3-34-2-68 5-101 2-10 2-18 2-28 1-9 13-28 7-33-3 3-5 6-7 9-6-12 1-35 7-45 7 9 3 26 8 37 14-20 39-28 39-56 1-15-7-26-17-37-8-9-20-27-33-30 6 2 16 6 19-2 4-8-7-14-12-19-8-7-12-18-18-28 4 4 8 2 12 5s8 10 13 14c6 6 10 10 19 9 5 7 4 18 7 26 19-4 17 44 39 37-2-3-1-6-3-9 1 0 1 1 2 1 4-11 12-46-4-49 10-2 21-16 31-9-3 10-1 12 1 21 1 11-4 13-6 22 0 1 1 7 0 10-1 5-4 9-5 13-3 8-2 18-5 24-2-2-5-4-7-6 3 10 4 26-3 34-9 9-22 7-29 21-6 11-6 25-6 37-1 29-7 59-9 88-5 61 5 123 6 185 0 24-2 48 0 73 2 33 11 60 34 85 16 16 29 27 28 51 0 21-11 40-16 60-6 24-11 49-41 54 6-17 17-36-6-47-15-7-42-3-58 1 1-15-11-19-25-22 4-7 2-14-2-21 9 2 17 8 25 10 12 3 27 3 39 3 8 0 50-2 48-16-2 0-5 0-7 1 1-10 5-36 20-37 18-1-9 34-10 40 12-2 26-26 26-37 1-18-29-47-30-17-1-1-1-2-2-2-6 37-33 53-69 47-8-2-16-4-22-8-1-1-11-8-11-8-6 0-6 10-17 8 10-21-19-56-34-30-11 20-3 38-4 59 0 11-8 23-4 36-15-17-5-30 0-48 4-17-2-42 6-56 7-13 29-20 41-30 15-12 29-22 34-42 4-16 1-37 2-54 2-28 8-56 6-84z">
          <text:p/>
        </draw:path>
        <draw:path draw:style-name="gr5" draw:text-style-name="P5" draw:layer="layout" svg:width="0.055cm" svg:height="0.118cm" svg:x="2.841cm" svg:y="15.792cm" svg:viewBox="0 0 56 119" svg:d="M14 51c0-4-1-9-1-13-2-14-7-41 16-38-4 11-15 18-20 28-9 15-11 33-7 49 4-15 9-8 13 1 5 9 11 30 25 28 0 7 11 19 16 9-1 1-22-20-23-22-13-14-16-26-19-42z">
          <text:p/>
        </draw:path>
        <draw:path draw:style-name="gr5" draw:text-style-name="P5" draw:layer="layout" svg:width="0.075cm" svg:height="0.046cm" svg:x="2.934cm" svg:y="15.787cm" svg:viewBox="0 0 76 47" svg:d="M7 17c-4-3-7-7-7-11 22 12 47 21 62-6 12 6-7 21-13 25 8 4 13-1 18-5 33 20-38 41-41 15 3 0 5-3 8-4-14-11-27-5-34-25z">
          <text:p/>
        </draw:path>
        <draw:path draw:style-name="gr5" draw:text-style-name="P5" draw:layer="layout" svg:width="0.102cm" svg:height="0.101cm" svg:x="2.899cm" svg:y="15.691cm" svg:viewBox="0 0 103 102" svg:d="M90 92c-3 1-9 7-13 8-5 2-11 2-16 1-9-1-16-4-23-10-11-11-19-31-13-46 15 13 16 30 40 29 12-1 29-14 10-19 8-13-12-18-20-12 3-3 3-5 3-9-5 4-12 8-17 12-6-7 4-12 1-21-2-7-13-10-19-7-5 3-7 3-7 9-1 4 5 8 5 9-1 9-15 14-21 21 3-5 12-11 13-16 2-6-5-11-3-17 4-11 31-20 39-10 1-4 5-9 9-9 3 6-2 13-1 20 8-5 18-15 20-25 0-2 13 9 14 12 15-7 12 46 10 53-6 19-20 34-40 24 6 1 9 5 16 6 4 0 9-2 13-3z">
          <text:p/>
        </draw:path>
        <draw:path draw:style-name="gr4" draw:text-style-name="P4" draw:layer="layout" svg:width="0.358cm" svg:height="0.883cm" svg:x="2.483cm" svg:y="15.565cm" svg:viewBox="0 0 359 884" svg:d="M348 153c-3 3-7 6-13 10-26 20-55 42-70 72-5 9-5 17-8 28-16 56-27 110-40 166-10 41-3 83-16 123-18 53-38 116-19 170 6 15 20 32 20 49 1 42-4 85-49 107-22 11-61 6-83-3-23-8-43-25-54-47-7-14-1-16 0-30 4-29-21-55-15-80 2-12 12-20 17-31 7-13 7-29 12-43 10-29 22-54 26-84 5-42 9-84 15-126 4-28 16-54 21-81 4-17 7-33 8-50 0-8-2-21 1-27 2-6 10-4 13-11 5-12-1-25 2-37 1-3 7-1 9-5 1-4-1-10-1-13 1-6 1-12 0-18-1-25-5-28 9-49 13-17 32-40 33-62 1-6-4-10-2-19 1-8 12-23 18-27 6-5 13-4 20-9 10-6 13-18 21-26 35 6 59 8 77 39 14 24 28 48 57 32-2 1 3 53 2 60-2 11-5 16-11 22z">
          <text:p/>
        </draw:path>
        <draw:path draw:style-name="gr5" draw:text-style-name="P5" draw:layer="layout" svg:width="0.015cm" svg:height="0.055cm" svg:x="2.503cm" svg:y="16.339cm" svg:viewBox="0 0 16 56" svg:d="M10 56c-22-18 4-38 6-56-4 3-10 4-15 2-1 12-4 40 6 49z">
          <text:p/>
        </draw:path>
        <draw:path draw:style-name="gr5" draw:text-style-name="P5" draw:layer="layout" svg:width="0.268cm" svg:height="0.839cm" svg:x="2.565cm" svg:y="15.584cm" svg:viewBox="0 0 269 840" svg:d="M43 797c24 8 28 21 22 43 27-26 48-40 47-78 0-13-2-23-8-34-4-9-14-18-15-28 6-5 1-13-1-20-4-15-4-28-3-44 1-29 11-58 13-88-15-5 2-56 4-68 3-23 6-41 16-62 2-3 8-11 9-14 1-7-2-6-2-12-1-7-1-14 1-23 7-31 17-62 30-92 11-26 17-58 32-82 10-15 25-27 39-39 5-4 10-8 16-12 9-6 8-5 12-14 4-11 11-21 14-32 0-2 0-30-5-29-31 9-54-45-70-61-14-14-16-2-31 3-11 3-21 2-22-11-9 5-17 5-26 12-9 6-15 16-24 21 16-6 40-20 56-13 3-5 18-13 25-10s6 12-3 12c24 0 50 54 25 54-10-1-16 0-26-5-10-6-12-19-21-24-10-6-43 3-50 10-6 4-9 17-9 25 22-2 42-20 65-17 20 3 34 16 49 27 13 10 28 18 38 31 1 1-85 59-90 67-13 22-10 49-20 72-8 19-16 39-21 58-4 16-3 33-6 49-10 45-11 91-21 137-8 34-17 69-31 102-7 17-15 34-24 49-8 13-21 26-27 40 16-3 25 21 25 33 0 8-5 15-6 22-3 14-2 11 11 19 11 6 18 11 13 26z">
          <text:p/>
        </draw:path>
        <draw:path draw:style-name="gr5" draw:text-style-name="P5" draw:layer="layout" svg:width="0.022cm" svg:height="0.061cm" svg:x="2.559cm" svg:y="16.105cm" svg:viewBox="0 0 23 62" svg:d="M7 58c-2-8 1-16 0-24 0-5-7-13-7-15 0-6 4-12 3-19 4 2 19 20 20 24 3 12-14 24-13 38z">
          <text:p/>
        </draw:path>
        <draw:path draw:style-name="gr7" draw:text-style-name="P7" draw:layer="layout" svg:width="0.062cm" svg:height="0.069cm" svg:x="2.52cm" svg:y="16.279cm" svg:viewBox="0 0 63 70" svg:d="M33 1c39-9 36 49 12 64s-49-9-45-33c3-14 17-28 33-31z">
          <text:p/>
        </draw:path>
        <draw:path draw:style-name="gr5" draw:text-style-name="P5" draw:layer="layout" svg:width="0.046cm" svg:height="0.042cm" svg:x="2.528cm" svg:y="16.285cm" svg:viewBox="0 0 47 43" svg:d="M6 42c0-5 0-10 2-14 12-5 21 2 18 14 27 6 28-37 5-42-20-4-40 22-27 38z">
          <text:p/>
        </draw:path>
        <draw:path draw:style-name="gr3" draw:text-style-name="P3" draw:layer="layout" svg:width="0.011cm" svg:height="0.031cm" svg:x="2.562cm" svg:y="16.306cm" svg:viewBox="0 0 12 32" svg:d="M9 32c2-9 10-33-9-32 6 9 8 20 3 30z">
          <text:p/>
        </draw:path>
        <draw:path draw:style-name="gr3" draw:text-style-name="P3" draw:layer="layout" svg:width="0.035cm" svg:height="0.076cm" svg:x="2.639cm" svg:y="16.341cm" svg:viewBox="0 0 36 77" svg:d="M12 77c-4-4-9-8-12-12 21-6 23-50 18-65 7 8 6 20 12 27 2-2 4-3 5-4 4 13-12 52-28 50z">
          <text:p/>
        </draw:path>
        <draw:path draw:style-name="gr4" draw:text-style-name="P4" draw:layer="layout" svg:width="0.247cm" svg:height="0.706cm" svg:x="3.079cm" svg:y="16.701cm" svg:viewBox="0 0 248 707" svg:d="M3 39c-2 8 1 12 1 21 0 8-4 15-4 23 0 21 17 48 25 67 4 11 9 23 12 35 12 47-3 87-8 133-4 38-4 78-6 116-2 48 6 93-13 137-15 37-14 81 17 110 23 20 63 30 92 24 14-2 38-10 47-20s13-26 14-39c2-15 6-30 7-45 1-13-5-22-10-36-14-35-9-78-5-116 5-51 5-103 14-154 9-55 27-111 48-163 6-15 15-31 14-48-2-26-28-80-57-74-32 8-54 22-86 17-17-3-30-11-44-21-26-18-51 8-58 33z">
          <text:p/>
        </draw:path>
        <draw:path draw:style-name="gr5" draw:text-style-name="P5" draw:layer="layout" svg:width="0.02cm" svg:height="0.227cm" svg:x="3.117cm" svg:y="16.947cm" svg:viewBox="0 0 21 228" svg:d="M9 228c-2-4-3-8-2-11 2 0 6 1 8 1 11-26 2-59 1-87-1-44 2-88 4-131-12 43-9 88-15 129-2 9 1 17 0 25 0 10-6 18-5 27 1 6 5 12 6 19 0 10-4 14 1 24z">
          <text:p/>
        </draw:path>
        <draw:path draw:style-name="gr5" draw:text-style-name="P5" draw:layer="layout" svg:width="0.22cm" svg:height="0.689cm" svg:x="3.098cm" svg:y="16.717cm" svg:viewBox="0 0 221 690" svg:d="M30 602c0 6-2 11-6 14 5 4 7 11 6 17 2-18 21 3 22 11 2 20-18 17-33 26 15 19 54 25 75 16 11-4 37-19 38-31-29-1-64-25-60-57 5-35 58-2 76 1-2-12 8-18 14-6-4-8-1-20-5-30-4-9-14-26-22-31 4 7 8 14 2 20 12 0 10 18 6 25-2-6-4-11-7-17-8 6-16 2-19-6-2 4-3 8-6 13 6 2 4 4 7 8-7 2-36-3-42-10s1-24 7-32c5 2 9 6 11 11 2-5 6-8 12-9-7-9 1-16 9-20-4-3-16 1-18-1-7-7 4-20 11-22 16-5 6 5 13 9 6 4 12-1 17 6 1-14 6-26 5-41 0-7 6-9-1-14-5-5-10-4-13 1 9 2 13 13 5 18-13-7-16-20-17-33 0-11-5-43 10-43 1-16 0-32 3-46 5-18 7-36 10-54 2-9 6-18 7-26 1-4-1-15 1-18 7-18 8-3 7 8 0 13-2 27-3 41-2 30 2 65-2 96-8-38 7-86 13-124 5-36 21-67 30-102s32-69 28-106c-2-18-11-39-26-51-12-10-32-9-47-8-8 1-13 6-20 9-18 7-35 4-53-1-11-3-24-14-36-13-1 20 36 27 49 30 14 3 50 9 60 1 0 2 1 6 1 9 15-3 26-12 39 2 13 13 7 31 5 46-3 22-7 44-13 66-4 17-6 43-13 57-1-7-1-18-5-23-16 31-23 65-29 99-2 13-1 38-8 48-12 20-16-11-14-23-1 9-7 14-16 11-1-10-2-21-5-29-3 15-14 10-20 17s-2 23-2 32c-1 16-2 32-3 48-1 14-8 29-6 43 3 15 14 22 11 41-2 8-4 17-11 23-6 4-13-3-20 8-3 4 0 7-3 12-3 7-8 10-13 15-8 7-13 15-20 23-1 0-2 25-3 29 15 0 31-13 44-1 20 19-3 18-14 18z">
          <text:p/>
        </draw:path>
        <draw:path draw:style-name="gr5" draw:text-style-name="P5" draw:layer="layout" svg:width="0.048cm" svg:height="0.164cm" svg:x="3.127cm" svg:y="16.763cm" svg:viewBox="0 0 49 165" svg:d="M41 119c-3 15-2 31-4 46-11-17-4-34-9-53-6-18-19-34-26-51-5-11 0-12 3-24 2-7-3-25 1-32 14-19 19 18 22 28 11-9 10 4 10 13 2 15 6 19 9 33 5 14-3 27-6 40z">
          <text:p/>
        </draw:path>
        <draw:path draw:style-name="gr4" draw:text-style-name="P4" draw:layer="layout" svg:width="0.19cm" svg:height="0.416cm" svg:x="3.085cm" svg:y="17.382cm" svg:viewBox="0 0 191 417" svg:d="M0 49c1 20 16 43 20 63 9 51 4 103 13 154 3 17 2 29-6 44-8 12-16 25-12 44 3 14 12 46 24 56 18 13 47 4 67 2 11-1 22-3 32-4 16-2 16 0 20-15 9-30-7-54-12-83-3-20 1-37 5-57 4-22 4-44 5-66 1-26 2-55 8-80 6-19 26-34 27-53 0-17-18-33-12-51-19 0-37-7-55 1-19 8-34 10-55 6-32-6-72-3-69 39z">
          <text:p/>
        </draw:path>
        <draw:path draw:style-name="gr5" draw:text-style-name="P5" draw:layer="layout" svg:width="0.17cm" svg:height="0.39cm" svg:x="3.099cm" svg:y="17.388cm" svg:viewBox="0 0 171 391" svg:d="M28 390c-8-20 5-41-3-61-7-18-3-29 1-49 4 2 3-1 6 3 1-8 6-16 13-10 6-16 8-16 19-5 8 9 2 13 17 7 0-18-8-46 1-62 1 1 1 2 3 3 5-26-2-54-3-80 6 40 14 78 16 118 1 15 2 29 4 43 11-6 5-27 6-38 7 11 9 40 10 54-2-8 2-11 8-6 1-18-7-38-1-53 5-15 9-16 2-31-12-27-4-53-2-83 1-12-3-32 1-43 5-13 20-22 26-36 8-18 1-21-16-27-10-3-23-10-30 1-18-14-30-11-51-7-11 2-20 9-29 10s-15-7-26-2c-1-13 46-20 49-12 9 2 13-6 21-7 7-1 18 2 25 3 11 2 23 2 34-1-15-13-40-5-58-6 11-4 27-5 39-8 7-2 16-6 23-5 8 2 15 13 23 10 6 11 15 30 15 42 0 15-12 21-20 32-21 28-18 68-20 100-2 31 0 62-1 92 0 14-1 29 1 43 2 13 15 30 9 42-18 0-61-28-77-4 1 0 5 4 6 4-10 8-21 2-29 7-10 5-4 18-14 23-1-5-1-10 0-14z">
          <text:p/>
        </draw:path>
        <draw:path draw:style-name="gr5" draw:text-style-name="P5" draw:layer="layout" svg:width="0.023cm" svg:height="0.122cm" svg:x="3.132cm" svg:y="17.484cm" svg:viewBox="0 0 24 123" svg:d="M23 67c-1 18 0 38 0 56-2-7-3-16-8-21-4 4-6 10-7 15-3-12 2-30 2-44-1-14 1-28-3-42-2-10-11-20-5-31 26 11 22 45 21 67z">
          <text:p/>
        </draw:path>
        <draw:path draw:style-name="gr4" draw:text-style-name="P4" draw:layer="layout" svg:width="0.168cm" svg:height="0.334cm" svg:x="3.093cm" svg:y="17.758cm" svg:viewBox="0 0 169 335" svg:d="M82 1c-13 2-33 14-37 28-17-2-36-8-43 13-4 15-2 34 6 48 10 17 25 29 33 48 8 20 12 39 12 61-10 0-18-7-27-10-6 5-4 10-7 16-1 4 0 8-1 11-1 4-6 3-6 6-4 16 2 38 8 56 6 21 43 54 65 57 12 1 32-5 41-11 17-9 16-21 22-38 5-16 12-34 11-51 0-18-12-27-15-42-6 1-12 5-18 8-9-13 0-53 5-68 6-18 15-40 26-55 9-11 14-9 12-24-2-10-11-32-18-38-6-5-24-7-31-9-13-4-24-9-38-6z">
          <text:p/>
        </draw:path>
        <draw:path draw:style-name="gr5" draw:text-style-name="P5" draw:layer="layout" svg:width="0.16cm" svg:height="0.316cm" svg:x="3.099cm" svg:y="17.771cm" svg:viewBox="0 0 161 317" svg:d="M34 30c6 6 5 13 5 21 1-1 2-2 3-3 4 7 4 21 1 29 1-11 0-24 5-33 13 4 3 25 8 34 0-6 1-23 7-24 3-1 7 5 10 7 1 4 5 11 8 15-3-14-3-32-14-42-6-5-18-7-17-17s19-15 28-14c7 1 10 8 16 10 5 2 13 1 19 2 13 3 21 10 24 23 1 5 4 14 3 19-1 2-7 4-8 10-1 4 2 7 1 12 0 7-5 15-8 21-6 12-12 16-25 19 6 22 2 50 4 74-5-8-5-25-6-34-2 4-4 8-7 12 0-1-1-1-2-2-4 6-5 15-15 11 2 8 4 17-8 18-2 0-5-4-7-4-1 0-8 3-6 3-4 0-3 3-8 0-7-2-17-21-27-16-5 3-6 19-4 24-5-26 24-11 16 10 5-5 16-5 16 4 11-1 4 12 0 17-5 9-11 17-12 28 7-10 16-46 33-23 7 9 6 33-10 25-4 13 6 7 8 10 4 5-1 14 0 21 2 0 13-9 14-9 7 0 6 10 5 15 5 2 21 11 9 14 6-3 15-1 14-9 0-4-9-7-10-12-4-17 26-6 25 5 23-9-7-16-15-21-13-9-21-19-12-34-11-5 1-12 8-12-5-9 4-14 9-21-3-2-7-4-10-6-1 3-3 6-4 10-5-2-9-5-11-10 1 5-1 8-2 13-2-1-4 0-6-2 0 4-1 9-3 12-4 1-12-3-12-9-1-7 6-5 13-6 0-3 2-5 1-8 10 4 11-2 18-5 6-3 20-5 19 5 8-4 11-20 21-12 8 7 1 20-9 15 4 6 13 10 12 18-9 0-13-3-21-4 2 7 26 30 17 37-6 4-20-21-26-6 15 3 11 21 22 25 17-10 21-50 17-67-2-6-7-25-13-29-5-3-19 3-24 6 6-14 2-38 4-53 3-18 16-34 21-51 6-24 4-23 25-37-13-25-13-48-47-48-28 0-48-6-72 12-10 8-13 7-26 7-8 1-19 6-15 17 6-13 22-17 33-7z">
          <text:p/>
        </draw:path>
        <draw:path draw:style-name="gr4" draw:text-style-name="P4" draw:layer="layout" svg:width="0.317cm" svg:height="0.513cm" svg:x="4.007cm" svg:y="16.099cm" svg:viewBox="0 0 318 514" svg:d="M0 117c3 18 26 32 39 45 72 71 111 152 97 254-3 17-9 28-3 46 8 21 22 40 43 49 29 11 52-16 79-20 14-3 31 3 44-3 39-20 6-84-9-110-11-18-14-31-20-50-12-40-27-79-38-120-7-27-17-54-18-83 0-10-1-24 1-35 2-8 7-14 7-24 1-19-19-30-26-47-5-9 3-16-11-19-7-1-15 7-21 10-15 7-30 19-48 20-13 1-29-7-44-5-17 1-47 9-58 23-10 15-16 52-14 69z">
          <text:p/>
        </draw:path>
        <draw:path draw:style-name="gr5" draw:text-style-name="P5" draw:layer="layout" svg:width="0.212cm" svg:height="0.495cm" svg:x="4.106cm" svg:y="16.108cm" svg:viewBox="0 0 213 496" svg:d="M138 474c-5-7-17-6-25-9 2-16-33-17-43-22v-3c-2 6 3 15 5 20-8-5-32-38-14-43 4 4 7 7 12 7 3-9 13-2 20-3 3-1 5-4 8-4s9 3 10 3c9-2 10-12 21-14 6-1 13 0 18 4 6 6 5 13 7 20 3 10 9 18 16 26 9 12 21 19 32 7 20-21-1-53-11-74-12-22-22-44-31-68-3-10-4-22-8-31-8 0-18-39-21-47-10-29-17-58-22-88-3-17-6-33-6-51 0-4 4-53 6-54-4 2-8 0-10-4 1 6-3 13-9 11-5-2 2-12-7-9-6-5-17-20-17-27 7 8 22-1 22 15 6-3 9 1 10 7 17 1 4-15-1-20-5-6-19-16-17-23-10-1-20 13-28 19-14 10-37 16-55 15 14 8 31-5 45-8-1 17 19 13 19 27 3-1 15-1 18 2 3 6-4 17-9 18-6 2-13-5-18-7-3 10 2 25 12 30 4-5 8-21 16-20s5 19 5 26c-4-4-7-10-12-11 4 17 4 33 7 50 2 15 12 30 10 46 6-12 2-30 9-41 6 29 6 59 15 87 5 17 22 42 19 60-6-2-10-8-15-11 1 28 16 57 25 84 4-10 9-21 11-30 0 10-5 21-7 30s2 21 0 28c-3 12-38 0-39 18-17 4-19-15-16-26-11-4-10 5-15-5-4-7-4-20 8-13 0-1 2-2 2-2-4-3-9-5-11-9 1 0 2-1 2 0-12 0-24-10-34-16 4 10-1 22 3 32 1 5 7 9 6 15-1 4-10 5-12 8-2 4 1 7 1 10 0 2-4 6-4 9 10 0 9 11 6 17-3 10-7 10-2 21 8 16 25 29 41 36 15 7 27 10 42 4 13-5 25-13 37-17-11-6-23-7-34-5z">
          <text:p/>
        </draw:path>
        <draw:path draw:style-name="gr5" draw:text-style-name="P5" draw:layer="layout" svg:width="0.008cm" svg:height="0.028cm" svg:x="4.147cm" svg:y="16.196cm" svg:viewBox="0 0 9 29" svg:d="M6 28c-9-6-3-19-6-28 2 10 11 17 9 28-1 1-2 1-3 0z">
          <text:p/>
        </draw:path>
        <draw:path draw:style-name="gr5" draw:text-style-name="P5" draw:layer="layout" svg:width="0.089cm" svg:height="0.145cm" svg:x="4.043cm" svg:y="16.2cm" svg:viewBox="0 0 90 146" svg:d="M64 1c-9 13-30 4-40 9-6 4-25 17-24 26 1 7 7 6 11 9 11 8 18 18 26 28 17 23 31 45 42 71 0-1 0-2 0-3 5-1 8 2 11 5-9-18-17-39-24-58-5-17-5-27 6-39-2-3-1-5-2-7 6 8 12 18 20 25-6-18-26-45-16-64-4 1-6-1-9-3z">
          <text:p/>
        </draw:path>
        <draw:path draw:style-name="gr5" draw:text-style-name="P5" draw:layer="layout" svg:width="0.024cm" svg:height="0.041cm" svg:x="4.021cm" svg:y="16.148cm" svg:viewBox="0 0 25 42" svg:d="M19 37c-2 2-4 3-6 3 0-5 0-9-2-13-2 2-5 6-8 8-6-4-2-14 6-10 1-8-6-22 6-25 1 5 5 7 10 4 0 5-1 9-5 12-1-2-4-3-5-5-5 4-5 15-1 20 2 2 8-4 9 0s-4 8-7 10c1 0 3 1 4 1z">
          <text:p/>
        </draw:path>
        <draw:path draw:style-name="gr4" draw:text-style-name="P4" draw:layer="layout" svg:width="0.214cm" svg:height="0.378cm" svg:x="4.152cm" svg:y="16.574cm" svg:viewBox="0 0 215 379" svg:d="M7 52c-13 26-6 40 8 61 7 11 11 10 22 16 13 8 19 24 25 37 10 21 24 53 7 74-4-1-10 0-14-2-7 17-7 48 2 64 5 9 10 15 15 23 6 10 7 12 16 20 18 16 29 35 54 34-1 0 7-5 8-5-1 0 10 2 11 2 8 0 18-2 27-2 8-10 22-36 13-48 6-11 27-52 2-53 11-8 8-26 3-37-9-22-16-18-36-22 8-22 0-49 6-72 7-22 16-16 31-23 11-5 8 1 8-13-1-10-8-19-9-28-2-14 9-29 2-42-8-13-24-10-36-14-16-6-27-18-44-21-24-4-42 8-62 18-18 10-49 13-59 33z">
          <text:p/>
        </draw:path>
        <draw:path draw:style-name="gr5" draw:text-style-name="P5" draw:layer="layout" svg:width="0.069cm" svg:height="0.109cm" svg:x="4.166cm" svg:y="16.612cm" svg:viewBox="0 0 70 110" svg:d="M2 18c-1 3 0 6 0 8 2-7 9-14 12-6 2 6-2 19-6 22 2 2 5 6 8 8 2-5 7-8 10-3 1-1 2-3 3-4 5 6 6 16-3 19 4 6 6 12 6 18 3-4 8-5 10 2 0-1 0-2 1-3 2 5-1 13 1 17 2 5 10 12 13 14 4-2 6-2 10-3-7-5-21-23-9-29-5-3-16-12-12-20 6-10 14 3 15 9 4 0 6 0 9 2 1-12-5-27-7-39-11 4-3-15-6-21-7 2-11-3-9-9-11 1-4 13-12 15-1-1-1-1-1-2-1 4 0 7 1 11 1 0 2-1 3-1 3 5 0 10 2 15 3-3 4-8 6-11 4 4-1 6 0 10 1 2 5 8 6 9 1 8-4 10-11 3-6-6-5-16-8-22-1-3-3-3-4-7s0-9 1-12c-14-11-29 3-31 17z">
          <text:p/>
        </draw:path>
        <draw:path draw:style-name="gr5" draw:text-style-name="P5" draw:layer="layout" svg:width="0.162cm" svg:height="0.328cm" svg:x="4.195cm" svg:y="16.579cm" svg:viewBox="0 0 163 329" svg:d="M94 140c-2-4-2-8 1-11 1 1 4 3 5 4 4-4 3-12 7-17 4 14-1 14 13 17 0 1 1 2 2 4 2-7 4-14 6-21 1 1 6 3 7 4 4-7 14-18 6-27-2-3-9-3-12-5-4-2-6-6-11-8 9-5-8-27-8-35 4 1 8 3 11 5 0-11-13-7-9-22-12-4-26-7-39-9-1 1-2 5-3 7 1-1 2-1 3 0 1 5-1 10-2 16-1-4-2-9-3-12-1 7-4 13-7 19 0-6 0-12 1-17-2 0-3-1-4 0 0-2 0-5 1-7-11-5-18 2-29 3-10 2-21 2-30 1 3-13 27-11 37-15 12-4 23-14 36-14s22 9 32 15c12 8 22 8 35 10 35 6 16 27 17 52 0 10 10 20 4 28-7 9-19 10-25 20-8 13-8 29-10 43-1 15-3 30 1 44 2-1 4 1 6 0 0 9-6 6-9 11s-4 15-3 21c2 8 21 26 3 27 0-1-1-3-2-4-2 6 1 15-1 20-4 9-13 6-11-3-7 2 0 10-6 13-5 3-8-6-11-8-4 3-6 8-11 10-1-4-2-6-1-10 0 2-19-7-20-8-3 9-6 16-4 25 1-1 3-2 4-2 2 6-2 19-4 25-4-7-6-13-8-21-1-2-5-15-6-15-5-4-9 0-14-4-6-4-11-20-11-27 7 8 10 19 19 26 3-4 7-6 12-6 2-6 3-13 2-20-6 2-12 1-17 4-3-6-19-23-23-15 0-9 5-13 13-11 13 4 6 16 15 22s46 11 56 7c16-6 19-40 6-50 11-7-5-12-8-15-12-13 1-10 6-16 8 2 10 15 4 19 4 8 6 18 10 26 5-13 4-32-1-44-1-2-7-8-7-10 0-4 5-3 5-6 1-7-1-13-7-17 8-7 8 6 13 6 6-1 8-10 6-15-5-14-19-3-29-7-1-2-1-5 0-8z">
          <text:p/>
        </draw:path>
        <draw:path draw:style-name="gr5" draw:text-style-name="P5" draw:layer="layout" svg:width="0.01cm" svg:height="0.023cm" svg:x="4.269cm" svg:y="16.721cm" svg:viewBox="0 0 11 24" svg:d="M9 22c-15 7-8-18-1-22 6 5 1 19-3 24z">
          <text:p/>
        </draw:path>
        <draw:path draw:style-name="gr5" draw:text-style-name="P5" draw:layer="layout" svg:width="0.034cm" svg:height="0.087cm" svg:x="4.328cm" svg:y="16.796cm" svg:viewBox="0 0 35 88" svg:d="M15 33c-1 6-9 13 0 15 0 2 0 3-1 5 24-5 26 22 11 35-4-2-9-4-13-7 1-2 3-5 4-6 8 5 24 4 17-9-4 2-7 4-12 4 7-10-8-12-16-11-3-7 1-11 0-18 0-6-5-10-5-16-1-10 12-15 14-25 12 4 27 28 15 39-1-9-6-19-14-24-7 5 0 11 0 18z">
          <text:p/>
        </draw:path>
        <draw:path draw:style-name="gr5" draw:text-style-name="P5" draw:layer="layout" svg:width="0.047cm" svg:height="0.064cm" svg:x="4.304cm" svg:y="16.878cm" svg:viewBox="0 0 48 65" svg:d="M39 27c-16-2-9 12-14 19-8 11-11 1-18-2 7-10 9-21-7-23 3-1 5-5 7-7 4-2 4-1 8-2 3-1 5 1 9-3 1-1 1-7 0-9 5 9 11 16 22 13-3 10 4 18 1 29-2 8-10 21-18 23-7-8 7-14 10-22 3-5 2-25-5-15z">
          <text:p/>
        </draw:path>
        <draw:path draw:style-name="gr4" draw:text-style-name="P4" draw:layer="layout" svg:width="0.188cm" svg:height="0.263cm" svg:x="2.687cm" svg:y="15.269cm" svg:viewBox="0 0 189 264" svg:d="M155 241c-9 15-25 25-44 23-29-2-59-1-84-20-15-11-17-29-21-46-7-25-7-41-5-69 3-30 5-71 21-98 33-54 91-27 133 1 28 19 36 54 33 86-2 15-9 27-12 42-4 20-9 41-13 62-2 7-4 13-8 19z">
          <text:p/>
        </draw:path>
        <draw:path draw:style-name="gr5" draw:text-style-name="P5" draw:layer="layout" svg:width="0.155cm" svg:height="0.253cm" svg:x="2.702cm" svg:y="15.276cm" svg:viewBox="0 0 156 254" svg:d="M40 119c-5-8 5-14 12-15 11-2 16 6 21 14 5 12 9 45-12 35 5 21 29 22 30 46 2-1 3-1 5-1 5 11 5 26-4 34 5 7 0 15 3 22 7-8 15-5 23-9 10-4 15-13 17-23 9-32 10-66 14-99 2-11 7-23 7-34 1-9-3-15-4-23s0-15-3-22c-5-11-18-12-24-21 21 21 31 57 26 87-8-3-15-29-20-38-2-5-8-12-9-17 0-4 0-8 0-10 0 0 2-4 1-8 0-2-6-7-8-9-5-9-1-11-12-16-14-7-31-10-47-12-27-2-29 6-41 27 5-7 37-34 41-13-7-7-15-2-22 3 0 1 0 6 0 7 4-4 19-10 21-1 1 5-8 11-11 14-12 17-23 28-25 49 1-3 6-23 13-17 6 4-2 15-5 17 3 3 7 5 11 6-7-26 14-61 43-56 10 2 26 10 21 23-4 11-24 11-34 10 5 4 10 7 13 12 16-5 33 11 41 23 6 12 5 27 3 40-4 17-2 22 1 38 2 11 2 23-7 32-1-1-3-1-4-2-3 6-1 12-2 19-8-9-6-27-9-38-3-8-7-15-9-22-4-15 5-28 0-43-10-33-49-45-72-15 1 1 2 2 3 2-4 5-9 2-13 5-4 5 1 6-2 11-4 8-16 14-9 25-2-4 8-16 11-18 5 6 8 13 7 21 0-4 5-10 5-12 0-4-5-7-5-12 1-10 10-15 20-16z">
          <text:p/>
        </draw:path>
        <draw:path draw:style-name="gr5" draw:text-style-name="P5" draw:layer="layout" svg:width="0.039cm" svg:height="0.048cm" svg:x="2.737cm" svg:y="15.428cm" svg:viewBox="0 0 40 49" svg:d="M3 9c-3-2-4-4-3-8 22-9 41 32 40 48-14-9-19-37-38-41z">
          <text:p/>
        </draw:path>
        <draw:path draw:style-name="gr4" draw:text-style-name="P4" draw:layer="layout" svg:width="0.429cm" svg:height="0.335cm" svg:x="3.18cm" svg:y="15.131cm" svg:viewBox="0 0 430 336" svg:d="M107 197c-25-17-60-29-75-57-13-23-15-51-22-76-8-26-23-51 11-60 38-11 87 5 125 11 49 9 85 33 124 60 10 7 16 16 23 26 3 4 8 13 12 16 5 4 11 1 15 5 6 6 9 20 15 27 9 11 21 22 31 32 20 18 45 32 56 57 8 17 13 47-1 61s-47 17-66 22c-32 10-67 17-101 15-30-1-81 0-92-34-7-25-3-50-18-72-9-14-23-23-37-33z">
          <text:p/>
        </draw:path>
        <draw:path draw:style-name="gr5" draw:text-style-name="P5" draw:layer="layout" svg:width="0.408cm" svg:height="0.263cm" svg:x="3.194cm" svg:y="15.153cm" svg:viewBox="0 0 409 264" svg:d="M2 20c22-8 57 31 67 48 13 20 28 36 49 51-7-8-5-17-10-24-7-9-22-20-30-28-13-12-57-45-19-45 15 0 31 5 44 8 24 6 48 9 71 15 21 6 70 17 81 38-14-4-24-13-39-14-2 8 4 15 9 20-8-4-17-10-26-10 1 2 2 6 3 8-17 5-15-16-30-19 1 2 1 5 2 8-4-5-10-8-16-10 1 4 4 10 6 14 16-5 10 14 16 18 9 4 13-13 23 1 2-2 3-4 4-5 10 4 19 21 3 22 4 8 10 17 11 28-1-12 3-22 10-31 5 3 9 2 15 3-2-42 38 6 44 22-3-2-9-2-13-5-12 17 26 46 29 68 13 4 26 11 37 19 12-38 30 3 31 22 11 1 17 12 20 22 16-16 19-19 8-42-8-16-20-29-33-41-14-12-28-22-41-35-10-11-16-30-26-36-1 2-1 4-2 6-15-11-23-37-39-50-17-14-35-27-55-36-34-17-76-26-113-28-23 0-48-6-69 4 2 0 4 0 6 0-2 11-39 0-28 14z">
          <text:p/>
        </draw:path>
        <draw:path draw:style-name="gr5" draw:text-style-name="P5" draw:layer="layout" svg:width="0.152cm" svg:height="0.179cm" svg:x="3.197cm" svg:y="15.198cm" svg:viewBox="0 0 153 180" svg:d="M122 89c-13-13-28-18-45-24-36-10-70-25-77-65 1 22 8 47 17 67 9 21 23 25 43 36 30 16 84 40 91 77 8-26-11-72-29-91z">
          <text:p/>
        </draw:path>
        <draw:path draw:style-name="gr4" draw:text-style-name="P4" draw:layer="layout" svg:width="0.293cm" svg:height="0.493cm" svg:x="3.048cm" svg:y="15.259cm" svg:viewBox="0 0 294 494" svg:d="M139 459c-40-22-77-37-118-55-21-10-22-36-20-60 2-29 17-58 22-87 3-11 1-20 10-28 14-14 17-5 18-27 0-19 1-39 1-58 1-39 6-79 37-107 14-14 29-33 51-36 18-3 40 6 58 11 42 10 57 41 76 78 15 29 6 60 14 90 12 51-1 107 4 159 2 30 7 58-7 85-7 14-16 26-26 38-6 7-16 27-24 31-21 10-78-23-96-34z">
          <text:p/>
        </draw:path>
        <draw:path draw:style-name="gr5" draw:text-style-name="P5" draw:layer="layout" svg:width="0.269cm" svg:height="0.468cm" svg:x="3.055cm" svg:y="15.273cm" svg:viewBox="0 0 270 469" svg:d="M65 341c-5-8-10-17-8-26 7 3 12 9 13 16 4 1 6 2 11-1-8-12-8-26-13-39-3 4-7 5-10 10-3-25 1-66 13-85-1 1-4 3-5 4-18-27 3-76-1-105-2-22 0-49 15-67 10-12 46-29 62-24 12 4 10 12 20 19 10 8 41 11 34 32-13 0-34-7-47-1 14 0 46 10 48 24-3 0-10 0-13-1 4 4 11 10 14 16-10 1-19-4-29-3 8 9 24 20 34 27-1-4-2-11-4-16 2-1 3-2 5-3-1-4-9-14-6-19 5-12 17 0 20 7 4-1 11-4 15-6-9-9-38-19-27-35-16-6-22-39 3-32 18 6 32 34 39 50 9 21-3 24-7 41-2 6 4 20 7 25 4 9 11 18 9 29-1 3-10 7-12 10-1 1-4 14-4 15-2 13-3 19-2 33 1 24 16 62 3 84-3-34-10-68-22-100-4-10-8-49 7-47-10-11-25-22-37-30-2 3-4 10-4 13 10 3 15 16 18 24-34-18-37-56-81-60 15 11 26 18 24 40 25 1 40 45 54 61 6 6 32 37 5 35-2 21-10 35 2 54 2-2 4-3 5-5 2 11-5 23-4 33 1 11 11 18 11 30 2-2 6-6 7-7-15 10-24 18-42 21-27 5-41-9-66-17 9 25 40 22 60 23 9 1 19 6 28 3 9-4 6-18 19-17 1 20-24 33-40 39-17 7-23 3-40-4-20-9-52-30-74-22-7 2-15 8-18 14 12 11 32 11 47 19 26 14 49 31 77 40 22 7 37 18 53-4 16-21 15-46 25-69 8-21 8-41 6-65-3-40 1-76 7-116 3-21-3-40-5-60s1-40-7-59c-9-23-22-58-42-73-18-14-40-4-61-8-15-3-38-11-52-2-13 9-28 38-35 52-20 44-20 91-21 140 0 14 3 30-8 40-2-1-3-2-5-3-7 13-13 30-10 45 0-1-15 12-16 13-5 7-6 15-7 23-1 14 7 19 10 30 2 12-6 28 2 39 10 11 35 7 39-7 2-8-15-46 14-35z">
          <text:p/>
        </draw:path>
        <draw:path draw:style-name="gr3" draw:text-style-name="P3" draw:layer="layout" svg:width="0.036cm" svg:height="0.165cm" svg:x="3.063cm" svg:y="15.485cm" svg:viewBox="0 0 37 166" svg:d="M19 165c-12 2-20-3-19-15 0-1 4-6 4-8 3-7 6-16 7-24 2-14-2-28 0-42 0-9 2-18 2-28-1-5-3-12-1-17 1-5 4-4 6-8 3-5 3-8 6-10 3-4 8-7 10-13 1 8-3 17-4 26-2 13-2 28-1 42 2 27 8 55 1 82 2-2 5-5 7-7 0 10-8 24-20 23z">
          <text:p/>
        </draw:path>
        <draw:path draw:style-name="gr4" draw:text-style-name="P4" draw:layer="layout" svg:width="0.313cm" svg:height="0.266cm" svg:x="2.868cm" svg:y="15.095cm" svg:viewBox="0 0 314 267" svg:d="M311 189c-4 11-17 18-24 28-14 19-18 43-44 49-19 4-40-6-58-7-21-2-41-7-60-17-18-11-15-22-28-35-18-21-46-24-65-44-14-15-32-40-32-62 0-10 7-17 10-26 2-8-2-18 1-26 7-23 31-34 51-42 11-4 18-9 31-6 18 4 15 10 33 5 43-11 85 8 123 25 33 15 57 30 56 70-1 14-2 27 2 42 4 16 12 28 4 46z">
          <text:p/>
        </draw:path>
        <draw:path draw:style-name="gr5" draw:text-style-name="P5" draw:layer="layout" svg:width="0.263cm" svg:height="0.179cm" svg:x="2.905cm" svg:y="15.104cm" svg:viewBox="0 0 264 180" svg:d="M7 27c6 1 13 2 18 5-3-9 17-23 25-10-2 2-3 5-6 8 10-2 27-13 36-4 13 11-11 12-19 12 3 6 6 9 12 10-7 6-23 6-29-2-2 0-9 1-11 1 3 18 14 9 24 6 14-4 17-4 31 1-1-8 2-14 3-23 16-2 43 15 56 24 0-9-5-17-10-22 14 8 30 16 43 27 0-1 0-2 1-3 16 2 47 17 18 21-17 3-37-8-53-18 0 3 0 5 1 7-12 0-21-8-32-6 2 2 3 5 5 6-14 15-4 30 3 46-5-12-13-39 0-47 11 6 33 26 24 40 3 2 9 5 13 5-4-14-13-50 12-28 9 9 17 47 15 58-2-1-3-1-5-2 6 4 13 8 21 10-3-5-4-12-3-18 3 1 8 0 11 2-18-31 16-35 31-10 8 13 2 29-16 26 1 2 2 5 3 7-5-1-11 0-17-1 12 11 26 20 41 25-1-1-2-2-1-4 1 0 9-1 11-2 5-18-4-43-11-59 2 1 4 2 6 3-6-11-22-22-20-36 9-1 15 6 16 14 2-1 1-2 2-4 0 0 8 1 7 2-4-10-12-24-5-34-29-38-76-49-119-55-17-3-38 0-56-1-18 0-38-12-54 6 2 0 4-1 6-1 9 21-26 12-34 8-2 4 0 5 1 7z">
          <text:p/>
        </draw:path>
        <draw:path draw:style-name="gr5" draw:text-style-name="P5" draw:layer="layout" svg:width="0.033cm" svg:height="0.018cm" svg:x="2.888cm" svg:y="15.159cm" svg:viewBox="0 0 34 19" svg:d="M2 19c0-7 1-12 4-19 10 5 26-7 28 7-12-7-23-2-18 10-6-1-12 1-16 2z">
          <text:p/>
        </draw:path>
        <draw:path draw:style-name="gr5" draw:text-style-name="P5" draw:layer="layout" svg:width="0.02cm" svg:height="0.015cm" svg:x="2.931cm" svg:y="15.189cm" svg:viewBox="0 0 21 16" svg:d="M5 15c-1-5 1-10 0-15 9-1 21 6 14 15-6-6-14-6-19 1z">
          <text:p/>
        </draw:path>
        <draw:path draw:style-name="gr5" draw:text-style-name="P5" draw:layer="layout" svg:width="0.255cm" svg:height="0.135cm" svg:x="2.887cm" svg:y="15.216cm" svg:viewBox="0 0 256 136" svg:d="M22 6c18 27 51 56 82 69 15 7 59 7 58 26 26 7 70 11 94-6-18 27-16 45-51 40-33-5-62-7-93-23-23-13-31-40-50-58-19-19-47-32-62-54 7 3 15 7 22 8z">
          <text:p/>
        </draw:path>
        <draw:path draw:style-name="gr3" draw:text-style-name="P3" draw:layer="layout" svg:width="0.129cm" svg:height="0.057cm" svg:x="2.972cm" svg:y="15.291cm" svg:viewBox="0 0 130 58" svg:d="M0 0c40 25 84 32 130 38-2 10 0 17-9 19-11 4-42-5-53-8-14-4-25-15-37-23-10-7-22-14-28-24z">
          <text:p/>
        </draw:path>
        <draw:path draw:style-name="gr4" draw:text-style-name="P4" draw:layer="layout" svg:width="0.342cm" svg:height="0.411cm" svg:x="2.745cm" svg:y="15.308cm" svg:viewBox="0 0 343 412" svg:d="M106 393c-30-22-54-64-76-94-12-18-34-53-30-75 5-27 33-34 55-24 17 8 25 10 43 5 16-4 30-13 47-8 27 9 45 47 46 73-12-23-12-49-36-66-18-13-33-6-53-10-9-1 25-33 26-35 13-13 24-31 30-49 5-16 10-41 23-53 11-10 21-17 30-29 29-39 55-35 91-4s39 84 41 128c0 23-2 45-3 68-2 26 4 55-4 79-7 21-24 54-41 66-23 17-61 37-89 44-28 6-75 2-100-16z">
          <text:p/>
        </draw:path>
        <draw:path draw:style-name="gr5" draw:text-style-name="P5" draw:layer="layout" svg:width="0.314cm" svg:height="0.375cm" svg:x="2.762cm" svg:y="15.317cm" svg:viewBox="0 0 315 376" svg:d="M150 97v-1c10-31 29-69 58-88 28-19 62-2 80 22 22 29 22 70 27 105-3-7-18-28-17-35-3 20-2 44 4 63 5 15 10 26 7 45-3 13-7 20-17 29-6 7-15 11-20 19-2 2-8 23-6 22-5 3-11 5-16 10-1 1-1 6-1 7 5 4 33 21 38 14-8 10 0 24-6 32-10 15-19 0-32-1-27-3-59 59-84 26 25 11 28-9 42-23 5-6 15-7 20-14 23-33-16-14-17-15-5-7-9-14-14-21 14-11 32-18 30-39-1-10-10-26-21-25-17 2-15 24-19 36-2 10-6 19-13 30 16-28-18-55-12-82 3-13 18-11 20-24 1-14-20-23-28-32 8-6 17-13 27-16 4 9 13 13 18 2-1 3 12 23 15 25 11 9 16 9 28 4 28-12 17-42 17-65 0-21 16-62 6-81-17-30-52-1-68 13-25 23-35 56-44 87-4 10-17 32-16 41 1 13 22 17 18 31-21-7-40-27-60-11-7 5-16 12-20 19-13 23-3 43-33 51 0-14-6-34-24-22 6-18-10-9-15-17-3-4-4-18 7-22 16-5 32 22 53 13 8-3 20-19 26-27 9-13 24-21 35-33 14-17 21-32 27-52z">
          <text:p/>
        </draw:path>
        <draw:path draw:style-name="gr5" draw:text-style-name="P5" draw:layer="layout" svg:width="0.071cm" svg:height="0.119cm" svg:x="2.812cm" svg:y="15.576cm" svg:viewBox="0 0 72 120" svg:d="M4 31c-4-15 23-16 30-31-2 20 10 111 38 105-3 8-10 12-17 15-17-31-19-73-55-89 3-2 4-7 7-9z">
          <text:p/>
        </draw:path>
        <draw:path draw:style-name="gr3" draw:text-style-name="P3" draw:layer="layout" svg:width="0.071cm" svg:height="0.114cm" svg:x="2.886cm" svg:y="15.497cm" svg:viewBox="0 0 72 115" svg:d="M0 11c19-33 37 19 42 29s10 17 14 29c4 14 13 32 16 46-22-19-28-43-38-69-3-9-7-20-15-27-6-5-13-7-19-12 2-3 5-3 8-3z">
          <text:p/>
        </draw:path>
        <draw:path draw:style-name="gr4" draw:text-style-name="P4" draw:layer="layout" svg:width="0.209cm" svg:height="0.327cm" svg:x="2.749cm" svg:y="15.18cm" svg:viewBox="0 0 210 328" svg:d="M140 306c26-23 29-66 33-98 2-17-2-45 7-60s34-24 29-46c-5-20-42-41-56-54-24-25-40-67-81-38-46 31-60 72-67 124-8 53-13 125 37 160 14 9 42 30 58 34 18 4 45-19 50-35">
          <text:p/>
        </draw:path>
        <draw:path draw:style-name="gr5" draw:text-style-name="P5" draw:layer="layout" svg:width="0.172cm" svg:height="0.275cm" svg:x="2.772cm" svg:y="15.217cm" svg:viewBox="0 0 173 276" svg:d="M0 51c5-9 16-9 25-10-5-2-5-5-7-8 9-1 16 4 24 3-2-5-3-12 0-18 2 5 6 8 12 8 0-1 0-2 0-2 19-1 27-6 33-24 7 16-3 24-6 39 11 4 33 14 42 23 4 4 4 7 7 11 5 9 13 14 19 21 2-8 1-23-3-29-4-7-15-14-21-21 17-5-11-31-16-42 16 13 33 26 47 40 8 7 15 15 17 26 3 22-18 24-25 41-3 8 0 17 0 25 0 12-4 23-4 35-1 32-8 57-28 82 4-10 5-24-4-29-7-4-15-2-17 7-2 8 3 20 0 30-1 7-4 12-7 17-3-5-11-3-12-5-3-4-2-9-2-14 2-16-1-28-1-43-1-44 5-128-57-133 1-10 0-29-15-29 1-1 2-1 4-1z">
          <text:p/>
        </draw:path>
        <draw:path draw:style-name="gr3" draw:text-style-name="P3" draw:layer="layout" svg:width="0.096cm" svg:height="0.159cm" svg:x="2.788cm" svg:y="15.272cm" svg:viewBox="0 0 97 160" svg:d="M0 5c29-18 76 18 87 44 11 24 18 97-10 111-8-7-5-18-4-27 2-28-5-59-15-86-9-24-26-39-50-44z">
          <text:p/>
        </draw:path>
        <draw:path draw:style-name="gr8" draw:text-style-name="P4" draw:layer="layout" svg:width="0.281cm" svg:height="0.251cm" svg:x="3.448cm" svg:y="15.462cm" svg:viewBox="0 0 282 252" svg:d="M201 242c-24 14-46 9-72 9-22 1-49 1-64-18-13-18-2-43-7-63-5-17-24-25-33-42-8-15-16-39-21-56-6-20-8-38 12-49 16-8 37-10 54-12 39-5 104-25 134 6 14 14 17 21 35 28 15 6 32 11 39 26 8 16 2 30-2 45-5 17-4 36-9 52-10 29-39 59-66 74z">
          <text:p/>
        </draw:path>
        <draw:path draw:style-name="gr5" draw:text-style-name="P5" draw:layer="layout" svg:width="0.261cm" svg:height="0.241cm" svg:x="3.453cm" svg:y="15.464cm" svg:viewBox="0 0 262 242" svg:d="M75 168c-17-28-38-72 7-87-30-35 49-57 43-26-2 0-4 1-6 2 8 8 13 19 13 30 5-1 11-1 15 1-14-24 29-18 38-3 18 28-15-4-25-2-2 18 12 16 20 24-3 1-7 5-11 6 8 14 26 13 40 21 2-8-4-17 2-23 13 4 20 20 15 31 13 5 4 11-3 14-9 4-31-3-38-7 26 24 35 30 13 60 9-4 16-12 26-12 6-17 18-26 22-43 3-16 7-30 12-45 17-43-19-47-47-68-29-22-48-49-90-39-17 4-29 12-48 12-14 1-31-2-47-1 7 13 22 14 35 14 11 1 31 6 41 3 10-2 5-5 13-10 28-20 74-1 76 37-30 2-57-32-89-24-16 4-27 12-32 27-6 19-9 28-26 41-16-20-34-34-44-57 7 31 11 57 31 82 13 18 29 41 31 63 1 19-3 38 19 48 15 7 64 8 72-8-23 0-52-15-64-35-5-9-7-15-12-22-3-4-21-12-5-20z">
          <text:p/>
        </draw:path>
        <draw:path draw:style-name="gr4" draw:text-style-name="P4" draw:layer="layout" svg:width="0.177cm" svg:height="0.236cm" svg:x="3.322cm" svg:y="15.477cm" svg:viewBox="0 0 178 237" svg:d="M48 1c10 1 21 0 31 2 12 2 40 9 49 17 10 9 5 21 9 33s14 20 22 29c15 18 17 41 19 66 3 29-12 66-40 79-41 19-108 12-134-31-12-21 7-60 10-86 3-38-38-118 34-109z">
          <text:p/>
        </draw:path>
        <draw:path draw:style-name="gr5" draw:text-style-name="P5" draw:layer="layout" svg:width="0.135cm" svg:height="0.216cm" svg:x="3.36cm" svg:y="15.488cm" svg:viewBox="0 0 136 217" svg:d="M17 6c41 0 47 38 64 66 8 13 25 18 13 33-13-4-32-24-40-36 4 23 21 31 35 46-3 8-6 16-15 21-5-33-24-37-43-58-2 10-4 24-1 34 4 13 22 19 24 32 4 14-7 24-17 23-15-1-26-22-37-29 2 6 3 16 8 22 7 10 10 7 19 14 17 12 16 17 9 36-11 0-20-6-29-11 19 25 51 18 79 14 35-6 44-31 49-63 5-36-20-74-38-104-7-12-8-32-22-39s-42-9-57-4c7 0 13 2 17 6z">
          <text:p/>
        </draw:path>
        <draw:path draw:style-name="gr4" draw:text-style-name="P4" draw:layer="layout" svg:width="0.282cm" svg:height="0.655cm" svg:x="3.379cm" svg:y="16.696cm" svg:viewBox="0 0 283 656" svg:d="M48 7c-9 8-9 26-16 37-11 16-15 25-7 45 5 13 14 22 20 34 28 51 10 120 5 176-4 38-6 75-7 113 0 24-7 49-10 74-4 44-43 72-31 121 4 15 9 22 21 30 14 9 17 4 33 1 17-3 41-4 56 4 10 5 13 13 26 14 48 4 58-59 59-95 1-28-5-54-7-82-2-19 6-37 8-56 4-30-3-61 2-91 9-57 21-119 43-171 18-42 61-80 28-126-10-14-11-30-29-30-15 0-33 13-50 14-21 3-39-3-60-6-22-2-65-24-84-6z">
          <text:p/>
        </draw:path>
        <draw:path draw:style-name="gr5" draw:text-style-name="P5" draw:layer="layout" svg:width="0.239cm" svg:height="0.284cm" svg:x="3.418cm" svg:y="16.705cm" svg:viewBox="0 0 240 285" svg:d="M69 10c10 2 17 13 21 21-9 0-10 5-6 12 7 15 14 2 20 3 16 5 0 13-5 16-11 8-15 14-30 12 16 5 26-14 10-21-3 5-8 8-13 6 0 2 0 4 0 6 0-2-17-21-20-22-7-2-6-2-8 4-3 10 9 29 11 38-9-7-14-17-18-28-2-6-6-16 4-11 5-11-12-12-16-4-6 11 6 27 13 34-2 3-4 7-5 11-11-5-11 5-13 12-6-14-8-30-14-43 11 0 15-10 20-17 4-6 13-13 12-20 10-5 17-6 19-19 4 3 8 0 13 0 8 0 16 5 23 7 20 5 44 5 64 3 14-1 28-5 41-7 16-2 21-4 29 10 7 12 15 24 18 38 4 16-3 25-11 39-11 17-20 33-28 52s-14 41-21 62c-9 27-19 54-25 81-1-32 9-68 17-99 4-17 10-34 18-50 6-12 13-23 17-36 3-10 7-41 0-49 6-1 5-6 3-11-2-10-14-14-23-14-10 1-16 10-24 12-6 1-3-1-9-2-4-1-8-2-12-3-1 0-3 3-6 3-5-1-10-9-13-12-8-5-20-12-29-15-6-2-25-4-16 8z">
          <text:p/>
        </draw:path>
        <draw:path draw:style-name="gr5" draw:text-style-name="P5" draw:layer="layout" svg:width="0.174cm" svg:height="0.449cm" svg:x="3.397cm" svg:y="16.894cm" svg:viewBox="0 0 175 450" svg:d="M54 167c14 6 9 37 13 49-1 0-1-1-2-1-6-8-7-38-19-40-5 17-7 31-6 50 0 22 5 51 0 73 10 3 2 14-2 20 10 7 25 16 38 13 6-2 11-4 9-11 10-2 22 18 28 25 13-12-5-43-10-58-4-12 0-21 4-34 4-15 7-31 10-48 2 8 8 4 13 1 4 25 5 49 11 73 5 18 9 37 10 55 6 2 13 5 16 11 7-21-3-44 0-65 1 16 7 30 8 46 0 13-4 25-5 37 0 16-1 27-5 43-4 12-9 34-22 40-10 5-30 6-33-4 12-1 28 3 37-6 6-7 5-19 0-27 23 4-10-37-15-42 9 7 20 14 26 23 4-4 5-20 6-26 2-9 1-18-7-23-15-11-35 11-34 26-13-8-26-23-42-25-7 0-16 1-17 10-1 11 9 8 17 9 15 2 43 9 46 27-5-18-42-26-56-14-15 12-17 50 4 57-14 11-38-1-51-8 23-12-9-41-24-45 8-13 31-15 44-11 4 1 16 9 16-3 1-16-46-1-54-8-9-9 2-11 7-16 11-11 12-27 17-41 0 2 3 4 4 5 8-4 1-6 1-11 0-1-3-3-3-5s1-6 2-8c2-14 1-30 0-44-1-15-2-32 1-48 1-10 5-18 4-28 0-5-3-8-2-13 1-8 7-16 10-24 5-15 6-29 5-44 0-26-7-59 14-79-7 6-7 33-8 42 0 13 2 26 3 39 3 28 6 59-7 86z">
          <text:p/>
        </draw:path>
        <draw:path draw:style-name="gr5" draw:text-style-name="P5" draw:layer="layout" svg:width="0.026cm" svg:height="0.049cm" svg:x="3.452cm" svg:y="16.793cm" svg:viewBox="0 0 27 50" svg:d="M25 47c-5-7-35-40-22-47 14 11 16 35 24 50z">
          <text:p/>
        </draw:path>
        <draw:path draw:style-name="gr4" draw:text-style-name="P4" draw:layer="layout" svg:width="0.265cm" svg:height="1.074cm" svg:x="3.426cm" svg:y="15.65cm" svg:viewBox="0 0 266 1075" svg:d="M71 223c10 35 21 71 25 108 4 40-4 81-12 120-13 61-11 123-25 184-13 63-35 127-40 192-3 32-19 63-19 93 0 10 3 17 3 26s-3 17-3 27c4 52 59 88 105 96 27 5 51 12 73-7 26-22 44-53 50-86 4-23 0-41-4-64-5-35-3-74-9-111-4-30-16-59-17-89-1-31 0-64 2-95 4-69-2-139 2-209 3-53 6-107 22-158 14-43 51-90 40-138-2-11-10-18-14-29-3-9 0-12-2-20-3-15-16-29-29-37-17-10-25 2-42 9s-33 9-49 3c-23-9-39-34-64-38-32-5-32 47-29 69 3 28 18 49 16 77-1 27 12 51 20 77z">
          <text:p/>
        </draw:path>
        <draw:path draw:style-name="gr5" draw:text-style-name="P5" draw:layer="layout" svg:width="0.24cm" svg:height="1.059cm" svg:x="3.446cm" svg:y="15.66cm" svg:viewBox="0 0 241 1060" svg:d="M48 141c-10-9-13-33-4-42-11-12-6-22 9-16 11 5 16 25 14 36 21-10 47 8 31 30 1 4 2 8 2 12-1 1-1 1 0 0s2-2 4-1c-3 18 8 38 22 50 2-2 2-6 2-9 2-1 6 0 7-2-23-14-19-32-14-55-3 9-8 21-20 17-4-21 31-50 3-61-13-4-20 3-33-5-8-4-16-13-19-21-3-6 33 1 35 1 6 0 15-7 24-7 15 0 40 10 20 25 9 12 18 8 25-1-2-7-2-15-2-21 3-1 6 0 8 0 0-1-1-6-1-7 10-4 16-14 21-22 9 8 19 68-4 55 5 17-15 16-10 37 5 22 25 41 21 66-3 22-17 18-30 31-34 37-3 74-7 117-7 67-10 136-20 203-11 72-37 140-34 214 0 11 7 32 1 42-6 9-20 9-26 20-11 20 14 30 13 59 10 2 19 7 28 13-13-8 10-19 18-17 11 3 22 21 30 28 0-9 0-16 5-22 16 8 23 32 5 43-4 2-10 1-12 4-3 2-3 14-4 17-1 5-3 11-3 16 3-5 9-22 19-17 12 6 9 24-5 21 2 4 6 4 9 7 11 13-10 28-16 37 7-11-4-21-17-13 11-23 6-42 12-67-11 9-19 24-33 11-13-12 4-31-12-42 5 13-4 27 7 38-24 19-20-26-38-13-8-9-4-25-9-35-6 11-7 19-11 29-2 7 2 26-11 12 0 11-4 11-10 17-15-7-7-31-16-45-18-29-17-7-22 12 15-28 24 53 28 59-3-38 21-18 43-13 17 3 13 0 29-7 12-5 19-10 32-5-6 12-37 47-47 31 1 10-2 21-3 31 10-3 29-7 37 3s2 22-10 26c12 15-26 10-32 9 21 7 55 10 74-6 11-9 22-20 31-31 18-23 25-61 19-89-4-27-26-53-24-81 12 1 14 22 16 32 4-65-19-127-23-191-3-61 6-121 6-182 0-53-1-106 1-159 2-49 7-90 28-136 7-15 56-94 26-99 9-11 1-24-9-31 2 5 0 8 1 12-10-7-12-20-10-31 1 0 3 0 4-1-10-11-23-31-37-36 3-2 7-7 10-10-23 8-44 20-68 17-27-3-51-21-75-32 13 14 28 29 47 37 11 5 38 15 48 8-4-2-8-5-12-7 11-1 89-15 64 22-16-11-26 5-43 6-11 1-13-4-20-5-12-1-16 2-26 4-18 2-35 0-48-13-11-10-9-31-22-37-12 18-5 54-3 75 1 14 15 46 14 51z">
          <text:p/>
        </draw:path>
        <draw:path draw:style-name="gr9" draw:text-style-name="P7" draw:layer="layout" svg:width="0.037cm" svg:height="0.048cm" svg:x="3.598cm" svg:y="16.59cm" svg:viewBox="0 0 38 49" svg:d="M22 1c32 11 9 64-13 42-14-13-14-51 13-42z">
          <text:p/>
        </draw:path>
        <draw:path draw:style-name="gr4" draw:text-style-name="P4" draw:layer="layout" svg:width="0.276cm" svg:height="1.07cm" svg:x="3.063cm" svg:y="15.664cm" svg:viewBox="0 0 277 1071" svg:d="M66 5c16-14 46 3 61 9 19 7 40 12 58 19 9 4 11 5 20 6 11 1 8-4 19 3 9 6 29 30 30 42 1 13-6 29-7 44 0 22-1 43-4 65-3 21-5 42-9 63-5 22-15 40-21 60-3 16-4 31-5 47-2 34-9 68-11 102-5 76-4 159 8 235 9 51 24 100 42 148 8 20 20 36 26 57 8 30 2 56-10 83-8 20-17 49-36 61-16 9-41 15-59 17-26 3-75 10-99-3-12-8-12-21-16-34-6-21-15-41-20-62-5-18-8-25-19-39-8-10-14-22-14-36 0-32 26-58 35-89 10-40 9-84 10-126 0-21 4-41 9-61 8-34 10-68 13-103 3-42 3-84 4-126 0-32 2-64-4-95-5-28-32-70-20-95-13-5-12-12-15-24-2-8-6-15-8-23-3-14-2-11 1-25 9-31 7-54 8-85 0 0 21-9 23-12 6-7 5-17 10-23z">
          <text:p/>
        </draw:path>
        <draw:path draw:style-name="gr5" draw:text-style-name="P5" draw:layer="layout" svg:width="0.031cm" svg:height="0.11cm" svg:x="3.097cm" svg:y="15.728cm" svg:viewBox="0 0 32 111" svg:d="M13 0c9 26 1 52 2 78 11-7 21-10 14 5-4 10-12 23-22 28-6-9-9-20-6-31 5-24 12-43 10-69z">
          <text:p/>
        </draw:path>
        <draw:path draw:style-name="gr5" draw:text-style-name="P5" draw:layer="layout" svg:width="0.016cm" svg:height="0.038cm" svg:x="3.109cm" svg:y="15.844cm" svg:viewBox="0 0 17 39" svg:d="M0 16c8-3 10-11 16-16 2 7 3 38-10 39-10 0 3-19-6-23z">
          <text:p/>
        </draw:path>
        <draw:path draw:style-name="gr5" draw:text-style-name="P5" draw:layer="layout" svg:width="0.219cm" svg:height="0.376cm" svg:x="3.066cm" svg:y="16.268cm" svg:viewBox="0 0 220 377" svg:d="M52 157c-4 33-16 69-14 102 22 4 45-42 53-57 3 14 4 15 16 19 12 3 19 8 14 22 17-2 15-11 25 3 7 11 16 15 19 28 2 13 10 20 11 32 0 8-5 7 4 13 3 3 7 1 11 3 6-5 6-16 11-23 2 5 5 10 9 14 0-1 1-2 1-3 1 18 12 38 6 55-3-4-11-11-17-9 1 1 0 4 0 6-11-1-7 8-10 15-7-1-22-12-22-20-1-8 7-4 8-12 2-14-24-5-30-8-10-4-23-31-38-23-16 9 9 39 15 46-6 1-12-11-19-12-14-3-15 9-12-11 1-13-7-20-10-32-4-11-4-29-15-36-19-14-32 11-34 26-2 20 0 41 1 61-10-12-16-26-24-39-6-9-11-17-11-29 0-28 18-46 29-70 18-41 13-84 16-128 1-29 1-66 20-90-7 12-7 32-8 46-3 37 0 74-5 111z">
          <text:p/>
        </draw:path>
        <draw:path draw:style-name="gr5" draw:text-style-name="P5" draw:layer="layout" svg:width="0.164cm" svg:height="0.974cm" svg:x="3.168cm" svg:y="15.703cm" svg:viewBox="0 0 165 975" svg:d="M90 629c4 33 9 65 18 97 6 22 10 43 21 63 10 19 21 38 28 59 14 43 11 96-23 127 9-23 14-43 11-69-1-9 0-16-4-24-3-6-6-8-6-15 0-9 8-17 12-24-6-6-22-8-26 1-17-6-35-59-60-38-5-9-2-13-12-17-7-2-16-1-22 5 14-21 20-54 23-78 5-29 2-59-10-86-2 18-17 31-20 50-1 9-2 18-1 27 0 2 2 9 2 10-2 7-11 9-13 15-15-29-6-62 7-90 6-11 13-23 15-35 4-27-4-56-5-83-1-28 3-57 8-85 7-33 14-67 26-99 7-22 14-43 14-66 0-20-7-24-23-24-1-7 4-13 6-19 9-23-1-40 0-62 8-3 16-9 20-16 10 11 4 36 9 48 5-20 7-42 11-61 2-10 3-11 8-19 8-13 10-28 3-41-6-10-32-29-30-40 1 15-1 29 1 44 28-4 15 86-21 79-8-2-19-20-22-28-2-6 0-7 0-12 0-11-3-23-6-33 7 2 16 0 21-5 5 9-6 38 9 40 15 3 13-28 3-33 10-7-4-9-6-15-3-7 8-12 9-22 3-21-18-30-32-36 2-3 8-4 8-10 17 4 34 10 45 24 5 5 23 29 29 13 3-9-11-24-17-28-4-3-9-3-13-7-3-3-3-9-9-11 12 3 23 12 33 2 9 16 34 34 34 52 0 8-4 16-6 23-1 9-2 17-2 26-2 25-4 49-9 74-4 18-10 36-15 54-5 19-10 42-11 61 0 14 3 27 0 41-9 42-16 84-19 127-1 19-1 38-1 57 0 38 4 74 10 112z">
          <text:p/>
        </draw:path>
        <draw:path draw:style-name="gr4" draw:text-style-name="P4" draw:layer="layout" svg:width="0.197cm" svg:height="0.371cm" svg:x="3.359cm" svg:y="17.307cm" svg:viewBox="0 0 198 372" svg:d="M23 27c-12 18 3 49 8 66 13 47 9 103-4 149-5 16-13 33-14 51 0 6 2 10-1 16-2 7-9 11-11 19-5 23 9 30 30 33 20 3 41 5 62 8 15 2 21 8 28-6 5-10 9-25 12-36 3-14-2-29-6-42-13-39 7-78 18-114 5-14 9-27 15-41 8-16 40-53 38-67-2-13-23-32-32-40-11-11-21-20-36-21-30-4-88-5-107 25z">
          <text:p/>
        </draw:path>
        <draw:path draw:style-name="gr5" draw:text-style-name="P5" draw:layer="layout" svg:width="0.171cm" svg:height="0.327cm" svg:x="3.378cm" svg:y="17.312cm" svg:viewBox="0 0 172 328" svg:d="M24 19c6-4 17-8 24-7s16 9 6 13c3 4 9 6 15 6 0-12-6-26 14-22 28 5-6 26 13 32 11 4 2-27 13-29 12-1 10 16 10 22-1 2-5 0-4 5 1 2 7 5 8 7 6-20 36 1 40 12 7 18-11 34-19 50-1 3-2 9-4 11-3 2-6 1-9 3-6 3-6 7-8 16-2 13-5 26-9 38-4 13-5 29-13 40-2-20 3-41 7-60-12 22-4 51-26 68 2-19 10-39 11-58 0-7-2-42 16-35 2-5 5-8 8-11-5-6-2-15-3-23-2 5-6 5-8 1 3 7-4 20-11 21 4-13 6-29-5-39-1 12-18 10-20 0 11-4-1-26-7-33 0 8 16 24 10 30-12 12-22-25-28-25-2 5-3 10-8 13-2-3-5-6-9-8-4 5-7 18-5 25 0 1 4 4 5 6 1 3 3 7 3 10 0-3 3-5 5-7 8 9-6 36-4 48 0-1 0-1 0-2 8 11-4 36-7 47-5 14-3 27-5 40-2 12-5 25-8 36-3 7-5 6-8 12-8 12-2 19-1 32 9 2 18-1 27-1 9 1 16 3 24 5-5-16-13-19-24-29-6-5-10-16-12-24-4-14 6-30 13-42 4-6 4-14 8-22-6-5 1-14 4-6 4-7 12-17 12-24 1-14-11-25-14-39 8 7 10 25 19 30 8-18-11-41-7-59 7 1 8 15 10 21 12-12 9 18 9 22 0 11 3 19 5 29 1 14 1 30-4 43-4 11-9 10-16 15-4 3-2 7-8 9-2 1-5-2-8-2-11 0-13 14-10 27 2 12 6 17 18 12 8-3 21-11 18 5 7 6 7 27 9 36-3-8-2-37 6-42 3 7 2 18 8 22 1-3 3-4 4-5 6 5 5 15 4 21 0 6-1 5 2 11 1 4 3 7 5 11 1-17 4-30-2-46-5-14-7-22-6-37 4-26 14-53 23-77 10-24 19-48 32-70 7-14 25-35 19-53-4-10-16-15-24-20-8-4-13-12-21-17-9-4-21-4-30-5-13-3-25-4-37-2-19 4-35 6-49 19-14 14-6 37 1 53 2-19-6-40 13-54z">
          <text:p/>
        </draw:path>
        <draw:path draw:style-name="gr5" draw:text-style-name="P5" draw:layer="layout" svg:width="0.084cm" svg:height="0.038cm" svg:x="3.373cm" svg:y="17.626cm" svg:viewBox="0 0 85 39" svg:d="M2 16c-10-16 22-18 30-15 6 2 9 6 14 8 9 6 38 16 39 30-15-2-28-11-43-11-8 0-16 5-22 5-4-1-3-5-8-4 15-9-12-13-12-16 0-1 0-2 0-3z">
          <text:p/>
        </draw:path>
        <draw:path draw:style-name="gr4" draw:text-style-name="P4" draw:layer="layout" svg:width="0.182cm" svg:height="0.292cm" svg:x="3.323cm" svg:y="17.654cm" svg:viewBox="0 0 183 293" svg:d="M17 157c6-1 17 17 21 21 0-34 7-75-9-108-6-10-12-15-12-27s6-24 21-19c-10-15 16-14 24-15 14 0 26-7 40-9 20-2 28 16 40 29 11 13 24 12 37 21 0 2-1 2-1 3 7 7 6 26 2 35-8 17-20 7-32 15-13 10-18 39-23 52-4 10-14 32-7 41 13-18 17-1 17 13 0 16-4 24-13 36-6 9-9 25-17 32-6 4-11 2-15 4-5 2-8 7-14 10-10 5-26 0-36-4-16-9-17-20-24-34-6-15-21-28-14-45 2-7 7-9 9-17 1-6-4-32 6-34z">
          <text:p/>
        </draw:path>
        <draw:path draw:style-name="gr5" draw:text-style-name="P5" draw:layer="layout" svg:width="0.157cm" svg:height="0.22cm" svg:x="3.345cm" svg:y="17.681cm" svg:viewBox="0 0 158 221" svg:d="M104 21c-12 2-19 1-31-4-5-2-32-20-36-17 0 1-3 7-1 7 0 0-1 0-2 0 0 12-15 9-8 0-8-2-14-6-16 6 8 0 20 2 15 12 1 1 6 1 8 0 0-13 20-18 7 2 1 1 2 4 2 4 4-3 5-11 12-9-1 11-7 21-13 29 3 4 2 9 1 14 4-4 19-60 31-34 4 9-3 13-5 19-3 8 0 17-7 21 0-2-2-3-2-5-3 5-6 7-5 13 0 6 8 11 2 18 0-2 1-3 1-4 13 4 9-29 15-38 1 2 3 5 3 7 1-5 5-13 8-17 5-8 6-7 13 1 14-19 17 46 5 25-3-4 0-11-5-14-4-2-9 4-10 7-4 8-1 17-5 24-7 14-26 12-34 28-2 5-6 17-7 22 0 6 6 18-7 18 0 0-1-2-1-3-1 2-2 3-3 4 0-8 1-16 2-25-8-2-9-30-9-37 1 16 5 37-1 53-5 17-13-2-21-8-1 8 5 20 6 28 0 7 0 11 6 17 5 7 7 10 11 18 4 7 13 15 21 18 2-9 6-12 10-18 4-4 4-12 12-7 4 3 5 9 3 13 4-8 14-18 2-25-4-3-15 3-9-11 3-8 7-3 11-7 5-4 1-4 2-10s2-24 12-20c0 1 1 3 1 4 1-12 10-24 17-35 5-7 19-40 29-37-2-2-16-17-4-19-3-4-12-13-9-16 5-6 17 5 12 12 8 4 0 25 14 24 11-1 12-23 11-30-6-22-36-21-54-18z">
          <text:p/>
        </draw:path>
        <draw:path draw:style-name="gr5" draw:text-style-name="P5" draw:layer="layout" svg:width="0.054cm" svg:height="0.029cm" svg:x="3.404cm" svg:y="17.662cm" svg:viewBox="0 0 55 30" svg:d="M21 20c1-6 0-14 9-12 6 3 6 11 1 15 4 2 7 5 11 7 4-3 8-4 13-6-7-13-14-23-28-24-8-1-22 2-27 9 3-4 13-4 16-1-3 5-7 11-6 17 0 1 5-3 5-6 2 0 4 0 6 1z">
          <text:p/>
        </draw:path>
        <draw:path draw:style-name="gr5" draw:text-style-name="P5" draw:layer="layout" svg:width="0.09cm" svg:height="0.089cm" svg:x="3.362cm" svg:y="17.851cm" svg:viewBox="0 0 91 90" svg:d="M2 58c6 4 17 4 17-4 1 1 4 1 5 2 5-8 6 2 10 5 7 5 16 6 22 1 3-2 9-10 11-13 3-8 0-12-3-21 5 1 11 4 11 9 3 0 6-3 8-5-4-5 2-10 3-16 1-5-1-11 3-16 6 8 0 51-15 48-3 13-8 20-18 29-2-2-14-8-17-8-11 0-8 6-5 12-4 0-7-2-9-4-1 0-3 3-4 4 15 11-7 13-8-4 4 1 10-3 5-7-3-2-10 2-13 2-2-1-2-2-2-3 5 0 10 0 13-4-4-5-9-3-15-2-2-1 0-1 0-1z">
          <text:p/>
        </draw:path>
        <draw:path draw:style-name="gr4" draw:text-style-name="P4" draw:layer="layout" svg:width="0.52cm" svg:height="0.565cm" svg:x="3.672cm" svg:y="15.559cm" svg:viewBox="0 0 521 566" svg:d="M35 157c3 6 2 12 6 18 5 8 8 5 14 10 11 10 17 25 28 35 12 11 27 13 41 20 20 10 36 26 51 41 29 27 58 56 83 86 9 12 17 24 27 35 11 12 25 22 31 37 7 17-1 15-10 23-6 4-8 0-11 8-1 3 2 16 4 20 4 10 18 26 29 19 38 66 119 78 168 16 15-18 27-50 25-74-2-31-37-70-57-92-15-18-32-34-47-52-6-7-10-22-16-27-6-7-18-7-25-12-17-12-26-34-43-47-23-20-47-37-65-62-16-21-24-45-38-66-12-16-10-36-20-53-10-15-31-21-50-20-36-48-85 3-123 21-15 7-34 16-36 34-2 17-1 34 8 49 6 13 20 20 26 33z">
          <text:p/>
        </draw:path>
        <draw:path draw:style-name="gr5" draw:text-style-name="P5" draw:layer="layout" svg:width="0.5cm" svg:height="0.548cm" svg:x="3.686cm" svg:y="15.564cm" svg:viewBox="0 0 501 549" svg:d="M82 131c-4-15 0-26-10-38 6-7 13-1 20 0l10-4c4-1 7 5 13 4-2-6-9-20-4-26 6-10 13-2 22-1 1-2 3-3 4-4 12 10 17 27 27 39 2-9-7-18-8-28 12-1 16 14 25 20 2-14-15-30 3-39-6-15-45-21-46 1-10-3-10-16-18-18s-19 8-23 13c1 0 3 1 4 1 2 8-2 14-9 18-1-1-1-1-2-1 4-17-29-17-40-15-17 2-33 0-50 4 6-17 26-19 41-24 22-8 35-22 53-33 0 8-6 15-12 21 10 3 15-4 23-8 6-3 13-7 19-10 6 8 15 18 25 20 15 4 28-3 38 12 9 13 10 37 16 52 9 22 23 40 38 58 15 19 28 41 49 55 13 9 25 12 34 27 10 19 16 39 34 53 17-28 70 65 80 75 14 15 30 29 42 46 13 22 27 43 19 68-6 22-20 45-38 60-14 11-49 27-66 17 6-10 16-17 23-26 5-7 1-6 10-10 5-2 16 1 21 0 12 0 27-2 32-15 7-21-30-31-37-16 8-16-5-18-15-24-11-7-11-15-27-9 12-19 11-47-19-44-29 2 9 53 25 56-5 4-7 14-11 17-3 1-10-3-11-2-9 10-2 5 5 15 4 6 6 14 12 20-9-3-31-8-33-16-4 2-8 1-11 7 2-5 3-11 3-17-7 0-21-4-27-1-7 3-16 16-22 20 15-23 0-43-27-32 10-15 27-24 21-44 24-8 15-1 23 16 6 14 20 13 12 32 15 11 41 12 38-13-1-5-7-11-9-19-3-7-3-16-5-23-4-23 17-25-1-45-8-8-58-37-23-47 18-5 32 21 48 24 0-13-8-26-15-37-17 12-29-17-38-26-13-14-29-24-44-36-27-23-43-56-70-79-15-12-26-15-38-31-4-5-11-18-19-17-11 1-11 11-5 19-18-10-18-16-30-31-16-23-21 2-10 14-7 5-9 15-7 23-10-5-8-19-17-23-4-2-20-1-16 7z">
          <text:p/>
        </draw:path>
        <draw:path draw:style-name="gr5" draw:text-style-name="P5" draw:layer="layout" svg:width="0.031cm" svg:height="0.035cm" svg:x="3.736cm" svg:y="15.732cm" svg:viewBox="0 0 32 36" svg:d="M26 36c-7-9-1-17 6-21-7-9-19-19-32-13 5 8 18 32 25 27z">
          <text:p/>
        </draw:path>
        <draw:path draw:style-name="gr9" draw:text-style-name="P7" draw:layer="layout" svg:width="0.046cm" svg:height="0.053cm" svg:x="3.964cm" svg:y="16.014cm" svg:viewBox="0 0 47 54" svg:d="M31 54c-29 1-46-48-12-54 22-4 42 48 14 54">
          <text:p/>
        </draw:path>
        <draw:path draw:style-name="gr9" draw:text-style-name="P7" draw:layer="layout" svg:width="0.047cm" svg:height="0.059cm" svg:x="4.06cm" svg:y="15.953cm" svg:viewBox="0 0 48 60" svg:d="M34 59c-37 3-50-66-8-59 28 5 27 65 6 58">
          <text:p/>
        </draw:path>
        <draw:path draw:style-name="gr4" draw:text-style-name="P4" draw:layer="layout" svg:width="0.598cm" svg:height="3.93cm" svg:x="3.105cm" svg:y="11.244cm" svg:viewBox="0 0 599 3931" svg:d="M25 201c27 37 87 43 109 82 27 48 1 133 2 189 4 183 98 368 129 551 31 178 23 354 29 532 9 228 32 456 44 683 14 238-24 446-42 680-13 166-24 335-113 481-46 74-233 215-107 305-31-22-26 150-3 178 49 58 130 72 173-2 19 58 189 43 246 38 151-12 70-107 88-236 28-197-17-398-18-597 0-189-4-389 24-576 24-163 7-304 3-470-3-119 5-236 1-354-8-219-3-433-9-651-5-164-46-316-63-477-20-182 57-487-181-551-99-27-430 34-312 195z">
          <text:p/>
        </draw:path>
        <draw:path draw:style-name="gr5" draw:text-style-name="P5" draw:layer="layout" svg:width="0.309cm" svg:height="0.606cm" svg:x="3.193cm" svg:y="11.384cm" svg:viewBox="0 0 310 607" svg:d="M310 0c-22 47-88 60-136 63-25 1-158-1-174-15 6 5 42 37 50 32-4 3-13 6-17 8 67 59 120 134 126 231 2 47 0 100 4 146 5 49 16 83 37 142 28-133-14-279 8-418 2-16-4-52 7-64 17-20 43 4 57-9 33-31 35-66 38-116z">
          <text:p/>
        </draw:path>
        <draw:path draw:style-name="gr5" draw:text-style-name="P5" draw:layer="layout" svg:width="0.144cm" svg:height="0.215cm" svg:x="3.271cm" svg:y="14.91cm" svg:viewBox="0 0 145 216" svg:d="M145 0c-37 43-146 117-145 181 1 73 64 12 86-14 36-44 33-136 59-167z">
          <text:p/>
        </draw:path>
        <draw:path draw:style-name="gr5" draw:text-style-name="P5" draw:layer="layout" svg:width="0.171cm" svg:height="1.362cm" svg:x="3.487cm" svg:y="13.797cm" svg:viewBox="0 0 172 1363" svg:d="M55 1354c50-107 18-243-7-355-20-92-25-172-27-270-2-127-33-249-16-382 13-114 68-232 67-347-15 182-66 393-17 569 10-8 30-10 36-14 0 82 37 143 51 214 17 88 12 181 16 268 4 88 59 336-83 326-4-25 1-52 14-73z">
          <text:p/>
        </draw:path>
        <draw:path draw:style-name="gr5" draw:text-style-name="P5" draw:layer="layout" svg:width="0.186cm" svg:height="0.846cm" svg:x="3.453cm" svg:y="12.074cm" svg:viewBox="0 0 187 847" svg:d="M0 0c13 76 69 150 87 227 16 69 26 145 42 216 27 125 67 277 52 404 30-59-70-158-83-72-17-237-6-496-83-726z">
          <text:p/>
        </draw:path>
        <draw:path draw:style-name="gr3" draw:text-style-name="P3" draw:layer="layout" svg:width="0.295cm" svg:height="0.159cm" svg:x="3.193cm" svg:y="11.408cm" svg:viewBox="0 0 296 160" svg:d="M0 4c29 77 109 37 166 54 1 5 2 11 2 16 10 0 26 3 35 6-2 25 2 51 12 74 11-93 55-52 80 6 2-51 2-110-9-160-58 46-219 37-286 4z">
          <text:p/>
        </draw:path>
        <draw:path draw:style-name="gr3" draw:text-style-name="P3" draw:layer="layout" svg:width="0.113cm" svg:height="0.616cm" svg:x="3.513cm" svg:y="14.52cm" svg:viewBox="0 0 114 617" svg:d="M113 448c9 101-60 273-60 85 0-74-12-142-35-212-33-102-13-214-4-321-24 165 86 294 99 448z">
          <text:p/>
        </draw:path>
        <draw:path draw:style-name="gr3" draw:text-style-name="P3" draw:layer="layout" svg:width="0.135cm" svg:height="0.084cm" svg:x="3.229cm" svg:y="15.087cm" svg:viewBox="0 0 136 85" svg:d="M29 19c-14 23-15 44-3 66 36-3 95-47 110-85-49 16-81 63-136 27z">
          <text:p/>
        </draw:path>
        <draw:path draw:style-name="gr3" draw:text-style-name="P3" draw:layer="layout" svg:width="0.155cm" svg:height="0.91cm" svg:x="3.484cm" svg:y="12.172cm" svg:viewBox="0 0 156 911" svg:d="M0 0c28 67 28 140 32 210 7-5 11-10 17-14 52 126 67 246 85 377 15 105-20 246 9 338 19-180 20-332-15-508-20-99-35-307-111-373z">
          <text:p/>
        </draw:path>
        <draw:path draw:style-name="gr3" draw:text-style-name="P3" draw:layer="layout" svg:width="0.099cm" svg:height="0.088cm" svg:x="3.149cm" svg:y="14.823cm" svg:viewBox="0 0 100 89" svg:d="M28 0c-73 82 14 136 72 29-26 11-58 18-84-1z">
          <text:p/>
        </draw:path>
        <draw:path draw:style-name="gr4" draw:text-style-name="P4" draw:layer="layout" svg:width="1.341cm" svg:height="4.401cm" svg:x="2.676cm" svg:y="10.774cm" svg:viewBox="0 0 1342 4402" svg:d="M571 3308c151-459 194-933 326-1397 57-198 106-399 179-593 40-104 77-204 130-302 48-90 130-174 136-281 3-63-14-66-71-76-50-9-116-20-151-57-33-35-48-95-48-143 1-101 90-180 79-284-12-109-73-206-194-166-121 39-140 163-145 274-3 71-29 98-50 165-21 63-17 132-22 198-6 106-38 209-34 315 4 109 12 191-25 301-53 157-60 307-90 468-33 175-102 349-143 523-41 171-60 344-97 514-65 299-130 587-176 891-20 131-54 260-84 388-17 70-128 260-78 325 90 118 171-137 261-119-26 8-31 21-49 33 57-2 202 45 240-7 71-97-50-307-43-417 12-191 90-373 149-553z">
          <text:p/>
        </draw:path>
        <draw:path draw:style-name="gr5" draw:text-style-name="P5" draw:layer="layout" svg:width="0.669cm" svg:height="1.83cm" svg:x="3.293cm" svg:y="10.789cm" svg:viewBox="0 0 670 1831" svg:d="M659 862c1-3 2-5 3-8 16-45 11-140-37-166-42-23-75-3-114-43-31-31-50-78-65-119-25-64 16-138 38-208 27-86 66-207-8-282-58-57-148-46-185 30 41-97 169-18 177 59 5 40-9 90-27 125-16 29-40 61-65 83-11 10-44 21-51 33-16 29-3 65-25 97-25 37-71 64-102 91-123 105 29 190 127 211-15 5-34 26-51 34 21-10 63 117 65 131 6 44 0 97-7 141-14 91-56 174-103 253-95 158-226 313-229 507 55-224 211-427 357-598 49-57 94-120 143-176 50-57 129-123 159-195z">
          <text:p/>
        </draw:path>
        <draw:path draw:style-name="gr5" draw:text-style-name="P5" draw:layer="layout" svg:width="0.382cm" svg:height="0.217cm" svg:x="2.732cm" svg:y="14.93cm" svg:viewBox="0 0 383 218" svg:d="M0 218c85-47 92-185 168-214 59-22 148 54 215 56-78 117-259-99-316 125z">
          <text:p/>
        </draw:path>
        <draw:path draw:style-name="gr3" draw:text-style-name="P3" draw:layer="layout" svg:width="0.14cm" svg:height="0.291cm" svg:x="3.706cm" svg:y="11.723cm" svg:viewBox="0 0 141 292" svg:d="M141 0c-126 44-102 186-141 292 39-95 90-189 127-280z">
          <text:p/>
        </draw:path>
        <draw:path draw:style-name="gr3" draw:text-style-name="P3" draw:layer="layout" svg:width="0.365cm" svg:height="1.417cm" svg:x="3.45cm" svg:y="10.809cm" svg:viewBox="0 0 366 1418" svg:d="M363 180c-9 84-203 452 3 472-85-22-98 148-116 204-60 186-130 407-250 562 6-43 39-77 57-116 33-71 70-148 97-222 49-133 93-270 110-412 7-59-8-80-24-135-13-47 1-43 35-82-52-67 57-216 64-291 7-83-23-112-76-160 78-8 106 124 100 180z">
          <text:p/>
        </draw:path>
        <draw:path draw:style-name="gr5" draw:text-style-name="P5" draw:layer="layout" svg:width="0.324cm" svg:height="0.993cm" svg:x="2.9cm" svg:y="13.95cm" svg:viewBox="0 0 325 994" svg:d="M74 894c70 13 83 89 144 100-18-111-86-211-73-335 22-221 180-443 180-659-151 245-189 580-274 851 4-10 11-19 15-29-12 2-23 12-35 3-4-33-13-42 1-71-4 54-79 164 15 164z">
          <text:p/>
        </draw:path>
        <draw:path draw:style-name="gr4" draw:text-style-name="P4" draw:layer="layout" svg:width="1.498cm" svg:height="5.117cm" svg:x="10.49cm" svg:y="6.311cm" svg:viewBox="0 0 1499 5118" svg:d="M634 3422c5 192 10 413-29 601-38 188-121 363-170 547-30 116-75 241 28 336 42 39 172 152 223 67-27 45-97 26-135 12-48 102 37 151 132 126 83-21 139-86 192-155-69-115 233-182 264-55-14 7-25 15-31 29 74 92 303-21 359-96 93-127-45-371-98-493-97-222-194-448-251-684-63-258-88-496-92-760-3-184-11-367-4-553 14-319 20-638-3-957-20-270-125-577-81-846 17-101 37-206 23-308-71 6-142-94-163-155-84-19-129 89-108 154-30-94 3-175-106-214-157-56-360 24-471 139-70 73-125 210-111 312 27 183 200 91 282 208 31 45 34 125 55 177 35 84 77 161 102 251 51 186 59 381 74 573 47 579 103 1165 119 1744z">
          <text:p/>
        </draw:path>
        <draw:path draw:style-name="gr3" draw:text-style-name="P3" draw:layer="layout" svg:width="0.33cm" svg:height="1.25cm" svg:x="10.746cm" svg:y="6.644cm" svg:viewBox="0 0 331 1251" svg:d="M81 386c29 83 77 158 117 239 88 182 126 425 133 626-14-209-22-440-93-639-36-101-108-199-108-313 67 42 110 176 138 252-30-80-85-171-89-259-2-47 31-199 105-119-1-39 19-136-7-168-22-27-127 71-144 83-78 54-115 79-133 179 12-67 82 122 79 113 1 2 2 4 2 6z">
          <text:p/>
        </draw:path>
        <draw:path draw:style-name="gr5" draw:text-style-name="P5" draw:layer="layout" svg:width="0.229cm" svg:height="0.186cm" svg:x="11.226cm" svg:y="6.431cm" svg:viewBox="0 0 230 187" svg:d="M230 163c-77-19-150-99-189-163-97 90-10 242 126 167z">
          <text:p/>
        </draw:path>
        <draw:path draw:style-name="gr5" draw:text-style-name="P5" draw:layer="layout" svg:width="0.283cm" svg:height="1.93cm" svg:x="11.225cm" svg:y="6.633cm" svg:viewBox="0 0 284 1931" svg:d="M196 0c-4 48-25 188-77 194-42 4-97-80-119-104-2 121 45 155 78 261 55 174 93 381 115 563 20 173 40 344 33 519-7 159 20 345-20 498 139-331 57-803 16-1150-27-231-130-508-23-730z">
          <text:p/>
        </draw:path>
        <draw:path draw:style-name="gr3" draw:text-style-name="P3" draw:layer="layout" svg:width="0.132cm" svg:height="0.122cm" svg:x="11.245cm" svg:y="6.492cm" svg:viewBox="0 0 133 123" svg:d="M0 0c11 63 79 83 133 84-38 66-124 45-130-33z">
          <text:p/>
        </draw:path>
        <draw:path draw:style-name="gr3" draw:text-style-name="P3" draw:layer="layout" svg:width="0.055cm" svg:height="0.55cm" svg:x="11.107cm" svg:y="9.832cm" svg:viewBox="0 0 56 551" svg:d="M52 0c-31 119 19 250-1 370-9 59-35 128-51 181 12-152 21-312 45-461z">
          <text:p/>
        </draw:path>
        <draw:path draw:style-name="gr6" draw:text-style-name="P6" draw:layer="layout" svg:width="0.675cm" svg:height="0.692cm" svg:x="10.431cm" svg:y="6.24cm" svg:viewBox="0 0 676 693" svg:d="M460 406c64-86 340-278 152-374-314-161-818 334-522 604 18 17 203 86 206 45 5-81 89-177 164-275z">
          <text:p/>
        </draw:path>
        <draw:path draw:style-name="gr5" draw:text-style-name="P5" draw:layer="layout" svg:width="0.718cm" svg:height="0.992cm" svg:x="11.225cm" svg:y="10.255cm" svg:viewBox="0 0 719 993" svg:d="M439 117c52 117 213 307 195 443-10 74-77 118-140 163-4-12-14-25-17-34-25 19-56 22-85 37-15-152-107-338-264-248-127 73-160 233-97 362 35-87 79-31 126-20 15 3 24 33 50 39 12 3 56-18 75-19 78-1 234 37 168 153 577-36 60-760-32-993 6 64 29 131 51 191z">
          <text:p/>
        </draw:path>
        <draw:path draw:style-name="gr5" draw:text-style-name="P5" draw:layer="layout" svg:width="0.334cm" svg:height="0.785cm" svg:x="10.925cm" svg:y="10.592cm" svg:viewBox="0 0 335 786" svg:d="M210 642c-224-6-53-533-67-642 6 43-81 154-96 200-19 60-34 130-43 192-27 186 80 300 270 286-2 61-64 74-119 71 22 104 185-36 180-114-56 25-155 23-167-54z">
          <text:p/>
        </draw:path>
        <draw:path draw:style-name="gr3" draw:text-style-name="P3" draw:layer="layout" svg:width="0.395cm" svg:height="0.445cm" svg:x="11.212cm" svg:y="10.721cm" svg:viewBox="0 0 396 446" svg:d="M285 18c88 81 160 297 67 389-35-36-81-15-115 17 59-81 97-286-35-328-181-58-201 282-59 350-287 7-98-632 170-392z">
          <text:p/>
        </draw:path>
        <draw:path draw:style-name="gr4" draw:text-style-name="P4" draw:layer="layout" svg:width="0.651cm" svg:height="3.922cm" svg:x="11.471cm" svg:y="11.294cm" svg:viewBox="0 0 652 3923" svg:d="M92 3749c5 7 11 15 17 22 37 42 290 101 251-16 43 129 157 188 288 162 25-130-74-315-111-440-59-198-111-419-125-624-27-397-28-796-28-1194 0-246 7-491 7-737-1-230-15-436 48-660 16-58 79-145 43-204-53-87-300-58-378-30-113 41-115 129-93 231 32 151 92 288 105 445 15 182-7 364 5 546 15 222 47 440 47 663 0 289-14 579-13 867 0 190 28 408-13 595-26 120-129 255-50 374z">
          <text:p/>
        </draw:path>
        <draw:path draw:style-name="gr5" draw:text-style-name="P5" draw:layer="layout" svg:width="0.324cm" svg:height="0.78cm" svg:x="11.597cm" svg:y="11.42cm" svg:viewBox="0 0 325 781" svg:d="M323 19c-65 108-85 214-96 343-11 137 41 288 20 419-62-125-107-212-74-340 25-99 93-264 72-361-50 0-83 29-125 23-44-6-61-58-120-48 38-36 59-16 100-26 2-1 252-58 223-10z">
          <text:p/>
        </draw:path>
        <draw:path draw:style-name="gr5" draw:text-style-name="P5" draw:layer="layout" svg:width="0.188cm" svg:height="0.402cm" svg:x="11.854cm" svg:y="14.719cm" svg:viewBox="0 0 189 403" svg:d="M0 266c41 85 88 158 189 131-3-49-23-99-54-144-11 9-28 24-36 31-8-97-1-207-37-284-11 91 12 185-43 266z">
          <text:p/>
        </draw:path>
        <draw:path draw:style-name="gr10" draw:text-style-name="P8" draw:layer="layout" svg:width="0.05cm" svg:height="0.092cm" svg:x="11.066cm" svg:y="11.487cm" svg:viewBox="0 0 51 93" svg:d="M10 0c-8 33-16 62-4 93-6-31 19-50 45-57-16-9-30-18-42-31z">
          <text:p/>
        </draw:path>
        <draw:path draw:style-name="gr4" draw:text-style-name="P4" draw:layer="layout" svg:width="0.66cm" svg:height="4.339cm" svg:x="11.002cm" svg:y="10.789cm" svg:viewBox="0 0 661 4340" svg:d="M659 4277c-5-27-94-105-109-148-106-307-145-582-134-905 25-670-24-1364 84-2028 26-161 60-313 108-467 55-174 54-444-44-611-81-137-214-172-287-11-26 56-41 136-20 195 26 75 129 91 103 176-18 61-118 159-183 172-55 10-109-52-151 1-59 78-4 184 24 263 126 351 55 701 120 1050 68 365 14 734 10 1101-3 199 16 399-4 598-13 133-147 754 133 669 95-30 110-51 214-22 52 15 154 71 136-33z">
          <text:p/>
        </draw:path>
        <draw:path draw:style-name="gr5" draw:text-style-name="P5" draw:layer="layout" svg:width="0.272cm" svg:height="2.176cm" svg:x="11.075cm" svg:y="11.357cm" svg:viewBox="0 0 273 2177" svg:d="M174 595c1-55 1-113-19-155-57-118-70-13-34 58-62-64-112-156-118-245-7-108-13-73 91-92 86-16 127-96 179-161-13 105-94 176-104 278-6 70 30 159 39 226 23 165-1 341 10 511 13 205 27 412 19 617-6 174-62 371-29 545-61-320-28-648-25-973 2-175 0-349-10-524-1-24 0-54 1-85z">
          <text:p/>
        </draw:path>
        <draw:path draw:style-name="gr5" draw:text-style-name="P5" draw:layer="layout" svg:width="0.346cm" svg:height="0.23cm" svg:x="11.283cm" svg:y="14.873cm" svg:viewBox="0 0 347 231" svg:d="M14 33c6 40 21 65 60 66 1-29 6-69-1-99 33 80 193 182 274 174-17 118-186-12-236-49-19 44-44 80-84 106-34-52-27-135-26-201z">
          <text:p/>
        </draw:path>
        <draw:path draw:style-name="gr3" draw:text-style-name="P3" draw:layer="layout" svg:width="0.077cm" svg:height="1.054cm" svg:x="11.354cm" svg:y="13.554cm" svg:viewBox="0 0 78 1055" svg:d="M25 1055c-4-130 2-260 11-389 15-217 58-448 35-666-47 180-45 360-65 542-20 180 14 338 19 513z">
          <text:p/>
        </draw:path>
        <draw:path draw:style-name="gr3" draw:text-style-name="P3" draw:layer="layout" svg:width="0.042cm" svg:height="0.244cm" svg:x="11.475cm" svg:y="14.715cm" svg:viewBox="0 0 43 245" svg:d="M0 0c8 58-5 221 43 245-3-63-24-134-27-202z">
          <text:p/>
        </draw:path>
        <draw:path draw:style-name="gr5" draw:text-style-name="P5" draw:layer="layout" svg:width="0.151cm" svg:height="0.632cm" svg:x="11.44cm" svg:y="10.83cm" svg:viewBox="0 0 152 633" svg:d="M20 370c96-71 57-123 42-193-13-61-18-120-62-177 103 100 140 165 148 317 6 104 14 227-39 316 32-71 16-269-89-275z">
          <text:p/>
        </draw:path>
        <draw:path draw:style-name="gr3" draw:text-style-name="P3" draw:layer="layout" svg:width="0.191cm" svg:height="0.081cm" svg:x="11.067cm" svg:y="11.522cm" svg:viewBox="0 0 192 82" svg:d="M26 47c55-4 125-13 166-47-30 92-115 99-192 60z">
          <text:p/>
        </draw:path>
        <draw:path draw:style-name="gr5" draw:text-style-name="P5" draw:layer="layout" svg:width="0.095cm" svg:height="0.148cm" svg:x="11.171cm" svg:y="14.756cm" svg:viewBox="0 0 96 149" svg:d="M23 0c-8 50-20 101-23 149 23-33 57-57 96-59-41-18-79-77-86-90z">
          <text:p/>
        </draw:path>
        <draw:path draw:style-name="gr4" draw:text-style-name="P4" draw:layer="layout" svg:width="0.183cm" svg:height="0.229cm" svg:x="11.114cm" svg:y="15.381cm" svg:viewBox="0 0 184 230" svg:d="M47 219c-6-6-11-14-17-20-10-10-14-18-20-31-10-21-13-50-7-73 5-19 41-35 36-53 13-9 12-28 28-36 26-14 65 0 88 14 33 19 35 50 19 81-7 16-9 24-11 41-5 37-74 118-116 77z">
          <text:p/>
        </draw:path>
        <draw:path draw:style-name="gr5" draw:text-style-name="P5" draw:layer="layout" svg:width="0.153cm" svg:height="0.206cm" svg:x="11.123cm" svg:y="15.391cm" svg:viewBox="0 0 154 207" svg:d="M74 205c20-1 23-29 0-27-11 2-22 15-13 24-18 9-20-1-26-17 23 3 36-39 15-49-12-6-27 3-31 14-3 8 12 18-6 20-12-42-25-72 8-105 18-18 34-82 68-61 15 9 27 25 42 35 13 9 23 16 23 33 3 39-8 95-42 119-9 5-18 14-29 16z">
          <text:p/>
        </draw:path>
        <draw:path draw:style-name="gr4" draw:text-style-name="P4" draw:layer="layout" svg:width="0.324cm" svg:height="0.364cm" svg:x="11.173cm" svg:y="15.215cm" svg:viewBox="0 0 325 365" svg:d="M322 159c10-25-40-76-57-95-15-17-31-51-51-62-19-10-52 17-68 29-44 32-68 87-96 132-20 32-43 68-49 106-2 18-3 65 25 63 19-1 25-16 42-2 4 3 10 10 13 15 4 6 1 12 10 17 13 8 32-3 43-10 62-35 131-75 177-131 21-27 5-37 14-62">
          <text:p/>
        </draw:path>
        <draw:path draw:style-name="gr5" draw:text-style-name="P5" draw:layer="layout" svg:width="0.248cm" svg:height="0.344cm" svg:x="11.182cm" svg:y="15.218cm" svg:viewBox="0 0 249 345" svg:d="M212 143c10-8 25-11 37-14-3-8-18-8-25-4-4-2-6-3-11-1 1-6 8-10 12-15-5 1-10 2-15 3 8-6 19-9 26-16-8 0-16 3-24 5-14 6-33 10-45 19s-24 23-33 36c5-4 13-22 15-28-3 1-6 1-9 3 3-13 20-28 29-35 16-12 38-12 52-22-8-5-31 2-41 4 5-3 11-10 4-15-8-5-31 11-39 13-1-13 23-31 35-33 11-2 24 8 28 16 5-6 11-13 15-20-11-4-25 1-33-11-7-11 2-19 7-28-17 2-37 20-51 31-19 14-34 33-47 52-17 26-33 52-46 79-11 23-27 44-37 66-8 17-27 67-7 80 8-8 13-19 24-24 0-11 11-47 26-47 14 0-1 27-2 37 4 0 8 1 12 0-5 11-14 15-18 22 0 0-2 14-2 13 1 7 3 5 8 9 9 7 17 22 26 26 13 5 31-8 40-16-8-5-16-4-22-14-4-9-4-19-1-27 9-22 31-41 47-57-2-6-7-11-11-15-7 6-51 52-60 36-6-12 30-39 27-56-10-5-33 15-36 4-2-10 32-26 39-29 10-5 19-14 29-18 4 16-10 34-2 51 7-7 22 4 23 13 11-15 21-31 33-46 13-15 14-27 32-33z">
          <text:p/>
        </draw:path>
        <draw:path draw:style-name="gr5" draw:text-style-name="P5" draw:layer="layout" svg:width="0.028cm" svg:height="0.019cm" svg:x="11.429cm" svg:y="15.313cm" svg:viewBox="0 0 29 20" svg:d="M24 15c3-8-5-13-12-15 1 8-5 14-12 17 10 0 20-5 29 3z">
          <text:p/>
        </draw:path>
        <draw:path draw:style-name="gr4" draw:text-style-name="P4" draw:layer="layout" svg:width="0.276cm" svg:height="0.27cm" svg:x="11.412cm" svg:y="15.148cm" svg:viewBox="0 0 277 271" svg:d="M201 15c-14-8-27-13-44-14-30-1-66-3-96 5-19 5-55 15-60 38-6 23 21 56 30 78 10 26 19 45 37 67 14 17 32 25 47 40 22 21 7 43 45 42 37 0 87-27 105-60 17-30 13-78 6-110-9-41-32-67-70-86z">
          <text:p/>
        </draw:path>
        <draw:path draw:style-name="gr5" draw:text-style-name="P5" draw:layer="layout" svg:width="0.21cm" svg:height="0.094cm" svg:x="11.425cm" svg:y="15.152cm" svg:viewBox="0 0 211 95" svg:d="M47 7c26-7 52-10 78-3 22 5 49 3 69 17 26 18 21 37-11 36 0-1 1-2 0-4 1 6 4 12 4 17-2 7-8 12-12 18 5-12 10-24 0-33-7-6-16-6-20 4-15-32-112-28-136-10 5-2 12-1 16 2-1 6-6 10-12 10 13 7 14 20 12 34-5-16-7-24-19-31-7-4-13 7-16-9-3-21 32-43 47-48z">
          <text:p/>
        </draw:path>
        <draw:path draw:style-name="gr5" draw:text-style-name="P5" draw:layer="layout" svg:width="0.04cm" svg:height="0.048cm" svg:x="11.441cm" svg:y="15.24cm" svg:viewBox="0 0 41 49" svg:d="M32 47c3-8 7-15 9-22-17 7-37-6-41-25-1 10 4 23 9 31 3 6 11 8 14 15 1-2 5-4 6-6 1 3 1 6 1 9z">
          <text:p/>
        </draw:path>
        <draw:path draw:style-name="gr5" draw:text-style-name="P5" draw:layer="layout" svg:width="0.122cm" svg:height="0.128cm" svg:x="11.534cm" svg:y="15.284cm" svg:viewBox="0 0 123 129" svg:d="M99 50c5-16 10-35 1-50-6 45-47 96-100 72 7 19 4 36 23 47 14 9 32 12 47 8 13-2 62-29 51-48-7-13-31-1-35-22 2-3 5-5 9-7z">
          <text:p/>
        </draw:path>
        <draw:path draw:style-name="gr4" draw:text-style-name="P4" draw:layer="layout" svg:width="0.333cm" svg:height="0.372cm" svg:x="11.231cm" svg:y="15.368cm" svg:viewBox="0 0 334 373" svg:d="M101 109c-13 11-25 22-36 34-7 6-15 13-21 19-9 12-16 28-23 41-9 14-20 31-21 48-1 15 7 30 13 44-17 6-11 27-1 37 13 15 42 19 63 27 25 9 38 16 64 14 37-4 74-11 111-14 5-76 51-138 66-212 6-30 24-63 16-94-3-9-9-17-12-25-4-9-2-15-12-21-42-25-90 23-120 43-21 15-46 27-66 42-8 6-15 11-21 17z">
          <text:p/>
        </draw:path>
        <draw:path draw:style-name="gr5" draw:text-style-name="P5" draw:layer="layout" svg:width="0.295cm" svg:height="0.318cm" svg:x="11.244cm" svg:y="15.385cm" svg:viewBox="0 0 296 319" svg:d="M289 19c-20 7-61-4-64 29 2 1 4 2 6 3-13 14-36 14-53 22-12 5-24 15-33 24-10 10-21 15-30 24 7 4 30 8 37 1s6-22-6-21c22-15 50-6 74-20 12-6 15-12 28-12 12-1 31 3 32 17-34 1-65 42-56 75-7-1-13 2-15 9-4-3-8-3-11-9-2 1-4 2-6 3-2 7 0 13 6 17-2 4-3 6-7 8-3-6-8-11-15-13 4-4 8-9 11-14-11-4-12-16-22-16-1 2-1 4-2 6-2-13-5-20-19-22-19-2-22 16-1 18-5 6-11 17-17 23-7 5-24 7-28 14-7 13 8 11 7 20-1 7-18 22-22 29 14 0 28-15 35-26 10 7 2 19-8 18-1 2-2 6-2 8 5 3 7 6 14 3-3 8-11 11-15 19-7-7 17-35-11-30-20 3-12 32-19 44 3 7 1 16 2 24 5-3 11-6 17-8-9 21-32 28-51 32-15 3-47 0-42-24 1-9 9-10 9-20-1-9-7-22-9-31-5-22-5-35 7-55 21-34 51-55 79-84 15-16 30-25 51-33 25-10 42-25 60-42 16-15 107-54 95-5-6-1-11-2-17-2z">
          <text:p/>
        </draw:path>
        <draw:path draw:style-name="gr5" draw:text-style-name="P5" draw:layer="layout" svg:width="0.07cm" svg:height="0.146cm" svg:x="11.442cm" svg:y="15.575cm" svg:viewBox="0 0 71 147" svg:d="M35 117c4-17 6-37 7-40 6-26 17-53 29-77-12 19-20 40-38 55-2-2-3-2-5-4-14 20-4 60-28 75 8-5 15-13 23-20-2 2-11 32-9 35 8 16 16-2 21-24z">
          <text:p/>
        </draw:path>
        <draw:path draw:style-name="gr4" draw:text-style-name="P4" draw:layer="layout" svg:width="0.277cm" svg:height="0.277cm" svg:x="12.784cm" svg:y="16.196cm" svg:viewBox="0 0 278 278" svg:d="M148 218c-5 1-8 3-13 1 5 26 33 42 53 54 22 12 47 1 64-15 16-16 30-32 25-54-3-9-7-27-12-35-6-9-20-11-29-19-1 1-3 2-3 3 5-25-38-18-53-21 5 5 11 9 16 13-13-20-37-29-50-49-4-6-9-15-10-23s5-13-1-22c4 5 7 12 9 19 8-4 12-14 7-22-3-7-8-3-12-8-3-3-3-8-5-13-9-19-30-31-52-26-22 6-40 42-50 61-6 10-12 22-17 33-2 8-4 33-14 28-3 15 4 38 20 42 11 3 11-2 22-5 8-1 14 2 21 4 15 5 34 9 47 17 15 9 24 25 36 35 3-1 0-2 1-4">
          <text:p/>
        </draw:path>
        <draw:path draw:style-name="gr5" draw:text-style-name="P5" draw:layer="layout" svg:width="0.254cm" svg:height="0.264cm" svg:x="12.79cm" svg:y="16.203cm" svg:viewBox="0 0 255 265" svg:d="M204 154c4 8 13 9 20 15 6 5 12 13 14 20 6 20-7 41-29 39 3 0 6 2 9 4-9 5-25 6-31-4 2-1 2-4 3-5-9-3-18-28-22-36-5-9-4-7-12-10s-14-9-20-16c-5-7-10-17-19-22-6-4-15-6-21-9-17-6-38-9-56-10 2-4 6-3 8-7 2-3 1-6 2-10 0 1 1 2 2 2 8-1 1-12 8-14 4-2 32 18 36 22-9-11-32-21-36-35-1 0-3 1-4 1 0 0-1-1-1-2-3 2-3 14-6 19-6 11-15 14-9 27-3 1-6 3-8 4-2-3-8-6-9-11 0-6 7-12 11-15-3-8 12-30 17-35 3-4 7-5 9-9 3-3 6-11 7-15-6-2-8-7-2-10 4-3 10 1 14 3 5-5 13-11 18-17-7 1-12 4-17 8-2-6 3-10 4-15-9 0-14 12-21 12 1-2 2-2 2-3-8-4 7-16 10-20-27 12-42 48-54 72-6 12-9 26-16 38-7 13-8 30 6 39-8-8 3-18 12-17 7 0 17 8 14 16 13-1 26 9 37 13 10 4 21 4 31 8s20 10 28 17c9 8 15 20 25 27-3 0-7 0-10 0-1 6-4 11-2 17 2 8 7 6 11 10 2 2 3 5 5 6 2 2 6 3 8 4 4 2 7 8 12 6 2 6 1 8 8 9 4 1 11-2 12-6-18-1-7-4-15-16-11 9-38-4-35-19 3-14 16-2 23 2 10 6 21 12 33 11 15-1 29-13 45-11-3-2-9-4-10-6-1-3 3-9 3-12 0-6-4-7 0-13 2-3 6-5 9-8-3-2-6-3-9-5 2-3 1-7-2-9-15 4-17-22-27-21-2 7-10 3-14-1 2 4 6 7 10 10z">
          <text:p/>
        </draw:path>
        <draw:path draw:style-name="gr4" draw:text-style-name="P4" draw:layer="layout" svg:width="0.371cm" svg:height="0.439cm" svg:x="12.509cm" svg:y="15.865cm" svg:viewBox="0 0 372 440" svg:d="M223 121c12 21 29 39 38 61 11 25 23 45 40 67 10 12 25 21 32 34 4 7 4 15 9 21 5 7 14 11 20 17 15 16 12 27 0 44-4 6-9 16-15 21-6 4-14 2-19 7-5 4-2 7-5 11-5 9-11 20-20 26-13 9-34 12-49 8-50-11-30-65-36-100-8-46-46-82-79-111-32-30-60-51-100-63-23-7-53-51-32-74 9-10 26-11 37-16 13-6 25-14 34-25 7-8 11-12 20-18 11-7 33-29 46-31 18-2 46 37 51 52 9 24 15 46 28 69z">
          <text:p/>
        </draw:path>
        <draw:path draw:style-name="gr5" draw:text-style-name="P5" draw:layer="layout" svg:width="0.032cm" svg:height="0.042cm" svg:x="12.834cm" svg:y="16.21cm" svg:viewBox="0 0 33 43" svg:d="M31 15c-12 20-29 1-14-15-10 9-20 29-16 43 11-3 31-18 32-30z">
          <text:p/>
        </draw:path>
        <draw:path draw:style-name="gr5" draw:text-style-name="P5" draw:layer="layout" svg:width="0.318cm" svg:height="0.377cm" svg:x="12.518cm" svg:y="15.922cm" svg:viewBox="0 0 319 378" svg:d="M13 95c-13-13-20-49-4-62 9-6 20-7 30-12 4-2 10-5 15-8 6-3 10-10 17-13-4 5-23 15-16 22-4 4-8 7-6 12 3 6 11 5 16 3 2 14-18 7-24 18-3 7-1 18-2 25s-5 16-3 24c13-5 27-1 39 3 13 4 20 4 18-13 10-4 45 51 53 61 18 26 36 52 56 77 6 7 11 12 15 20 2 6 4 18 13 20 4 1 9-2 10-2 5 2 6 10 9 15s6 14 14 9v-2c4 7 7 15 15 18-3 4-8 7-13 8 1-6-3-9-7-12-7 5-6 9-2 15 2 4 5-1 5 7-1 4-5 10-8 13-3-7-3-16-11-19-5 3-5 13-4 18 2 11 10 13 19 17-8 2-22 5-7 12s32-9 35-23c4-16 0-33-1-49 3-1 7-1 9-3 2-1 4-6 5-7 5-3 14-2 21-4-5 10-12 14-15 26-2 9-2 19-4 29s0 25-11 32c-15 11-47 11-63-4-14-15-10-46-10-65-1-55-38-86-73-123-14-16-28-30-45-42-13-10-25-21-42-25-14-4-32-4-43-16z">
          <text:p/>
        </draw:path>
        <draw:path draw:style-name="gr5" draw:text-style-name="P5" draw:layer="layout" svg:width="0.017cm" svg:height="0.022cm" svg:x="12.664cm" svg:y="15.878cm" svg:viewBox="0 0 18 23" svg:d="M13 22c14-9-4-20-13-22 0 6 6 28 14 22z">
          <text:p/>
        </draw:path>
        <draw:path draw:style-name="gr5" draw:text-style-name="P5" draw:layer="layout" svg:width="0.008cm" svg:height="0.016cm" svg:x="10.926cm" svg:y="17.067cm" svg:viewBox="0 0 9 17" svg:d="M5 17c4-6 5-12 2-17-8 1-9 11-4 15z">
          <text:p/>
        </draw:path>
        <draw:path draw:style-name="gr4" draw:text-style-name="P4" draw:layer="layout" svg:width="0.274cm" svg:height="0.684cm" svg:x="12.092cm" svg:y="16.603cm" svg:viewBox="0 0 275 685" svg:d="M271 87c-20 48-36 101-41 153-2 18-3 40-2 59 2 24-2 48 1 72 2 20 10 39 10 59 1 16-8 29-10 44-3 16 5 23 7 38 2 13-10 29-8 43 1 14 10 19 6 35-4 17-12 33-17 51-5 22-12 46-40 44-39-2-85-31-122-6 0-5-2-9 1-14-18-8-17-9-21-29-3-12-14-30-12-41 2-14 15-24 19-37 4-17-2-34 2-51 2-8 10-16 10-25-1-10-8-12-8-23 1-14 10-31 13-45 15-83 21-178-18-256-11-22-39-46-41-71-1-18 23-69 40-76 7-3 17 3 26 3 13 1 27-3 39-6 30-8 57-10 88-6 15 2 29 9 44 11 13 1 19-1 26 12 5 8 7 27 9 37 3 11 5 13-1 25z">
          <text:p/>
        </draw:path>
        <draw:path draw:style-name="gr5" draw:text-style-name="P5" draw:layer="layout" svg:width="0.255cm" svg:height="0.66cm" svg:x="12.101cm" svg:y="16.606cm" svg:viewBox="0 0 256 661" svg:d="M112 610c-7 5-17 5-25 8-6 2-10 5-15 6 5-6 0-9 1-16 2-10 11-16 16-23-10 5-18 11-24 20-2-6 0-12-4-17 5-11 22-5 26-18-19 5-22-7-15-21 6-13 21-28 21-42 0-6-3-8-4-14-2-10 3-8 6-15 13-33 12-72 11-108-2-41-5-89 4-129 7-27 23-59 15-86-5-20-24-50-11-69-7 10-23 15-34 22s-28 25-39 12c-11-15 5-48 15-59 8-9 23-21 36-22-10-2-2-14 4-17 14-7 11 11 7 20 4 1 9 0 13-2-2-17 28-17 39-19 9-1 53-16 51 1-1 15-34 23-45 23-4 1-10 2-14 1-2 0-9-4-11-3-13 6 8 27 5 36 1-11 2-22 4-32 2-1 5-1 7 0 5 7 0 25 10 27 6-4 2-8 2-15 1-11 5-9 8-17 3 3 6 7 7 12 8-6 18-4 26-10-11-9 2-14 7-18 4-5 0-7 7-10 5-2 11 1 16 2 10 4 22 16 13 28-8 10-30 13-42 15 0 13 12 12 14 0 6 7 10-2 16-4s12 1 17-3c9-10-3-32-10-41-35 8-67-16-100-13-16 2-25 12-38 16-15 6-39-1-54-3-20-2-22 7-32 23-7 13-18 30-19 45-1 17 14 35 22 48 10 16 19 32 25 49 12 33 18 67 18 102-1 32-2 64-6 96-2 15-4 32-9 47-4 12-12 22-10 35 2 11 15 18 14 29-1 12-18 16-14 30 1 3 5 14 9 13 7 0 4-17 6-21 4-8 4-10 10-4 6 7 1 10 1 17 1 12 1 26-14 33 0-2-2-4-2-7-2 2-5 4-8 5-1 16-18 23-21 36s13 29 16 41c4 15 3 23 18 29 14 5 30-5 41-13-7 5-10-9-9-13 2-8 19-18 25-23z">
          <text:p/>
        </draw:path>
        <draw:path draw:style-name="gr5" draw:text-style-name="P5" draw:layer="layout" svg:width="0.021cm" svg:height="0.033cm" svg:x="12.268cm" svg:y="17.143cm" svg:viewBox="0 0 22 34" svg:d="M0 30c20 9 19-18 22-30-13 8-18 19-19 34z">
          <text:p/>
        </draw:path>
        <draw:path draw:style-name="gr4" draw:text-style-name="P4" draw:layer="layout" svg:width="0.203cm" svg:height="0.388cm" svg:x="12.106cm" svg:y="17.245cm" svg:viewBox="0 0 204 389" svg:d="M29 380c25 5 74 19 94-2 15-15 22-43 22-64 0-13-7-25-6-38 1-19 9-42 13-62 5-29 7-75 30-96 7-7 17-14 21-25 1-5 1-10 0-16-2-7-2-14-4-20-3-10-12-13-20-18-11-10-19-22-32-31-11-7-21-9-34-7-20 3-35 18-52 27-18 11-41 12-41 39 0 14 10 22 14 35 9 25 3 55 8 81 9 46-6 76-27 115 0 1 0 2-1 3-1-1-3-2-4-2-3 10-4 20-7 31-1-1-1-2-2-3-3 8 2 11 3 17 1 5-1 11 1 17 4 15 11 17 24 19z">
          <text:p/>
        </draw:path>
        <draw:path draw:style-name="gr5" draw:text-style-name="P5" draw:layer="layout" svg:width="0.02cm" svg:height="0.029cm" svg:x="12.22cm" svg:y="17.553cm" svg:viewBox="0 0 21 30" svg:d="M4 29c-3-13 21-15 17-26-4-13-32 19-16 27z">
          <text:p/>
        </draw:path>
        <draw:path draw:style-name="gr5" draw:text-style-name="P5" draw:layer="layout" svg:width="0.162cm" svg:height="0.371cm" svg:x="12.109cm" svg:y="17.254cm" svg:viewBox="0 0 163 372" svg:d="M93 372c2 0 5-1 6-2-1-7-12-21-21-23-7-1-12 4-20 2-5-2-11-11-15-11-8 1-14 19-25 21 1-7 32-56 8-51 6-6 4-17 9-24 4-4 2-6 9-4 3 1 5 2 5 7 6-17 5-39 15-54 3-4 7-4 9-12 4-14 4-31 5-46 1-24-1-52 6-75 2-8 8-13-1-21-5-5-13-2-8-12-1 1-1 2-2 2 2-7 0-12 0-19 0-12 6-24 13-33 4 7 10 27 5 34 19-27 41-34 72-28-14-4-23-19-38-22-10-2-21-1-30 4s-18 12-28 17c-18 10-42 12-45 36 7-7 13 1 10 9-3-1-7-3-9-5-2 7 7 16 9 23 3 9 4 17 4 26 1 11 4 22 6 34 2 14 8 29 8 44 2 29-9 59-23 86-2 4-3 11-7 14-4 4-7-1-11 6-2 4 0 9-1 14-1 8-6 15-8 22 12 3 5 15 8 23 4 12 11 12 21 12 23 0 49 9 69 5z">
          <text:p/>
        </draw:path>
        <draw:path draw:style-name="gr4" draw:text-style-name="P4" draw:layer="layout" svg:width="0.199cm" svg:height="0.25cm" svg:x="12.058cm" svg:y="17.579cm" svg:viewBox="0 0 200 251" svg:d="M115 157c0-19 15-35 26-49 13-17 23-21 42-28 49-18-20-68-45-75-25-8-77-8-96 13-11 13 3 23 8 35 6 15 1 35-1 50-1 16-5 28-11 43-5-3-7-8-10-12-6 6-13 19-17 26-4 8-10 20-11 28 6 5 0 17 2 25 2 10 9 21 17 27 16 13 34 12 52 10 0-3 2-4 3-6-2 8 19-2 20-3 8-5 11-15 17-22 5-7 25-31 6-36 12 1 15-10 12-20-1-3-14-17-14-6z">
          <text:p/>
        </draw:path>
        <draw:path draw:style-name="gr5" draw:text-style-name="P5" draw:layer="layout" svg:width="0.146cm" svg:height="0.236cm" svg:x="12.062cm" svg:y="17.581cm" svg:viewBox="0 0 147 237" svg:d="M88 75c3 12-3 30-6 44-3 16 1 39-6 54-2 6-8 9-11 14-3 4-3 9-6 12-7-5-14-13-22-4s2 15 9 20c-23 5-19-13-24-25 12-13-10-15-18-10-1 6 5 7 10 8-1 3-2 6-4 8-2 0-3 0-4-1-3 3-4 6-4 9 4 3 7 1 8-2 2 4 1 8-3 10 4 0 7 2 10 5-2 0-4 1-5 1-3 10 13 9 19 14-3 1-7 2-8 5-5-4-11-5-15-10-3-4 0-10-8-13 2-8-1-16 4-23-10-4 2-22 5-31 2-4 7-16 12-18 7-3 7 5 14 7 6-8 7-19 9-29 1-12 4-25 6-38 3-13 4-25-1-37-5-9-16-13-10-23 12-21 47-23 67-22 9 0 21 1 29 5 10 5 20 17 2 13-7-1-14-11-21-10-8 1-11 14-21 8 1-2 1-6 2-8-5-3-9 3-14 6-7 6-8 5-15 5-8 0-25-1-28 9 6 7 19 14 27 16 14 3 25-3 37-6-1 1-11 13-12 15-6 7-6 13-4 22z">
          <text:p/>
        </draw:path>
        <draw:path draw:style-name="gr5" draw:text-style-name="P5" draw:layer="layout" svg:width="0.04cm" svg:height="0.07cm" svg:x="12.136cm" svg:y="17.737cm" svg:viewBox="0 0 41 71" svg:d="M10 66c-2 1-5 3-8 5 3-4 2-8-2-9 5-1 14-5 17-8 6-7 2-11 3-19s5-10 8-15c3-6 5-14 8-20 14 9-9 24-10 31-2 7 4 14 2 20-2 5-16 15-21 17z">
          <text:p/>
        </draw:path>
        <draw:path draw:style-name="gr5" draw:text-style-name="P5" draw:layer="layout" svg:width="0.014cm" svg:height="0.017cm" svg:x="12.109cm" svg:y="17.804cm" svg:viewBox="0 0 15 18" svg:d="M1 18c3 0 7-1 10-3-2-4 0-9 4-12-8-10-19 8-14 14z">
          <text:p/>
        </draw:path>
        <draw:path draw:style-name="gr4" draw:text-style-name="P4" draw:layer="layout" svg:width="0.259cm" svg:height="0.551cm" svg:x="11.017cm" svg:y="16.587cm" svg:viewBox="0 0 260 552" svg:d="M257 453c-8-15-27-21-33-38-3-6 0-15-2-21-3-9-10-17-14-26-8-22-7-49-8-73-3-45 6-79 9-123 2-35-3-69-1-104 2-18 1-43-24-43-1-61-83 8-111 12-12 1-30-3-41 0-17 5-7 1-12 17-6 19-22 36-20 56 3 26 30 52 44 74 15 26 24 54 32 82 8 25 8 52 15 77 6 21 14 38 17 61 5 45 1 90 23 131 14 24 29 15 55 17 19 2 50-7 61-24 10-15 18-59 10-75z">
          <text:p/>
        </draw:path>
        <draw:path draw:style-name="gr5" draw:text-style-name="P5" draw:layer="layout" svg:width="0.228cm" svg:height="0.542cm" svg:x="11.025cm" svg:y="16.592cm" svg:viewBox="0 0 229 543" svg:d="M199 526c5 2 32 3 30-6 5 29-82 25-97 15-9-6-14-23-17-33-13-37-1-73-9-110-9-42-22-81-28-124-4-26-15-48-28-71-11-18-26-32-37-50-9-17-15-36-12-55 2-14 11-27 15-41 9 6 13-3 15 9 1 9-9 19 6 20 7 0 31-17 30-25-2-14-34-11-42-14 7-1 18 2 26 2 14 0 26-4 38-10 15-7 50-40 66-32-3 3-7 3-10 6-5 3-9 8-14 12-10 10-15 14-19 29-4-6-4-15 2-20-12 7-26 10-38 17 6 4 4 7 4 12 0 0-4 4-4 6-1 3-1 7 0 11 0 15 8 52 29 38 2 13 0 27-1 41-2 22 0 46 2 69 4 37 21 71 28 107 6 33 6 72 24 102 3 4 9 9 11 14 3 9-1 20 4 29 1-3 3-8 4-11 5 11 27 39 28 11 3 13 10 27 0 39-4-4-9-9-13-14-5 7-12 1-18-2 1 0 4-1 6-1 1-5-1-9-5-12-5 1-12 6-16 4-6-3-5-12-9-15-4-2-10 2-14 0-7-2-13-12-18-17 0 4 5 14 6 17 2 4 0 12 8 10-3 11-3 33 15 22-4 5-13 13-7 19 12-2 26-5 34-14 10 3 15 13 25 16z">
          <text:p/>
        </draw:path>
        <draw:path draw:style-name="gr5" draw:text-style-name="P5" draw:layer="layout" svg:width="0.017cm" svg:height="0.015cm" svg:x="11.195cm" svg:y="16.616cm" svg:viewBox="0 0 18 16" svg:d="M18 10c-5-8-14 0-18 6 0-6 0-11 1-16 6 1 13 3 17 6z">
          <text:p/>
        </draw:path>
        <draw:path draw:style-name="gr11" draw:text-style-name="P4" draw:layer="layout" svg:width="0.193cm" svg:height="0.32cm" svg:x="11.126cm" svg:y="17.092cm" svg:viewBox="0 0 194 321" svg:d="M136 0c30 25 33 38 27 74-5 32-3 68 0 100 2 13 3 31 8 42 4 10 18 16 21 24 7 17-6 52-13 67-19-5-27 7-43 12s-29-5-43 0c-13-18-24-33-32-54 30-32 8-88-5-123-7-19-12-28-26-38-16-12-26-13-29-33-6-33 25-59 53-69 13-4 37 1 53-1 17-1 35-7 45 20">
          <text:p/>
        </draw:path>
        <draw:path draw:style-name="gr5" draw:text-style-name="P5" draw:layer="layout" svg:width="0.163cm" svg:height="0.312cm" svg:x="11.13cm" svg:y="17.096cm" svg:viewBox="0 0 164 313" svg:d="M164 274c-18-13 1-33-1-47-10 0-18-5-22-14-2 12-10 21-18 30-4-2-4-5-7-8-2-3-6-4-7-8-2-8 10-15 13-20-9-3-8-12-11-20-6-17-12-33-17-50-4-16-8-33-12-49-2-7-2-16-5-22-6 2-12 3-18 2-2-10-16 8-25-2-8-10 7-17 11-24 2-5-1-6 3-11 1-1 7-5 9-7 7-5 19-11 24-1 1-1 0-2 1-3 1 0 1 1 2-1-7-11-22 2-33-5 6-7 20-7 25-14-17 11-38 11-53 25-10 9-18 18-22 31-7 28 20 34 38 49 21 18 33 45 40 71 5 16 7 39 4 55-2 9-20 28-16 32 4-5 9-3 10 3 1 3-4 10-3 15 0 6 10 25 15 29 12 7 62 0 70-13-3-4-9-13-15-15-9-2-4 0-8 5-10 11-16 18-32 9-12-7-7-13 4-22 4-4 22-19 6-20 7-4 34 8 35 16 4-2 9-1 9 2z">
          <text:p/>
        </draw:path>
        <draw:path draw:style-name="gr5" draw:text-style-name="P5" draw:layer="layout" svg:width="0.044cm" svg:height="0.038cm" svg:x="11.236cm" svg:y="17.102cm" svg:viewBox="0 0 45 39" svg:d="M40 16c0-9-7-12-13-16 12 14-16 31-27 33 4 5 7 7 13 5 3-2 7-10 10-13 7-6 14-8 22-12z">
          <text:p/>
        </draw:path>
        <draw:path draw:style-name="gr11" draw:text-style-name="P4" draw:layer="layout" svg:width="0.154cm" svg:height="0.276cm" svg:x="11.182cm" svg:y="17.388cm" svg:viewBox="0 0 155 277" svg:d="M126 170c2-2-11-49-10-57 2-21 17-26 24-44 3-9-10-46-17-35 19-28-16-18-26-20-9-2-32-29-34-2-33-6-43 13-52 38-1 3-9 5-11 11-1 2 4 22 5 24 4 13 9 23 20 32 18-27 67 73 34 96 13 29 17 78 58 60 44-19 44-74 27-112-7 3-12 4-18 9z">
          <text:p/>
        </draw:path>
        <draw:path draw:style-name="gr5" draw:text-style-name="P5" draw:layer="layout" svg:width="0.126cm" svg:height="0.245cm" svg:x="11.19cm" svg:y="17.412cm" svg:viewBox="0 0 127 246" svg:d="M124 148c-7 9-8 14-7 25 7 0 13 20 9 26-2-2-4-2-5-3-2 15 6 26-7 36 0-3 3-11 2-14-5-7-5-1-10 0-5 0-18 3-22 7-9 13 16 5 19 15-11 16-32-3-36-14-4-8-5-18-7-27-2-12 1-10 4-20 9-25-11-107-47-95 0-6-2-12-4-17-1 1-2 1-4 2 0-6-4-8-9-10 9-6 9-14 0-21 15-2 14-28 24-38 3 2 6 5 7 9-15 8-23 23-18 38 6-4 12-23 19-21 0-2 0-4 1-5 14 13 23 7 39 1 11-5 7-6 14-17-9 12 7 12 7 23-14-7-44-6-38 18 2 10 12 9 18 16 4 6 6 17 7 25 3 21 1 45 4 68 3 17 2 28 3 45 0 11 10 20 20 12s6-28 5-38c12-8-10-30 12-31z">
          <text:p/>
        </draw:path>
        <draw:path draw:style-name="gr5" draw:text-style-name="P5" draw:layer="layout" svg:width="0.007cm" svg:height="0.019cm" svg:x="11.303cm" svg:y="17.447cm" svg:viewBox="0 0 8 20" svg:d="M0 19c12-2 10-14 1-19-2 7 1 17 3 20z">
          <text:p/>
        </draw:path>
        <draw:path draw:style-name="gr4" draw:text-style-name="P4" draw:layer="layout" svg:width="0.317cm" svg:height="0.7cm" svg:x="11.287cm" svg:y="16.682cm" svg:viewBox="0 0 318 701" svg:d="M278 73c-2 19-15 37-20 56-6 25-7 48-7 73-1 51 4 96 11 147 5 37 14 76 17 114 2 20-8 36-8 57 31-3 39 53 42 74 3 17 9 35 2 50-6 12-37 45-49 51-23 9-55 0-79 0-16 0-38 10-52 3-21-11-31-40-35-62-5-36 13-46 21-77 4-16-4-43-6-59-5-33-9-65-13-98-9-63-17-126-37-188-20-1-18-19-24-34-7-18-19-34-30-50-13-19-11-15-10-37 0-24 0-31 19-51 33-32 72-23 117-24 32-1 65-20 97-18 31 3 49 44 44 73z">
          <text:p/>
        </draw:path>
        <draw:path draw:style-name="gr5" draw:text-style-name="P5" draw:layer="layout" svg:width="0.028cm" svg:height="0.03cm" svg:x="11.539cm" svg:y="17.209cm" svg:viewBox="0 0 29 31" svg:d="M29 4c-6 5-24 14-15 24-3 1-9 5-14 2 2-9 2-18 4-26 8 2 14-9 23-2z">
          <text:p/>
        </draw:path>
        <draw:path draw:style-name="gr5" draw:text-style-name="P5" draw:layer="layout" svg:width="0.011cm" svg:height="0.013cm" svg:x="11.525cm" svg:y="17.249cm" svg:viewBox="0 0 12 14" svg:d="M11 14c-3-5-5-9-4-14-13 4-6 18 5 13z">
          <text:p/>
        </draw:path>
        <draw:path draw:style-name="gr5" draw:text-style-name="P5" draw:layer="layout" svg:width="0.27cm" svg:height="0.688cm" svg:x="11.295cm" svg:y="16.691cm" svg:viewBox="0 0 271 689" svg:d="M113 440c-4-30-11-60-17-89s-10-58-16-86c-2-10-3-20-5-30-2-9-6-18-8-28-2-7-4-10-10-14-10-7-8-13-11-23-11-31-43-46-46-81-2-32 22-82 62-73-8-2-13 3-9 10 4 9 25 12 34 13 4 0 22 3 24-4 3-7-14-12-18-17 26 14 56-1 79-9 7-2 12 0 18-1 5-1 8-7 13-8 7-1 27 5 23 14-4 10-23 4-21 20-10-5-15 13-10 18-4 3-9 3-13 7s-2 9-5 12c-9 9-17 1-19-9-5 2-13 0-17 3-8 4-5 10-8 18-3-3-12-29-16-9-3-20-29-3-33 8-2 5-3 18 3 21 3 2 12-2 17-3 0 6 0 13 5 18 1-2 4-5 5-7 19 9 19 54 22 71 7 49 16 97 23 146 7 46 15 92 22 138 1 12 7 29 3 40-2 7-16 17-1 25 0 6-11 16-4 20 6 4 12-11 21-2 0-1 0-4 0-5 4 6 11 0 17 1 0 1 1 3 1 4-1 1-3 1-5 2 1 10-2 40 12 41-9 10 9 15 15 5-2-1-3-3-5-4 4-1 7-2 11-3 0 7 2 35 14 32-3 3-5 4-9 2-2-2-2-5-4-7-3-2-6-2-9-3-7-1-17 0-14 10-4 1-13 4-13 9 0 8 18 13 24 14 12 5 25 6 36 13-21 17-44 25-70 28-14 2-27 1-40-2-6-1-13-2-18-6 10-9 27-11 37-22 4-3 6-7 9-10s13-9 13-13c0-9-12-3-15-6-3-2-1-4-1-7 0-5-1-10-2-15 7 0 7-9 12-12 3-2 10 1 12-3 4-7-16-14-20-15 1-4 0-12-5-12-8-1-9 26-11 32-2-11-17-2-17 6 0 4 2 20 8 19-5 1-9 2-10 7-1 6 4 14 7 18-13 7-20 25-26 37-17-15-30-37-36-58-5-15 0-30 7-43 4-7 8-13 11-20s3-15 3-23c1-10 1-20-1-30-2-18-2-36-4-54 0-5-1-11-1-16z">
          <text:p/>
        </draw:path>
        <draw:path draw:style-name="gr5" draw:text-style-name="P5" draw:layer="layout" svg:width="0.02cm" svg:height="0.082cm" svg:x="11.541cm" svg:y="16.705cm" svg:viewBox="0 0 21 83" svg:d="M8 83c2-13 10-24 13-36 2-16-8-34-16-47 4 8 15 58-5 54 6 6 12 15 6 23z">
          <text:p/>
        </draw:path>
        <draw:path draw:style-name="gr4" draw:text-style-name="P4" draw:layer="layout" svg:width="0.246cm" svg:height="0.472cm" svg:x="11.424cm" svg:y="17.331cm" svg:viewBox="0 0 247 473" svg:d="M56 249c-14-39-37-79-50-117-14-44-2-59 22-95 40-62 113-29 169-22 6 17 19 27 22 43 6 24-8 63-12 88-9 63-13 120 18 174 13 24 34 101 14 124-16 18-47 5-67 6-21 2-56 28-75 22-20-6-30-46-31-65 0-23 13-44 11-67-2-16-8-33-11-49-2-14-5-28-10-42z">
          <text:p/>
        </draw:path>
        <draw:path draw:style-name="gr5" draw:text-style-name="P5" draw:layer="layout" svg:width="0.121cm" svg:height="0.11cm" svg:x="11.542cm" svg:y="17.685cm" svg:viewBox="0 0 122 111" svg:d="M103 90c-4-20-37-44-58-33 12 13 19 17 0 24-13 5-42 14-45 30 13-2 26-12 39-15 11-3 22-3 34-3 11 0 32 5 42-3 9-8 8-31 5-41-4-16-2-33-7-49 0 13-5 26-1 39 2 8 6 13 7 22 1 11-13 43-19 18z">
          <text:p/>
        </draw:path>
        <draw:path draw:style-name="gr5" draw:text-style-name="P5" draw:layer="layout" svg:width="0.013cm" svg:height="0.04cm" svg:x="11.619cm" svg:y="17.676cm" svg:viewBox="0 0 14 41" svg:d="M0 41c5-1 10-1 14-2-6-6-2-8-2-15s0-16-2-24c-3 14-7 28-8 41z">
          <text:p/>
        </draw:path>
        <draw:path draw:style-name="gr5" draw:text-style-name="P5" draw:layer="layout" svg:width="0.137cm" svg:height="0.451cm" svg:x="11.43cm" svg:y="17.338cm" svg:viewBox="0 0 138 452" svg:d="M6 70c-6 15-8 27-4 42 7 20 20 39 26 61 18 58 62 126 45 189-4 18-5 43 2 61 3 8 6 23 13 29 12-17 24-49 49-47 7-23-41-1-41 13 0-18-23-35-17-53 2-6 7-10 14-7 12 5 7 22 4 31 8-5 25-37 13-44 21-35 14-66 0-102-6-15-2-36-3-53-1-20-1-39-3-58-4 10-8 7-15 3-2-1-3-5-5-6-8-6-18 0-26-10-7-10-12-54 11-43-3-11 10-16 13-2 1-2 1-12-2-14-5-2-10 6-14 10-6 5-19 15-28 13-12-3-8-15 2-20 7-4 16-3 25-6-2-10 7-18 15-20 12-2 19 6 28 10-7-3-11-15-16-21-5-5-20-11-12-21 0-1 0-4 0-5-13 0-29 13-40 20-19 12-27 31-34 50z">
          <text:p/>
        </draw:path>
        <draw:path draw:style-name="gr5" draw:text-style-name="P5" draw:layer="layout" svg:width="0.006cm" svg:height="0.038cm" svg:x="11.626cm" svg:y="17.422cm" svg:viewBox="0 0 7 39" svg:d="M0 39c3-12 9-27 6-39-4 8-8 28-3 34z">
          <text:p/>
        </draw:path>
        <draw:path draw:style-name="gr4" draw:text-style-name="P4" draw:layer="layout" svg:width="0.185cm" svg:height="0.321cm" svg:x="11.497cm" svg:y="17.756cm" svg:viewBox="0 0 186 322" svg:d="M154 109c3-12 4-26 9-37 3-8 13-15 15-23 3-14-15-23-28-32-14-10-31-15-49-17-30-3-60 10-79 32-13 14-30 25-18 43 11 17 31 30 42 49 11 20 12 42 18 63 3 11 9 21 5 32-4-6-10-6-14-8-12 41 25 131 74 107 6-3 7-12 12-15 3-2 11 0 16-4 5-3 14-21 17-27 9-17 2-29 4-44 1-12 17-39-1-43 1-4-1-10-3-14-18 5-24 16-27-12-2-16 4-34 7-50z">
          <text:p/>
        </draw:path>
        <draw:path draw:style-name="gr5" draw:text-style-name="P5" draw:layer="layout" svg:width="0.165cm" svg:height="0.291cm" svg:x="11.501cm" svg:y="17.761cm" svg:viewBox="0 0 166 292" svg:d="M53 42c-11 5-21 1-31 9-5 5-11 14-12 21 8-1 16-3 23-4 5 0 17-4 23-3 14 3 25 35 24 48 12-15 15 27 16 32 4 23 11 47 16 70-5 4-7 12-8 18-9-11-18 15-2 7-1 5 0 11 1 17-2 0-5 2-7 2 5 11 32-4 37-11 8-10 9-26 12-38 1-9 5-19 5-28 5 2 10-1 13-5-3 11-1 18 1 28-14-16-7 18-7 19-1 0-2 0-3-1-2 5-1 9 2 12-10-3-8 7-5 12-4-7-8 13-8 14 0 5-1 17 6 17 6-1 15-17 17-22-1 17-15 21-26 30 3-6 7-11 4-18-4-9-17-10-22-2-2 2 0 7-2 8 0 1-7 6-6 5 6-16-11-12-10-4-2 1-6 2-9 1 1-6-2-11-9-9 0-6-2-15-10-12 0-6-1-22-9-22-9 0 2 13-5 17 1 4 5 7 9 8-1 3-3 7-2 10 0 1 6 10 7 10 4 3 16 7 20 5-1 4 1 4 2 7 8-2 19 0 25-5 8 12-12 5-18 7 0-1 0-2-1-3-4 1-8 2-12 3 0-1-1-3 0-5-3 1-6 0-9 1 1-11-7-10-15-9-2-5 0-11-2-15-7 3-7-2-7-6-1-4 2-6 1-9 0-3-2-4-3-7-2-11-5-22-1-33 5 2 9 10 16 10-3-12-2-24-5-35-4-19-9-38-14-56-4-19-15-36-31-48-14-10-29-16-19-37 3 12 32-6 29-13-6 1-11 2-16 4 26-37 79-40 117-27-7 1-13 6-20 5-6 0-14-4-20-4-20-3-38-4-51 13 11 7 34 1 47-2 10-2 18-4 25 4-8 8-28 5-39 6-5 1-13 1-17 4-2 1-6 9-5 9z">
          <text:p/>
        </draw:path>
        <draw:path draw:style-name="gr4" draw:text-style-name="P4" draw:layer="layout" svg:width="0.43cm" svg:height="0.345cm" svg:x="11.644cm" svg:y="15.145cm" svg:viewBox="0 0 431 346" svg:d="M36 210c-6-3-21-2-25-6-11-9-6-36-7-50-6-37-6-57 6-91 16-48 55-52 99-57 27-4 51-10 78-2 33 9 61 29 82 55 12 15 18 34 33 46 17 15 42 11 59 24 5 4 8 13 13 17 9 5 24 2 34 7 24 12 23 40 23 63 0 31-10 37-38 51-27 13-52 30-79 44-31 16-74 37-110 35-33-2-49-42-66-65-22-33-65-58-102-71z">
          <text:p/>
        </draw:path>
        <draw:path draw:style-name="gr5" draw:text-style-name="P5" draw:layer="layout" svg:width="0.29cm" svg:height="0.119cm" svg:x="11.77cm" svg:y="15.367cm" svg:viewBox="0 0 291 120" svg:d="M241 42c-12 27-58 10-80 18-10 3-13 9-21 18-17 19-51 42-74 29-43-25-11-85-66-107 12 12 22 22 26 39 3 10-2 26 1 34 6 17 33 41 50 45 61 14 121-42 168-72-15-26 61 4 44-39-9 9-19 31-35 26z">
          <text:p/>
        </draw:path>
        <draw:path draw:style-name="gr5" draw:text-style-name="P5" draw:layer="layout" svg:width="0.281cm" svg:height="0.219cm" svg:x="11.654cm" svg:y="15.146cm" svg:viewBox="0 0 282 220" svg:d="M282 125c-8-9-18-7-22-16 5-2 6-5 12-5-5-5-10-10-17-12-7 11-31 28-44 15-17-18 20-37 32-44-9-8-7-20-17-29-10-10-31-21-43-27 22 30 36 69-8 86-36 15-110-9-133 31-19-9-2-37 7-47 19-21 35-40 62-43 12-1 22-2 33-4 15-3 19 0 31 1 0-2 1-5 1-8 2 1 5 1 8 2-15-56-145-5-166 25-16 22-21 61-16 86 5 23 18 33 27 52 0-1 1-1 2-1-1 12 25 30 35 33 0-21 17-43 31-57-6 1-18-1-23 2-9 4-7 7-14 14-13 13-26 7-20-14 8-32 72-35 100-38 24-2 49-17 70-8 3 1 2 9 5 10s16-3 20-4c13-2 26-2 40-2z">
          <text:p/>
        </draw:path>
        <draw:path draw:style-name="gr5" draw:text-style-name="P5" draw:layer="layout" svg:width="0.08cm" svg:height="0.05cm" svg:x="11.982cm" svg:y="15.278cm" svg:viewBox="0 0 81 51" svg:d="M73 35c-17 0-39 7-53-5-7-6-10-22-20-30 20 0 37 22 58 26 19 4 20 5 23 25-7-7-15-15-26-14z">
          <text:p/>
        </draw:path>
        <draw:path draw:style-name="gr4" draw:text-style-name="P4" draw:layer="layout" svg:width="0.309cm" svg:height="0.284cm" svg:x="11.854cm" svg:y="15.425cm" svg:viewBox="0 0 310 285" svg:d="M204 217c-14 11-21 26-31 39-13 17-28 19-45 29-21-25-48-51-66-80-13-22-35-46-44-70-9-23-10-50-18-73 26-2 51-1 75-10 11-4 21-9 29-17 6-6 8-13 15-18 28-18 72-12 102-17 11 34 45 33 71 48 35 20 9 74 7 105-3 49-62 40-95 64z">
          <text:p/>
        </draw:path>
        <draw:path draw:style-name="gr5" draw:text-style-name="P5" draw:layer="layout" svg:width="0.082cm" svg:height="0.067cm" svg:x="12.059cm" svg:y="15.441cm" svg:viewBox="0 0 83 68" svg:d="M81 40c-11 6-15 15-5 25-5-1-11 1-17 3 2-8-10-14-18-11 8-13-32-43-41-54 6 10 20 30 34 24-4-10-16-18-24-26 11-3 17 4 24 10 8 8 19 14 31 15-2 9 9 24 18 15 0-2-1-2-3 0z">
          <text:p/>
        </draw:path>
        <draw:path draw:style-name="gr5" draw:text-style-name="P5" draw:layer="layout" svg:width="0.017cm" svg:height="0.013cm" svg:x="12.091cm" svg:y="15.521cm" svg:viewBox="0 0 18 14" svg:d="M10 13c16-8 6-19-5-9-12 8 1 13 8 7z">
          <text:p/>
        </draw:path>
        <draw:path draw:style-name="gr5" draw:text-style-name="P5" draw:layer="layout" svg:width="0.083cm" svg:height="0.07cm" svg:x="12.009cm" svg:y="15.61cm" svg:viewBox="0 0 84 71" svg:d="M76 15c2-6 6-10 8-15-17 6-31-8-44 7-13 16-17 32-26 49 2-9 2-21 0-30-8 12-12 31-14 45 31-9 32-59 71-59z">
          <text:p/>
        </draw:path>
        <draw:path draw:style-name="gr5" draw:text-style-name="P5" draw:layer="layout" svg:width="0.141cm" svg:height="0.237cm" svg:x="11.892cm" svg:y="15.462cm" svg:viewBox="0 0 142 238" svg:d="M128 40c1-8 6-14 3-21-9 13-8 35-13 50-4 11-10 24-17 34-3 3-6 4-8 9-4 10 5 25-7 32-1-7-9-15-10-22-1-10 9-25 10-36 5-30 4-58-7-86-13 8-26 20-40 26-10 4-27 2-35 9-6 7-5 17 1 24 3 4 10 8 14 13 9 10 14 21 15 35 2 19 0 36-3 53-2 11 1 17 9 25 9 9 18 15 26 24 7 9 14 20 21 29 1-17-3-32-1-49 3-25-2-40 19-57 14-11 33-28 37-47-9-9-16-33-14-45z">
          <text:p/>
        </draw:path>
        <draw:path draw:style-name="gr4" draw:text-style-name="P4" draw:layer="layout" svg:width="0.331cm" svg:height="0.443cm" svg:x="11.476cm" svg:y="15.337cm" svg:viewBox="0 0 332 444" svg:d="M312 48c21 22 20 67 20 95 0 22-4 43-9 64-8 30-21 59-33 88-9 19-18 41-5 61-12-5-21-21-32-29 6 12 32 37 15 51-12 9-35-3-52 8-15 11-27 28-43 38-21 15-55 16-80 20-39 5-76-34-88-68-17-47 13-88 37-127 19-31 37-74 39-111 1-15-2-24 6-36 7-12 21-20 28-34 8-19 4-19 22-29 36-21 47-48 93-36 33 8 76 30 93 61">
          <text:p/>
        </draw:path>
        <draw:path draw:style-name="gr5" draw:text-style-name="P5" draw:layer="layout" svg:width="0.315cm" svg:height="0.423cm" svg:x="11.485cm" svg:y="15.346cm" svg:viewBox="0 0 316 424" svg:d="M257 206c20 3 29-14 23-32-5-16-23-27-37-34-9-4-20-5-27-10-11-8-11-23-26-27-5 8-21 14-25 26-1 4 3 13 3 14-2 4-10 9-13 13-14 15-31 24-45 37-6 5-18 14-19 22-2 12 7 11 1 21-2 4-16 11-21 16-7 8-11 19-15 30-7 19-15 43-6 64 17 35 49 20 74 2 10-7 23-29 33-33 6-2 13 0 21 0-21 11-66 84-92 69-6 21 34 18 49 15 27-6 63-25 74-53-15 17-1 27 16 31-27 18-59 31-91 36-20 2-41 12-62 11-23-2-52-23-63-44-24-44 6-94 33-129 8-10 13-23 21-33 9-11 25-18 37-26 14-11 29-20 39-35 7-11 12-21 22-30 8-6 21-8 17-22-3-11-13-11-22-10-30 4-59 40-62 68-10-1-19 5-28 10 2-10 10-21 14-32 4-12 5-25 9-37 4-13 9-14 16-23 11-12 11-30 20-42 11-15 43-34 60-38 20-4 78 7 89 24-21 4-53-3-65 19-16 29 7 75 29 93 12 9 25 12 36 22 8 8 12 20 26 14 14-5 17-38 16-52 2 35-4 82-15 114-9 22-19 43-28 64-5 14-8 38-18 47-7-12-7-27-14-40-3-5-15-16-15-21-1-15 26-27 32-41 8-18-3-33-23-28-15 3-25 19-30 32 0-14 7-37 20-45s20 2 32 3z">
          <text:p/>
        </draw:path>
        <draw:path draw:style-name="gr4" draw:text-style-name="P4" draw:layer="layout" svg:width="0.228cm" svg:height="0.27cm" svg:x="11.729cm" svg:y="15.48cm" svg:viewBox="0 0 229 271" svg:d="M221 155c-8 23-25 38-44 51-23 14-37 36-56 54-38 35-74-22-102-48-15-15-23-23-17-46 5-17 10-35 15-51 5-19 15-38 27-54 5-7 14-20 22-26 11-8 19-6 33-9 40-9 89-50 124-6 8 11 5 48 6 61 1 25 0 51-8 74z">
          <text:p/>
        </draw:path>
        <draw:path draw:style-name="gr5" draw:text-style-name="P5" draw:layer="layout" svg:width="0.186cm" svg:height="0.224cm" svg:x="11.737cm" svg:y="15.488cm" svg:viewBox="0 0 187 225" svg:d="M119 61c15-2 35-6 48-14 3-1 23-24 20-25-9-2-13 7-21-1-6-6-5-13 0-19-1 0-2 0-3 0 0-1 0-1 0-2-6 0-11 5-17 7-8 3-17 5-25 7-11 3-24 4-35 8-23 9-46 36-57 58-6 10-10 19-12 30-3 14-7 27-12 39-6 12-7 15-1 26 5 8 11 26 20 30 6-14 4-33 15-44 5 10-2 27-4 37-2 13 4 12 13 19-3-8-2-25 7-29 3 6 12 9 14 14 5 7-7 11-7 20 7 2 14 6 20 1 4-3 4-11 11-15 4-3 9-1 13-3 11-5 3-12 5-20 1-4 6-8 7-12 2-5 2-12 1-17-2-14-14-20-27-21 11 5 15 18 12 30-2 7-7 19-15 20 6 4 19-3 23 3 10 14-24 16-30 15s-9-4-14-7c-10-7-17-14-23-26-5-10-8-26-5-38 4-17 31-10 36-25-8-7-22 5-31 7 4-9 12-17 22-20 12-5 23 1 36 0-9-13-37-3-49 1 2-9 14-15 22-19 14-6 28-13 43-15z">
          <text:p/>
        </draw:path>
        <draw:path draw:style-name="gr4" draw:text-style-name="P4" draw:layer="layout" svg:width="0.289cm" svg:height="0.751cm" svg:x="11.723cm" svg:y="16.667cm" svg:viewBox="0 0 290 752" svg:d="M245 2c9 4 2 15 4 20 6 17 20 19 26 36 7 16 14 46 9 63-3 10-12 21-16 32-6 16-16 36-18 54-1 19 4 41 4 60 0 48-4 96-2 144 2 47-14 95-1 142 6 22 22 38 29 59 8 26 13 55 7 82-4 14-10 38-21 47-14 12-50 1-67 1-34 2-125 35-114-28-4 3-9 1-14 2-7-15-5-48-3-61 2-10 3-21 4-29 1-9 9-17 12-27 7-21 0-43-3-63-8-51-10-104-12-156-3-46-12-89-19-135-4-22-7-37-19-57-11-19-25-37-29-59-3-19-3-47 3-65 4-11 18-41 29-45 4-2 17 3 22 4 9 0 16-1 25-3 16-2 34-6 49-7 20 0 41 5 61 4 15-1 41-23 54-15z">
          <text:p/>
        </draw:path>
        <draw:path draw:style-name="gr5" draw:text-style-name="P5" draw:layer="layout" svg:width="0.244cm" svg:height="0.736cm" svg:x="11.731cm" svg:y="16.679cm" svg:viewBox="0 0 245 737" svg:d="M209 694c-12-3-34-8-45-1 8 2 31 5 13 13-9 5-21 7-31 10-6 1-26 9-32 4-8-6 9-28 13-33 10-11 30-23 46-18-5-14-41-7-52-4 2-6 6-10 8-16 3-9 0-18 1-27 1-8 4-9 10-14 7-7 10-14 12-23 8-27-3-49-6-75-2-23-5-47-8-71-2-21-4-42-6-63-3-45 2-90-3-135-3-22-6-43-9-65-2-13-2-30-9-42-5-9-14-8-24-11-18-7-34-17-47-31 10-2 20 1 30 1 7 0 14-1 21-1-12-6-32-1-42-12 16-2 23-7 36-16 21-14 47-16 71-19 0 1 0 3 0 3 7 2 21-7 27-10 7-3 9-8 14-13s16-12 22-5c11 11-10 29-19 34 5 9 17-4 19-9 3-7 5-17 4-24 14 2 6 36 6 45 7-9 9-30 5-41-5-12-9-3-19-4-5-13-39 6-49 9-13 2-26 5-39 5s-40 4-50-5c9-6 21-3 31-4 13-1 26-3 39-5 21-3 43-13 62-21-11 1-22 4-33 6-17 3-34 2-51 2-24 0-48 3-73 7-5 1-11 2-17 2l-5-2c-8 1-6 7-10 14-2 4-12 12-12 15 0 5 16 13 21 14-6 0-12 0-18 1 5 8 16 12 23 17-11-1-23 4-33-1-2 9-1 22-1 31 0 7-1 10 3 16 4 5 9 9 12 15 7 13 13 27 18 41 5 13 11 24 14 38 9 41 20 80 22 122 2 22 4 43 5 65 2 25-3 50-1 74 1 17 4 33 8 49 5 26 12 51-4 74-5 8-7 11-8 19 0 10-4 19-5 30-2 13-4 39 5 50 5 7 11-1 14 7 2 5-2 12-1 18 2 7 6 11 13 12 12 3 30-2 42-3 24-1 47-5 71-6 7-1 14-2 20-2s20 3 16-7c-5-10-25-21-35-24z">
          <text:p/>
        </draw:path>
        <draw:path draw:style-name="gr5" draw:text-style-name="P5" draw:layer="layout" svg:width="0.018cm" svg:height="0.065cm" svg:x="11.95cm" svg:y="17.28cm" svg:viewBox="0 0 19 66" svg:d="M4 66c14-7 2-19 6-29-8-2 8-30 9-37-10 5-17 22-19 32 10 6 12 21 8 31z">
          <text:p/>
        </draw:path>
        <draw:path draw:style-name="gr4" draw:text-style-name="P4" draw:layer="layout" svg:width="0.209cm" svg:height="0.424cm" svg:x="11.797cm" svg:y="17.354cm" svg:viewBox="0 0 210 425" svg:d="M176 363c2-14-7-36-9-52-5-25 0-51 2-76 2-27 4-53 10-79 6-21 14-41 23-61 7-14 11-26 4-41-20-42-77-59-120-53-37 5-92 42-86 84 2 12 11 26 15 38 7 19 11 39 13 60 4 31 9 62 8 94-1 22-4 37-15 55-11 16-15 21-8 41 6 15 5 31 17 40 17 14 32 8 53 7 15-1 29 4 44 5 30 0 46-36 49-62z">
          <text:p/>
        </draw:path>
        <draw:path draw:style-name="gr5" draw:text-style-name="P5" draw:layer="layout" svg:width="0.072cm" svg:height="0.021cm" svg:x="11.847cm" svg:y="17.751cm" svg:viewBox="0 0 73 22" svg:d="M21 1c-6 1-15 5-12 12-3 1-7 2-9 5 15 3 25-1 39-4 9-2 28 11 34 7 1-1-19-15-21-16-10-4-21-6-31-4z">
          <text:p/>
        </draw:path>
        <draw:path draw:style-name="gr5" draw:text-style-name="P5" draw:layer="layout" svg:width="0.036cm" svg:height="0.025cm" svg:x="11.919cm" svg:y="17.679cm" svg:viewBox="0 0 37 26" svg:d="M19 26c10-3 2-7 4-14 3-6 11-4 14-10-8-5-44 1-36 13 4 5 7 0 9 1 4 2 5 9 9 10z">
          <text:p/>
        </draw:path>
        <draw:path draw:style-name="gr5" draw:text-style-name="P5" draw:layer="layout" svg:width="0.03cm" svg:height="0.024cm" svg:x="11.887cm" svg:y="17.71cm" svg:viewBox="0 0 31 25" svg:d="M29 4c1-1 1-3 0-4-10-1-16 11-25 13 0-1-1-1-1-2 0 5-4 9-3 14 10-2 29-14 31-24z">
          <text:p/>
        </draw:path>
        <draw:path draw:style-name="gr5" draw:text-style-name="P5" draw:layer="layout" svg:width="0.152cm" svg:height="0.394cm" svg:x="11.805cm" svg:y="17.36cm" svg:viewBox="0 0 153 395" svg:d="M47 385c3-1 7-3 8-5 2-2-24 3-25 3 4-9 6-18 5-29-1 2-3 3-4 4-7-6-8-24-2-31 4-5 16-9 19-2-16-5-4 25 8 11-3 7 2 8 8 7 9-3 10-10 12-19 0 7 1 13 0 19 0 6-6 14-4 18 14-3 21-33 14-44 4-3 6-8 6-12 4 1 8-2 10-5-8-8-4-15-2-24 4-12 4-19-1-30-11-20-5-51-6-73-11-3-10-17-9-25 2-16 4-34 3-51-5 2-7-1-7-6 1-4 6-6 9-9 4-5 3-4 3-9 1-7 3-23 0-27-4 7-12 20-21 22-11 2-6-9-5-17 0-6-3-13-2-18 0-9 11-9 18-9 3 0 6 2 9 2 5 0 1 0 5-2 1-1 3-4 5-6 3-1 7-2 10-2 11-2 19 5 29 7 5 1 9-2 13-2-13-5-23-16-37-19-17-4-37-1-53 4-20 7-33 16-46 31-5 5-16 13-17 20 3-1 7-3 10-4 4 3 2 11-1 14-1 1-4 0-6 2v6c0 4-2 2 0 6 1 3 5 6 6 10 6 13 7 25 10 38 6 27 9 54 12 81 3 17 4 34 5 52 1 14 2 24-4 37-3 8-7 15-12 23-3 5-9 12-11 18 0 4 8 25-2 19 2 12 14 21 16 33 2-2 4-6 4-9 0 4 3 7 2 12 7 1 14-6 18-10z">
          <text:p/>
        </draw:path>
        <draw:path draw:style-name="gr4" draw:text-style-name="P4" draw:layer="layout" svg:width="0.201cm" svg:height="0.335cm" svg:x="11.772cm" svg:y="17.747cm" svg:viewBox="0 0 202 336" svg:d="M167 39c-13-14-22-31-39-37-30-9-44 14-66 27-16 9-34 0-50 19-15 17-17 38-2 51 5 4 11 6 17 11 3 4 10 14 14 19 11 20 12 50 12 73 0 5 3 24-5 27-13 4-9-17-18-18-21-5-15 52-12 60 2 6 7 12 9 17 2 2 6 4 7 6 1 3-1 8 0 11 4 11 7 21 19 26 10 5 60 12 55-9 24 8 33-22 41-34 7-8 29-19 9-32 10-10 15-31 8-45-14-26-12 9-25 12-6-39 6-80 23-115 8-16 29-25 35-42 4-12 3-7-2-14 2 3-15-11-13-10-7-4-7-10-17-3z">
          <text:p/>
        </draw:path>
        <draw:path draw:style-name="gr5" draw:text-style-name="P5" draw:layer="layout" svg:width="0.187cm" svg:height="0.096cm" svg:x="11.781cm" svg:y="17.756cm" svg:viewBox="0 0 188 97" svg:d="M185 63c-12 7-7-3-7-7 1-8 0-12-9-16-12-5-20 5-15 17-3 3-5 6-9 7 0-10 10-16 7-26-5-14-26-12-36-6 5-15-55-12-48 7-5-1-8-3-11-5 0 6 5 10 6 16 2 0 3 2 5 2 1 7-1 13 2 20-1 0-4 0-5 0-2-4-1-9-4-13-1 2-3 4-3 7-2-1-6-2-8 0-5 5 0 5 0 9-1 9-3 12-9 19 2-5 2-11-1-16-3 2-5 7-9 9 0-1 0-2 0-2-2 3-2 8-1 12-6-10-3-16-1-27 3 3 7 11 11 8 5-4 0-13 1-18 7 1 10 10 16 0 5-9-1-20-11-20-12-1-27 18-32 28-3 6-4 17-12 18-2-4-2-13-2-17 0-9 1-17 7-24 8-10 22-17 34-18 5-1 12 3 17 1 3-1 7-9 10-12 8-7 22-15 32-16 13-1 23 4 33 11 7 6 16 16 24 20 4 2 8 0 12 2 4 1 6 5 10 8 7 6 15 14 4 22 0-1-1-1-1-2z">
          <text:p/>
        </draw:path>
        <draw:path draw:style-name="gr5" draw:text-style-name="P5" draw:layer="layout" svg:width="0.136cm" svg:height="0.22cm" svg:x="11.79cm" svg:y="17.851cm" svg:viewBox="0 0 137 221" svg:d="M62 17c-10-1-16-7-18-17-3 1-15 11-16 15-2 7 8 16 12 23 5 12 5 23 6 36 2 14 4 30-1 44-3 10-12 15-21 9-7-5-10-26-19-13-12 17 0 56 13 69-4-18 15-29 24-11 6 11-2 4-2 12-1 6 6 5 10 3 0 11 1 17-10 23-5 3-18 9-3 11 7-9 13-18 20-27 3-4 15-22 18-13 12-7 9 25 8 31 11-4 12-17 20-23 9-8 21-15 27-27-5 1-9 8-14 9-2-6 3-11 3-16 1-6-3-9-2-15 2-7 9-8 13-13s4-11 7-16c-16 27-18-10-19-22-3 12-1 33-7 43-5 7-9 3-5 13 3 8 8 14-1 20-6 4-7 2-12-2-3 4-4 8-4 12 7-5 13-2 11 6-3 10-12 17-16 6-1-3 1-5-1-8-2-2-8-2-10-3-7-3-7-4-8-13s-4-18 0-27c2-4 7-8 8-12 0-4-3-12-3-17-4-20-7-39-9-59 0-9-7-24 2-31z">
          <text:p/>
        </draw:path>
        <draw:path draw:style-name="gr4" draw:text-style-name="P4" draw:layer="layout" svg:width="0.522cm" svg:height="0.503cm" svg:x="12.106cm" svg:y="15.469cm" svg:viewBox="0 0 523 504" svg:d="M67 5c-9 4-19 13-23 22-7 15 0 37-6 52-5 13-20 15-27 25-3 4-5 12-6 16-4 8-7 6-4 18 4 17 14 26 27 34 20 12 38 19 60 27 15 5 28 17 41 25 29 19 63 26 91 46 31 24 57 57 85 82 22 20 41 47 41 77s-6 45 24 61c16 9 28 17 46 14 34-6 75-32 94-61 9-15 14-35 13-53-1-26-11-37-29-55-19-17-39-41-61-54-23-13-37-30-55-52-25-32-51-56-81-83-13-12-23-14-36-24-31-20-47-59-74-84-9-8-18-18-28-24-22-14-68-18-92-9z">
          <text:p/>
        </draw:path>
        <draw:path draw:style-name="gr5" draw:text-style-name="P5" draw:layer="layout" svg:width="0.5cm" svg:height="0.492cm" svg:x="12.114cm" svg:y="15.475cm" svg:viewBox="0 0 501 493" svg:d="M484 402c14 0 10-27 17-34-2 7-3 13-3 20 0 4 1 10-2 13-2 3-7 1-9 2-7 6-3 11-8 17-4 6-11 2-12 12-12 3-19-7-26 7-5 8-5 18-10 25-5 6-11 10-15 17 20 7 34-21 54-17-9-1-16 11-23 16-6 5-14 10-23 12-17 4-42 1-57-9-8-5-24-15-25-25-1-4 1-8 1-12 1-7-1-16-2-23-3-14-6-28-13-41-12-22-30-46-50-63s-42-34-63-51c-9-8-20-16-31-23-17-11-36-13-53-25-19-14-43-27-65-35-11-4-24-8-34-14-7-4-27-20-28-27 23 8 35-2 39-26-7 20-48 33-42 1 2-15 18-31 33-35 3 5 2 12 2 18 0-15 1-32 3-47 1-10 2-38 10-46 9-11 29-7 40-7 7 0 13-4 18 0 0 0 6 12 6 14-19 1-37 7-46 27-10 24 9 53-3 76 17 16 39 33 62 36 6-13-17-27-23-37 11 11 24 21 33 35 6 10 8 24 15 34 12 18 33 29 51 42 28 20 55 42 81 65 22 19 43 40 62 61 12 12 21 25 28 40 3 6 6 15 6 22s-5 13-3 17c4 6 19 6 25 5-14-17 1-43 23-38-14 6-18 11-14 25 2 10 8 20 19 16-6-14 22-28 31-20 8-9-5-18-10-25 6-3 21-5 27-2 4 2 2 7 7 7z">
          <text:p/>
        </draw:path>
        <draw:path draw:style-name="gr4" draw:text-style-name="P4" draw:layer="layout" svg:width="0.558cm" svg:height="0.983cm" svg:x="11.82cm" svg:y="15.665cm" svg:viewBox="0 0 559 984" svg:d="M216 28c7 9 13 13 23 19 33 22 31 57 27 93-6 49-5 95 9 142 13 43 36 83 54 123 20 43 39 86 61 128 25 47 51 99 89 136 18 18 33 35 39 61 3 12 1 14 10 19 10 5 13-1 20 9 14 20 10 55 9 78 0 28-1 53-16 78-19 33-46 39-80 54-24 11-55 25-79 10-20-13-29-35-43-52-10-11-32-29-37-43-4-11 2-30 2-42-2-29-1-59-6-88-11-75-33-148-55-221-15-46-40-85-58-129-18-41-35-78-60-115-12-19-29-32-41-49-5-7-6-16-11-23-6-9-15-12-21-20-7-10-9-23-18-33-10-12-14-15-19-28-6-14-25-70-9-80 13-8 44 10 60 8 17-3 41-14 56-23 15-8 24-21 37-32 24-19 40 0 57 20z">
          <text:p/>
        </draw:path>
        <draw:path draw:style-name="gr5" draw:text-style-name="P5" draw:layer="layout" svg:width="0.043cm" svg:height="0.165cm" svg:x="12.328cm" svg:y="16.419cm" svg:viewBox="0 0 44 166" svg:d="M11 0c8 1 14 10 24 11 9 23 10 52 7 76-4 23-11 41-24 61-4 8-9 16-18 18 12-16 24-34 31-53 3-7 13-47-1-50-1 2-2 4-3 6 0-8-11-68-16-69z">
          <text:p/>
        </draw:path>
        <draw:path draw:style-name="gr5" draw:text-style-name="P5" draw:layer="layout" svg:width="0.417cm" svg:height="0.875cm" svg:x="11.905cm" svg:y="15.769cm" svg:viewBox="0 0 418 876" svg:d="M221 665c-1-41-13-81-22-121-11-45-22-90-41-133-9-21-18-43-27-65-8-18-24-31-31-51-4-11-7-22-11-33-8-22-23-43-34-63-11-21-23-42-42-56-10-9-14-14-13-27 2-14 19-25 23-42 9 5 15 9 23 0s8-25 2-34c15-6 35-23 36-40 4 1 7 1 10 2-3 5-5 11-8 17-3 5-8 8-10 11-4 7 1 22 1 30 0 13-3 23 2 35 12 36 29 70 41 106 6 19 14 38 18 57 7 29 11 59 18 88 5 23 13 47 20 70 14 46 30 92 44 138 11 40 25 68 63 90 25 15 73 28 100 11 3 8 0 19 7 24s20-1 28-3c2 20-21 46-38 55-14 8-31 12-45 20 24-22-22-31-38-31-10 0-41 5-40 20 1 13 20 15 29 16-1 5 0 11 3 15 14-5 8 6 12 14 5 9 21 11 31 12 8 2 16 2 21-7 5-11-3-11-9-16 16-2 23 9 33-10-1 4-1 9 1 12 2 0 5 1 7 0-4 7 3 11 9 12-3 8-25 18-34 20-10 3-28-1-32 11-5 20 28 40 44 40-17 0-30 15-47 17s-30-4-41-18c-12-16-17-35-31-50-9-9-31-15-33-28 12 3 19 8 28 17 6 7 20 29 31 27 28-4-14-37-22-41-11-5-25-6-35-14 7-9 0-16 1-26 1-15 2-30 0-44-1-11-1-22-2-34z">
          <text:p/>
        </draw:path>
        <draw:path draw:style-name="gr5" draw:text-style-name="P5" draw:layer="layout" svg:width="0.072cm" svg:height="0.059cm" svg:x="11.995cm" svg:y="15.714cm" svg:viewBox="0 0 73 60" svg:d="M58 27c-11-29-43 52-35 20-3-5-9-5-14-4 0-6-2-11-9-11 11-6 24-16 26-29 5 3 18 6 19-3 7-1 17 9 22 16 9 14 6 28 5 44 0-6-1-29-12-31z">
          <text:p/>
        </draw:path>
        <draw:path draw:style-name="gr5" draw:text-style-name="P5" draw:layer="layout" svg:width="0.168cm" svg:height="0.187cm" svg:x="11.833cm" svg:y="15.671cm" svg:viewBox="0 0 169 188" svg:d="M169 4c0-2 0-3-2-4-1 0-2 1-3 1 11 6-22 47-2 62-10 19-30 46-47 57 1-7 4-16-2-22 17-19 32-54 35-79-16 16-21 36-31 55-9-1-16 10-23 13-11 5-22-3-33 3 1 9 12 13 16 21 4 7 7 25 6 33-3 16-31 23-27 44-12-3-12-10-17-19-7-12-20-16-28-27-14-19-13-51-6-74 4-11 7-11 19-8 11 3 21 4 32 3 17-1 33-6 46-16 6-4 9-10 14-15 7-6 16-9 23-14 6-5 17-18 26-15z">
          <text:p/>
        </draw:path>
        <draw:path draw:style-name="gr11" draw:text-style-name="P4" draw:layer="layout" svg:width="0.312cm" svg:height="0.935cm" svg:x="10.997cm" svg:y="15.687cm" svg:viewBox="0 0 313 936" svg:d="M196 4c-12 0-29-7-40 0-9 6-12 25-20 33s-19 10-26 19c-21 26-4 52-6 80-1 13-9 21-12 33-3 13 0 30 0 44 0 47-1 96-12 142-7 31-13 52-11 83 2 46-16 97-26 142s-21 89-32 134c-6 23-16 44-9 67 7 21 16 41 20 64 4 20 0 42 8 62 26-1 50 23 76 27 39 7 74-14 102-37 23-18 45-42 38-72-7-29-35-44-42-71-12-41 1-94 2-137 2-51 5-103 13-154 10-61 15-123 25-185 7-41 10-86 32-122 21-34 43-52 35-95-4-22-23-40-33-60-2-4-76 3-82 3z">
          <text:p/>
        </draw:path>
        <draw:path draw:style-name="gr5" draw:text-style-name="P5" draw:layer="layout" svg:width="0.054cm" svg:height="0.084cm" svg:x="11.166cm" svg:y="16.477cm" svg:viewBox="0 0 55 85" svg:d="M20 81c4-7 7-14 12-20-4-5 3-11 9-13-13-2-1-11 5-15 1 2 4 3 5 5 12-10-7-20-8-31 0 5 0 10 0 15-1-1-15-37-15-15 0 7 14 1 8 14-3 5-14 6-20 6 0-1 1-2 1-3-7 1-12 5-17 9 9 4 14 9 11 19 2-10 9-12 17-10 2 10-2 24-14 24 2 6 2 13 4 19 5 0 4-2 6-5z">
          <text:p/>
        </draw:path>
        <draw:path draw:style-name="gr5" draw:text-style-name="P5" draw:layer="layout" svg:width="0.279cm" svg:height="0.916cm" svg:x="11.003cm" svg:y="15.698cm" svg:viewBox="0 0 280 917" svg:d="M134 786c-2 0-6-3-8-3 1-3 1-6 2-8-13 5-12-8-12-16-4 3-8 7-13 9 1-21 10-41 15-61 7-29 11-62 8-92-2-27-3-55-5-83-1-27-11-68 2-93 20 29 9 71 25 100 6-1 7-6 10-11 5-11 4-24 5-35 9-70 18-139 26-210 4-40 17-75 25-113 6 4 7 14 16 10-1 8-8 15-7 23 9-7 9-10 12-20 3-8 6-22 17-20 10-20 18-39 28-60-16-17-4-47-9-67-2-10-24-20-19-30-11-5-34-1-48-2-9 0-17-3-26-4-8-1-14 2-22 2-9 24-29 34-42 54-13 21-11 41-2 63 4-10 4-22 7-33-8-5-9-20 2-22 3 4 5 8 8 11 19-12 26-67 58-51-29 22-49 63-44 99 1 6 6 20 2 25-7 9-18-6-25-10-13-7-6-6-14 8-7 14-11 17-11 33 0 27-1 53-2 80-1 51-19 98-21 148-3 56-15 107-24 161-3 16-5 32-7 48-4 27-13 53-22 79-6 18-21 41-19 61 2 13 12 27 16 40 6 19 8 40 10 60 1 13 0 22 8 31 11 12 26 13 39 15 15 3 28 21 43 13-4 2-19-20-21-23-5-11-5-25-3-37 6-26 24-50 42-69z">
          <text:p/>
        </draw:path>
        <draw:path draw:style-name="gr11" draw:text-style-name="P4" draw:layer="layout" svg:width="0.276cm" svg:height="1cm" svg:x="11.279cm" svg:y="15.719cm" svg:viewBox="0 0 277 1001" svg:d="M41 192c8 21 16 40 23 61 11 37 2 76-1 114-7 96-22 192-25 288 0 19-1 38-6 56-2 11-56 139-19 127 11 43 4 85 31 122 24 34 57 46 97 39 39-7 65-17 92-47 37-43 63-135 26-185-16-21-25-30-31-57-21-93-31-196-31-290 0-30 4-62 12-90 5-19 16-33 23-51 9-23 4-49 12-72 7-18 18-39 29-52-5-27 5-43-11-70-6-11-17-27-19-37s-1-24-4-35c-12-2-24 1-35-3-10-3-12-10-25-10-14 0-30 12-43 16-16 4-31 5-47 4-13-1-24-1-36 2-19 4-20 4-23 22-2 18 5 36-1 54-8 31 1 63 12 94z">
          <text:p/>
        </draw:path>
        <draw:path draw:style-name="gr5" draw:text-style-name="P5" draw:layer="layout" svg:width="0.256cm" svg:height="0.971cm" svg:x="11.287cm" svg:y="15.731cm" svg:viewBox="0 0 257 972" svg:d="M180 12c-5-17-18-4-30-12-15 13-48 26-69 22-12-3-23-9-36-4-13 6-6 16 1 6 0 4-1 9-2 13 7-4 21-17 30-13 12 5 3 21-3 28 12 8 14-8 22-12 4 4 2 11 3 16 6-2 9-8 14-12 4-3 11-3 15-7 10-10 9-26 28-28 1 13-7 35-18 45-10 10-27 10-39 20-7 7-19 29-31 29-15 1-4-19-10-29-3 3-7 4-9 5-3-10-9-28-17-35-1 11 2 23 2 33s-2 20-2 30c-1 18 6 36 11 52 12 35 34 75 31 112 2-5 4-11 7-15-2 3 1 16 1 20 0 10 0 20-1 30-1 21-4 42-5 63-1 11 3 54-7 59-2-8-3-19-5-26-11 25-5 57-7 83-1 18-7 36-9 54-1 16 0 32-1 48-2 26-5 52-9 78-3 28-9 57-17 84-5 17-21 45-18 62 1-1 3-3 3-4 13 36 14 76 27 113 10 30 56 74 85 39-12-4-25 0-37-12s-7-27-6-44c1-11 4-7-5-13-1-1-9-4-12-6-7-4-30-22-17-29-5-6-13-4-18-11 2 4-2-13-2-10-1-5-4-8-3-14 2-10 9-13 17-9 1 1 1 7 2 9 2 1 8 2 9 3-1-8-6-19-2-28 3-6 18-19 24-20 22-3 1 20 12 30 9-5 18-11 27-16-1 11-25 40-13 47-4 6-14 15-20 19 0-2-2-5-2-7-6 3-8-2-14-4 0 2-1 9-1 10 3 5 4 1 7 3 5 4 15 0 8 13 7-2 8-11 15-14 17-10 15 1 15 12 1 0 2 0 3-1-4 8-16 18-8 27 11-6 9-24 26-24-3 12-6 28 1 40-2-10 7-23 16-25 3 11 6 21 14 30-12-21 0-47 11-66 12-19 35-32 45-50-12-10-7-27-17-38 0 3-3 6-4 8-5-5-5-11-7-17-2 12-3 26-9 38-7-10-21-5-31-4-3-15-13-26-16-40-2-15 4-26 10-35 1-2-1-5 0-7s6-3 6-3c3-5 3-6 4-13 2-15 10-29 6-43-20 15-26-43-28-53-5-36-14-71-21-107-13-73-20-150 2-223 7-24 16-47 23-72 8-24 11-49 18-73 4-16 8-36 13-50 4-8 2-10 12-5 14 7 17 21 21 35 2 6 2 11 10 11 4 10 0 17 13 21 15 5 11-6 19-13 10 6 10 25 7 35-7-5-5 3-10 4-10 0-15-6-23 2-6 7-7 28-7 37 0 33 5 75-7 106-1 0-2 0-3 0 1 12 1 24 2 37-1-9 14-31 17-41 4-16 12-32 11-49 1 11-7 21-12 30 0 0-3-14-3-16 0-8-1-15 0-23 1-14 4-28 7-41 2-8 28-55 31-27 19-24 19-51 10-80-6-17-20-25-22-45-2-18 2-23-18-30 10 4 15 62 17 73 3 18-7 30-25 14-13-12-11-28-12-44-2-15-5-32-11-46z">
          <text:p/>
        </draw:path>
        <draw:path draw:style-name="gr4" draw:text-style-name="P4" draw:layer="layout" svg:width="0.351cm" svg:height="1.04cm" svg:x="11.608cm" svg:y="15.689cm" svg:viewBox="0 0 352 1041" svg:d="M89 404c11 59 22 122 26 182 6 75 5 150-2 225-2 20-9 35-14 54-6 23 16 66 23 88 11 31 27 59 56 77 44 25 110 3 143-33 11-12 20-28 24-43 9-30 10-70 2-99 14-8-26-40-32-50-20-36-36-79-51-118-23-63-19-131-35-194-15-63-18-134-8-197 2-18 3-37 6-54 2-11 8-18 8-30 0-19-7-43-13-62-7-26-6-29 3-52 9-22-1-37-14-60-10-18-22-39-45-38-20 1-30 16-43 29-24 25-52 41-84 50-7 2-34 2-37 7-5 5 3 27 3 35 1 25 12 43 12 69 0 11 2 26 7 36 7 12 17 18 21 33 4 12 0 26 5 39 7 19 26 34 32 54 5 15 4 36 7 52z">
          <text:p/>
        </draw:path>
        <draw:path draw:style-name="gr5" draw:text-style-name="P5" draw:layer="layout" svg:width="0.024cm" svg:height="0.092cm" svg:x="11.927cm" svg:y="16.547cm" svg:viewBox="0 0 25 93" svg:d="M6 35c1-2 3-3 4-3 9 12 0 31-2 44-2 0-4 1-6 1-1 8-1 17 10 16 7-17 15-33 11-52-2-6-7-13-6-20 1-6 7-13 8-21-8 10-17 24-25 34 2 0 5 0 7-1z">
          <text:p/>
        </draw:path>
        <draw:path draw:style-name="gr5" draw:text-style-name="P5" draw:layer="layout" svg:width="0.082cm" svg:height="0.18cm" svg:x="11.849cm" svg:y="16.485cm" svg:viewBox="0 0 83 181" svg:d="M41 129c-2 9-6 26 2 34-9 7-19 14-30 18 5-8 14-16 12-27-2-16-18-23-25-35 13-1 12-7 10-18-2-17-4-35-1-52 7 8 22 5 26-4 5-10-6-34-8-45 0 3 10 10 12 14 4 5 8 12 12 17 8 10 17 22 31 19 5 13-11 26-18 34-10 13-19 29-23 45z">
          <text:p/>
        </draw:path>
        <draw:path draw:style-name="gr5" draw:text-style-name="P5" draw:layer="layout" svg:width="0.274cm" svg:height="1.028cm" svg:x="11.607cm" svg:y="15.693cm" svg:viewBox="0 0 275 1029" svg:d="M211 1008c-1-1 0-11-1-14-6-21-38-37-54-51 18-1 4-18 0-26-7-18-24-55-15-75 2-4 7-10 11-13 8-5 12-2 20-4 7-1 4 1 9-5 4-6 9-19 9-27-29 4-26-16-29-39-4-30-12-60-17-90-7-42-7-79-4-121 1-10-1-13-3-21-6-19-4-44-5-65 0-26 0-47-8-72-7-22-10-45-12-68-1-11 0-23-4-34-8 10-26 12-31-3-1-4 3-11 3-15-1-5-5-6-2-10 6 3 5 12 9 14 7 3 17-7 16-13-6 3-11 9-19 9 0-4-2-8-6-8 1-4 3-8 2-12-8 2-9-12-6-17-13-9-35 8-32-18-22 5 4-50 4-58 0-6-3-22-9-26-9-7-16 2-24 5-2-8 4-18-2-25 5-5 10-2 16-3 9-1 15-5 22-10 15-10 31-20 49-23 1 11-14 33-19 42-6 12-16 25-17 39 8-5 12-13 20-17 11-4 24-3 21 12 4-11 13-24 22-31-1 1 0 4 0 6 8 2 16-15 21-21 2 19-10 40-24 52-13 11-35 28-31 48 3 2 5 3 8 6 6-21 15-40 26-58 10-14 15-18 25-4 12 15 3 24-3 41s5 19 17 27c6-7 3-16 4-25 1-6 5-14 3-21-1-6-8-12-10-20-1-7-2-16-2-23 0-10 1-15-2-24-4-14-12-28-12-42 0-13 7-35 14-44 3-3 12-8 7-12-6-5-19 12-22 15-15 16-28 35-48 45-29 15-64 30-96 33 4 14 5 27 12 40 5 11 13 19 14 31 4 28-2 50 20 73 8 9 14 18 13 30s-4 22 3 33c6 10 16 19 21 30 9 19 12 46 14 67 4 30 12 61 16 91 5 42 13 83 16 125 3 53 4 107-6 159-4 22-3 46-10 68-3 11-9 22-8 33 0 10 6 17 12 25 7 8 8 17 14 25 3 5 9 8 13 13 11 15 19 38 21 56-7-16-15-32-25-47-4-7-12-24-21-23 1 9 4 24 7 32 4 10 15 19 20 29 9 16 20 29 36 39 15 9 33 6 49 3 14-4 35-3 44-15-13 3-55 12-64-3z">
          <text:p/>
        </draw:path>
        <draw:path draw:style-name="gr4" draw:text-style-name="P4" draw:layer="layout" svg:width="2.584cm" svg:height="7.259cm" svg:x="4.707cm" svg:y="14.034cm" svg:viewBox="0 0 2585 7260" svg:d="M1106 6842c15 99 49 197 111 274 57 70 121 30 200 24 90-6 167-64 260-72 131-11 257 18 371 77 90 47 191 78 290 80-13 73 90 9 110-12 52-55 74-115 105-180 19-39 35-65 32-110-3-46-7-93-11-139-3-42-13-82-7-124 3-25 8-51 2-75-7-24-25-42-39-62-39-54-77-109-110-166-69-116-126-238-182-360-65-141-121-281-173-426-33-90-58-177-83-269-73-262-180-512-250-776-74-276-127-558-190-838-57-253-157-494-245-739-47-131-81-267-131-399-28-73-52-146-72-222-27-106-33-211-55-318-26-127-74-250-118-373-20-55-36-110-57-165-32-86-29-154-31-242-19 43-19 96-8 145 20 92 57 192 94 280 19-44 11-91 20-144 9-49 26-100 48-145 9-18 38-49 42-66 12-53-46-76-73-112-59-79-80-216-22-300 49-71 109-154 193-189 81-35 197-37 254-109 161-204-14-363-169-499-89-79-218-127-334-59-125 74-49 250 15 334-38-75-78-114-82-202-6-2-12-3-18-5-39 70-59 158-120 219-70 71-195 134-299 123 35 4 140-9 151-53 6-23-29-72-29-101-81-27-198-48-273 5-37 27-42 62-60 98-20 40-53 70-83 99 38 50 8 150-11 204-28 78-90 132-62 220 31 93 114 156 160 240 134 245 209 516 288 786 76 261 157 522 207 789 23 126 22 248 61 371 40 125 99 243 147 364 66 169 114 341 163 514 50 179 74 362 125 541 26 94 39 188 68 281 33 108 75 215 87 329 12 126 18 253 21 380 2 89-20 173-24 260-4 102-3 201-14 304-7 71-21 135-54 200-31 62-74 103-119 154-38 45-28 110-29 173-1 58 2 121 12 183z">
          <text:p/>
        </draw:path>
        <draw:path draw:style-name="gr5" draw:text-style-name="P5" draw:layer="layout" svg:width="1.41cm" svg:height="2.102cm" svg:x="5.829cm" svg:y="19.114cm" svg:viewBox="0 0 1411 2103" svg:d="M1264 1995c-10 38-24 74-45 108-47-29-103-16-148-34-56-22-90-58-133-74-113-43-204-33-323-22 14-12 32-38 49-52-199 44-165-258-84-346 129-142 192 68 314 126 94-199-194-383-318-497-67-61-137-183-223-216-21 43 23 114 16 165-9 74-73 133-108 197-30 52-68 140-53 200 12 49 37 42 79 59-94 95-88 251 30 320 73 43 139 59 218 44 77-14 144-6 219 21-101-23-196-6-297 13-74 13-151 48-228 44-84-4-111-32-151-99-66-108-87-250-75-373 14-148 115-241 164-376 22-60 22-130 37-193 34-143 41-281 44-428 2-91 10-182 12-272 3-103-34-208-44-310 9 93 38 187 53 280 14 90 49 175 67 265 16 79 20 138 73 206 53 67 121 131 186 187 62 52 189 112 219 175 37 77 4 178 63 248 80 95 225 262 346 304 49-77-31-127-20-213 8-60 103-118 81-168-231-121-379-639-462-872 149 303 338 584 508 876-14-17-32-35-45-50 33 70 92 138 115 211 38 121-34 195-76 303-30 78-37 163-60 243z">
          <text:p/>
        </draw:path>
        <draw:path draw:style-name="gr5" draw:text-style-name="P5" draw:layer="layout" svg:width="1.979cm" svg:height="5.766cm" svg:x="4.732cm" svg:y="14.352cm" svg:viewBox="0 0 1980 5767" svg:d="M502 971c26 83 60 165 108 251 39-57 33-129 53-191 8 150-16 293 3 447 18 144 87 260 127 392 81 269 118 550 207 820 160 482 293 972 443 1457 86 280 185 557 267 839 71 246 140 563 270 781-315-736-616-1486-817-2259-128-491-247-1000-424-1478-91-246-138-670-340-853-19 135 81 282 89 409-8-118-173-301-206-430-16-65-23-112-60-172-51-82-106-163-165-241-47-62-72-104-47-184 21-66 64-122 79-186 13-59 5-118 40-171 39-58 118-128 185-153 67-26 112 35 154 82-45-21-223-69-222 26s272 41 323 17c50-24 89-54 131-88 31-26 88-44 96-86 24 19 33 48 50 73 46 71 101 95 179 126 28 10 54 17 83 23 39 8 91 6 127 24-70 24-181 45-218 114 12-22 68-49 58-83-8-30-59-32-85-30-8 1-95 37-74 45-60-23-68-86-143-102-62-12-97 2-140 30 0 0-16 19-20 23-6 4-20-1-27 4-13 9-33 20-38 33-41 96 66 199 154 228 85 27 90-31 140-71 25 42-7 135-9 184-2 88 3 136 46 217 17 32 74 88 82 117 17 63-92 145-89 223-25-58-35-112-41-174-4-46 4-94 2-141 1 13-32 48-38 62-9 23-15 46-17 70-4 51 13 98 25 147 10 45 13 82 35 123 27 51 60 99 81 154 25 66 45 139 64 209 17 62 20 116 21 180 1 40 12 85-1 122-69-261-163-513-241-772-19-64-33-131-49-195-17-70 8-142 9-212 2-54 29-182-16-224-24-22-70-33-98-52-54-37-66-82-92-135-11-22-17-70-30-87-64-84-345-18-289 104 35 75 106 103 161 159 81 82 63 85 80 177 18 99 37 189 64 278z">
          <text:p/>
        </draw:path>
        <draw:path draw:style-name="gr6" draw:text-style-name="P6" draw:layer="layout" svg:width="0.67cm" svg:height="0.674cm" svg:x="5.519cm" svg:y="14.007cm" svg:viewBox="0 0 671 675" svg:d="M395 11c240 50 359 385 211 572-37 46-101 62-150 92 22-14 49-22 52-54 4-46-17-33-50-43-73-22-148-37-221-59-87-24-117-42-167-115-29-44-45-82-59-133-43-154 42-253 200-268 57-5 123-5 184 8z">
          <text:p/>
        </draw:path>
        <draw:path draw:style-name="gr3" draw:text-style-name="P3" draw:layer="layout" svg:width="0.282cm" svg:height="0.288cm" svg:x="5.439cm" svg:y="14.264cm" svg:viewBox="0 0 283 289" svg:d="M73 0c13 67 30 142 77 196 34 40 91 64 133 93-95-48-156-112-232-179-11 20-31 37-51 52-2-30 21-42 34-66 14-26 13-76 39-90z">
          <text:p/>
        </draw:path>
        <draw:path draw:style-name="gr3" draw:text-style-name="P3" draw:layer="layout" svg:width="0.074cm" svg:height="0.137cm" svg:x="5.137cm" svg:y="14.391cm" svg:viewBox="0 0 75 138" svg:d="M16 0c30 11 75 79 54 112-12 18-50 21-70 26 38-28 59-77 22-119z">
          <text:p/>
        </draw:path>
        <draw:path draw:style-name="gr3" draw:text-style-name="P3" draw:layer="layout" svg:width="0.082cm" svg:height="0.357cm" svg:x="5.544cm" svg:y="15.154cm" svg:viewBox="0 0 83 358" svg:d="M30 30c-4-9-6-20-9-30 16 14 51 42 59 62 12 33-15 59-25 93-22 70-3 135-13 203-25-111-78-241-5-346z">
          <text:p/>
        </draw:path>
        <draw:path draw:style-name="gr3" draw:text-style-name="P3" draw:layer="layout" svg:width="0.222cm" svg:height="0.536cm" svg:x="4.72cm" svg:y="14.767cm" svg:viewBox="0 0 223 537" svg:d="M88 0c12 39 39 73 54 110-36-19-76 17-96 41-37 45-22 66 11 110 23 32 61 57 82 87 36 52 66 131 84 189-43-82-110-160-161-239-19-30-52-66-60-100-18-77 84-118 86-192z">
          <text:p/>
        </draw:path>
        <draw:path draw:style-name="gr3" draw:text-style-name="P3" draw:layer="layout" svg:width="1.388cm" svg:height="1.475cm" svg:x="5.844cm" svg:y="19.671cm" svg:viewBox="0 0 1389 1476" svg:d="M941 1420c143-8 312 143 416-49 73-136 4-365-39-498-78 105-33 295-159 342-238 87-368-298-541-272-88 13-122 207-111 270 37-124 96-168 221-134 64 18 307 190 315 251 23 198-537 52-658 53-193 3-259-155-248-344-160-67 61-261 99-351 94-224 39-443 38-688-19 209-10 424-78 626-71 212-241 370-185 610 20 84 253 374 282 166z">
          <text:p/>
        </draw:path>
        <draw:path draw:style-name="gr3" draw:text-style-name="P3" draw:layer="layout" svg:width="0.539cm" svg:height="0.551cm" svg:x="6.568cm" svg:y="20.458cm" svg:viewBox="0 0 540 552" svg:d="M463 373c41 49 63 119 77 179-141-213-387-346-540-552 101 88 208 171 318 249 57 40 142 128 195 150z">
          <text:p/>
        </draw:path>
        <draw:path draw:style-name="gr6" draw:text-style-name="P6" draw:layer="layout" svg:width="0.527cm" svg:height="0.675cm" svg:x="5.9cm" svg:y="20.601cm" svg:viewBox="0 0 528 676" svg:d="M39 571c-3-4-5-7-7-11-110-187 81-762 335-487 59 64 75 224 122 307 181 323-322 373-450 191z">
          <text:p/>
        </draw:path>
        <draw:path draw:style-name="gr6" draw:text-style-name="P6" draw:layer="layout" svg:width="0.544cm" svg:height="0.744cm" svg:x="6.657cm" svg:y="20.633cm" svg:viewBox="0 0 545 745" svg:d="M318 17c176 87 77 477 227 592-148 326-581-1-543-262 16-112 99-364 259-346 22 2 41 8 57 16z">
          <text:p/>
        </draw:path>
        <draw:path draw:style-name="gr3" draw:text-style-name="P3" draw:layer="layout" svg:width="0.363cm" svg:height="0.674cm" svg:x="6.707cm" svg:y="19.69cm" svg:viewBox="0 0 364 675" svg:d="M345 671c-228 57-282-542-345-671 23 103 108 469 247 449 4-54-14-104-37-153 34 117 136 264 154 357z">
          <text:p/>
        </draw:path>
        <draw:path draw:style-name="gr3" draw:text-style-name="P3" draw:layer="layout" svg:width="0.126cm" svg:height="0.524cm" svg:x="5.375cm" svg:y="14.884cm" svg:viewBox="0 0 127 525" svg:d="M0 0c8 74 55 113 127 108-63 125-103 275-89 417 7-166-42-319-19-488z">
          <text:p/>
        </draw:path>
        <draw:path draw:style-name="gr3" draw:text-style-name="P3" draw:layer="layout" svg:width="0.476cm" svg:height="1.802cm" svg:x="5.375cm" svg:y="15.706cm" svg:viewBox="0 0 477 1803" svg:d="M0 18c144 265 112 598 207 879 101 299 251 586 270 906-56-287-126-556-206-835-42-144-63-308-94-456-17-83-26-186-58-260-37-88-114-149-119-252z">
          <text:p/>
        </draw:path>
        <draw:path draw:style-name="gr4" draw:text-style-name="P4" draw:layer="layout" svg:width="2.585cm" svg:height="7.258cm" svg:x="7.8cm" svg:y="14.023cm" svg:viewBox="0 0 2586 7259" svg:d="M1480 6842c-16 99-50 198-112 274-56 70-121 30-200 24-90-6-166-64-260-72-130-11-256 18-371 77-89 47-190 78-290 80 13 73-89 9-109-12-52-55-74-115-106-180-18-39-35-65-32-110 4-46 7-93 11-139 4-42 13-82 8-124-4-25-9-51-2-75 6-24 25-42 39-62 38-54 76-109 110-166 68-116 125-238 181-360 65-141 121-281 174-426 32-90 57-177 82-269 73-262 180-512 251-776 73-276 126-558 189-838 57-253 158-494 246-739 47-131 80-267 131-399 28-73 51-146 71-222 28-106 33-210 55-317 27-128 74-251 119-374 19-55 36-110 56-165 32-86 30-154 31-242 20 43 20 96 9 145-21 92-58 192-94 280-19-44-12-91-21-144-9-49-26-101-48-145-9-19-37-49-41-66-13-53 46-76 73-113 58-79 79-215 22-299-49-72-110-154-194-189-81-35-197-37-254-109-161-204 14-363 169-499 90-78 218-127 334-59 126 74 50 250-15 334 38-75 78-114 82-201 6-3 13-4 19-6 38 70 59 158 120 219 70 71 194 134 299 123-35 4-140-9-152-53-6-23 29-71 30-101 81-27 197-48 273 5 36 27 42 62 59 98 20 40 53 70 83 99-38 50-7 150 12 204 27 78 90 132 61 220-30 93-114 156-160 240-133 245-209 516-287 786-77 261-158 522-208 789-23 125-22 248-61 371-40 125-98 243-146 364-67 169-114 341-163 514-51 179-74 362-125 541-27 94-40 188-69 281-33 108-75 215-86 329-13 126-19 253-22 380-2 89 21 173 24 260 4 102 4 201 14 304 7 71 22 135 54 200 31 62 75 103 119 154 38 45 28 110 29 173 2 58-1 121-11 183z">
          <text:p/>
        </draw:path>
        <draw:path draw:style-name="gr5" draw:text-style-name="P5" draw:layer="layout" svg:width="1.41cm" svg:height="2.102cm" svg:x="7.853cm" svg:y="19.103cm" svg:viewBox="0 0 1411 2103" svg:d="M146 1995c11 37 24 74 46 108 46-29 102-16 148-34 55-22 89-58 132-74 113-44 204-33 323-22-14-12-31-38-49-52 199 44 165-258 85-346-130-142-193 69-315 126-94-199 194-384 319-497 67-61 137-183 223-216 21 43-23 114-17 165 9 74 73 133 109 197 29 52 68 140 53 200-13 49-37 42-79 59 93 95 87 251-31 320-72 43-138 59-217 44-78-14-145-6-220 21 102-23 197-6 297 13 75 13 152 47 228 44 84-4 111-32 152-99 65-108 87-250 75-373-15-148-116-241-165-376-21-60-21-130-36-193-35-143-41-281-44-428-2-91-10-182-13-273-3-102 35-207 45-309-10 93-39 187-53 280-15 90-50 175-68 265-16 79-20 138-73 206-52 67-121 131-186 187-62 52-188 112-219 174-37 78-4 179-62 249-81 95-225 262-347 304-48-77 31-127 20-213-7-60-103-118-80-168 231-121 379-639 462-872-149 303-339 584-509 876 14-17 32-35 46-50-33 70-92 138-115 211-38 121 34 195 76 303 30 78 37 163 59 243z">
          <text:p/>
        </draw:path>
        <draw:path draw:style-name="gr5" draw:text-style-name="P5" draw:layer="layout" svg:width="1.978cm" svg:height="5.766cm" svg:x="8.381cm" svg:y="14.341cm" svg:viewBox="0 0 1979 5767" svg:d="M1477 971c-25 83-59 165-107 251-39-56-34-129-54-191-7 150 17 293-2 447-18 144-87 260-127 392-82 269-118 550-207 820-161 482-294 972-443 1457-86 280-185 557-267 839-72 246-140 563-270 781 314-736 616-1486 817-2259 128-491 247-1000 424-1478 91-246 137-670 340-853 19 135-81 282-89 409 8-118 172-301 206-430 16-64 23-112 60-172 51-82 106-163 165-241 47-62 72-104 46-184-21-66-64-122-78-186-14-59-5-118-41-171-39-58-118-128-184-153-67-26-112 35-154 82 44-21 223-69 222 26s-272 41-323 17-90-54-132-88c-31-26-87-44-96-86-24 19-33 48-49 73-46 71-101 95-180 126-27 10-53 17-82 23-40 8-91 6-127 24 70 24 181 45 218 114-13-22-68-48-59-83 9-30 60-32 85-30 9 1 95 37 75 45 60-23 67-86 143-102 61-12 97 2 140 30 0 0 15 20 19 23 6 4 20-1 28 4 12 9 32 20 38 33 40 96-67 199-155 228-84 27-89-30-140-71-24 42 8 135 9 184 3 88-2 136-46 217-17 32-74 88-82 117-17 63 92 145 89 223 26-58 35-112 41-174 4-46-4-94-2-141 0 13 32 48 38 62 10 23 15 46 17 70 4 51-12 98-24 147-11 45-14 82-35 123-27 51-61 99-81 154-25 66-45 139-64 209-17 63-20 116-21 181-1 39-13 84 0 121 70-261 164-513 241-772 19-64 33-131 50-195 17-70-9-142-10-212-1-54-29-182 17-224 23-22 70-33 98-52 53-37 66-82 92-135 11-22 16-70 29-87 64-84 346-18 289 104-35 75-105 103-161 159-80 82-62 85-79 177-18 99-37 189-65 278z">
          <text:p/>
        </draw:path>
        <draw:path draw:style-name="gr6" draw:text-style-name="P6" draw:layer="layout" svg:width="0.67cm" svg:height="0.674cm" svg:x="8.903cm" svg:y="13.996cm" svg:viewBox="0 0 671 675" svg:d="M276 11c-240 50-359 385-211 572 37 46 101 62 150 92-22-14-49-22-52-54-4-46 17-33 50-43 73-22 148-37 221-59 86-24 117-42 167-115 29-44 45-82 59-133 42-154-42-253-200-268-57-5-123-5-184 8z">
          <text:p/>
        </draw:path>
        <draw:path draw:style-name="gr3" draw:text-style-name="P3" draw:layer="layout" svg:width="0.282cm" svg:height="0.288cm" svg:x="9.371cm" svg:y="14.253cm" svg:viewBox="0 0 283 289" svg:d="M210 0c-13 67-30 142-77 196-34 40-91 63-133 93 95-48 156-112 232-179 11 19 31 37 51 52 2-30-21-42-34-66-14-26-13-77-39-90z">
          <text:p/>
        </draw:path>
        <draw:path draw:style-name="gr3" draw:text-style-name="P3" draw:layer="layout" svg:width="0.075cm" svg:height="0.137cm" svg:x="9.88cm" svg:y="14.38cm" svg:viewBox="0 0 76 138" svg:d="M60 0c-30 11-76 79-55 112 12 17 51 21 71 26-38-28-59-77-22-119z">
          <text:p/>
        </draw:path>
        <draw:path draw:style-name="gr3" draw:text-style-name="P3" draw:layer="layout" svg:width="0.082cm" svg:height="0.357cm" svg:x="9.467cm" svg:y="15.143cm" svg:viewBox="0 0 83 358" svg:d="M53 30c3-9 5-20 9-30-16 14-52 42-59 62-12 33 15 59 25 93 22 70 3 135 12 203 26-111 79-241 6-346z">
          <text:p/>
        </draw:path>
        <draw:path draw:style-name="gr3" draw:text-style-name="P3" draw:layer="layout" svg:width="0.222cm" svg:height="0.536cm" svg:x="10.149cm" svg:y="14.756cm" svg:viewBox="0 0 223 537" svg:d="M135 0c-12 39-39 73-54 110 36-19 76 17 96 41 37 45 22 66-11 110-23 32-61 57-82 87-36 52-66 131-84 189 43-82 110-160 161-239 19-30 52-66 60-100 18-77-84-118-86-192z">
          <text:p/>
        </draw:path>
        <draw:path draw:style-name="gr3" draw:text-style-name="P3" draw:layer="layout" svg:width="1.388cm" svg:height="1.475cm" svg:x="7.86cm" svg:y="19.66cm" svg:viewBox="0 0 1389 1476" svg:d="M447 1420c-142-8-311 143-415-49-73-136-4-365 38-498 79 105 34 296 160 342 238 87 368-298 541-272 88 13 122 207 111 270-37-124-96-168-221-134-64 18-308 190-315 251-24 198 537 52 658 53 193 3 258-155 247-344 161-67-60-260-98-351-94-224-40-443-38-688 19 209 10 424 78 626 71 212 241 371 185 610-20 84-253 374-282 166z">
          <text:p/>
        </draw:path>
        <draw:path draw:style-name="gr3" draw:text-style-name="P3" draw:layer="layout" svg:width="0.539cm" svg:height="0.551cm" svg:x="7.984cm" svg:y="20.447cm" svg:viewBox="0 0 540 552" svg:d="M78 374c-41 48-64 118-78 178 142-213 388-346 540-552-101 88-208 171-318 249-57 40-141 128-194 150z">
          <text:p/>
        </draw:path>
        <draw:path draw:style-name="gr6" draw:text-style-name="P6" draw:layer="layout" svg:width="0.527cm" svg:height="0.675cm" svg:x="8.665cm" svg:y="20.59cm" svg:viewBox="0 0 528 676" svg:d="M489 571c3-3 5-7 7-11 110-187-81-762-335-487-59 65-76 224-122 307-181 323 322 373 450 191z">
          <text:p/>
        </draw:path>
        <draw:path draw:style-name="gr6" draw:text-style-name="P6" draw:layer="layout" svg:width="0.544cm" svg:height="0.744cm" svg:x="7.891cm" svg:y="20.622cm" svg:viewBox="0 0 545 745" svg:d="M226 17c-175 88-76 477-226 592 148 326 580-1 543-262-17-112-100-364-260-346-21 2-40 8-57 16z">
          <text:p/>
        </draw:path>
        <draw:path draw:style-name="gr3" draw:text-style-name="P3" draw:layer="layout" svg:width="0.363cm" svg:height="0.674cm" svg:x="8.021cm" svg:y="19.679cm" svg:viewBox="0 0 364 675" svg:d="M19 671c228 56 283-542 345-671-23 103-108 469-246 449-5-54 13-104 37-153-35 117-136 264-155 357z">
          <text:p/>
        </draw:path>
        <draw:path draw:style-name="gr3" draw:text-style-name="P3" draw:layer="layout" svg:width="0.126cm" svg:height="0.524cm" svg:x="9.59cm" svg:y="14.873cm" svg:viewBox="0 0 127 525" svg:d="M127 0c-8 74-55 113-127 108 63 125 103 275 89 417-7-166 42-319 19-488z">
          <text:p/>
        </draw:path>
        <draw:path draw:style-name="gr3" draw:text-style-name="P3" draw:layer="layout" svg:width="0.476cm" svg:height="1.801cm" svg:x="9.241cm" svg:y="15.695cm" svg:viewBox="0 0 477 1802" svg:d="M477 18c-144 265-112 598-207 879-101 299-251 586-270 905 56-286 127-555 207-834 41-144 62-308 93-456 17-83 26-186 58-260 37-88 114-149 119-252z">
          <text:p/>
        </draw:path>
        <draw:path draw:style-name="gr12" draw:text-style-name="P4" draw:layer="layout" svg:width="0.527cm" svg:height="0.643cm" svg:x="7.301cm" svg:y="13.806cm" svg:viewBox="0 0 528 644" svg:d="M123 366c0 13-15 22-14 37 0 6 18 39 27 36 69-22 1 47 2 54 4 26 28 27 53 26-1 16-14 14-19 25-18 38 16 111 72 99 21-5 41-32 48-48 9-23-12-43-1-58-2 3 20-1 21-2 11-4 19-18 22-28 7-31-59-31-34-54 15-13 42 1 56-19s-6-48-28-56c74 28 178-39 107-111 28-16 56-34 87-45 14-46 3-74-30-110-15-17-77-86-95-93-49-19-64 23-117 25-52 3-80-43-125-44-54-1-164 100-154 150 6 34 56 40 49 78 0 3-39 19-43 30-11 28 4 84 33 103 22 15 58 1 83 5z">
          <text:p/>
        </draw:path>
        <draw:path draw:style-name="gr5" draw:text-style-name="P5" draw:layer="layout" svg:width="0.432cm" svg:height="0.478cm" svg:x="7.318cm" svg:y="13.936cm" svg:viewBox="0 0 433 479" svg:d="M178 451c38-2 15 41 50 24 23-10 13-28-10-32 14-19-7-29-22-36 17 8 58 15 61-9-20-1-35-8-54-10 36-1 42-6 62-22-2 0-3 0-4-1 2 1-2-8 0-5-13-7-13-3-16-18-36-1-28 7-42 33 5-29-11-36-33-53 10-8 43-3 61-5 1-12 1-17-13-24 29-3 75-6 59-44-47-7-99-1-139-22 29 15 86 14 105-15-23-23-53-31-84-23 7 1 14 1 21 2-76 2-126-69-180-63 32-19 60-51 33-80 68-52 318-75 383 0 84 95-167 93-217 91 44 5 125 0 161 25 68 46-16 53-46 103-2 3 11 21 4 31-5 7-33 12-35 18-2 4-25 0-29 14-3 9 23 24 22 27-6 21 16 46-20 43z">
          <text:p/>
        </draw:path>
        <draw:path draw:style-name="gr3" draw:text-style-name="P3" draw:layer="layout" svg:width="0.106cm" svg:height="0.058cm" svg:x="7.371cm" svg:y="14.079cm" svg:viewBox="0 0 107 59" svg:d="M0 3c41-13 51 34 62 56-1-16-11-32-14-47 21 6 37 4 59 5-32-3-63-15-94-17z">
          <text:p/>
        </draw:path>
        <draw:path draw:style-name="gr3" draw:text-style-name="P3" draw:layer="layout" svg:width="0.132cm" svg:height="0.034cm" svg:x="7.478cm" svg:y="14.18cm" svg:viewBox="0 0 133 35" svg:d="M0 0c38-1 79 19 116 17-1 5 1 13 0 18 25-7 19-23 2-31-23-11-84 4-110 5z">
          <text:p/>
        </draw:path>
        <draw:path draw:style-name="gr3" draw:text-style-name="P3" draw:layer="layout" svg:width="0.098cm" svg:height="0.026cm" svg:x="7.502cm" svg:y="14.267cm" svg:viewBox="0 0 99 27" svg:d="M75 9c-21-12-56-10-75-4 26 23 69 3 99 22-1-14-19-19-32-27z">
          <text:p/>
        </draw:path>
        <draw:path draw:style-name="gr3" draw:text-style-name="P3" draw:layer="layout" svg:width="0.063cm" svg:height="0.034cm" svg:x="7.501cm" svg:y="14.334cm" svg:viewBox="0 0 64 35" svg:d="M64 9c-22-5-42 2-64-3 15 12 35 21 52 29 2-12 0-23 0-35z">
          <text:p/>
        </draw:path>
        <draw:path draw:style-name="gr3" draw:text-style-name="P3" draw:layer="layout" svg:width="0.458cm" svg:height="0.329cm" svg:x="7.356cm" svg:y="13.761cm" svg:viewBox="0 0 459 330" svg:d="M225 2c-46 7-150 44-182 75-31 32-38 110-43 152 22-5 101-52 102-7 0 28-69 42-88 52 31 2 85 1 111-12-57-45 146-125 181-44 34-32 65 4 32 34 26 21 47 46 44 78 11-28 10-62-16-83 102 19 112-89 70-149-41-59-132-107-211-96z">
          <text:p/>
        </draw:path>
        <draw:path draw:style-name="gr13" draw:text-style-name="P9" draw:layer="layout" svg:width="0.472cm" svg:height="0.195cm" svg:x="7.338cm" svg:y="13.789cm" svg:viewBox="0 0 473 196" svg:d="M31 144c-37-140 229-166 321-129 56 23 141 121 117 181-24-42-98-108-151-110-36-1-59 29-92 32-48 5-83-35-133-15-14 6-42 49-47 50-10 1-30 0-40-3-3-13-5-27-6-40z">
          <text:p/>
        </draw:path>
        <draw:path draw:style-name="gr11" draw:text-style-name="P4" draw:layer="layout" svg:width="1.996cm" svg:height="1.447cm" svg:x="6.661cm" svg:y="3.58cm" svg:viewBox="0 0 1997 1448" svg:d="M239 212c-6-116-42-245-153-133-149 151-66 412-33 602 9 51 20 118 20 169 0 59-30 106-10 160 23 65 114 112 165 153 57 45 111 96 168 140 93 70 199 126 317 133 123 8 243-31 366-24 173 10 267 80 439-6 158-79 379-195 445-370 78-204-5-418 6-627 6-102 30-225 11-328-16-90-98-115-146-22-28 55-9 135-12 196-3 65-10 77-40 131-22 40-30 74-65 107-28 28-61 51-77 88-12 30-19 63-50 79-27 15-63 15-77-18-26 21-37 42-75 43-37 1-58-6-69-42-18 25-41 42-67 56-41 21-56 10-93-9-31 35-118 62-146 9-16 37-140 57-145 5-34 30-96 44-123-6-21 17-55 25-81 13-37-17-24-34-65-19-38 15-71 24-104-8-18-17-24-48-55-34 0-3 0-8 0-11-26 37-70 6-87-23-11-19-13-45-25-64-40-61-105-86-126-161-12-42-10-111-13-179z">
          <text:p/>
        </draw:path>
        <draw:path draw:style-name="gr5" draw:text-style-name="P5" draw:layer="layout" svg:width="1.864cm" svg:height="1.298cm" svg:x="6.745cm" svg:y="3.703cm" svg:viewBox="0 0 1865 1299" svg:d="M1819 593c-36 62-15 98-6 165 1 6 42 173 52 149-39 95-168 185-247 248-88 71-214 128-326 141-135 16-293-28-428-30-122-1-249 27-365-8-65-19-114-52-165-99-69-64-149-106-222-163-73-58-74-109-112-178 3 5 15 20 20 27 125-73 55-278 55-395 0-24 11-83 1-103-20-37-46-2-60-48-10-32 14-102 21-132 13-53 26-118 45-167 73 55 47 205 86 285 18 38 52 68 65 103 16 41-5 147 52 157-5-51-21-91-11-143 44 41 57 110 111 144 23 14 55 14 79 26 36 17 67 49 106 70 130 68 303 93 445 103 87 5 209-22 278-82 21-19 30-45 54-61 25-16 59-20 84-34 54-29 90-68 132-110 46-46 97-84 124-145 23-55 34-149 79-185 70 117-149 416 53 465z">
          <text:p/>
        </draw:path>
        <draw:path draw:style-name="gr3" draw:text-style-name="P3" draw:layer="layout" svg:width="1.704cm" svg:height="1.193cm" svg:x="6.892cm" svg:y="3.729cm" svg:viewBox="0 0 1705 1194" svg:d="M1606 972c-206 75-367 207-598 219-156 8-319 1-474-17-108-13-209-51-298-113-70-49-180-101-236-160 1-15 10-45 19-59 217 73 103-77 68-204 45 40 59 138 131 109 41-16 81-75 47-117-11-13-38-13-52-27-19-19-26-53-40-76-15-27-32-51-29-84 23 37 46 44 84 50 39 6 37 12 64 39 19 19 52 38 80 29 40-13 37-36 82-11 28 15 42 29 72 30 30 2 56 11 89 15 19 3 30-3 47-4s26 5 48 9c30 4 74-12 100-25 22 32 109 19 141 7 14-5 29-19 43-21 22-4 31 7 51 9 32 4 43-15 68-27 27-13 23-5 51 2 40 10 84 2 114-27 57 46 98 17 131-41 12-21 15-51 27-69 25-35 67-51 92-84 29-38 43-92 59-136 17-47 44-182 105-188 8 82 24 191 1 274-17 61-4 15-46 27-41 10-89 69-79 117-4-22-8-42-21-59-37 16-40 80-26 113 8-6 23-10 31-18-18 24-31 53-49 78-15-25-10-68-16-99-18 25-169 102-91 121-14 61-92 70-124 109 51-28-13-34-40-25-33 12-85 47-104 75 12 28 32 63 63 62-29 22-28 55-24 87 29-6 67-19 97-18 0 22-2 47 7 66 90-17 158-113 205-189-6 24 2 48 19 59-22 19-104 99-71 130 30 28 156-72 183-86-7 21-31 52-32 73-1 29 25 50 31 75z">
          <text:p/>
        </draw:path>
        <draw:path draw:style-name="gr3" draw:text-style-name="P3" draw:layer="layout" svg:width="0.242cm" svg:height="0.561cm" svg:x="6.706cm" svg:y="3.694cm" svg:viewBox="0 0 243 562" svg:d="M214 561c72-77-12-199-20-275-7-76-9-147-26-218-24-95-95-87-134 0-37 82-38 199-30 288 16-17 46-55 71-49 44 11 78 89 92 129 4 11 33 140 47 125z">
          <text:p/>
        </draw:path>
        <draw:path draw:style-name="gr14" draw:text-style-name="P6" draw:layer="layout" svg:width="1.346cm" svg:height="0.278cm" svg:x="7.023cm" svg:y="4.042cm" svg:viewBox="0 0 1347 279" svg:d="M420 41c-68-5-137-39-205-35-66 4-136 6-203 10-2 31-24 111-3 137 17 22 94 14 99-20-10 66 91 41 135 47 39 6 61 18 98 29 33 10 68 15 99 24 42 12 32 15 76 9 72-10 154-4 226 13 41 10 110 37 151 16 26-13 28-51 58-64 36-15 92 0 132-12 66 94 102-109 100-134 0 35-2 70 0 104 35-6 100-18 130-38 44-31 35-75 27-125-77-11-177 20-255 27-221 18-443 28-665 12z">
          <text:p/>
        </draw:path>
        <draw:path draw:style-name="gr14" draw:text-style-name="P6" draw:layer="layout" svg:width="1.305cm" svg:height="0.271cm" svg:x="7.022cm" svg:y="4.192cm" svg:viewBox="0 0 1306 272" svg:d="M137 154c20-67-21-199-108-133-90 69 50 267 137 157 15 25 39 50 69 64 50 22 57-11 89-13 5-1 12-19 27-18 10 0 34 33 49 36 50 8 65-1 109-27 66 107 101-5 160 0 35 3 45 54 89 52 28-2 54-21 72-40 34 79 137 4 163-42 22 83 85 28 128 0-14 178 335-222 108-188-66 10-85 82-66 137-7-27-11-58-13-88-36-1-76 15-110 0-9 19-12 41-9 60-7-51-17-76-71-56-16 6-103 111-98 124-21-54-28-56-85-60-76-5-29 18-74 66-15-37-11-75-59-87-52-12-56 22-73 61-21-31 4-61-33-75-4-1-64 11-79 9-22-3-96-30-112-22-27 13-16 39-24 67-9-68 17-93-61-110-71-16-77 27-87 98-36-47-18-122-111-124">
          <text:p/>
        </draw:path>
        <draw:path draw:style-name="gr15" draw:text-style-name="P5" draw:layer="layout" svg:width="1.629cm" svg:height="0.752cm" svg:x="6.872cm" svg:y="3.39cm" svg:viewBox="0 0 1630 753" svg:d="M408 712c37-49 99-3 143 15 76-100 117 41 178 25 42-12 34-44 85-41 36 3 64 20 91 41 43-42 64-40 113-32 22 3 14 17 38 13 23-3 41-37 74-34 21 2 33 25 53 29 39 9 15 2 47-15 31-16 81-66 105-76 56-22 77 17 134 23 18-39 9-86 19-128 10-49 36-98 62-140 26-43 76-86 79-140 11-183-217-221-347-228-245-14-457-47-705 1-118 23-231 72-351 85-54 6-177-13-214 40-49 72 65 198 84 267 28 103-2 227 73 314-17-19 84-68 120-15 27-40 89-42 119-4z">
          <text:p/>
        </draw:path>
        <draw:path draw:style-name="gr11" draw:text-style-name="P4" draw:layer="layout" svg:width="0.545cm" svg:height="0.934cm" svg:x="8.445cm" svg:y="3.023cm" svg:viewBox="0 0 546 935" svg:d="M55 541c16 73-52 96-55 151-1 16 38 83 48 95 26 30 78 56 119 48 58-13 105-71 127-124-37-1-66 72-91 103-27 34-71 52-45 97 38 64 118-14 152-54 54-65 41-102 52-178 10-64 55-107 86-158 35-55 48-121 60-184 20-107 83-254-19-337 1 141-122 138-225 159-63 12-74 23-112 65-40 44-87 58-113 115-33 73 0 129 16 202z">
          <text:p/>
        </draw:path>
        <draw:path draw:style-name="gr5" draw:text-style-name="P5" draw:layer="layout" svg:width="0.316cm" svg:height="0.664cm" svg:x="8.636cm" svg:y="3.203cm" svg:viewBox="0 0 317 665" svg:d="M0 526c64-27 145-109 113-185 77-48 123-123 146-212 6-23 3-62 13-82 11-22 37-18 45-47 2 77-39 166-65 237-21 58-70 108-87 166-28 91-13 190-90 262 30-27 51-89 44-132-13-76-24-11-79-14z">
          <text:p/>
        </draw:path>
        <draw:path draw:style-name="gr11" draw:text-style-name="P4" draw:layer="layout" svg:width="0.662cm" svg:height="0.99cm" svg:x="6.27cm" svg:y="3.005cm" svg:viewBox="0 0 663 991" svg:d="M612 647c-3-32-34-39-59-29-20-20-29-44-54-63-27-20-48-6-72-41-47-67-19-167 4-237 10-30 29-50 15-89-15-40-53-78-71-123-16-40-32-93-86-47-22 19-16 53-47 73-53 33-154-9-200-46-104 91 13 285 41 383 20 69 18 137 33 206 13 61 63 99 84 158 24 62 23 123 81 166 42 32 110 53 140 5 38-59 7-88-26-131-26-33-42-118-87-122 11 36 107 136 143 152 79 37 123-33 134-110 52-14 102-53 64-110-13 7-26 1-37 5z">
          <text:p/>
        </draw:path>
        <draw:path draw:style-name="gr5" draw:text-style-name="P5" draw:layer="layout" svg:width="0.126cm" svg:height="0.26cm" svg:x="6.559cm" svg:y="3.714cm" svg:viewBox="0 0 127 261" svg:d="M25 0c-10 8-19 17-25 28 36 76 64 120 33 198 3 3 3 2 1-1s-4-4-6-4c18 54 80 52 95-2 15-53-20-76-42-116-4-44-89-149-69-41z">
          <text:p/>
        </draw:path>
        <draw:path draw:style-name="gr5" draw:text-style-name="P5" draw:layer="layout" svg:width="0.053cm" svg:height="0.162cm" svg:x="6.3cm" svg:y="3.166cm" svg:viewBox="0 0 54 163" svg:d="M7 41c3 46 25 84 47 122-6-54-18-125-52-163-5 23 1 48 12 69z">
          <text:p/>
        </draw:path>
        <draw:path draw:style-name="gr11" draw:text-style-name="P4" draw:layer="layout" svg:width="2.084cm" svg:height="1.322cm" svg:x="6.591cm" svg:y="2.413cm" svg:viewBox="0 0 2085 1323" svg:d="M116 845c-7-20-16-39-19-58 46 8 68-45 80-80 21-62 23-73 70-122 80-83 167-145 261-212 27-19 48-45 74-65 22-18 29-14 52-25 67-33 116-88 190-115 48-18 116-34 149-73 41-47 28-55 92-84 89-39 168 32 244 84 106 72 199 162 290 252 76 76 157 148 235 221 57 52 114 107 163 168 19 22 20 47 31 72 9 23 27 37 36 55 6 13 28 25 18 45-13 25-29 1-38 9-25 20-7 40 11 57-20 7-49 6-66 19 16 10 18 21 20 38-8-2-25-1-31-4 18 17 41 42 57 62-26 12-55 7-84 9 6 5 13 24 19 30-13-2-32 4-45 2 7 30 43 43 52 76-16-2-36 3-52 2 7 8 11 28 19 36-90 21-121 117-229 61-72-37-65-64-144-35-57 20-98 5-157 1-71-4-130 2-196 18-75 18-170 1-244-19-76-21-131-54-203-17-37 20-44 33-86 29-36-3-67-36-103-30 20 42-39 68-71 60 6-3 11-4 16-7-93-8-171-68-259-41 1-38-24-58-59-34 1-35-21-52-53-37 5-38-34-35-64-31 13-14 5-18 10-32-35 2-64-67-84-91 10 2 23-3 32-2-6-25-40-34-50-56 18-2 40 1 57 5-8-15-17-30-25-44 9 4 28 2 38 5-5-8-7-23-12-31 10 5 22 2 31 5-3-9 0-19-5-28 48 15 26-57 26-87">
          <text:p/>
        </draw:path>
        <draw:path draw:style-name="gr5" draw:text-style-name="P5" draw:layer="layout" svg:width="1.625cm" svg:height="0.372cm" svg:x="6.876cm" svg:y="3.324cm" svg:viewBox="0 0 1626 373" svg:d="M101 213c21-2 41-9 54-24 25 39 96-5 91-48 61 43 88-14 138-2 39 9 47 46 95 46 25-1 59-8 68-30 32 8 66 7 99-1 2 16 11 26 25 31-13-5 60 0 46 1 34-4 52-14 77-45 15 49 85 44 127 45 40 1 165-42 65-73 12-20 10-39-14-45 48-23 97-40 145-68 64 100 274 63 365 64-8 33 16 58 45 70-6 3-11 6-17 8 16 18 42 34 69 31-20 52 81 50 34 130-29 49-90 64-143 64-60 1-108-42-157-38-17 1-44 17-66 20-32 5-60 2-91 0-72-4-156-2-228 7-28 3-59 17-87 17-29-1-59-20-86-27-65-16-155-63-222-63-69-1-101 67-171 52-27-6-60-43-93-21-45 29-7 61-70 58-57-2-66-40-105-62-23-12-134-51-79-88 9 18 30 33 52 29 16-3 35-38 34-38z">
          <text:p/>
        </draw:path>
        <draw:path draw:style-name="gr5" draw:text-style-name="P5" draw:layer="layout" svg:width="0.137cm" svg:height="0.096cm" svg:x="7.651cm" svg:y="3.291cm" svg:viewBox="0 0 138 97" svg:d="M0 37c37 9 40 42 66 60 25-29 49-66 72-97-59 55-59 66-131 24z">
          <text:p/>
        </draw:path>
        <draw:path draw:style-name="gr3" draw:text-style-name="P3" draw:layer="layout" svg:width="0.389cm" svg:height="0.177cm" svg:x="7.288cm" svg:y="3.496cm" svg:viewBox="0 0 390 178" svg:d="M74 107c110-20 200 109 316 60-43-1-115-30-134-68-54-6-98-46-115-99 0 29 3 59 9 85-46 12-114 15-150 50 38-10 73-22 113-8z">
          <text:p/>
        </draw:path>
        <draw:path draw:style-name="gr3" draw:text-style-name="P3" draw:layer="layout" svg:width="0.223cm" svg:height="0.098cm" svg:x="8.287cm" svg:y="3.607cm" svg:viewBox="0 0 224 99" svg:d="M0 57c55 39 173 22 184-57 10 6 34 29 40 36-66 71-136 84-214 31z">
          <text:p/>
        </draw:path>
        <draw:path draw:style-name="gr16" draw:text-style-name="P10" draw:layer="layout" svg:width="2.039cm" svg:height="1.556cm" svg:x="6.581cm" svg:y="3.417cm" svg:viewBox="0 0 2040 1557" svg:d="M644 1540c-85-36-128-125-199-179-78-59-192-81-233-181-23-56 25-130 24-196-3-124 8-334-115-398-35 28-30 14-67 9-4-49 7-109-5-157-14-51-58-76-47-132 53 33 59 137 115 159 85 34 122-52 68-117 153-24-53-145-89-191 43 19 90 18 138 13-2-15 6-36 5-50 29 29 56 22 89 22 17 1 33-33 52-35 22-2 26 30 52 25 69-13 103-58 178-41 68 15 125 60 193 74 114 23 215 5 321-39 54-22 213-25 182-112 64 2 128-18 192-13-12 86 75 94 131 120-27 40-13 82 29 106 10-17 42-31 53-50 68 87 189 5 260-44 3 9 8 17 16 24 4-2 20-12 24-10-39 53-20 135-36 195 91 25 54 109 27 173 26 26 42 216 38 269-7 97-60 195-67 293-7 108 8 176-75 253-84 78-226 104-319 155-204 110-421 55-649 58-94 1-200 33-286-3z">
          <text:p/>
        </draw:path>
        <draw:path draw:style-name="gr11" draw:text-style-name="P4" draw:layer="layout" svg:width="1.516cm" svg:height="2.041cm" svg:x="6.283cm" svg:y="1.172cm" svg:viewBox="0 0 1517 2042" svg:d="M110 1680c27-123-41-247-28-370 8-79 16-155 3-233-12-71-9-116 10-187 49-179 135-371 271-493 79-72 159-157 252-207 99-55 214-81 318-120 73-28 144-30 219-51 94-26 170-19 269-17-7-1 35 145 35 156 0 77 26 112 49 187 19 60 5 114 2 177-4 108-9 226-40 329-20 64-32 85-27 157 3 53-61 262-36 295-5-6-18-15-25-26-7 12-16 20-23 28-6-8-20-18-27-28 4 23-8 56-11 74-20-18-47-32-69-35-2 36 0 72-3 107-14-16-42-31-56-50 4 20-5 47-3 68-20-2-48-14-68-28-13 34-9 71-11 108-26-4-49-23-76-38-17 31-7 68-19 98-13-15-38-20-51-37-5 11-27 29-32 49-7-8-29-16-38-28-13 30-9 64-10 98-28 5-53-5-71-27-2 23-11 52-8 77-10-9-38-20-47-29 4 19-6 47-3 66-12-5-25-2-36-6 20 94-94 53-82 148-23 1-49-11-68-22-8 11-14 23-20 35-96-36-58 57-47 110-7-6-29-12-37-19-1 4-2 8-3 12-24-7-42 25-69 34-27-33-56-64-62-108-20 20-23 56-45 76-18-11-31-28-41-49-14 13-22 32-25 52-36-77-51 22-90 22-11-26-7-53-9-81-4 4-14 10-19 15-7-12-17-11-21-28-16 17-24 45-38 66-1-18-10-30-15-45-6 5-18 8-23 12-7 5-6-63-5-69 5-27 22-55 35-80 23-46 62-94 74-145z">
          <text:p/>
        </draw:path>
        <draw:path draw:style-name="gr5" draw:text-style-name="P5" draw:layer="layout" svg:width="0.204cm" svg:height="0.672cm" svg:x="6.296cm" svg:y="2.457cm" svg:viewBox="0 0 205 673" svg:d="M129 382c-2 12-4 23-8 35-15 49-61 79-89 121-6 10-54 139-19 135 4-1 37-7 37-13-2-73 54-82 100-101 40-16 80-53 36-103 37-46-31-198-43-254-14-67-20-137-44-202-15 123 49 260 30 382z">
          <text:p/>
        </draw:path>
        <draw:path draw:style-name="gr5" draw:text-style-name="P5" draw:layer="layout" svg:width="0.134cm" svg:height="0.374cm" svg:x="6.403cm" svg:y="1.783cm" svg:viewBox="0 0 135 375" svg:d="M102 6c-30 118-144 238-85 369-10-131 77-257 118-375-14 2-22 10-33 20z">
          <text:p/>
        </draw:path>
        <draw:path draw:style-name="gr11" draw:text-style-name="P4" draw:layer="layout" svg:width="1.39cm" svg:height="2.1cm" svg:x="7.574cm" svg:y="1.175cm" svg:viewBox="0 0 1391 2101" svg:d="M559 1568c11 21 5 44 16 66 19-20 51-40 58-65-14 52-92 131-47 183 21-9 37-32 52-47 1 6 2 13 2 19 45-17 28-78 50-114 15 44-1 84 3 127 8-18 13-14 24-25 1 109 60 62 119 62-21 33-84 56-46 103 21-19 51-27 79-28-1 23-14 43-19 66 25-12 49-42 79-27-12 31-45 48-56 82 19-14 42-23 61-11-16 29-53 37-70 66 35-19 79 5 104-24 4 41 36 45 66 25 17 21 28 58 54 67 47 17 29-32 62-52 16 21 25 47 47 60 8-21 11-45 16-67 4 7 20 20 25 28 3-34 50-78 46-18 16-9 26-25 31-44 3 11 13 22 16 33 14-23 28-52 31-80 3 12 12 25 15 37 32-66 1-109-26-162-49-98-21-253-15-358 5-83 9-158-1-238-14-117 8-232-13-350-70-398-377-730-760-818-116-26-226-65-346-64-23 0-158 35-168 26 15 14 42 30 58 38-19-1-25 7-38 14 13 6 23 18 37 21-15-1-29 8-44 10 14 11 30 25 39 40-9 3-17 12-26 15 13 11 33 18 50 26-5 0-11 0-17 0 12 15 31 28 39 48-28 25-69 30-103 40 33 18 65-9 99 8-32-3-63 2-94 7 21 34 82 30 116 49-30 16-68 9-95 33 17 8 39 12 57 22-5 2-18 15-25 18 6 15 19 31 31 40-13 1-24 9-38 10 8 7 7 15 25 21-30 23-104-10-115 40 14 12 156-22 115 32-7 10-52-1-59 9-23 34 33 29 53 28-4 2-15 16-19 18 17 2 22 11 37 17-18 13-41 15-62 24 10 5 13 15 17 19-45 9-17 56 18 58-11 3-25 16-35 20 14 5 23 20 36 26-32 13-82 16-105 15 29 9 58 7 86 22-10-1-40-1-46 11-14 31 14 15 35 22 10 4 65-10 50 21-8 19-49 15-63 15 12 2 25 13 36 17-16 9-33 23-43 35 8 14 17 27 25 42 9-5 22-6 31-14-28 31-75 30-101 69 22 30 38-10 70-5-14 18-24 42-13 61 9-9 15-16 29-16 9 48-25 78-53 105 10 4 77 31 83 26-13 10-23 32-45 40 22 16 47 22 74 19 0 9 2 19 4 28 15-8 37-8 53-6-9 41-3 82-3 124 45-8 63-81 114-48-6 10-7 28-15 39 20-7 52-3 72-7-22 29-55 58-55 97 46 3 74-40 117-54-24 22-46 53-58 84 25-2 44 0 67-12-4 5-11 38-17 52 23-3 47 2 66-7-9 69 68 32 59 16z">
          <text:p/>
        </draw:path>
        <draw:path draw:style-name="gr5" draw:text-style-name="P5" draw:layer="layout" svg:width="1.156cm" svg:height="1.93cm" svg:x="7.734cm" svg:y="1.196cm" svg:viewBox="0 0 1157 1931" svg:d="M231 111c-42-15-85-28-127-37-32-8-96 8-104-36 63-71 203-25 277-3 126 38 265 95 384 157 102 51 197 149 257 249 56 96 123 185 146 298 26 123 36 263 33 390-2 100-5 199-6 299-1 54-3 73-29 112-20 31-37 44-39 85-2 42 15 86 51 103 28 13 38-15 65 14 17 18 19 61 17 85-4 79-78 121-149 98 103-38-4-115-53-134-43-17-57-54-99-75 14-36-2-88-47-82 38-65 32-151 41-225 18-151 30-299 11-451-32-244-153-543-349-694-82-63-180-116-280-153z">
          <text:p/>
        </draw:path>
        <draw:path draw:style-name="gr3" draw:text-style-name="P3" draw:layer="layout" svg:width="0.178cm" svg:height="0.871cm" svg:x="8.689cm" svg:y="2.14cm" svg:viewBox="0 0 179 872" svg:d="M146 347c-12-107-9-244-38-347-41 97-16 221-32 325-16 111-157 395-10 460 61 26 89-2 102 87 38-71-34-168-36-244-1-94 24-187 14-281z">
          <text:p/>
        </draw:path>
        <draw:path draw:style-name="gr11" draw:text-style-name="P4" draw:layer="layout" svg:width="2.838cm" svg:height="0.921cm" svg:x="4.5cm" svg:y="5.409cm" svg:viewBox="0 0 2839 922" svg:d="M2695 572c-175-148-431-210-654-259-166-36-328-65-494-99-76-15-149-43-225-56-103-17-209-19-313-33-58-7-116-26-173-31-59-6-117 4-176-5-89-14-158-11-241-49-76-35-353-69-419-1 111 39 106 148 164 229 69 97 204 78 314 74 59-2 102-18 162-8 44 8 88 15 134 19 85 8 167 28 249 52 263 78 537 107 810 121 224 12 435 50 602 207 106 99 141 252 316 161 175-90 54-229-56-322z">
          <text:p/>
        </draw:path>
        <draw:path draw:style-name="gr5" draw:text-style-name="P5" draw:layer="layout" svg:width="2.595cm" svg:height="0.66cm" svg:x="4.691cm" svg:y="5.589cm" svg:viewBox="0 0 2596 661" svg:d="M326 81c119-3 230 6 350 9 150 4 257 7 396 39 77 17 212 33 279-20-77-52-329-113-427-107 117-15 254 54 373 65 105 9 215 17 315 39 197 43 388 103 586 143 127 25 343 41 391 182 22 66-10 206-96 227-131 32-262-180-364-237-83-46-175-59-269-75-227-36-461-22-683-70-170-37-347-103-518-130-156-24-311-29-468-27-42 0-258-33-170-115 112 30 178 80 305 77z">
          <text:p/>
        </draw:path>
        <draw:path draw:style-name="gr3" draw:text-style-name="P3" draw:layer="layout" svg:width="1.516cm" svg:height="0.443cm" svg:x="5.779cm" svg:y="5.802cm" svg:viewBox="0 0 1517 444" svg:d="M192 71c106 79 344 11 479 28 158 19 317 81 447 172 105 75 206 248 330 136 171-155-9-297-198-277 11 24 2 58 8 79-64 12-187-76-122-128-34-47-219-65-289-57 14 13 23 38 35 50-161 14-343-25-505-40 4-12 9-22 13-34-108 26-286 83-390 24 54 12 108 30 164 33z">
          <text:p/>
        </draw:path>
        <draw:path draw:style-name="gr11" draw:text-style-name="P4" draw:layer="layout" svg:width="2.797cm" svg:height="0.79cm" svg:x="7.948cm" svg:y="5.478cm" svg:viewBox="0 0 2798 791" svg:d="M359 748c29-17 58-36 86-53 118-69 270-109 403-144 77-20 150-53 229-64 94-12 189-1 284-12 102-11 206-23 306-50 156-41 305-104 463-139 165-35 277-5 439 1 97 4 170-88 212-163 77-138-119-106-222-116-374-35-726 45-1082 150-51 15-106 38-155 49-118 26-242 37-362 58-106 19-205 40-307 68-53 15-190 81-230 42-121 87-448 65-421 284 4 37 103 86 143 109 76 43 147 17 214-20z">
          <text:p/>
        </draw:path>
        <draw:path draw:style-name="gr5" draw:text-style-name="P5" draw:layer="layout" svg:width="2.462cm" svg:height="0.665cm" svg:x="8.032cm" svg:y="5.54cm" svg:viewBox="0 0 2463 666" svg:d="M818 441c212-94 481-52 705-95 191-37 376-135 569-162 127-18 271 8 371-95-41-228-792 52-912 82-243 61-514 42-760 105-154 40-320 50-465 86-69 17-232 41-281 82-88 75-35 164 50 205 143 70 362-95 499-139 68-22 275-29 311-78-233-31-458 120-682 150-76 10-131 68-202 19 14 18 34 32 57 38z">
          <text:p/>
        </draw:path>
        <draw:path draw:style-name="gr3" draw:text-style-name="P3" draw:layer="layout" svg:width="1.391cm" svg:height="0.353cm" svg:x="8.002cm" svg:y="5.858cm" svg:viewBox="0 0 1392 354" svg:d="M788 132c76-30 149-64 229-79 120-23 260 11 375-30-144-51-349-3-498 4-137 6-268 6-410 36-68 15-108 25-173 17-45-5-90-32-140-27-152 15-253 222-82 289 107 42 199-37 281-67 138-50 280-90 418-143z">
          <text:p/>
        </draw:path>
        <draw:path draw:style-name="gr3" draw:text-style-name="P3" draw:layer="layout" svg:width="0.368cm" svg:height="0.173cm" svg:x="10.303cm" svg:y="5.547cm" svg:viewBox="0 0 369 174" svg:d="M0 147c144-32 218 93 326-27 105-117-4-139-109-107 39 88-116 86-173 110 22 34 68 45 112 38z">
          <text:p/>
        </draw:path>
        <draw:path draw:style-name="gr17" draw:text-style-name="P6" draw:layer="layout" svg:width="0.173cm" svg:height="0.163cm" svg:x="7.182cm" svg:y="5.397cm" svg:viewBox="0 0 174 164" svg:d="M117 164c-18-38 47-36 56-56 8-20-32-84-39-104-40-2-70-16-89 22-14 29-42 68-45 101-5 70 99-1 117 37z">
          <text:p/>
        </draw:path>
        <draw:path draw:style-name="gr18" draw:text-style-name="P4" draw:layer="layout" svg:width="0.948cm" svg:height="1.271cm" svg:x="6.314cm" svg:y="5.214cm" svg:viewBox="0 0 949 1272" svg:d="M676 79c31 38 111 65 159 58 26-5 54-24 81-13 10 4 32 26 33 39 3 20-15 13-22 32-13 32 26 68-4 99-30 32-86 7-117-11-36-22-63-47-106-49-36-2-67 11-102 14-88 8-182 78-239 141-25 28-22 54-34 87-17 45-30 78-35 128-7 76 29 170 75 231 14 19 180 147 180 145-1 6-5 14-7 20 57 47 165 83 149 165-20 99-115 125-189 96-114-44-205-127-291-211-83-83-151-155-160-270-6-73-57-149-45-224 10-61 80-118 124-158 65-59 129-118 193-178 22-22 39-43 54-70 12-20 18-60 39-73 22-14 63-5 89-10 39-7 27-10 47-39 20-30 85-43 111-3 10 16 2 36 17 54z">
          <text:p/>
        </draw:path>
        <draw:path draw:style-name="gr5" draw:text-style-name="P5" draw:layer="layout" svg:width="0.716cm" svg:height="1.051cm" svg:x="6.45cm" svg:y="5.348cm" svg:viewBox="0 0 717 1052" svg:d="M541 84c26 1 179 101 176 39-1-32-101-71-127-74-39-4-92 14-109-42-22 20-59 20-65-7-29 14-59 11-89 22-60 22-116 67-162 112-259 253-211 671 127 846 56 29 124 45 185 72 66-69-13-127-69-170 4-10 10-9 9-19-152-64-257-124-280-300-17-138 30-298 144-388 68-52 176-95 260-91z">
          <text:p/>
        </draw:path>
        <draw:path draw:style-name="gr5" draw:text-style-name="P5" draw:layer="layout" svg:width="0.116cm" svg:height="0.147cm" svg:x="6.366cm" svg:y="5.906cm" svg:viewBox="0 0 117 148" svg:d="M117 118c-34-19-76-17-72 30-7-11-17-17-22-35-1 2-4 8-6 12-7-40-17-84-17-125 38 46 65 83 117 111z">
          <text:p/>
        </draw:path>
        <draw:path draw:style-name="gr18" draw:text-style-name="P4" draw:layer="layout" svg:width="0.936cm" svg:height="1.317cm" svg:x="8.104cm" svg:y="5.228cm" svg:viewBox="0 0 937 1318" svg:d="M276 78c-32 37-113 63-161 54-26-5-53-25-80-14-10 4-33 26-35 38-2 21 15 13 22 33 12 32-28 67 2 99 29 32 86 9 117-9 36-21 64-45 108-47 35-1 66 12 100 16 89 10 181 82 237 146 24 28 21 54 32 87 16 46 28 79 32 129 9 125-151 352-262 411-39 21-62 20-101 48-46 34-68 65-135 72 51 85-17 182 114 177 89-4 184-65 258-108 127-72 305-167 364-303 75-171 74-364-70-500-63-60-126-120-188-182-22-21-38-43-53-70-12-20-17-60-38-74s-63-7-89-12c-38-8-27-10-45-40-20-30-85-44-111-5-11 16-3 36-18 54z">
          <text:p/>
        </draw:path>
        <draw:path draw:style-name="gr5" draw:text-style-name="P5" draw:layer="layout" svg:width="0.732cm" svg:height="1.193cm" svg:x="8.196cm" svg:y="5.322cm" svg:viewBox="0 0 733 1194" svg:d="M427 196c38 29 71 68 98 120 158 308-58 484-301 646-39 26-213 172-91 231 21 9 208-45 238-63 53-30 109-101 151-144 78-79 162-131 192-241 28-101 28-223-19-320-52-109-136-211-227-290-45-40-94-122-157-134-74-13-128 64-196 75-40 6-102-10-113 40-21 88 147-5 182-1 95 11 177 31 243 81z">
          <text:p/>
        </draw:path>
        <draw:path draw:style-name="gr5" draw:text-style-name="P5" draw:layer="layout" svg:width="0.051cm" svg:height="0.147cm" svg:x="8.936cm" svg:y="5.942cm" svg:viewBox="0 0 52 148" svg:d="M52 7c-17 29-37 54-52 84 30 3 29 30 25 57 25-33 25-107 27-148z">
          <text:p/>
        </draw:path>
        <draw:path draw:style-name="gr17" draw:text-style-name="P6" draw:layer="layout" svg:width="0.172cm" svg:height="0.162cm" svg:x="8.009cm" svg:y="5.404cm" svg:viewBox="0 0 173 163" svg:d="M55 163c20-37-46-37-54-57-8-19 33-83 41-103 40-1 71-15 88 24 14 30 41 68 43 101 4 70-98-2-118 35z">
          <text:p/>
        </draw:path>
        <draw:path draw:style-name="gr3" draw:text-style-name="P3" draw:layer="layout" svg:width="1.681cm" svg:height="3.095cm" svg:x="7.714cm" svg:y="7.092cm" svg:viewBox="0 0 1682 3096" svg:d="M998 1392c5-1 10-2 15-4 77-27 1-146-25-188-49-77-110-59-181-117-22-18-114-86-115-114 0-33 59-32 84-34 84-7 174 26 253 6-15 4-45-103-13-127-18-21-51-42-77-57-22-13-34-23-52-39-34-31-69-61-102-93-33-31-96-84-89-134 9-69 121-41 170-56 65-21 10-66-10-107-16-34 0-49 5-82 8-68-39-63-91-72-56-10-111-31-167-45-84-22-147-64-223-100-62-30-223-66-187 56 13 44 62 68 89 104 43 56 89 117 127 176 39 61 5 110 2 170-1 21 39 127 8 135-52 13-132-140-152-174-46-76-111-196-223-156-99 37-5 154 29 200 20 27 16 34 27 60 27 62 74 121 106 184 41 81 77 171 106 255 14 43 18 95 40 134 51 18-11 38-15 47-13 33-4 68 3 104 15 79 54 149 99 216 48 71 83 147 136 216 61 79 149 162 170 260 24 115 65 226 120 330 52 98 125 167 186 253 100 141 198 292 320 417 29 29 73 80 118 80 6-41-29-92-33-133-3-20-6-40 1-60 10-28 41-38 33-70-6-30-43-32-55-57-30-62 39-126 97-132 72-7 172 6 146-102-25-103-197-109-274-150-52-29-127-191-22-147 6-55-13-116-44-162-44-66-81-54-145-81-73-32-133-138-76-203 48-57 75 4 77-100 1-64-9-144-65-186-44-34-121-15-169-54-95-76-13-59 38-67z">
          <text:p/>
        </draw:path>
        <draw:path draw:style-name="gr11" draw:text-style-name="P4" draw:layer="layout" svg:width="1.537cm" svg:height="0.967cm" svg:x="8.306cm" svg:y="5.584cm" svg:viewBox="0 0 1538 968" svg:d="M74 217c-98-41-101-173 4-210 93-34 314 60 411 84 243 58 497 100 720 212 144 72 393 212 314 399-77 182-444 195-614 224-201 33-396 71-600 7 77-79 226-165 325-219 55-31 201-39 269-49 52-7 196-2 220-54 35-73-83-119-136-147-141-74-294-120-443-175-81-31-338-17-470-72z">
          <text:p/>
        </draw:path>
        <draw:polyline draw:style-name="gr11" draw:text-style-name="P4" draw:layer="layout" svg:width="0cm" svg:height="0cm" svg:x="9.437cm" svg:y="5.894cm" svg:viewBox="0 0 0 0" draw:points="0,0">
          <text:p/>
        </draw:polyline>
        <draw:path draw:style-name="gr5" draw:text-style-name="P5" draw:layer="layout" svg:width="0.872cm" svg:height="0.395cm" svg:x="8.807cm" svg:y="6.111cm" svg:viewBox="0 0 873 396" svg:d="M864 239c-31 72-151 96-220 98 10-8 22-29 31-37-25 0-48-12-72-12 10-58-131-49-167-18-49 39 8 45-13 69-23 26-75 26-107 30-63 9-263 56-305 0-37-49 30-97 68-117 99-52 235-48 345-56 104-8 320-71 223-196 14 18 116 52 144 75 50 43 103 96 73 164z">
          <text:p/>
        </draw:path>
        <draw:path draw:style-name="gr5" draw:text-style-name="P5" draw:layer="layout" svg:width="1.13cm" svg:height="0.31cm" svg:x="8.359cm" svg:y="5.706cm" svg:viewBox="0 0 1131 311" svg:d="M873 242c30 21 62 41 85 69 47-44 101-107 173-98-36-62-223-119-298-115 129 62 6 110-78 96-114-18-226-55-341-75-105-18-386 29-414-101 35 20 239 78 174-18 78 69 186 69 281 101 134 45 269 90 407 131z">
          <text:p/>
        </draw:path>
        <draw:path draw:style-name="gr3" draw:text-style-name="P3" draw:layer="layout" svg:width="0.27cm" svg:height="0.316cm" svg:x="9.395cm" svg:y="6.081cm" svg:viewBox="0 0 271 317" svg:d="M0 0c81 33 197 105 244 172 34 49 53 159-45 144-20-61-84-105-143-134 33-67 44-134-45-172z">
          <text:p/>
        </draw:path>
        <draw:path draw:style-name="gr3" draw:text-style-name="P3" draw:layer="layout" svg:width="0.342cm" svg:height="0.203cm" svg:x="8.679cm" svg:y="6.307cm" svg:viewBox="0 0 343 204" svg:d="M277 32c-4-15-8-26-11-32-1-2-243 149-266 172 55 81 276-17 343-11-35-3-53-82-66-129z">
          <text:p/>
        </draw:path>
        <draw:path draw:style-name="gr11" draw:text-style-name="P4" draw:layer="layout" svg:width="1.865cm" svg:height="1.191cm" svg:x="8.097cm" svg:y="5.966cm" svg:viewBox="0 0 1866 1192" svg:d="M633 1169c-122 7-241 15-361 20-80 4-167 10-227-43-61-54-61-120 6-164 70-45 198-29 276-30 79-1 170-9 251-18 149-17 1216-127 926-458-236-269-771-243-1101-266-73-5-177 15-240-12-40-17-126-99-109-145 36-97 385-34 465-26 264 28 533 56 785 141 222 75 577 251 562 512-7 112-117 184-210 238-62 37-131 55-199 78-92 32-176 80-271 101-154 34-340 62-499 70-18 0-36 1-54 2z">
          <text:p/>
        </draw:path>
        <draw:path draw:style-name="gr5" draw:text-style-name="P5" draw:layer="layout" svg:width="1.575cm" svg:height="0.617cm" svg:x="8.169cm" svg:y="6.501cm" svg:viewBox="0 0 1576 618" svg:d="M1510 0c63 160 132 294-57 407-150 89-311 99-478 148-171 51-343 39-514 59-67 8-509 20-457-113 32-81 277-82 348-79 62 2 218 86 234-3 128-46 277-33 411-60 133-27 268-103 402-112-31 140 165-23 60-55 35-54 76-98 51-161z">
          <text:p/>
        </draw:path>
        <draw:path draw:style-name="gr5" draw:text-style-name="P5" draw:layer="layout" svg:width="1.178cm" svg:height="0.328cm" svg:x="8.446cm" svg:y="6.06cm" svg:viewBox="0 0 1179 329" svg:d="M1147 278c19 19 36 28 31 51-215-110-420-216-667-274-119-28-392-90-511-30 49 58 227 50 305 58 107 12 210 42 316 60 175 29 407 36 547 146z">
          <text:p/>
        </draw:path>
        <draw:path draw:style-name="gr3" draw:text-style-name="P3" draw:layer="layout" svg:width="0.194cm" svg:height="0.379cm" svg:x="9.541cm" svg:y="6.511cm" svg:viewBox="0 0 195 380" svg:d="M139 0c86 130 77 283-51 380 43-61 70-123 38-194-43 11-75 51-126 56 59-63 156-145 139-242z">
          <text:p/>
        </draw:path>
        <draw:path draw:style-name="gr3" draw:text-style-name="P3" draw:layer="layout" svg:width="1.358cm" svg:height="0.193cm" svg:x="8.146cm" svg:y="6.924cm" svg:viewBox="0 0 1359 194" svg:d="M1337 47c-98 61-247 71-361 88-151 22-304 39-456 48-136 7-287 3-428 10-154 7-89-123 10-152 81-24 171-5 252 1 65 4 159-23 215-13-69-13-152 8-214 40 27 122 354 59 434 48 84-12 173-22 255-46 81-23 231-106 315-55z">
          <text:p/>
        </draw:path>
        <draw:path draw:style-name="gr18" draw:text-style-name="P4" draw:layer="layout" svg:width="1.993cm" svg:height="1.426cm" svg:x="8.037cm" svg:y="6.318cm" svg:viewBox="0 0 1994 1427" svg:d="M1603 336c-44-15-85-29-121-44-53-23-112-40-169-55-108-30-220-52-329-78-101-25-205-43-308-62-147-26-290-59-437-86-71-13-163-26-214 33-78 88 43 159 128 177 359 77 721 84 1071 202 112 38 236 87 329 159 128 99-5 163-92 225-121 87-262 142-401 199-145 61-294 119-445 165-55 17-104 29-159 38-103 17-141 149-40 201 113 58 291-49 402-69 67-12 133-27 195-53 43-18 85-35 123-49 163-60 321-133 470-219 103-59 259-137 337-222 53-58 64-149 37-220-51-131-227-191-377-242z">
          <text:p/>
        </draw:path>
        <draw:path draw:style-name="gr5" draw:text-style-name="P5" draw:layer="layout" svg:width="1.795cm" svg:height="1.362cm" svg:x="8.076cm" svg:y="6.344cm" svg:viewBox="0 0 1796 1363" svg:d="M1592 618c60 22 77 174 57 219-32 71-136 133-197 181-80 61-199 106-303 137-96 29-190 67-287 88-74 16-156 4-229 26-45 13-65 41-99 69-73 61-184-1-149-98 23-64 79-37 131-37 91-1 192-58 276-86 46-15 179-50 198-93-42 45 21 57 55 54 53-5 117-32 136-79-26-13-56-5-85-7 92-49 173-115 264-165 79-43 210-89 221-187 12-101-118-160-197-200-193-97-409-150-621-193-142-28-286-18-429-31-45-4-205-13-135-90-30-17-84-61-123-53-29 6-58 74-74 21-12-38 32-80 62-89 66-19 187 15 234 58-16 1-33 12-48 14 30 33 88 34 125 55-29 4-58 2-87 5 27 40 128 45 176 47 92 3 186 3 277 16 103 15 214 33 314 58 69 16 204 39 251 87-8 3-13 5-20 8 25 41 95 68 138 91 68 35 140 83 216 97-4-17-14-33-28-45 44 23 182 81 184 136-59-30-115-61-183-69z">
          <text:p/>
        </draw:path>
        <draw:path draw:style-name="gr3" draw:text-style-name="P3" draw:layer="layout" svg:width="1.635cm" svg:height="0.888cm" svg:x="8.178cm" svg:y="6.909cm" svg:viewBox="0 0 1636 889" svg:d="M1605 291c-64 85-163 130-262 168-61 23-117 62-180 85-47 18-84 42-129 62-63 29-136 34-201 58-66 25-138 53-210 76-62 19-126 32-188 53-56 20-117 29-174 47-30 9-55 33-75 41-57 23-126-9-164-68-25-40-36-73 6-108 33-29 84-16 117-35 24-15 27-42 58-57 32-16 90-31 121-13-10 24-31 38-49 58-31 36-15 79 37 81 29 1 89-33 117-44 99-38 186-98 290-123 61-15 37 4 89 18 45 13 117-16 159-26 132-31 269-71 383-146 22-14 87-40 90-68 4-37-80-47-94-26 5-8 5-25 13-34-60-26-139 26-193 49 50-21 91-56 140-76 51-22 102-53 138-93 23-25 37-52 36-85 0-6-28-86-19-85 61 6 141 103 164 153 22 52 10 98-20 138z">
          <text:p/>
        </draw:path>
        <draw:path draw:style-name="gr19" draw:text-style-name="P7" draw:layer="layout" svg:width="0.206cm" svg:height="0.302cm" svg:x="9.6cm" svg:y="6.895cm" svg:viewBox="0 0 207 303" svg:d="M0 0c86 100 271 137 185 303">
          <text:p/>
        </draw:path>
        <draw:path draw:style-name="gr18" draw:text-style-name="P4" draw:layer="layout" svg:width="2.205cm" svg:height="1.498cm" svg:x="7.976cm" svg:y="6.689cm" svg:viewBox="0 0 2206 1499" svg:d="M687 1262c130-11 260-32 384-56 113-22 197-49 297-96 113-54 237-79 347-142 51-29 176-70 166-138-15-113-277-183-369-215-255-87-514-163-773-234-149-41-305-81-452-122-76-21-226-36-269-107-39-63-15-162 74-151 50 6 107 26 161 37 326 62 655 152 969 255 298 99 674 163 908 376 140 127 69 273-64 379-97 77-207 138-323 188-175 75-346 170-536 209-155 31-308 39-467 43-73 2-197 25-263-2-43-17-104-92-99-138 14-120 222-78 309-86z">
          <text:p/>
        </draw:path>
        <draw:path draw:style-name="gr5" draw:text-style-name="P5" draw:layer="layout" svg:width="1.755cm" svg:height="0.599cm" svg:x="8.01cm" svg:y="6.733cm" svg:viewBox="0 0 1756 600" svg:d="M339 213c-54-31-114-28-163-36-30-5-49-16-76-24-10-3-13-14-22-18-11-5-20 15-37 5-37-23-58-80-24-117 43-47 67-10 110 5 51 18 94 15 134 55 48 48 75 89 144 120 125 58 268 79 402 107 74 16 189 66 265 49-10-8-16-19-27-25 127 40 256 97 380 145 108 41 221 85 331 121-48-2-94-25-139-39-103-32-207-55-308-90-118-40-243-66-364-95-162-40-323-82-484-124-41-10-86-16-124-35-30-16-46-38-81-46z">
          <text:p/>
        </draw:path>
        <draw:path draw:style-name="gr5" draw:text-style-name="P5" draw:layer="layout" svg:width="1.572cm" svg:height="0.731cm" svg:x="8.483cm" svg:y="7.443cm" svg:viewBox="0 0 1573 732" svg:d="M1345 0c64 41 134 28 186 94 43 54 63 137 11 191-40 42-116 69-166 101-28 18-60 40-92 55-38 17-85 11-114 22-113 42-213 119-325 166-116 48-247 58-372 68-82 7-163 17-245 23-53 4-110 26-159 0-70-37-107-152-12-183 36-11 95 0 134-2 52-3 104-8 156-14 105-12 209-29 313-47 183-31 417-86 551-218 27-28 47-58 82-80 24-15 52-20 72-39 39-36 60-108-5-131z">
          <text:p/>
        </draw:path>
        <draw:path draw:style-name="gr3" draw:text-style-name="P3" draw:layer="layout" svg:width="0.7cm" svg:height="0.39cm" svg:x="9.357cm" svg:y="7.448cm" svg:viewBox="0 0 701 391" svg:d="M508 6c71 23 168 105 188 172 25 88-55 137-131 165 8-19 17-40 15-60-27 7-54 5-60-24 5 28-351 76-386 86-43 13-91 43-134 46 52-33 110-59 167-82 87-36 222-63 291-127 50-45 92-126 35-182z">
          <text:p/>
        </draw:path>
        <draw:path draw:style-name="gr3" draw:text-style-name="P3" draw:layer="layout" svg:width="1.168cm" svg:height="0.26cm" svg:x="8.293cm" svg:y="7.916cm" svg:viewBox="0 0 1169 261" svg:d="M1063 113c-68 45-410 48-321-88-36 3-78 8-116 8 12-5 24-14 42-17-25-9-55 4-84 8-76 9-168 26-243 21-66-4-120-53-190-44-56 7-137 38-149 97-22 108 150 161 236 163 66 1 117-24 184-22 107 3 215-1 322-14 154-19 302-58 425-151-49 34-123 57-185 59z">
          <text:p/>
        </draw:path>
        <draw:path draw:style-name="gr3" draw:text-style-name="P3" draw:layer="layout" svg:width="0.228cm" svg:height="0.143cm" svg:x="8.032cm" svg:y="6.781cm" svg:viewBox="0 0 229 144" svg:d="M229 144c-53-13-131-180-209-137-94 52 174 120 186 125z">
          <text:p/>
        </draw:path>
        <draw:path draw:style-name="gr19" draw:text-style-name="P7" draw:layer="layout" svg:width="0.325cm" svg:height="0.252cm" svg:x="9.744cm" svg:y="7.408cm" svg:viewBox="0 0 326 253" svg:d="M0 0c46 23 414 160 306 253">
          <text:p/>
        </draw:path>
        <draw:path draw:style-name="gr18" draw:text-style-name="P4" draw:layer="layout" svg:width="2.192cm" svg:height="1.369cm" svg:x="7.971cm" svg:y="7.134cm" svg:viewBox="0 0 2193 1370" svg:d="M1457 1291c49-14 96-31 140-50 92-39 188-69 272-122 113-69 246-162 302-284 116-258-261-368-446-446-121-52-239-96-366-132-241-69-483-129-729-181-162-34-340-88-508-74-75 7-148 77-113 150 28 58 94 53 156 52 264-6 541 103 799 152 245 46 517 127 739 234 91 43 229 108 183 218-52 124-197 156-305 218-84 49-203 72-299 95-84 19-169 30-256 37-44 4-92 3-136-3-31-4-93-32-123-22-73 24-56 124-23 171 52 74 143 70 228 62 164-17 328-27 485-75z">
          <text:p/>
        </draw:path>
        <draw:path draw:style-name="gr5" draw:text-style-name="P5" draw:layer="layout" svg:width="1.283cm" svg:height="0.608cm" svg:x="8.703cm" svg:y="7.847cm" svg:viewBox="0 0 1284 609" svg:d="M1186 0c84 87 136 171 64 278-133 197-461 236-682 279-122 23-249 13-370 44-60 15-189 20-198-72-7-85 132-42 175-35 103 18 230 2 334-12 86-12 171-41 255-62 21-5 299-132 263-146-11-4-16-9-30-11 33-24 267-136 186-211z">
          <text:p/>
        </draw:path>
        <draw:path draw:style-name="gr5" draw:text-style-name="P5" draw:layer="layout" svg:width="1.744cm" svg:height="0.546cm" svg:x="8cm" svg:y="7.167cm" svg:viewBox="0 0 1745 547" svg:d="M1745 547c-169-93-339-182-519-252 20 7 36 28 51 38-48 39-410-99-449-127 33 7 57 30 62 61-212-4-408-125-625-127-42-72-143-75-210-112 11-11 13-18 27-28-81-7-113 79-46 126 56 40 155 21 218 26 151 11 319-8 461 48 323 128 675 179 994 332z">
          <text:p/>
        </draw:path>
        <draw:path draw:style-name="gr3" draw:text-style-name="P3" draw:layer="layout" svg:width="0.277cm" svg:height="0.445cm" svg:x="9.716cm" svg:y="7.821cm" svg:viewBox="0 0 278 446" svg:d="M211 332c114-111 77-265-63-332 42 101-6 136-53 221 92 80-21 186-95 225 86-34 193-66 238-150z">
          <text:p/>
        </draw:path>
        <draw:path draw:style-name="gr3" draw:text-style-name="P3" draw:layer="layout" svg:width="0.894cm" svg:height="0.246cm" svg:x="8.542cm" svg:y="8.24cm" svg:viewBox="0 0 895 247" svg:d="M806 162c-87 6-153 57-244 59-141 4-533 104-561-113-15-111 154-135 230-77-53 70 127 121 171 116 41-5 90-40 128-55 22-9 139-33 146-44-80 113 118 101 80-1 46-9 93-20 139-10-9 52-82 120-143 133z">
          <text:p/>
        </draw:path>
        <draw:path draw:style-name="gr3" draw:text-style-name="P3" draw:layer="layout" svg:width="0.113cm" svg:height="0.103cm" svg:x="8.025cm" svg:y="7.197cm" svg:viewBox="0 0 114 104" svg:d="M10 0c13 48 63 67 104 78-39 69-167-14-90-59z">
          <text:p/>
        </draw:path>
        <draw:path draw:style-name="gr19" draw:text-style-name="P7" draw:layer="layout" svg:width="0.159cm" svg:height="0.248cm" svg:x="9.848cm" svg:y="7.811cm" svg:viewBox="0 0 160 249" svg:d="M0 0c60 64 212 148 141 249">
          <text:p/>
        </draw:path>
        <draw:path draw:style-name="gr3" draw:text-style-name="P3" draw:layer="layout" svg:width="1.617cm" svg:height="3.055cm" svg:x="5.965cm" svg:y="7.024cm" svg:viewBox="0 0 1618 3056" svg:d="M604 1434c-8-15 15-47 28-82 29-77-7-90-70-119 29-26 77-39 113-58 56-31 110-68 154-114 18-18 96-75 96-92 1-33-58-32-83-34-84-7-174 26-254 6 16 4 45-103 14-127 18-21 51-42 77-57 22-13 33-23 51-39 35-31 70-61 103-93 33-31 96-84 89-134-10-69-121-41-170-56-65-21-10-66 10-107 16-34-1-49-5-82-9-68 39-63 90-72 57-10 112-31 168-45 84-22 147-64 222-100 63-30 224-66 188 56-13 45-62 68-90 104-43 56-88 117-126 176-40 61-5 110-2 170 1 21-39 127-8 135 52 13 132-140 152-174 46-76 111-196 222-156 100 37 6 154-28 200-20 27-16 34-27 60-27 63-75 121-106 184-41 81-77 171-106 256-14 42-18 94-40 133-51 18 11 38 14 47 14 34 5 68-2 104-15 79-54 149-99 216-48 71-83 147-136 216-61 79-149 162-170 260-24 115-66 226-120 330-52 98-125 167-186 253-66 93-140 171-206 262-50 69-108 170-202 190-228 48-10-255-23-316-12-58-80-61-112-104-41-54-27-93 19-130 69-58 193-74 211-177 20-106-93-104 32-181 36-22 530-250 403-343-50-36-137 69-191 65-52-4-61-90-45-151 35-138 335-136 339-281 3-108-96-5-124 2-41 10-59 8-64-1z">
          <text:p/>
        </draw:path>
        <draw:path draw:style-name="gr11" draw:text-style-name="P4" draw:layer="layout" svg:width="1.537cm" svg:height="0.988cm" svg:x="5.522cm" svg:y="5.552cm" svg:viewBox="0 0 1538 989" svg:d="M1464 217c98-41 101-173-4-210-93-34-314 60-411 84-243 58-497 100-720 212-144 72-393 212-314 399 77 182 444 195 614 224 108 17 375 126 464 11 39-50-17-71-63-105-42-31-84-95-126-118-55-31-201-39-269-49-52-7-196-2-220-54-35-73 83-119 136-147 141-74 294-120 443-175 81-31 338-17 470-72z">
          <text:p/>
        </draw:path>
        <draw:polyline draw:style-name="gr11" draw:text-style-name="P4" draw:layer="layout" svg:width="0cm" svg:height="0cm" svg:x="5.928cm" svg:y="5.861cm" svg:viewBox="0 0 0 0" draw:points="0,0">
          <text:p/>
        </draw:polyline>
        <draw:path draw:style-name="gr5" draw:text-style-name="P5" draw:layer="layout" svg:width="0.872cm" svg:height="0.395cm" svg:x="5.686cm" svg:y="6.078cm" svg:viewBox="0 0 873 396" svg:d="M8 239c32 72 152 96 221 98-10-8-22-29-31-37 25 0 47-12 72-12-10-58 131-49 167-18 49 39-8 45 13 69 22 26 75 26 107 30 62 9 263 56 305 0 37-49-30-97-68-117-99-52-235-48-345-56-104-8-320-71-223-196-15 18-117 52-144 75-50 43-103 96-74 164z">
          <text:p/>
        </draw:path>
        <draw:path draw:style-name="gr5" draw:text-style-name="P5" draw:layer="layout" svg:width="1.13cm" svg:height="0.31cm" svg:x="5.876cm" svg:y="5.674cm" svg:viewBox="0 0 1131 311" svg:d="M258 242c-30 21-61 41-85 69-47-44-101-107-173-98 36-62 223-119 299-115-129 62-7 110 77 96 114-18 227-55 341-75 106-18 386 29 414-101-34 20-239 78-174-18-78 69-185 69-281 101-134 45-268 90-407 131z">
          <text:p/>
        </draw:path>
        <draw:path draw:style-name="gr3" draw:text-style-name="P3" draw:layer="layout" svg:width="0.271cm" svg:height="0.316cm" svg:x="5.7cm" svg:y="6.048cm" svg:viewBox="0 0 272 317" svg:d="M272 0c-81 33-197 105-245 172-34 49-52 159 45 144 21-61 84-105 144-134-33-67-44-134 45-172z">
          <text:p/>
        </draw:path>
        <draw:path draw:style-name="gr3" draw:text-style-name="P3" draw:layer="layout" svg:width="0.229cm" svg:height="0.213cm" svg:x="6.344cm" svg:y="6.274cm" svg:viewBox="0 0 230 214" svg:d="M66 32c4-15 7-26 11-32 29 40 76 76 115 115 56 54 50 83-19 97-67 14-114-47-173-51 35-3 53-82 66-129z">
          <text:p/>
        </draw:path>
        <draw:path draw:style-name="gr11" draw:text-style-name="P4" draw:layer="layout" svg:width="1.865cm" svg:height="1.191cm" svg:x="5.407cm" svg:y="5.947cm" svg:viewBox="0 0 1866 1192" svg:d="M1233 1169c122 7 242 15 361 20 80 4 167 10 227-43 61-54 61-120-6-164-70-45-198-29-276-30-79-1-170-9-251-18-149-17-1215-127-926-458 236-269 771-243 1101-266 73-5 177 15 241-12 39-17 125-99 108-145-36-97-385-34-465-26-264 28-533 56-785 141-222 75-577 251-562 512 7 112 117 184 210 238 62 37 131 55 199 78 92 32 176 80 271 101 154 34 340 62 499 70 18 0 36 1 54 2z">
          <text:p/>
        </draw:path>
        <draw:path draw:style-name="gr5" draw:text-style-name="P5" draw:layer="layout" svg:width="1.575cm" svg:height="0.617cm" svg:x="5.625cm" svg:y="6.481cm" svg:viewBox="0 0 1576 618" svg:d="M66 0c-63 160-132 294 57 407 150 89 312 100 478 148 171 51 343 39 514 59 68 8 509 20 457-113-32-81-276-82-348-79-62 2-218 86-234-3-128-46-277-33-411-60-133-27-268-103-402-112 31 140-164-23-60-55-35-54-76-98-51-161z">
          <text:p/>
        </draw:path>
        <draw:path draw:style-name="gr5" draw:text-style-name="P5" draw:layer="layout" svg:width="1.178cm" svg:height="0.328cm" svg:x="5.746cm" svg:y="6.04cm" svg:viewBox="0 0 1179 329" svg:d="M32 278c-19 19-36 28-31 51 215-110 420-216 667-274 119-28 392-90 511-30-49 58-227 50-305 58-107 12-210 42-316 60-175 29-407 36-548 146z">
          <text:p/>
        </draw:path>
        <draw:path draw:style-name="gr3" draw:text-style-name="P3" draw:layer="layout" svg:width="0.194cm" svg:height="0.379cm" svg:x="5.635cm" svg:y="6.492cm" svg:viewBox="0 0 195 380" svg:d="M56 0c-86 130-76 283 51 380-42-61-70-123-38-194 43 11 75 51 126 56-59-63-155-145-139-242z">
          <text:p/>
        </draw:path>
        <draw:path draw:style-name="gr3" draw:text-style-name="P3" draw:layer="layout" svg:width="1.358cm" svg:height="0.193cm" svg:x="5.865cm" svg:y="6.905cm" svg:viewBox="0 0 1359 194" svg:d="M22 47c98 61 247 71 361 88 151 22 304 39 457 48 136 7 287 3 428 10 153 7 88-123-11-152-80-24-170-5-252 1-65 5-159-23-215-13 70-13 152 8 214 40-27 122-354 59-434 48-84-12-173-22-254-46-81-23-232-106-316-55z">
          <text:p/>
        </draw:path>
        <draw:path draw:style-name="gr19" draw:text-style-name="P7" draw:layer="layout" svg:width="0.146cm" svg:height="0.252cm" svg:x="5.609cm" svg:y="6.433cm" svg:viewBox="0 0 147 253" svg:d="M147 0c-67 86-157 130-146 253">
          <text:p/>
        </draw:path>
        <draw:path draw:style-name="gr18" draw:text-style-name="P4" draw:layer="layout" svg:width="1.975cm" svg:height="1.394cm" svg:x="5.312cm" svg:y="6.3cm" svg:viewBox="0 0 1976 1395" svg:d="M381 376c43-16 85-31 119-48 54-24 112-42 168-59 107-32 218-58 326-87 100-27 204-49 306-70 146-30 289-67 434-98 71-15 162-31 216 26 80 87-39 161-123 181-356 87-718 105-1064 232-111 40-233 93-324 167-125 103 10 163 99 223 124 84 266 134 407 188 106 41 214 81 323 115 79 25 254-12 211 110-19 55-98 131-163 138-57 6-141-32-199-45-83-19-160-56-241-83-164-55-325-125-477-206-104-57-262-129-343-213-54-56-69-147-44-219 47-132 221-196 369-252z">
          <text:p/>
        </draw:path>
        <draw:path draw:style-name="gr5" draw:text-style-name="P5" draw:layer="layout" svg:width="1.777cm" svg:height="1.335cm" svg:x="5.472cm" svg:y="6.326cm" svg:viewBox="0 0 1778 1336" svg:d="M203 659c-59 23-72 176-50 220 35 71 140 129 203 175 82 60 202 102 306 130 98 26 193 61 291 80 55 10 69 7 113 39 35 25 50 44 98 26 35-14 120-116 84-151-17-16-63 0-84-2-50-4-98-26-146-40-45-14-180-46-201-88 44 44-18 57-53 55-52-3-118-28-138-75 26-13 56-7 84-9-93-46-176-110-269-158-80-40-212-83-226-181-15-101 113-163 191-205 189-102 403-161 615-210 140-32 284-25 427-42 45-6 204-19 132-94 30-18 82-64 121-57 30 6 61 73 75 20 11-40-34-80-65-88-66-17-186 20-232 64 16 1 34 12 49 13-30 34-88 36-124 58 29 3 59 1 87 3-25 41-126 49-174 52-92 5-186 7-277 23-102 18-212 39-312 67-68 18-202 45-248 94 8 2 13 5 21 8-24 41-94 70-136 94-66 37-136 87-213 103 4-17 14-34 28-46-44 25-180 87-180 142 57-32 112-65 181-75z">
          <text:p/>
        </draw:path>
        <draw:path draw:style-name="gr3" draw:text-style-name="P3" draw:layer="layout" svg:width="1.534cm" svg:height="0.782cm" svg:x="5.533cm" svg:y="6.931cm" svg:viewBox="0 0 1535 783" svg:d="M34 295c67 83 167 126 268 161 61 21 118 58 182 80 47 17 85 39 131 58 64 28 136 30 203 53 42 14 92 33 137 36 31 2 61-14 90-11 88 10 25 103 94 110 79 8 158-51 230-74 53-17 117-21 147-71 92-160-183-124-261-92-52 21-106 80-169 69-51-10-102-51-157-63-61-13-37 5-88 21-45 14-118-13-160-22-134-27-272-63-387-135-23-14-89-37-93-66-5-37 79-49 93-29-5-7-5-24-13-33 59-28 139 22 193 44-50-20-92-53-142-73-51-20-103-49-141-88-23-25-38-52-39-85 0-6 26-86 17-85-61 7-138 106-159 158s-7 98 24 137z">
          <text:p/>
        </draw:path>
        <draw:path draw:style-name="gr19" draw:text-style-name="P7" draw:layer="layout" svg:width="0.199cm" svg:height="0.306cm" svg:x="5.54cm" svg:y="6.917cm" svg:viewBox="0 0 200 307" svg:d="M200 0c-82 102-266 145-175 307">
          <text:p/>
        </draw:path>
        <draw:path draw:style-name="gr18" draw:text-style-name="P4" draw:layer="layout" svg:width="2.217cm" svg:height="1.481cm" svg:x="5.132cm" svg:y="6.69cm" svg:viewBox="0 0 2218 1482" svg:d="M1513 1254c-130-13-259-36-384-62-112-23-196-51-294-99-113-56-236-82-346-147-50-30-174-73-164-140 18-114 280-180 373-210 256-84 517-157 776-224 150-39 307-77 454-116 77-20 227-32 271-103 39-63 17-162-71-152-51 5-109 25-162 34-328 58-658 144-973 243-300 94-676 153-914 363-143 125-74 272 58 380 96 79 205 141 320 192 174 78 343 175 533 217 155 33 307 43 466 49 193 8 379 2 562-58 62-20 108-30 129-91 11-31 22-87 2-116-22-30-32-18-66-10-94 20-180 47-277 54-98 7-195 6-293-4z">
          <text:p/>
        </draw:path>
        <draw:path draw:style-name="gr5" draw:text-style-name="P5" draw:layer="layout" svg:width="1.763cm" svg:height="0.576cm" svg:x="5.551cm" svg:y="6.733cm" svg:viewBox="0 0 1764 577" svg:d="M1423 209c55-30 114-26 164-34 29-4 48-15 75-23 11-3 14-14 23-18 11-4 20 16 37 6 38-23 59-79 26-117-43-47-68-10-111 4-50 17-94 14-134 53-49 48-76 88-146 119-126 55-270 75-404 101-74 14-189 64-265 45 10-8 16-18 27-25-128 39-257 94-382 140-109 40-223 82-333 117 48-1 94-23 140-37 103-30 208-52 309-86 118-39 244-62 366-90 162-38 324-78 485-117 41-10 87-15 124-34 31-15 47-37 83-45z">
          <text:p/>
        </draw:path>
        <draw:path draw:style-name="gr5" draw:text-style-name="P5" draw:layer="layout" svg:width="1.834cm" svg:height="0.741cm" svg:x="5.257cm" svg:y="7.419cm" svg:viewBox="0 0 1835 742" svg:d="M231 0c-64 40-134 26-188 92-43 53-65 136-13 191 39 41 115 70 164 103 28 18 60 40 92 55 37 18 84 13 113 24 112 44 212 122 322 170 115 50 246 62 371 74 123 12 262 33 390 33 77 0 356-33 353-149-2-76-138-40-187-38-254 12-493-26-739-72-183-34-416-91-547-226-28-27-46-58-82-81-24-14-51-20-71-39-38-36-58-109 7-131z">
          <text:p/>
        </draw:path>
        <draw:path draw:style-name="gr3" draw:text-style-name="P3" draw:layer="layout" svg:width="0.696cm" svg:height="0.397cm" svg:x="5.255cm" svg:y="7.424cm" svg:viewBox="0 0 697 398" svg:d="M195 6c-71 21-170 102-190 169-26 87 53 138 128 167-8-19-17-40-14-61 27 8 54 6 61-22-6 27 349 80 385 91 42 13 89 44 132 48-51-34-108-61-165-85-87-37-221-66-290-130-48-46-89-128-31-183z">
          <text:p/>
        </draw:path>
        <draw:path draw:style-name="gr3" draw:text-style-name="P3" draw:layer="layout" svg:width="0.768cm" svg:height="0.383cm" svg:x="6.446cm" svg:y="7.852cm" svg:viewBox="0 0 769 384" svg:d="M434 81c8-3 16-7 23-11 77-40 139-86 230-64 78 18 97 82 70 154-28 73-98 108-169 137-40 16-73 26-105 43-34 17-69 43-109 44-64 0-55-29-89-63-43-44-92-34-147-30-27 3-129-27-138-23 38-16 86-32 113-64 29-34 5-53 14-80 4-14-14-9 1-29 18-23 78-10 101-7 77 11 136 22 205-7z">
          <text:p/>
        </draw:path>
        <draw:path draw:style-name="gr3" draw:text-style-name="P3" draw:layer="layout" svg:width="0.23cm" svg:height="0.141cm" svg:x="7.063cm" svg:y="6.781cm" svg:viewBox="0 0 231 142" svg:d="M0 142c54-13 134-179 211-134 93 53-175 117-188 122z">
          <text:p/>
        </draw:path>
        <draw:path draw:style-name="gr19" draw:text-style-name="P7" draw:layer="layout" svg:width="0.328cm" svg:height="0.248cm" svg:x="5.243cm" svg:y="7.385cm" svg:viewBox="0 0 329 249" svg:d="M329 0c-47 22-417 154-310 249">
          <text:p/>
        </draw:path>
        <draw:path draw:style-name="gr18" draw:text-style-name="P4" draw:layer="layout" svg:width="2.205cm" svg:height="1.325cm" svg:x="5.099cm" svg:y="7.142cm" svg:viewBox="0 0 2206 1326" svg:d="M731 1258c-151-40-296-95-416-173-110-72-242-167-295-291-111-260 269-362 455-436 122-49 241-91 368-125 243-64 487-119 734-166 162-31 342-81 509-63 75 8 146 80 110 152-29 57-96 51-157 48-264-11-544 92-802 136-246 41-519 117-745 219-91 41-230 104-186 214 53 136 271 203 403 246 174 57 360 108 546 102 52-1 102-20 148-2 75 28 83 111 23 161-36 30-89 37-134 41-188 17-377-14-561-63z">
          <text:p/>
        </draw:path>
        <draw:path draw:style-name="gr5" draw:text-style-name="P5" draw:layer="layout" svg:width="1.235cm" svg:height="0.609cm" svg:x="5.273cm" svg:y="7.819cm" svg:viewBox="0 0 1236 610" svg:d="M102 0c-86 85-140 168-70 277 129 199 456 245 676 292 55 12 600 116 520-62-18-39-151 9-194 9-89-2-178-7-265-20-87-14-171-45-254-68-21-5-296-138-260-151 11-4 16-8 30-10-32-25-264-142-181-215z">
          <text:p/>
        </draw:path>
        <draw:path draw:style-name="gr5" draw:text-style-name="P5" draw:layer="layout" svg:width="1.754cm" svg:height="0.512cm" svg:x="5.521cm" svg:y="7.176cm" svg:viewBox="0 0 1755 513" svg:d="M0 513c171-90 343-175 524-241-20 6-37 27-52 37 47 40 412-91 451-118-32 6-57 28-63 59 212 1 411-117 628-114 43-71 145-72 212-108-10-11-12-18-26-28 81-5 111 81 43 127-57 38-155 17-218 21-152 8-319-14-462 39-326 121-679 165-1001 311z">
          <text:p/>
        </draw:path>
        <draw:path draw:style-name="gr3" draw:text-style-name="P3" draw:layer="layout" svg:width="0.271cm" svg:height="0.448cm" svg:x="5.266cm" svg:y="7.793cm" svg:viewBox="0 0 272 449" svg:d="M64 330c-112-113-71-266 70-330-44 100 3 136 49 222-95 78 16 186 89 227-85-35-191-70-235-154z">
          <text:p/>
        </draw:path>
        <draw:path draw:style-name="gr3" draw:text-style-name="P3" draw:layer="layout" svg:width="0.883cm" svg:height="0.242cm" svg:x="5.816cm" svg:y="8.213cm" svg:viewBox="0 0 884 243" svg:d="M86 172c69 6 127 43 194 57 58 12 123 12 182 13 104 1 234 8 328-39 94-46 152-199 4-203-35-1-88 5-110 32-18 21-1 27-11 47-46 96-137 92-236 58-75-25-131-67-218-77 78 115-121 99-80-3-46-10-92-21-139-12 8 52 80 121 140 136z">
          <text:p/>
        </draw:path>
        <draw:path draw:style-name="gr3" draw:text-style-name="P3" draw:layer="layout" svg:width="0.113cm" svg:height="0.102cm" svg:x="7.136cm" svg:y="7.207cm" svg:viewBox="0 0 114 103" svg:d="M105 0c-13 48-64 65-105 76 37 70 167-11 91-58z">
          <text:p/>
        </draw:path>
        <draw:path draw:style-name="gr19" draw:text-style-name="P7" draw:layer="layout" svg:width="0.162cm" svg:height="0.245cm" svg:x="5.252cm" svg:y="7.785cm" svg:viewBox="0 0 163 246" svg:d="M163 0c-61 63-215 144-146 246">
          <text:p/>
        </draw:path>
        <draw:path draw:style-name="gr18" draw:text-style-name="P4" draw:layer="layout" svg:width="2.257cm" svg:height="1.286cm" svg:x="5.016cm" svg:y="7.616cm" svg:viewBox="0 0 2258 1287" svg:d="M935 1287c-67-1-134-9-194-14-84-7-172-14-255-28-192-33-463-160-484-363-36-343 421-503 698-591 299-95 605-133 910-203 174-40 363-91 544-88 76 1 115 12 101 82-16 80-93 89-159 104-251 54-494 138-747 183-236 42-474 84-698 167-118 43-289 108-357 214-157 246 386 311 522 311 112-1 227-32 339-10 154 31 123 128 3 193-65 36-144 45-223 43z">
          <text:p/>
        </draw:path>
        <draw:path draw:style-name="gr5" draw:text-style-name="P5" draw:layer="layout" svg:width="1.043cm" svg:height="0.575cm" svg:x="5.163cm" svg:y="8.286cm" svg:viewBox="0 0 1044 576" svg:d="M173 0c-72 95-199 189-168 323 63 279 609 261 828 246 74-5 167-16 200-85 49-104-82-77-152-70 21 106-249 52-295 49-198-14-631-154-436-414-8 1-13 4-22 5z">
          <text:p/>
        </draw:path>
        <draw:path draw:style-name="gr5" draw:text-style-name="P5" draw:layer="layout" svg:width="1.676cm" svg:height="0.481cm" svg:x="5.522cm" svg:y="7.663cm" svg:viewBox="0 0 1677 482" svg:d="M0 481c105 10 285-107 389-143 93-32 208-91 306-100 52 72 372-29 455-50 68-17 131-34 200-46 43-8 75-6 115-11 48-6 193-26 211-85 17-59-127-50-175-34-40 13-41 33-79 58-56 36-105 52-171 72-136 41-277 66-417 87-123 18-249 24-371 45-89 15-180 27-265 56-43 14-81 30-115 57-17 13-68 96-83 94z">
          <text:p/>
        </draw:path>
        <draw:path draw:style-name="gr3" draw:text-style-name="P3" draw:layer="layout" svg:width="0.153cm" svg:height="0.379cm" svg:x="5.181cm" svg:y="8.363cm" svg:viewBox="0 0 154 380" svg:d="M117 0c-83 57-138 151-109 249 10 33 20 63 47 88 14 13 91 37 93 43-20-47-102-126 6-135-52-42-103-125-60-187z">
          <text:p/>
        </draw:path>
        <draw:path draw:style-name="gr3" draw:text-style-name="P3" draw:layer="layout" svg:width="0.801cm" svg:height="0.262cm" svg:x="5.722cm" svg:y="8.621cm" svg:viewBox="0 0 802 263" svg:d="M652 212c-19-2-39-4-61-2-81 9-157 43-240 53 1-3 7-13 9-18-102-30-275 31-360-38 71-22 151 0 221-26 63-24 125-148 178-159 118-24 471-71 392 142-28 75-77 57-139 48z">
          <text:p/>
        </draw:path>
        <draw:path draw:style-name="gr19" draw:text-style-name="P7" draw:layer="layout" svg:width="0.113cm" svg:height="0.218cm" svg:x="5.176cm" svg:y="8.351cm" svg:viewBox="0 0 114 219" svg:d="M114 0c-70 70-93 127-114 219">
          <text:p/>
        </draw:path>
        <draw:path draw:style-name="gr18" draw:text-style-name="P4" draw:layer="layout" svg:width="2.234cm" svg:height="1.316cm" svg:x="8.033cm" svg:y="7.636cm" svg:viewBox="0 0 2235 1317" svg:d="M1288 1317c67 0 134-6 194-10 85-5 172-10 256-23 193-27 467-148 494-350 46-343-407-513-682-608-296-102-601-147-903-225-173-44-361-99-542-101-76-1-115 9-103 79 14 81 90 92 156 108 249 60 490 150 742 201 235 48 471 95 693 184 117 46 286 115 350 222 151 251-394 302-530 299-111-4-226-37-338-18-155 27-127 125-9 193 65 37 143 48 222 49z">
          <text:p/>
        </draw:path>
        <draw:path draw:style-name="gr5" draw:text-style-name="P5" draw:layer="layout" svg:width="1.047cm" svg:height="0.564cm" svg:x="9.07cm" svg:y="8.35cm" svg:viewBox="0 0 1048 565" svg:d="M883 0c69 96 194 194 159 327-71 277-616 246-835 226-73-7-166-20-197-90-47-105 84-75 153-67-24 106 247 59 294 57 198-9 635-139 448-403 7 1 13 4 21 5z">
          <text:p/>
        </draw:path>
        <draw:path draw:style-name="gr5" draw:text-style-name="P5" draw:layer="layout" svg:width="1.663cm" svg:height="0.519cm" svg:x="8.106cm" svg:y="7.684cm" svg:viewBox="0 0 1664 520" svg:d="M1664 520c-105 7-282-114-385-153-92-35-206-96-303-108-54 71-371-37-454-60-67-19-129-37-198-51-43-9-75-8-115-14-48-7-192-31-208-90s128-47 175-30c40 14 40 34 78 60 55 38 103 55 169 76 135 45 275 73 414 97 123 21 248 31 370 54 89 17 179 32 264 62 42 16 79 32 113 60 16 14 65 98 80 97z">
          <text:p/>
        </draw:path>
        <draw:path draw:style-name="gr3" draw:text-style-name="P3" draw:layer="layout" svg:width="0.155cm" svg:height="0.378cm" svg:x="9.945cm" svg:y="8.427cm" svg:viewBox="0 0 156 379" svg:d="M44 0c82 59 134 155 102 251-11 34-22 63-50 88-14 12-91 34-94 40 22-47 106-123-2-135 53-41 106-122 66-185z">
          <text:p/>
        </draw:path>
        <draw:path draw:style-name="gr3" draw:text-style-name="P3" draw:layer="layout" svg:width="0.798cm" svg:height="0.268cm" svg:x="8.753cm" svg:y="8.661cm" svg:viewBox="0 0 799 269" svg:d="M147 211c19-2 40-3 61 0 81 10 156 46 239 58-1-4-7-13-9-18 103-28 275 38 361-29-70-25-151-4-220-32-63-25-121-151-174-163-117-27-468-83-395 133 25 75 75 58 137 51z">
          <text:p/>
        </draw:path>
        <draw:path draw:style-name="gr19" draw:text-style-name="P7" draw:layer="layout" svg:width="0.107cm" svg:height="0.221cm" svg:x="9.997cm" svg:y="8.416cm" svg:viewBox="0 0 108 222" svg:d="M0 0c68 72 90 129 108 222">
          <text:p/>
        </draw:path>
        <draw:path draw:style-name="gr18" draw:text-style-name="P4" draw:layer="layout" svg:width="2.192cm" svg:height="1.383cm" svg:x="5.065cm" svg:y="8.015cm" svg:viewBox="0 0 2193 1384" svg:d="M870 541c-22 7-44 13-66 20-174 51-512 81-555 286-37 178 131 293 302 326 187 36 340-84 518-68 102 9 58 105 20 153-66 81-166 107-271 116-177 16-360 23-517-62-159-86-286-192-300-368-12-149 82-303 212-389 112-73 280-108 408-151 147-49 295-95 443-141 280-87 564-147 849-218 72-17 208-90 263-4 79 123-131 187-219 207-370 84-725 186-1087 293z">
          <text:p/>
        </draw:path>
        <draw:path draw:style-name="gr5" draw:text-style-name="P5" draw:layer="layout" svg:width="0.881cm" svg:height="0.617cm" svg:x="5.178cm" svg:y="8.761cm" svg:viewBox="0 0 882 618" svg:d="M99 191c-2-25 27-185 54-191-124 27-159 232-152 324 6 91 86 167 168 213 112 62 251 86 381 80 96-5 270-23 319-108 59-104-100-71-174-59-59 10-208 46-243-5-50 59-185 20-241-12-74-42-105-165-112-242z">
          <text:p/>
        </draw:path>
        <draw:path draw:style-name="gr5" draw:text-style-name="P5" draw:layer="layout" svg:width="1.698cm" svg:height="0.578cm" svg:x="5.505cm" svg:y="8.073cm" svg:viewBox="0 0 1699 579" svg:d="M128 510c223-54 445-130 665-193 74-21 153-37 224-60 38-13 55-36 86-50 66-32 580-68 505-196 43-23 89-9 91 41 2 64-99 91-151 106-142 43-295 28-434 73-71 23-135 52-210 68-97 20-201 20-300 34-134 18-272 63-395 114-40 16-169 45-175 86 37 2 65-20 100-22-35 33-87 54-134 68z">
          <text:p/>
        </draw:path>
        <draw:path draw:style-name="gr3" draw:text-style-name="P3" draw:layer="layout" svg:width="0.672cm" svg:height="0.329cm" svg:x="5.64cm" svg:y="9.078cm" svg:viewBox="0 0 673 330" svg:d="M647 91c-44 72-108 137-185 182-16 9-251 88-247 43 1-6 1-12 2-18-74-25-153 32-217-11 3-53 155-50 193-53 38-4 60-4 89-27 23-19 56-65 17-85 38-42 142-62 197-84 81-32 238-87 151 53z">
          <text:p/>
        </draw:path>
        <draw:path draw:style-name="gr3" draw:text-style-name="P3" draw:layer="layout" svg:width="0.156cm" svg:height="0.378cm" svg:x="5.196cm" svg:y="8.743cm" svg:viewBox="0 0 157 379" svg:d="M154 0c-79 56-213 229-126 318 4-24 8-51 30-64 27 44 71 79 99 125-62-79-121-270-18-340z">
          <text:p/>
        </draw:path>
        <draw:path draw:style-name="gr19" draw:text-style-name="P7" draw:layer="layout" svg:width="0.135cm" svg:height="0.332cm" svg:x="5.185cm" svg:y="8.779cm" svg:viewBox="0 0 136 333" svg:d="M8 333c-32-106 34-265 128-333">
          <text:p/>
        </draw:path>
        <draw:path draw:style-name="gr18" draw:text-style-name="P4" draw:layer="layout" svg:width="2.186cm" svg:height="1.395cm" svg:x="7.95cm" svg:y="8.025cm" svg:viewBox="0 0 2187 1396" svg:d="M1320 551c22 7 44 13 66 20 174 53 511 86 552 290 36 179-132 293-304 324-187 35-339-86-518-72-101 9-59 104-20 153 64 81 165 108 269 118 177 18 360 26 518-58 160-85 288-190 303-365 13-149-79-304-209-390-111-75-279-111-407-155-147-50-294-97-441-145-280-89-564-151-848-224-71-18-208-92-263-7-80 122 130 188 218 209 369 87 723 192 1084 302z">
          <text:p/>
        </draw:path>
        <draw:path draw:style-name="gr5" draw:text-style-name="P5" draw:layer="layout" svg:width="0.882cm" svg:height="0.614cm" svg:x="9.139cm" svg:y="8.786cm" svg:viewBox="0 0 883 615" svg:d="M785 192c3-26-26-186-52-192 123 28 157 234 149 325-7 91-87 167-169 211-113 62-252 85-382 78-96-6-270-26-318-111-59-104 100-70 174-57 59 10 207 48 243-3 50 59 185 21 241-11 75-41 107-163 114-240z">
          <text:p/>
        </draw:path>
        <draw:path draw:style-name="gr5" draw:text-style-name="P5" draw:layer="layout" svg:width="1.694cm" svg:height="0.591cm" svg:x="8.004cm" svg:y="8.083cm" svg:viewBox="0 0 1695 592" svg:d="M1568 522c-223-56-444-133-664-198-73-22-152-39-223-62-38-13-56-36-86-51-66-32-580-72-504-200-43-23-89-10-91 40-2 65 98 92 150 108 142 44 295 31 434 76 71 24 135 53 209 70 97 21 201 22 300 36 134 20 271 66 394 118 40 16 168 46 174 87-36 2-64-21-99-23 35 33 86 54 133 69z">
          <text:p/>
        </draw:path>
        <draw:path draw:style-name="gr3" draw:text-style-name="P3" draw:layer="layout" svg:width="0.67cm" svg:height="0.332cm" svg:x="8.888cm" svg:y="9.095cm" svg:viewBox="0 0 671 333" svg:d="M25 91c44 72 107 138 184 183 15 10 250 90 246 46-1-6-1-13-1-19 74-24 152 33 217-9-3-53-155-51-193-55-38-3-60-4-89-28-22-19-55-64-16-84-37-43-141-63-197-86-80-32-237-89-151 52z">
          <text:p/>
        </draw:path>
        <draw:path draw:style-name="gr3" draw:text-style-name="P3" draw:layer="layout" svg:width="0.157cm" svg:height="0.378cm" svg:x="9.847cm" svg:y="8.767cm" svg:viewBox="0 0 158 379" svg:d="M5 0c79 56 211 231 124 319-4-24-8-51-29-65-28 44-72 80-100 125 62-78 122-269 20-340z">
          <text:p/>
        </draw:path>
        <draw:path draw:style-name="gr19" draw:text-style-name="P7" draw:layer="layout" svg:width="0.133cm" svg:height="0.333cm" svg:x="9.882cm" svg:y="8.804cm" svg:viewBox="0 0 134 334" svg:d="M125 334c33-106-32-266-125-334">
          <text:p/>
        </draw:path>
        <draw:path draw:style-name="gr11" draw:text-style-name="P4" draw:layer="layout" svg:width="2.071cm" svg:height="1.312cm" svg:x="5.142cm" svg:y="8.472cm" svg:viewBox="0 0 2072 1313" svg:d="M1695 67c-59 16-117 34-176 49-221 59-437 143-653 223-62 22-125 47-184 75-270 124-827 384-647 761 105 222 820 163 750-78-43-146-249-29-347-15-198 29-225-132-97-244 130-113 267-196 427-263 200-83 378-174 591-228 183-47 362-102 544-152 66-17 147-31 164-105 21-99-26-97-115-83-87 13-172 36-257 60z">
          <text:p/>
        </draw:path>
        <draw:path draw:style-name="gr5" draw:text-style-name="P5" draw:layer="layout" svg:width="0.522cm" svg:height="0.479cm" svg:x="5.287cm" svg:y="9.274cm" svg:viewBox="0 0 523 480" svg:d="M196 6c-108 73-246 244-178 373 39 73 196 133 274 81-7-3-20-17-30-21 33-19 14-36 30-56 18-22 58-36 83-51 47-29 93-49 148-68-25-31-163 21-202 28-54 10-131 24-177-8-83-58-23-273 82-284z">
          <text:p/>
        </draw:path>
        <draw:path draw:style-name="gr5" draw:text-style-name="P5" draw:layer="layout" svg:width="1.499cm" svg:height="0.566cm" svg:x="5.628cm" svg:y="8.59cm" svg:viewBox="0 0 1500 567" svg:d="M13 559c70-61 161-93 237-148 40-28 72-63 109-92 47-38 132-58 192-80 92-34 205-92 301-100 153-12 288-69 436-111 61-17 150-34 212-26-320 124-679 174-993 317-100 45-195 99-299 136-88 31-146 40-208 112z">
          <text:p/>
        </draw:path>
        <draw:path draw:style-name="gr3" draw:text-style-name="P3" draw:layer="layout" svg:width="0.143cm" svg:height="0.354cm" svg:x="5.286cm" svg:y="9.33cm" svg:viewBox="0 0 144 355" svg:d="M130 14c-115 63-185 249-76 341-2-8 3-22 2-30 5 4 18 6 25 11 20-44-27-94 8-141 5 1 10 0 16 1-23-66-17-142 39-196z">
          <text:p/>
        </draw:path>
        <draw:path draw:style-name="gr3" draw:text-style-name="P3" draw:layer="layout" svg:width="0.502cm" svg:height="0.294cm" svg:x="5.684cm" svg:y="9.454cm" svg:viewBox="0 0 503 295" svg:d="M242 28c7-2 13-4 20-6 68-22 226-52 240 45 15 100-102 155-191 177-51 13-107-2-155 11-50 14-87 49-145 38-18-21-11-62 1-84 18-34 25-60 34-93 22-78 127-71 196-88z">
          <text:p/>
        </draw:path>
        <draw:path draw:style-name="gr19" draw:text-style-name="P7" draw:layer="layout" svg:width="0.069cm" svg:height="0.214cm" svg:x="5.279cm" svg:y="9.406cm" svg:viewBox="0 0 70 215" svg:d="M70 0c-56 57-88 139-59 215">
          <text:p/>
        </draw:path>
        <draw:path draw:style-name="gr11" draw:text-style-name="P4" draw:layer="layout" svg:width="2.061cm" svg:height="1.327cm" svg:x="8.084cm" svg:y="8.474cm" svg:viewBox="0 0 2062 1328" svg:d="M376 70c59 17 117 35 176 51 220 60 436 146 651 228 61 23 124 49 183 77 268 127 823 392 640 767-108 220-823 155-750-85 44-146 249-26 347-11 198 30 227-131 99-244-128-115-264-199-424-267-199-85-376-177-589-233-182-49-361-105-542-156-66-19-147-33-162-107-21-100 26-97 115-83 87 15 172 38 256 63z">
          <text:p/>
        </draw:path>
        <draw:path draw:style-name="gr5" draw:text-style-name="P5" draw:layer="layout" svg:width="0.522cm" svg:height="0.478cm" svg:x="9.479cm" svg:y="9.291cm" svg:viewBox="0 0 523 479" svg:d="M330 6c107 74 243 247 174 375-39 72-198 131-275 78 8-3 20-16 30-20-33-19-13-36-29-57-17-22-58-36-82-51-47-30-93-51-148-70 26-30 163 22 202 30 54 10 131 25 177-7 84-57 26-272-79-284z">
          <text:p/>
        </draw:path>
        <draw:path draw:style-name="gr5" draw:text-style-name="P5" draw:layer="layout" svg:width="1.494cm" svg:height="0.579cm" svg:x="8.169cm" svg:y="8.593cm" svg:viewBox="0 0 1495 580" svg:d="M1482 572c-69-62-161-95-236-150-39-29-71-63-108-94-47-37-132-58-192-81-91-35-203-94-299-102-153-14-288-72-435-115-61-18-150-36-212-28 319 126 678 180 990 326 100 46 194 101 298 138 87 32 145 41 207 114z">
          <text:p/>
        </draw:path>
        <draw:path draw:style-name="gr3" draw:text-style-name="P3" draw:layer="layout" svg:width="0.141cm" svg:height="0.354cm" svg:x="9.861cm" svg:y="9.347cm" svg:viewBox="0 0 142 355" svg:d="M14 14c114 64 182 250 72 341 2-8-2-21-1-29-5 3-19 5-25 11-20-45 27-94-7-141-5 0-11 0-16 0 23-65 18-141-37-196z">
          <text:p/>
        </draw:path>
        <draw:path draw:style-name="gr3" draw:text-style-name="P3" draw:layer="layout" svg:width="0.501cm" svg:height="0.298cm" svg:x="9.101cm" svg:y="9.465cm" svg:viewBox="0 0 502 299" svg:d="M262 29c-7-2-13-4-20-6-68-22-225-54-241 43-15 100 101 156 190 179 51 14 107-2 155 12 50 14 86 50 145 40 18-21 11-63-1-84-18-35-24-61-33-94-21-78-126-72-195-90z">
          <text:p/>
        </draw:path>
        <draw:path draw:style-name="gr19" draw:text-style-name="P7" draw:layer="layout" svg:width="0.068cm" svg:height="0.214cm" svg:x="9.941cm" svg:y="9.424cm" svg:viewBox="0 0 69 215" svg:d="M0 0c56 58 87 140 57 215">
          <text:p/>
        </draw:path>
        <draw:path draw:style-name="gr11" draw:text-style-name="P4" draw:layer="layout" svg:width="2.288cm" svg:height="2.934cm" svg:x="3.969cm" svg:y="5.479cm" svg:viewBox="0 0 2289 2935" svg:d="M1971 1878c42-246 147-486 261-707 44-85 69-168 52-258-20-108-24-248-90-341-46-64-139-117-220-125-34-4-94-5-128 7-47 16-72 53-116 81-84 53-383 209-463 134 27 25 277-170 73-252-101-41-197 16-291 44-291 87-270-216-392-378-64-84-80-99-187-68-118 33-418 63-459 162-29 71 3 220 47 285 55 82 99 83 195 90 58 5 111 11 154 52 52 48 45 95 117 125 80 34 107 24 167 98 48 61 89 120 136 183-37-65-115-164-176-215-66-54-156-43-198-122-41 83-88 131-98 225-11 100 8 200 57 292 36 69 99 118 140 179 52 78 68 160 89 246 59 243 172 493 268 727 29 70 63 172 125 224s107 80 145 153c49 96 51 211 184 216 131 5 240-97 327-176 128-116 139-203 167-367 29-173 85-341 114-514z">
          <text:p/>
        </draw:path>
        <draw:path draw:style-name="gr5" draw:text-style-name="P5" draw:layer="layout" svg:width="2.091cm" svg:height="2.717cm" svg:x="4.063cm" svg:y="5.521cm" svg:viewBox="0 0 2092 2718" svg:d="M402 619c35 31 62 34 113 64 49 30 73 78 102 121 19 29 128 184 165 186-144-8-206-261-359-279-218-26-97 372-21 452 120 125 184 318 244 474 36 96 55 207 106 296 43 77 112 138 167 207 82 103 141 227 198 344 31 64 87 211 165 234-8-28-23-55-31-84-3-13 86 66 77 65 49 4 37-21 42-62 8-71-31-155-61-218-69-147-174-276-255-417-98-173-225-347-261-540-6-35-10-73 1-106 23-65 17-42 72-29 43 10 50 55 105 37 63-20 40-74 20-116-70-150-274-283-300-452 95 31 166 155 249 212 117 81 248 25 374 53 113 24 232 88 313 165 47 46 189 251 238 244 30-60 11-150-1-212-7-41-32-53 2-88 65-66 158-17 203-116 27-60 24-145 21-209-4-76-14-162-50-232-32-62-90-83-131-121 194 186-41 445-293 332-271-122 210-248 207-382-120 48-236 91-352 148-85 42-216 117-312 79 94-5 182-105 153-199-27-89-145-95-227-79-58 12-212 49-208 119 2 37 48 47 71 70 33 35 53 80 88 114 137 133 329 162 500 245 75 37 140 102 215 133 87 35 161-18 250-1 18 88-155 100-214 105 24 28 88 138 14 135-40-1-114-142-148-170-124-104-293-150-453-180-91-17-188-37-260-98-78-66-105-171-187-236-66-51-165-81-241-120-104-54-218-40-331-60-58-10-212-84-109-153 45 104 250 92 346 86-34-71-74-84-62-175 11-80 74-131 90-205-60 22-127 40-186 77-57 36-104 84-174 90 25 80 1 102-82 98-15 100 14 158 118 193 112 38 178 44 258 137 8 10 15 17 22 24z">
          <text:p/>
        </draw:path>
        <draw:path draw:style-name="gr3" draw:text-style-name="P3" draw:layer="layout" svg:width="0.35cm" svg:height="0.522cm" svg:x="4.534cm" svg:y="5.54cm" svg:viewBox="0 0 351 523" svg:d="M0 10c95 94 79 188 75 294 73-2 76 56 116 97 39 43 107 89 160 122-77-83-148-196-194-296-25-54-29-249-135-225 0 7 12 21 9 8z">
          <text:p/>
        </draw:path>
        <draw:path draw:style-name="gr3" draw:text-style-name="P3" draw:layer="layout" svg:width="0.954cm" svg:height="0.571cm" svg:x="4.847cm" svg:y="5.951cm" svg:viewBox="0 0 955 572" svg:d="M353 150c-56 38-94-48-123-75-1-1-131-66-36-75-69 6-121 43-194 22 59 70 144 164 219 217 63 45 149 72 221 103 163 72 366 134 515 230-67-25-438-163-414-257 16-63 149-67 199-86 74-27 109-75 166-127-66 53-173 72-250 95-62 18-114 57-177 70-47 9-114 10-157-20-38-28-62-115 8-80 8-4 13-14 23-17z">
          <text:p/>
        </draw:path>
        <draw:path draw:style-name="gr3" draw:text-style-name="P3" draw:layer="layout" svg:width="0.166cm" svg:height="0.21cm" svg:x="5.221cm" svg:y="5.942cm" svg:viewBox="0 0 167 211" svg:d="M0 188c86-9 181-139 76-188 149-9 104 238-55 208z">
          <text:p/>
        </draw:path>
        <draw:path draw:style-name="gr3" draw:text-style-name="P3" draw:layer="layout" svg:width="0.296cm" svg:height="0.255cm" svg:x="5.835cm" svg:y="6.355cm" svg:viewBox="0 0 297 256" svg:d="M0 226c73 39 182 46 248-12 70-62 46-137 42-214-27 67-26 166-101 216-41 28-144 40-189 20z">
          <text:p/>
        </draw:path>
        <draw:path draw:style-name="gr3" draw:text-style-name="P3" draw:layer="layout" svg:width="1.551cm" svg:height="1.899cm" svg:x="4.078cm" svg:y="5.894cm" svg:viewBox="0 0 1552 1900" svg:d="M759 343c31 37 30 84 55 125 40 69 180 120 268 142 135 36 362 13 470 122-68-68-134-111-230-141-78-24-165-11-242-42-94-37-144-125-217-189-108-94-161-169-300-233-188-87-397 12-563-127-5 101 182 102 256 139 64 32 85 101 137 142 66 51 149 68 209 130 56 58 91 126 127 193-69-68-171-230-282-242-130-14-86 244-67 304 52 163 163 317 235 472 127 272 242 525 435 762-73-126-172-232-229-369-51-120-71-249-114-371-43-119-101-228-167-336-42-70-187-313 10-304 74 3 138 77 187 124-54-152-245-262-216-437 1-10 222 116 238 136z">
          <text:p/>
        </draw:path>
        <draw:path draw:style-name="gr20" draw:text-style-name="P7" draw:layer="layout" svg:width="1cm" svg:height="0.677cm" svg:x="4.753cm" svg:y="5.834cm" svg:viewBox="0 0 1001 678" svg:d="M0 0c31 100 138 193 210 270 80 85 175 158 284 208 164 74 341 123 507 200">
          <text:p/>
        </draw:path>
        <draw:path draw:style-name="gr20" draw:text-style-name="P7" draw:layer="layout" svg:width="0.09cm" svg:height="0.254cm" svg:x="5.305cm" svg:y="5.932cm" svg:viewBox="0 0 91 255" svg:d="M62 0c67 90 7 188-61 255-2-7 1-14 9-18">
          <text:p/>
        </draw:path>
        <draw:path draw:style-name="gr20" draw:text-style-name="P7" draw:layer="layout" svg:width="0.091cm" svg:height="0.353cm" svg:x="4.453cm" svg:y="6.247cm" svg:viewBox="0 0 92 354" svg:d="M92 0c-108 93-103 233-74 354">
          <text:p/>
        </draw:path>
        <draw:path draw:style-name="gr20" draw:text-style-name="P7" draw:layer="layout" svg:width="1.104cm" svg:height="0.55cm" svg:x="4.117cm" svg:y="5.893cm" svg:viewBox="0 0 1105 551" svg:d="M0 0c34 89 195 55 271 68 89 16 177 52 263 80 120 39 182 74 260 177 88 114 161 180 311 226">
          <text:p/>
        </draw:path>
        <draw:path draw:style-name="gr11" draw:text-style-name="P4" draw:layer="layout" svg:width="2.224cm" svg:height="2.763cm" svg:x="8.93cm" svg:y="5.532cm" svg:viewBox="0 0 2225 2764" svg:d="M1043 649c-259 52-478-291-717-243-200 40-358 398-321 560 13 57 96 116 123 170 68 132 107 280 139 421 26 117 39 234 55 352 28 204 45 381 103 579 45 153 73 261 285 274 130 8 220-10 321-79 161-109 218-338 304-488 90-157 147-279 181-445 33-161 106-313 205-452 83-117 185-252 198-393 7-76-9-277-139-257-150 22-264 306-275 410 51-105 84-271 182-356 74-65 210-68 302-114 61-31 194-114 223-166 32-58-3-253-42-303-55-69-251-113-348-117-64-3-84-7-126 33-2 2 24 43 5 61-24 24-51 18-79 33-82 43-78-13-78 87 1 58 23 95-3 155-63 149-241 280-372 383-96 75-200 166-316 220 126-77 238-164 355-253 64-49 182-113 225-176 57-83-10-64-111-75-76-8-175 2-211-70-71-13-205 8-223 79-24 95 147 86 155 170z">
          <text:p/>
        </draw:path>
        <draw:path draw:style-name="gr5" draw:text-style-name="P5" draw:layer="layout" svg:width="1.478cm" svg:height="2.061cm" svg:x="9.292cm" svg:y="6.159cm" svg:viewBox="0 0 1479 2062" svg:d="M1350 12c-110 1-152 0-208 84-34 52-43 156-100 192-40 25-183 47-236 60-94 22-199 29-289 59-161 56-387 130-469 270-50 86-75 374-1 457 50-20 98-51 149-70-20 63-99 91-121 147-21 56 2 189 11 251 35 230 171-25 248-84-14 57-48 120-93 166 8 1 16 3 24 5-67 92-144 66-119 194 12 63 30 133 107 127 55-5 54-57 107-47 45-39 53-103-22-110 93-127 74-242 161-384 54-87 293-547 447-530 36 91-18 211-53 300-69 172-146 343-237 508-47 84-98 162-152 241-51 74-56 124-68 214 107-76 166-225 230-334 91-156 191-304 265-469 101-227 172-499 311-701 89-17 156-73 188-147 26-60 73-248 35-303-95-138-309 302-362 362 34-167 121-331 259-449-3-15-14-13-25-21z">
          <text:p/>
        </draw:path>
        <draw:path draw:style-name="gr5" draw:text-style-name="P5" draw:layer="layout" svg:width="1.209cm" svg:height="0.595cm" svg:x="9.094cm" svg:y="5.958cm" svg:viewBox="0 0 1210 596" svg:d="M20 480c65 143 289 117 431 109 165-10 254-94 375-178 113-80 290-179 384-291-94-1-329 73-342-76 15-4 34-20 49-23-52-39-141-23-134 48 6 56 114 108 152 145 42 41-216 35-240 26-112-40-201-118-306-168-87-42-173-76-257-14-109 80-164 310-112 422z">
          <text:p/>
        </draw:path>
        <draw:path draw:style-name="gr5" draw:text-style-name="P5" draw:layer="layout" svg:width="0.517cm" svg:height="0.412cm" svg:x="10.585cm" svg:y="5.704cm" svg:viewBox="0 0 518 413" svg:d="M0 384c38-56 85-80 151-96 22 112 342-19 155-101 87-44 122-106 156-187 217 244-249 549-448 347z">
          <text:p/>
        </draw:path>
        <draw:path draw:style-name="gr3" draw:text-style-name="P3" draw:layer="layout" svg:width="1.251cm" svg:height="0.636cm" svg:x="9.321cm" svg:y="6.2cm" svg:viewBox="0 0 1252 637" svg:d="M0 637c77-208 592-251 792-305 223-61 269-238 460-332-42 105-192 170-198 296-81 6-140 64-210 96-83 39-165 42-257 52-192 19-434 25-573 156z">
          <text:p/>
        </draw:path>
        <draw:path draw:style-name="gr3" draw:text-style-name="P3" draw:layer="layout" svg:width="0.637cm" svg:height="0.408cm" svg:x="9.627cm" svg:y="6.089cm" svg:viewBox="0 0 638 409" svg:d="M83 397c198-41 437-264 555-397-271 24-340 407-638 409z">
          <text:p/>
        </draw:path>
        <draw:path draw:style-name="gr3" draw:text-style-name="P3" draw:layer="layout" svg:width="0.379cm" svg:height="0.364cm" svg:x="10.438cm" svg:y="6.196cm" svg:viewBox="0 0 380 365" svg:d="M286 24c-135 13-262 241-286 341 35-37 243-300 276-142 4-9 9-19 14-28 38 19 47 66 48 103 71-56 50-275-52-298z">
          <text:p/>
        </draw:path>
        <draw:path draw:style-name="gr11" draw:text-style-name="P4" draw:layer="layout" svg:width="1.82cm" svg:height="1.334cm" svg:x="5.411cm" svg:y="8.944cm" svg:viewBox="0 0 1821 1335" svg:d="M241 1020c4-16 12-33 21-50 64-119 199-201 305-274 314-220 673-368 1032-479 74-23 181-37 213-123 30-83-20-102-97-91-116 17-227 56-341 88-314 87-589 255-876 409-210 113-527 333-496 617 36 343 514 217 680 59 47-46 178-203 71-246-92-37-262 127-338 166-75 39-216 59-174-76z">
          <text:p/>
        </draw:path>
        <draw:path draw:style-name="gr5" draw:text-style-name="P5" draw:layer="layout" svg:width="0.5cm" svg:height="0.381cm" svg:x="5.552cm" svg:y="9.878cm" svg:viewBox="0 0 501 382" svg:d="M122 0c-97 104-214 324-8 375 149 37 281-78 387-157-14-7-35-9-53-7-2-26-1-54-3-80-47-3-120 41-170 55-34 9-111 40-146 33-98-20-52-169 0-205z">
          <text:p/>
        </draw:path>
        <draw:path draw:style-name="gr5" draw:text-style-name="P5" draw:layer="layout" svg:width="1.429cm" svg:height="0.701cm" svg:x="5.758cm" svg:y="9.048cm" svg:viewBox="0 0 1430 702" svg:d="M21 681c135-101 259-204 408-287 73-41 148-77 222-115 73-38 167-97 247-116 35-8 64 2 106-6 68-13 134-29 201-49 64-18 191-43 225-108-91 4-183 89-270 87 4-9 6-31 11-40-112 33-216 110-319 164-91 47-196 92-295 121-110 32-203 66-296 136-95 71-163 163-261 234z">
          <text:p/>
        </draw:path>
        <draw:path draw:style-name="gr3" draw:text-style-name="P3" draw:layer="layout" svg:width="0.443cm" svg:height="0.402cm" svg:x="5.901cm" svg:y="9.743cm" svg:viewBox="0 0 444 403" svg:d="M110 183c44-40 110-56 159-94 26-20 85-85 118-89 59-5 63 52 52 96-44 167-206 237-355 291-51 18-72 33-83-25-12-69 63-137 109-179z">
          <text:p/>
        </draw:path>
        <draw:path draw:style-name="gr3" draw:text-style-name="P3" draw:layer="layout" svg:width="0.104cm" svg:height="0.297cm" svg:x="5.555cm" svg:y="9.919cm" svg:viewBox="0 0 105 298" svg:d="M84 7c-43 73-140 218-41 291 8-42-2-87 53-101-62-49-53-151 9-197z">
          <text:p/>
        </draw:path>
        <draw:path draw:style-name="gr19" draw:text-style-name="P7" draw:layer="layout" svg:width="0.081cm" svg:height="0.266cm" svg:x="5.557cm" svg:y="9.919cm" svg:viewBox="0 0 82 267" svg:d="M18 267c-46-66 4-222 64-267">
          <text:p/>
        </draw:path>
        <draw:path draw:style-name="gr11" draw:text-style-name="P4" draw:layer="layout" svg:width="1.82cm" svg:height="1.334cm" svg:x="8.041cm" svg:y="8.962cm" svg:viewBox="0 0 1821 1335" svg:d="M1580 1020c-5-16-12-33-21-51-64-118-200-200-305-273-315-220-673-368-1032-479-74-23-181-37-213-124-31-82 19-101 96-90 116 17 228 56 341 88 315 87 590 255 877 409 210 113 526 333 496 617-37 343-514 217-680 59-48-46-178-203-71-246 92-37 261 127 338 166 75 39 215 59 174-76z">
          <text:p/>
        </draw:path>
        <draw:path draw:style-name="gr5" draw:text-style-name="P5" draw:layer="layout" svg:width="0.5cm" svg:height="0.381cm" svg:x="9.22cm" svg:y="9.896cm" svg:viewBox="0 0 501 382" svg:d="M379 0c97 104 214 324 7 375-148 37-280-78-386-157 14-6 35-9 53-7 2-26 0-54 2-80 48-3 121 41 171 55 34 9 111 40 146 33 97-20 52-169 0-205z">
          <text:p/>
        </draw:path>
        <draw:path draw:style-name="gr5" draw:text-style-name="P5" draw:layer="layout" svg:width="1.429cm" svg:height="0.701cm" svg:x="8.085cm" svg:y="9.066cm" svg:viewBox="0 0 1430 702" svg:d="M1409 681c-135-101-259-204-408-287-73-41-148-77-222-115-73-38-166-97-246-116-36-9-65 2-106-6-69-13-134-29-202-49-63-18-191-43-225-108 92 4 183 89 271 87-5-9-7-31-11-40 111 33 215 110 318 164 91 47 196 92 295 121 110 32 203 66 296 136 96 71 163 163 261 234z">
          <text:p/>
        </draw:path>
        <draw:path draw:style-name="gr3" draw:text-style-name="P3" draw:layer="layout" svg:width="0.444cm" svg:height="0.402cm" svg:x="8.929cm" svg:y="9.761cm" svg:viewBox="0 0 445 403" svg:d="M334 183c-44-40-110-56-159-94-26-20-85-85-118-89-59-5-64 52-52 96 44 167 206 237 355 291 51 18 72 33 83-25 12-68-63-137-109-179z">
          <text:p/>
        </draw:path>
        <draw:path draw:style-name="gr3" draw:text-style-name="P3" draw:layer="layout" svg:width="0.104cm" svg:height="0.297cm" svg:x="9.613cm" svg:y="9.937cm" svg:viewBox="0 0 105 298" svg:d="M21 7c44 73 140 218 41 291-8-42 2-87-52-101 62-49 52-151-10-197z">
          <text:p/>
        </draw:path>
        <draw:path draw:style-name="gr19" draw:text-style-name="P7" draw:layer="layout" svg:width="0.081cm" svg:height="0.266cm" svg:x="9.634cm" svg:y="9.937cm" svg:viewBox="0 0 82 267" svg:d="M64 267c46-66-4-222-64-267">
          <text:p/>
        </draw:path>
        <draw:path draw:style-name="gr11" draw:text-style-name="P4" draw:layer="layout" svg:width="1.231cm" svg:height="0.93cm" svg:x="6.001cm" svg:y="9.77cm" svg:viewBox="0 0 1232 931" svg:d="M1223 145c10-54 22-152-29-145-49 8-93 79-128 109-106 93-216 180-344 245-133 69-263 142-404 198-64 26-111 57-169 91-57 32-132 62-143 133-5 30-9 73-4 105 18 114 150 0 189-29 89-66 188-117 287-166 131-65 251-135 368-221 49-35 92-76 140-112 61-45 125-90 191-123 41-20 38-45 46-85z">
          <text:p/>
        </draw:path>
        <draw:path draw:style-name="gr5" draw:text-style-name="P5" draw:layer="layout" svg:width="0.97cm" svg:height="0.667cm" svg:x="6.231cm" svg:y="9.821cm" svg:viewBox="0 0 971 668" svg:d="M928 45c69-18 8 75-9 95-48 56-123 82-181 126-87 66-179 125-269 189-134 94-311 165-469 213 111-51 207-127 309-192 148-94 321-155 467-259 48-34 72-70 95-119 21-48 45-58 85-98 23 28 14 66 6 98 0-22-6-4-7-5z">
          <text:p/>
        </draw:path>
        <draw:path draw:style-name="gr11" draw:text-style-name="P4" draw:layer="layout" svg:width="1.956cm" svg:height="1.179cm" svg:x="5.252cm" svg:y="9.327cm" svg:viewBox="0 0 1957 1180" svg:d="M1493 521c-41 31-84 58-132 75-64 25-103 52-164 84-91 49-202 59-301 82-143 34-294 77-426 141-91 43-171 102-247 166-33 27-134 135-186 106-133-75 132-270 186-312 142-111 303-194 466-271 91-42 191-56 288-76 299-61 529-297 778-451 49-29 157-110 192-32 55 121-134 178-195 232-91 79-160 182-259 256z">
          <text:p/>
        </draw:path>
        <draw:path draw:style-name="gr5" draw:text-style-name="P5" draw:layer="layout" svg:width="1.597cm" svg:height="0.875cm" svg:x="5.575cm" svg:y="9.359cm" svg:viewBox="0 0 1598 876" svg:d="M1234 348c57-66 146-135 219-184s152-59 145-162c-95-21-193 98-256 148-71 57-161 105-235 164-95 74-199 119-323 162-125 43-283 58-399 113 14-1 33 5 47 5 18 39 226-26 270-34-5 2-12 4-18 7 113-10 221-58 322-104-68 66-163 72-240 120-30 18-39 42-79 57-47 18-105 21-154 28-117 18-255 35-362 89-55 27-136 75-171 119 116-37 226-93 346-124 101-25 197-51 295-84 93-32 178-63 266-105 46-22 159-65 177-111-7-1-13-2-20-3 27-73 164-165 238-182-9 34-46 55-68 81z">
          <text:p/>
        </draw:path>
        <draw:path draw:style-name="gr3" draw:text-style-name="P3" draw:layer="layout" svg:width="0.397cm" svg:height="0.355cm" svg:x="6.761cm" svg:y="9.406cm" svg:viewBox="0 0 398 356" svg:d="M54 277c-22 23-41 52-54 79 93-33 183-149 260-212 34-27 102-66 124-103 47-80-40-23-75 3-103 77-203 163-285 259z">
          <text:p/>
        </draw:path>
        <draw:path draw:style-name="gr11" draw:text-style-name="P4" draw:layer="layout" svg:width="1.211cm" svg:height="0.956cm" svg:x="7.944cm" svg:y="9.78cm" svg:viewBox="0 0 1212 957" svg:d="M7 144c-9-54-19-152 32-143 50 8 91 80 125 111 104 96 212 185 338 253 132 72 260 149 399 208 64 27 109 60 167 94 56 34 130 66 140 137 3 30 6 73 0 105-20 114-149-4-187-34-88-67-185-121-283-172-130-68-247-141-363-230-47-36-90-78-137-115-59-47-123-93-187-127-41-21-37-46-44-87z">
          <text:p/>
        </draw:path>
        <draw:path draw:style-name="gr5" draw:text-style-name="P5" draw:layer="layout" svg:width="0.954cm" svg:height="0.689cm" svg:x="7.974cm" svg:y="9.831cm" svg:viewBox="0 0 955 690" svg:d="M42 45c-68-19-9 76 7 96 47 57 121 85 178 130 86 69 176 130 264 195 132 98 307 173 464 224-110-53-204-132-304-199-146-97-317-163-460-270-48-35-71-72-92-122-21-47-45-59-84-99-23 27-15 66-8 98 1-22 6-4 8-5z">
          <text:p/>
        </draw:path>
        <draw:path draw:style-name="gr11" draw:text-style-name="P4" draw:layer="layout" svg:width="1.966cm" svg:height="1.161cm" svg:x="7.95cm" svg:y="9.338cm" svg:viewBox="0 0 1967 1162" svg:d="M469 518c41 30 85 56 132 73 65 24 104 51 166 83 91 48 202 57 302 79 143 33 294 74 427 136 91 43 171 101 248 164 33 27 136 134 187 104 132-75-134-268-189-310-143-109-305-191-469-266-91-41-191-55-289-74-299-58-531-292-782-443-49-29-158-109-192-30-54 122 135 176 197 230 92 78 162 180 262 254z">
          <text:p/>
        </draw:path>
        <draw:path draw:style-name="gr5" draw:text-style-name="P5" draw:layer="layout" svg:width="1.606cm" svg:height="0.861cm" svg:x="7.985cm" svg:y="9.37cm" svg:viewBox="0 0 1607 862" svg:d="M367 345c-57-66-147-134-221-182-73-48-152-57-146-160 95-23 194 96 257 145 72 56 162 104 237 162 96 73 200 117 325 158 125 43 284 56 400 110-14-1-33 6-47 6-18 38-227-24-271-33 6 3 12 5 18 7-112-8-221-56-322-100 68 65 163 70 241 117 30 18 40 42 79 57 48 17 105 20 154 27 118 17 256 32 363 84 56 27 137 75 173 119-117-37-227-92-348-121-101-25-197-49-295-82-93-31-179-61-267-102-47-22-160-64-178-109 6-1 12-2 19-4-27-72-165-163-239-179 8 33 46 54 68 80z">
          <text:p/>
        </draw:path>
        <draw:path draw:style-name="gr3" draw:text-style-name="P3" draw:layer="layout" svg:width="0.4cm" svg:height="0.351cm" svg:x="8cm" svg:y="9.417cm" svg:viewBox="0 0 401 352" svg:d="M347 274c22 22 41 51 54 78-93-32-184-147-262-209-34-27-103-65-125-102-48-79 40-24 76 3 103 75 204 160 287 255z">
          <text:p/>
        </draw:path>
        <draw:path draw:style-name="gr13" draw:text-style-name="P9" draw:layer="layout" svg:width="0.859cm" svg:height="0.507cm" svg:x="7.106cm" svg:y="12.351cm" svg:viewBox="0 0 860 508" svg:d="M241 85c-86 15-170 56-214 132-54 94-20 109 39 165 147 139 447 155 634 85 229-85 197-316-3-420-141-73-491-75-578 92z">
          <text:p/>
        </draw:path>
        <draw:path draw:style-name="gr11" draw:text-style-name="P4" draw:layer="layout" svg:width="1.93cm" svg:height="1.652cm" svg:x="6.549cm" svg:y="12.436cm" svg:viewBox="0 0 1931 1653" svg:d="M1472 163c57-31 102-87 146-126 114-98 209 18 249 129 45 124 79 280 54 413-8 45 11 94 9 142-2 60-14 119-24 177-9 49-18 96-56 132-37 36-98 53-131 95-30 38-56 108-69 155-22 81-35 201-106 259-15 12-216 90-209 94-97-54-95-248-253-204-58 16-49 58-117 41-50-13-47-63-102-46-109 33-105 284-264 218-64-27-136-70-190-111-157-122-96-389-285-493-80-43-72-15-61-103 17-130-59-215-63-345-4-125 25-254 87-363 61-107 214-177 318-98 154 117 325 165 520 164 78-1 164-9 249-27 106-21 211-56 298-103z">
          <text:p/>
        </draw:path>
        <draw:path draw:style-name="gr11" draw:text-style-name="P4" draw:layer="layout" svg:width="0.198cm" svg:height="0.102cm" svg:x="6.952cm" svg:y="13.402cm" svg:viewBox="0 0 199 103" svg:d="M0 0c33 37 106 122 165 99 58-22 34-66-20-70-60-5-90 64-145-29z">
          <text:p/>
        </draw:path>
        <draw:path draw:style-name="gr11" draw:text-style-name="P4" draw:layer="layout" svg:width="0.296cm" svg:height="0.119cm" svg:x="7.803cm" svg:y="13.134cm" svg:viewBox="0 0 297 120" svg:d="M106 105c26-30 60-45 89-71 26 17 67 45 102 61-15-12-40-38-59-48-48-26-141-66-196-36-28 15-57 60-33 92 30 40 99-2 133-13">
          <text:p/>
        </draw:path>
        <draw:path draw:style-name="gr11" draw:text-style-name="P4" draw:layer="layout" svg:width="0.214cm" svg:height="0.111cm" svg:x="7.84cm" svg:y="13.423cm" svg:viewBox="0 0 215 112" svg:d="M116 58c-7 2-13 3-19 3-36 1-55-49-85-11-30 39 3 57 35 62 52 7 133-79 168-112-28 22-61 50-99 58z">
          <text:p/>
        </draw:path>
        <draw:path draw:style-name="gr11" draw:text-style-name="P4" draw:layer="layout" svg:width="0.194cm" svg:height="0.15cm" svg:x="7.781cm" svg:y="13.637cm" svg:viewBox="0 0 195 151" svg:d="M195 0c-25 82-68 60-118 69-55 10-124 59-33 80 81 18 133-89 151-149z">
          <text:p/>
        </draw:path>
        <draw:path draw:style-name="gr11" draw:text-style-name="P4" draw:layer="layout" svg:width="0.197cm" svg:height="0.143cm" svg:x="6.929cm" svg:y="12.862cm" svg:viewBox="0 0 198 144" svg:d="M61 60c61-3 11 112 95 77 50-21 53-102 19-137-72 19-122 55-175 108">
          <text:p/>
        </draw:path>
        <draw:path draw:style-name="gr11" draw:text-style-name="P4" draw:layer="layout" svg:width="0.251cm" svg:height="0.098cm" svg:x="6.916cm" svg:y="13.103cm" svg:viewBox="0 0 252 99" svg:d="M46 29c47-45 57 27 81 46 26 21 104 40 121 2 20-44-36-71-67-76-63-10-124 37-181 56 9-2 18-5 26-8">
          <text:p/>
        </draw:path>
        <draw:path draw:style-name="gr11" draw:text-style-name="P4" draw:layer="layout" svg:width="0.214cm" svg:height="0.119cm" svg:x="7.86cm" svg:y="12.856cm" svg:viewBox="0 0 215 120" svg:d="M195 26c-11 22-38 36-60 47-7-125-160-69-132 14 32 93 176-39 212-75">
          <text:p/>
        </draw:path>
        <draw:path draw:style-name="gr11" draw:text-style-name="P4" draw:layer="layout" svg:width="0.213cm" svg:height="0.124cm" svg:x="7.032cm" svg:y="13.692cm" svg:viewBox="0 0 214 125" svg:d="M214 81c2-45-47-43-78-45-60-5-86 4-136-36 26 21 208 208 214 81z">
          <text:p/>
        </draw:path>
        <draw:path draw:style-name="gr5" draw:text-style-name="P5" draw:layer="layout" svg:width="1.463cm" svg:height="1.271cm" svg:x="6.941cm" svg:y="12.481cm" svg:viewBox="0 0 1464 1272" svg:d="M500 1245c1-43-12-86-1-128 12-43 29-65 25-112 28 47 113-73 48-124-19-14-43 34-60-28-4-19 10-79 15-99-1 62 44 80 60 18 11-39-4-131-28-160-1 11-11 22-13 31-62-16-110-128-53-175 12 95 75 50 67-27-3-31-22-109-59-116-35-7-78 55-74 87-4-32-11-59-2-92-39-7-110 69-116 106-42-95-132-46-193-95 3-4 8-13 13-17-54 7-88 53-129 84 9-34 16-68 21-105 3-31-8-107 5-129 22-35 84 14 122 29 73 28 132 65 212 81 96 19 199 36 295 5 104-33 217-22 317-62 62-25 188-77 215-145-14 8-20 6-33 10 62-59 126-116 207-58 56 41 85 115 97 180 22 124-27 222-49 338-77-62-109 67-108 121-20-14-35-41-52-59-40-42-98-60-133-102 7-21 17-39 24-60-7 0-13-2-19-2 21-15 42-40 25-65-31 7-52 32-79 45-24-63-95-85-140-27-59 77 32 110 98 76-45 107-145 1-198 75-34 47-65 164-37 219 8-19 27-33 46-44-16 37 51 69 80 75-15 15-24 19-44 13-2 5-6 12-8 17-13-11-25-11-41-19-19 15-51 26-67 48-30 39-10 72-13 114 37 7 76 11 112 19-33 39 10 102 56 98-42 64-122-96-170-8-4-7-16-16-19-25-23 31-14 147-47 160-43 16-54-174-82-193-26 18-42 46-52 76-13 41-43 138-21 178z">
          <text:p/>
        </draw:path>
        <draw:path draw:style-name="gr5" draw:text-style-name="P5" draw:layer="layout" svg:width="0.168cm" svg:height="0.094cm" svg:x="7.832cm" svg:y="13.193cm" svg:viewBox="0 0 169 95" svg:d="M0 61c47 76 162 10 169-61-54 7-112 53-162 74z">
          <text:p/>
        </draw:path>
        <draw:path draw:style-name="gr5" draw:text-style-name="P5" draw:layer="layout" svg:width="0.159cm" svg:height="0.087cm" svg:x="7.852cm" svg:y="13.49cm" svg:viewBox="0 0 160 88" svg:d="M7 54c13 88 135-18 153-54-42 11-117 88-160 47z">
          <text:p/>
        </draw:path>
        <draw:path draw:style-name="gr5" draw:text-style-name="P5" draw:layer="layout" svg:width="0.134cm" svg:height="0.078cm" svg:x="7.818cm" svg:y="13.746cm" svg:viewBox="0 0 135 79" svg:d="M0 54c28 62 132-6 135-54-48 16-83 59-135 68z">
          <text:p/>
        </draw:path>
        <draw:path draw:style-name="gr5" draw:text-style-name="P5" draw:layer="layout" svg:width="0.17cm" svg:height="0.075cm" svg:x="7.09cm" svg:y="13.779cm" svg:viewBox="0 0 171 76" svg:d="M0 0c20 42 62 79 111 76 13-1 66-9 59-35-7-29-119 12-150-14z">
          <text:p/>
        </draw:path>
        <draw:path draw:style-name="gr5" draw:text-style-name="P5" draw:layer="layout" svg:width="0.17cm" svg:height="0.109cm" svg:x="6.989cm" svg:y="13.482cm" svg:viewBox="0 0 171 110" svg:d="M27 0c-2 48 118 156 142 89 13-37-29-29-48-35-50-14-74-1-121-40z">
          <text:p/>
        </draw:path>
        <draw:path draw:style-name="gr5" draw:text-style-name="P5" draw:layer="layout" svg:width="0.187cm" svg:height="0.131cm" svg:x="6.962cm" svg:y="13.145cm" svg:viewBox="0 0 188 132" svg:d="M20 34c23 25 95 106 135 97 17-4 45-27 27-50-22-27-46 3-73 0-45-5-80-52-109-81z">
          <text:p/>
        </draw:path>
        <draw:path draw:style-name="gr5" draw:text-style-name="P5" draw:layer="layout" svg:width="0.308cm" svg:height="0.781cm" svg:x="6.595cm" svg:y="12.625cm" svg:viewBox="0 0 309 782" svg:d="M233 0c28 94 90 163 73 268-9 59-31 125-66 171-36 48-87 81-115 136-35 65-41 136-41 207-7-69-53-131-67-200-21-99-24-188 0-284 17-69 34-121 80-176 36-43 90-66 123-108z">
          <text:p/>
        </draw:path>
        <draw:path draw:style-name="gr5" draw:text-style-name="P5" draw:layer="layout" svg:width="0.602cm" svg:height="0.98cm" svg:x="7.855cm" svg:y="13.009cm" svg:viewBox="0 0 603 981" svg:d="M307 332c-54 66-104 138-173 190 38-23 203-163 192-48-7 71-120 169-187 170 0 0-76 148-86 162-26 33-96 80-15 91 23 3 144-26 141-49 7 59-84 117-133 131 156 21 220-138 264-258 24-64 38-128 91-173 57-48 155-65 181-142 12-36 4-92 8-130 5-36 10-71 13-105-51-1-78-118-126-152-78-55-65 20-107 78 33 22 61 80 52 120-10 41-46 39-73 67-14 15-28 32-42 48z">
          <text:p/>
        </draw:path>
        <draw:path draw:style-name="gr5" draw:text-style-name="P5" draw:layer="layout" svg:width="0.1cm" svg:height="0.146cm" svg:x="7.272cm" svg:y="13.496cm" svg:viewBox="0 0 101 147" svg:d="M0 26c52 30 71 64 69 121 15-34 22-73 32-105-21-4-33-22-39-42-21 8-35 21-55 31 2-6 7-10 13-11z">
          <text:p/>
        </draw:path>
        <draw:path draw:style-name="gr5" draw:text-style-name="P5" draw:layer="layout" svg:width="0.238cm" svg:height="0.855cm" svg:x="7.165cm" svg:y="12.81cm" svg:viewBox="0 0 239 856" svg:d="M169 572c4 44 27 87 33 133 6 43 3 115 19 151 2-49 4-106 15-154-5 2-13 3-19 5-3-104-7-208-8-312 0-117 54-282 16-395-47 14-39 73-49 110-6 24 8 35-18 46-12 5-46 2-49-14 11 58 79 63 67 133-13 72-56 52-106 26 22 29 88 75 90 108 2 48-81 62-78 49-7 33-58 47-82 34 33 13 45 49 72 67 27 19 63 20 91 37-38-29-78-71-123-85z">
          <text:p/>
        </draw:path>
        <draw:path draw:style-name="gr5" draw:text-style-name="P5" draw:layer="layout" svg:width="0.054cm" svg:height="0.092cm" svg:x="7.448cm" svg:y="13.793cm" svg:viewBox="0 0 55 93" svg:d="M0 47c28 8 48 20 55 46 0-30-16-87-47-93-1 12-4 28-1 40z">
          <text:p/>
        </draw:path>
        <draw:path draw:style-name="gr5" draw:text-style-name="P5" draw:layer="layout" svg:width="0.116cm" svg:height="0.117cm" svg:x="7.595cm" svg:y="13.735cm" svg:viewBox="0 0 117 118" svg:d="M7 58c-8 21-11 42 0 60 19-45 76-65 110-21-11-24-19-52-35-72-8 8-21 12-27 26-19-14-11-72-47-43 12-6-1 8-1 16z">
          <text:p/>
        </draw:path>
        <draw:path draw:style-name="gr5" draw:text-style-name="P5" draw:layer="layout" svg:width="0.081cm" svg:height="0.154cm" svg:x="6.902cm" svg:y="13.523cm" svg:viewBox="0 0 82 155" svg:d="M20 20c-27 89 43 62 62 135-8-62-74-99-82-155z">
          <text:p/>
        </draw:path>
        <draw:path draw:style-name="gr5" draw:text-style-name="P5" draw:layer="layout" svg:width="0.074cm" svg:height="0.148cm" svg:x="6.852cm" svg:y="13.239cm" svg:viewBox="0 0 75 149" svg:d="M16 48c-43 77 10 93 59 101-27-47-60-96-73-149z">
          <text:p/>
        </draw:path>
        <draw:path draw:style-name="gr3" draw:text-style-name="P3" draw:layer="layout" svg:width="0.136cm" svg:height="0.048cm" svg:x="6.983cm" svg:y="13.388cm" svg:viewBox="0 0 137 49" svg:d="M0 14c-1 69 98 14 137 20-28-12-91-19-130-34z">
          <text:p/>
        </draw:path>
        <draw:path draw:style-name="gr3" draw:text-style-name="P3" draw:layer="layout" svg:width="0.358cm" svg:height="0.162cm" svg:x="7.771cm" svg:y="13.86cm" svg:viewBox="0 0 359 163" svg:d="M7 20c46-15 105 8 146-14-24 6-93 37-99 62-13 48 49 59 81 54 66-8 182-62 223-113 11 80-156 120-211 139-50 17-30 27-66-12-19-21-37-48-54-68 20-7 29-17 40-33-22-13-62-21-67-35z">
          <text:p/>
        </draw:path>
        <draw:path draw:style-name="gr3" draw:text-style-name="P3" draw:layer="layout" svg:width="0.084cm" svg:height="0.488cm" svg:x="7.496cm" svg:y="12.902cm" svg:viewBox="0 0 85 489" svg:d="M40 14c-26 20-36 70-40 100 7-6 19-8 25-12-13 32 26 92 28 133 5 81 0 186 0 254-7-100 2-214 7-315 2-41 2-95 25-128-20-11-43-32-38-46z">
          <text:p/>
        </draw:path>
        <draw:path draw:style-name="gr3" draw:text-style-name="P3" draw:layer="layout" svg:width="0.48cm" svg:height="0.952cm" svg:x="6.535cm" svg:y="12.597cm" svg:viewBox="0 0 481 953" svg:d="M174 376c-27 20-53 41-74 66-53 64-135 222-83 303 26 40 85 57 124 85 50 37 88 79 131 123-22-60-85-90-126-136-29-33-37-80-34-128 7-122 84-149 181-169 77-17 94-126 183-142 23-81-35-14-61-31-19-13 7-146 3-176-1-12-40-179-53-171-78 52-54 192-88 266-21 47-62 78-103 110z">
          <text:p/>
        </draw:path>
        <draw:path draw:style-name="gr3" draw:text-style-name="P3" draw:layer="layout" svg:width="0.081cm" svg:height="0.147cm" svg:x="7.474cm" svg:y="13.464cm" svg:viewBox="0 0 82 148" svg:d="M7 18c1 14 5 25 13 35 37 8 57-20 62-53-1 40 3 162-67 147-1-23-8-45-15-67z">
          <text:p/>
        </draw:path>
        <draw:path draw:style-name="gr3" draw:text-style-name="P3" draw:layer="layout" svg:width="0.075cm" svg:height="0.06cm" svg:x="7.454cm" svg:y="13.313cm" svg:viewBox="0 0 76 61" svg:d="M0 21c28 82 61 20 76-19-22 22-57 27-76-2z">
          <text:p/>
        </draw:path>
        <draw:path draw:style-name="gr3" draw:text-style-name="P3" draw:layer="layout" svg:width="0.099cm" svg:height="0.11cm" svg:x="7.414cm" svg:y="12.989cm" svg:viewBox="0 0 100 111" svg:d="M0 27c16 28 27 99 75 81 30-11 29-69 19-93-15 69-91 50-94-15z">
          <text:p/>
        </draw:path>
        <draw:path draw:style-name="gr3" draw:text-style-name="P3" draw:layer="layout" svg:width="0.043cm" svg:height="0.17cm" svg:x="7.565cm" svg:y="13.691cm" svg:viewBox="0 0 44 171" svg:d="M4 61c1-7 2-13 4-20-8 35-14 101 2 130 6-16 17-30 34-36-10-44-30-86-27-135z">
          <text:p/>
        </draw:path>
        <draw:path draw:style-name="gr3" draw:text-style-name="P3" draw:layer="layout" svg:width="0.204cm" svg:height="0.39cm" svg:x="6.83cm" svg:y="13.612cm" svg:viewBox="0 0 205 391" svg:d="M79 228c-13 75 66 139 126 163-62-29-81-127-107-181-36-74-67-137-96-210-15 92 47 209 90 289z">
          <text:p/>
        </draw:path>
        <draw:path draw:style-name="gr3" draw:text-style-name="P3" draw:layer="layout" svg:width="0.369cm" svg:height="0.66cm" svg:x="8.097cm" svg:y="12.523cm" svg:viewBox="0 0 370 661" svg:d="M99 1c-44-15-93 102-97 132-10 85 10 194 76 252 105 94 233 122 257 276 49-89 43-205 0-295-32-67-76-128-118-189-26-36-79-162-118-176z">
          <text:p/>
        </draw:path>
        <draw:path draw:style-name="gr11" draw:text-style-name="P4" draw:layer="layout" svg:width="1.672cm" svg:height="0.678cm" svg:x="6.714cm" svg:y="12.118cm" svg:viewBox="0 0 1673 679" svg:d="M435 65c-37-54-130-97-177-34-38 51-20 148 35 185-16-23-38-45-46-74-60 55-166-57-221 23-44 64-31 186 30 231 52 39 125 33 187 29 2-52 77-92 118-114-93 59-176 146-118 262 20 39 70 82 111 95 37 12 134 12 154-30 23-48-33-113-7-167 32-66 151-141 222-141 45 95 150 101 194 5 3-1 5 3 9 4 57-73 176 61 207 108 22 32 27 49 25 85s-14 77 10 110c107 147 387-192 159-316 35 27 72 51 106 80s22 25 64 3c37-20 76-18 108-48 43-41 78-110 65-169-11-56-43-48-93-39-50 8-108 16-145 49-34 30-59 70-105 82 100-13 154-138 99-220-23-34-59-47-101-43-18 2-38 11-55 18-7 2-15 14-20 15-12 3-22-6-32-4-34 8-64 32-101 30-40-3-81-24-121-29-62-7-124-6-186-6-100 0-211-13-309 5-23 4-56 24-71 0">
          <text:p/>
        </draw:path>
        <draw:path draw:style-name="gr5" draw:text-style-name="P5" draw:layer="layout" svg:width="0.296cm" svg:height="0.213cm" svg:x="6.74cm" svg:y="12.289cm" svg:viewBox="0 0 297 214" svg:d="M56 1c-90-16-52 136-21 169 38 40 95 57 147 33-15-29 84-88 115-95-42-48-92-28-141-31-56-3-66-82-110-71z">
          <text:p/>
        </draw:path>
        <draw:path draw:style-name="gr5" draw:text-style-name="P5" draw:layer="layout" svg:width="0.404cm" svg:height="0.376cm" svg:x="6.971cm" svg:y="12.364cm" svg:viewBox="0 0 405 377" svg:d="M148 93c-97 39-205 151-113 252 24 27 162 58 139-4-6-14-48-18-57-34-19-35 30-57 56-82 18-17 39-34 45-56 2-7-15-13-11-26 2-6 12-14 16-19 38-38 114-46 158-78 79-58-56-47-98-41-40 7-60 6-90 32-26 23-39 54-66 76z">
          <text:p/>
        </draw:path>
        <draw:path draw:style-name="gr5" draw:text-style-name="P5" draw:layer="layout" svg:width="0.149cm" svg:height="0.058cm" svg:x="7.661cm" svg:y="12.338cm" svg:viewBox="0 0 150 59" svg:d="M13 3c-60 62 103 46 137 56-8-43-77-75-111-51z">
          <text:p/>
        </draw:path>
        <draw:path draw:style-name="gr5" draw:text-style-name="P5" draw:layer="layout" svg:width="0.382cm" svg:height="0.392cm" svg:x="7.745cm" svg:y="12.237cm" svg:viewBox="0 0 383 393" svg:d="M328 381c-9-19-4-60-12-83-11-34-27-67-55-91-18-15-74-33-59-61 21-41 129-21 163-58 37-40 15-98-41-87-52 11-104 70-136 108-16 19-26 42-50 47-22 3-64-15-87-18-37-7-72-5-36 31 9 8 44 26 57 35 58 42 146 108 152 189 15-36 83-55 104-12z">
          <text:p/>
        </draw:path>
        <draw:path draw:style-name="gr5" draw:text-style-name="P5" draw:layer="layout" svg:width="0.275cm" svg:height="0.145cm" svg:x="8.064cm" svg:y="12.288cm" svg:viewBox="0 0 276 146" svg:d="M0 139c53-19 75-74 116-100 26-16 118-56 148-31 43 35-39 131-77 137-23 4-51-14-75-15-37-1-77-2-112 9z">
          <text:p/>
        </draw:path>
        <draw:path draw:style-name="gr3" draw:text-style-name="P3" draw:layer="layout" svg:width="0.257cm" svg:height="0.104cm" svg:x="8.053cm" svg:y="12.407cm" svg:viewBox="0 0 258 105" svg:d="M35 15c-10-6-23-7-34-5-8 31 50 40 70 54 35 26 33 47 76 39 25-5 105-37 111-69 9-60-81-23-104-20 2-3 3-6 3-9-30-3-60 12-91 10-17-2-26-13-46-11z">
          <text:p/>
        </draw:path>
        <draw:path draw:style-name="gr3" draw:text-style-name="P3" draw:layer="layout" svg:width="0.334cm" svg:height="0.125cm" svg:x="6.773cm" svg:y="12.396cm" svg:viewBox="0 0 335 126" svg:d="M22 46c-94 66 142 74 148 80 32-53 102-115 165-121-47 0-85-2-130 9-15-46-54 32-68 44-23 20-89 45-100-2z">
          <text:p/>
        </draw:path>
        <draw:path draw:style-name="gr3" draw:text-style-name="P3" draw:layer="layout" svg:width="0.197cm" svg:height="0.219cm" svg:x="7.002cm" svg:y="12.554cm" svg:viewBox="0 0 198 220" svg:d="M72 182c19 21 55 8 66-17 9-20-6-28-4-44 4-39 36-91 64-121-44 69 55 194-65 219-51 10-147-39-131-102 15 32 86 115 115 55z">
          <text:p/>
        </draw:path>
        <draw:path draw:style-name="gr3" draw:text-style-name="P3" draw:layer="layout" svg:width="0.07cm" svg:height="0.079cm" svg:x="7.644cm" svg:y="12.346cm" svg:viewBox="0 0 71 80" svg:d="M10 5c-6 25-17 51-4 75 20-10 42-14 65-14-11-26-55-39-56-66z">
          <text:p/>
        </draw:path>
        <draw:path draw:style-name="gr3" draw:text-style-name="P3" draw:layer="layout" svg:width="0.089cm" svg:height="0.165cm" svg:x="7.882cm" svg:y="12.604cm" svg:viewBox="0 0 90 166" svg:d="M15 15c-29 58-21 183 75 143-66-7-112-108-65-158z">
          <text:p/>
        </draw:path>
        <draw:path draw:style-name="gr3" draw:text-style-name="P3" draw:layer="layout" svg:width="0.136cm" svg:height="0.07cm" svg:x="7.659cm" svg:y="12.316cm" svg:viewBox="0 0 137 71" svg:d="M5 10c-5 10-6 24-4 35 47 3 94 2 136 26-5-23-12-47-10-71-44 11-84 19-127 15z">
          <text:p/>
        </draw:path>
        <draw:path draw:style-name="gr3" draw:text-style-name="P3" draw:layer="layout" svg:width="0.134cm" svg:height="0.085cm" svg:x="7.287cm" svg:y="12.325cm" svg:viewBox="0 0 135 86" svg:d="M29 10c2 28-16 53-29 76 28 0 137-30 135-70-37 2-74-13-111-16z">
          <text:p/>
        </draw:path>
        <draw:path draw:style-name="gr3" draw:text-style-name="P3" draw:layer="layout" svg:width="0.116cm" svg:height="0.216cm" svg:x="7.003cm" svg:y="12.152cm" svg:viewBox="0 0 117 217" svg:d="M86 31c-6-28-38-39-61-25-29 19-27 74-22 102 8 39 64 138 114 101-38-18-97-62-77-117 12-34 105-61 31-91z">
          <text:p/>
        </draw:path>
        <draw:path draw:style-name="gr3" draw:text-style-name="P3" draw:layer="layout" svg:width="0.091cm" svg:height="0.155cm" svg:x="8.043cm" svg:y="12.17cm" svg:viewBox="0 0 92 156" svg:d="M0 19c84-84 139 141 37 137-9-48 49-110-22-142z">
          <text:p/>
        </draw:path>
        <draw:path draw:style-name="gr13" draw:text-style-name="P9" draw:layer="layout" svg:width="0.732cm" svg:height="0.248cm" svg:x="7.186cm" svg:y="12.086cm" svg:viewBox="0 0 733 249" svg:d="M636 205c50-26 141-72 71-125-69-52-184-71-269-77-83-6-161-4-243 13-56 11-106 45-157 72-23 12-35 8-38 37-2 22 23 57 40 70 49 39 118 62 181 51 42-8 62-44 106-55 55-14 96 5 147 23 50 17 112 17 162-9z">
          <text:p/>
        </draw:path>
        <draw:path draw:style-name="gr11" draw:text-style-name="P4" draw:layer="layout" svg:width="0.191cm" svg:height="0.294cm" svg:x="7.451cm" svg:y="12.228cm" svg:viewBox="0 0 192 295" svg:d="M123 290c89-26 87-215 23-266-167-132-212 322-23 266z">
          <text:p/>
        </draw:path>
        <draw:path draw:style-name="gr5" draw:text-style-name="P5" draw:layer="layout" svg:width="0.072cm" svg:height="0.178cm" svg:x="7.461cm" svg:y="12.289cm" svg:viewBox="0 0 73 179" svg:d="M73 1c-82-19-98 181-32 178-1-10-11-30-9-40 4-16 30-30 35-46 9-35-22-58 6-92z">
          <text:p/>
        </draw:path>
        <draw:path draw:style-name="gr11" draw:text-style-name="P4" draw:layer="layout" svg:width="1.744cm" svg:height="0.753cm" svg:x="6.704cm" svg:y="11.683cm" svg:viewBox="0 0 1745 754" svg:d="M355 39c-69 4-48 55-34 101 23 76 2 47-39 97-21 26-32 66 17 66-49 6-76-37-39-73-55-28-108-56-168-62-81-9-121 72-68 135 52 61 138 26 202 49 11 4 7 21 21 26s39 0 54-1c33 0 69-6 90 25 13-36-3-94-42-95 57 22 75 120 53 172-27 62-107 65-67 149 18 37 24 15 54 33 19 12 29 26 47 43 33 31 76 68 122 40 53-32 26-91 33-137 10-68 91-143 141-187-7 138 270 94 250 7 40 51 103 79 146 127-39 12-37 100-19 129 46 79 80 33 144 7 53-21 113-22 132-83 32-103-89-132-86-223 3-85 76-34 126-40-39-2-89-42-121 5-37 54 19 53 56 49 99-13 214-35 310-68 71-24 120-157 13-162-36-2-85 20-122 27-43 8-108 1-140 35 13 20 22 45 20 71-22-45-48-83-38-135 8-41 44-61-4-98-19-14-53-15-72-7 10 16 16 37 12 58 13-67-46-63-82-68-78-9-176-42-267-46-171-6-418-20-574 69-18-23-68-71-88-21">
          <text:p/>
        </draw:path>
        <draw:path draw:style-name="gr20" draw:text-style-name="P7" draw:layer="layout" svg:width="0.216cm" svg:height="0.239cm" svg:x="7.43cm" svg:y="11.846cm" svg:viewBox="0 0 217 240" svg:d="M0 240c4-30 27-57 53-69 4-58-15-150 62-168 92-21 102 71 102 136">
          <text:p/>
        </draw:path>
        <draw:path draw:style-name="gr5" draw:text-style-name="P5" draw:layer="layout" svg:width="0.338cm" svg:height="0.18cm" svg:x="6.754cm" svg:y="11.871cm" svg:viewBox="0 0 339 181" svg:d="M76 134c-23-3-42-15-54-34 28-43 89-41 133-47-41-46-115 12-146-19-46-44 107-36 128-28 77 30 9 87 75 120 36 18 134-24 127 55-51-22-95 3-142-11-45-14-80-61-134-36z">
          <text:p/>
        </draw:path>
        <draw:path draw:style-name="gr5" draw:text-style-name="P5" draw:layer="layout" svg:width="0.429cm" svg:height="0.622cm" svg:x="7.026cm" svg:y="11.739cm" svg:viewBox="0 0 430 623" svg:d="M74 22c-11-10-23-17-36-22-40 42 16 66 24 103 9 47-44 75-62 115 41 36 92 7 126 63 24 40 21 110-10 146 43-27 94-46 125 1 45 68-57 91-34 148-40-22-127-137-127-40 0 47 97 91 141 87 12-47 21-96 35-141 14-46 44-65 76-100 36-39 110-109 96-171-14 3-29-1-42 6-4-11-18-19-22-30-43 72-104-26-134-57-25-27-45-34-75-47-36-14-55-39-88-54z">
          <text:p/>
        </draw:path>
        <draw:path draw:style-name="gr5" draw:text-style-name="P5" draw:layer="layout" svg:width="0.425cm" svg:height="0.58cm" svg:x="7.684cm" svg:y="11.789cm" svg:viewBox="0 0 426 581" svg:d="M22 142c-64 51 27 154 61 196 54 65 131 88 194 135-4 1-13 1-17 1 1 17 1 31 11 45-9 6-78-45-93-58-25 38-24 78-13 119 44 5 84-27 119-48 8-4-5-21 8-24 10-3 23 10 29 7 27-10 34 12 53-28 28-63-51-146-76-201-39 52-45-21-26-50 18-26 69-59 101-55-17-31 33-63 53-86-16 3-36 1-51 5-3-33-5-69 4-100-36 36-28 136-87 146 7-37 23-106-6-134-15 21-39 41-54 61-21 28-28 67-61 84-63 32-99-40-162-2z">
          <text:p/>
        </draw:path>
        <draw:path draw:style-name="gr5" draw:text-style-name="P5" draw:layer="layout" svg:width="0.144cm" svg:height="0.224cm" svg:x="7.512cm" svg:y="11.937cm" svg:viewBox="0 0 145 225" svg:d="M74 0c-82 5 63 181-74 177 4 74 113 52 137 0 25-57-14-136-63-170z">
          <text:p/>
        </draw:path>
        <draw:path draw:style-name="gr3" draw:text-style-name="P3" draw:layer="layout" svg:width="0.227cm" svg:height="0.253cm" svg:x="7.113cm" svg:y="11.775cm" svg:viewBox="0 0 228 254" svg:d="M33 0c-83 60 11 153 62 188 41 29 104 109 133 37-27-8-69-23-80-49 16-8 28-17 47-14-22-38-126-186-176-142z">
          <text:p/>
        </draw:path>
        <draw:path draw:style-name="gr3" draw:text-style-name="P3" draw:layer="layout" svg:width="0.291cm" svg:height="0.334cm" svg:x="7.691cm" svg:y="11.783cm" svg:viewBox="0 0 292 335" svg:d="M14 141c-56 66 83 163 127 194-3-44-63-77-71-125 71 11 102 21 155-35 36-38 95-124 51-175-60 24-92 96-148 126-33 18-118 0-128 42z">
          <text:p/>
        </draw:path>
        <draw:path draw:style-name="gr3" draw:text-style-name="P3" draw:layer="layout" svg:width="0.155cm" svg:height="0.208cm" svg:x="7.965cm" svg:y="11.984cm" svg:viewBox="0 0 156 209" svg:d="M84 20c-97-10-108 148-42 189-25-40-29-80 6-116 39-41 68 1 108-27-33-9-63-28-59-66z">
          <text:p/>
        </draw:path>
        <draw:path draw:style-name="gr3" draw:text-style-name="P3" draw:layer="layout" svg:width="0.094cm" svg:height="0.095cm" svg:x="8.117cm" svg:y="11.89cm" svg:viewBox="0 0 95 96" svg:d="M26 0c-10 2-19 6-26 12 34 16 94 38 42 84 45-1 58-43 51-81-18-10-37-11-54-1z">
          <text:p/>
        </draw:path>
        <draw:path draw:style-name="gr3" draw:text-style-name="P3" draw:layer="layout" svg:width="0.286cm" svg:height="0.126cm" svg:x="6.804cm" svg:y="11.918cm" svg:viewBox="0 0 287 127" svg:d="M153 87c-21-19-24-47-21-74-24-4-47-13-72-13-9 30-34 41-60 54 66 0 88 49 141 66 48 16 98-23 146 7-8-89-89-27-134-53z">
          <text:p/>
        </draw:path>
        <draw:path draw:style-name="gr3" draw:text-style-name="P3" draw:layer="layout" svg:width="0.032cm" svg:height="0.067cm" svg:x="7.087cm" svg:y="12.234cm" svg:viewBox="0 0 33 68" svg:d="M33 0c-52-2-35 58-1 68-7-22-12-44-13-68z">
          <text:p/>
        </draw:path>
        <draw:path draw:style-name="gr13" draw:text-style-name="P9" draw:layer="layout" svg:width="0.724cm" svg:height="0.166cm" svg:x="7.193cm" svg:y="11.73cm" svg:viewBox="0 0 725 167" svg:d="M27 4c-19 60 171 165 223 157 47-9 193-122 217 5 75 5 143-20 201-68 14-13 67-51 56-75-14-31-163-12-191-12-114 0-225 15-339 20-39 2-72 7-108-5-27-8-68-44-86-15z">
          <text:p/>
        </draw:path>
        <draw:path draw:style-name="gr21" draw:text-style-name="P6" draw:layer="layout" svg:width="0.924cm" svg:height="0.25cm" svg:x="7.118cm" svg:y="11.553cm" svg:viewBox="0 0 925 251" svg:d="M50 13c-113-9 10 133-46 148 69-19 78 23 119 62 43 41 83 33 134 1 53-33 98-59 162-62 75-4 165-7 229 39 52 37 85 49 146 25 44-18 78-69 125-31 3-41 15-123-4-157-41-72-231-20-297-18-151 5-302 0-452 0-33 0-133-10-143 6">
          <text:p/>
        </draw:path>
        <draw:path draw:style-name="gr11" draw:text-style-name="P4" draw:layer="layout" svg:width="1.772cm" svg:height="0.792cm" svg:x="6.675cm" svg:y="11.168cm" svg:viewBox="0 0 1773 793" svg:d="M452 45c-35 17-63 22-75 64-13 49 4 85-26 129-19 26-61 70-92 81 25-9 109-101 104-121-51 18-106-1-160 6-41 5-153-9-181 20-38 37-20 190 3 231 42 73 105 9 162-14-5 6-8 13-11 18 89 14 201-49 274 21 14-42 21-91 74-52 114 82-39 147-25 234 10 62 69 139 141 130 102-13 26-99 63-148 40-52 112-16 151-49-91 57-68-102-44-139-49 91-45 175 67 146 28-7 85 5 108-6 28-14 31-79 2-103 29 34 2 65 19 94 18 32 68 30 80 76 12 48-26 65 20 101 32 26 79 26 115 8 86-46 52-137 25-204-31-76 21-149 87-201-18 11-27 33-31 51 31 16 63 60 99 55 48-7 54-56 116-41 45 11 78 35 128 28 19-2 45-3 61-18 26-25 7-35 13-56 12-39 54-68 54-108 0-43-49-92-87-103-88-26-176 75-264 17 3 33 38 91 72 72-26-3-50-21-58-47-12-42 16-32 25-69 10-36-26-127-84-94-18-54-64-56-109-53-31 2-60 6-89 15-61 18-109 19-173 19-103 0-185 14-280 3-90-11-192-33-274 7z">
          <text:p/>
        </draw:path>
        <draw:path draw:style-name="gr5" draw:text-style-name="P5" draw:layer="layout" svg:width="0.176cm" svg:height="0.133cm" svg:x="6.741cm" svg:y="11.391cm" svg:viewBox="0 0 177 134" svg:d="M164 130c-48 15-175-15-163-89 7-46 122-39 160-41-42 32 7 65 11 29 16 31-13 59 4 92-10 14-12 5-19 2z">
          <text:p/>
        </draw:path>
        <draw:path draw:style-name="gr5" draw:text-style-name="P5" draw:layer="layout" svg:width="0.472cm" svg:height="0.153cm" svg:x="6.789cm" svg:y="11.468cm" svg:viewBox="0 0 473 154" svg:d="M0 154c69-33 143-80 216-99 3 8 12 14 15 23 47-1 23-40 47-60 53-45 54 7 85 22 47 23 122 23 108 105-20-49-110-62-151-32 4 10 0 23 3 33-69-7-148-40-219 2 8-28-11-36-37-21z">
          <text:p/>
        </draw:path>
        <draw:path draw:style-name="gr5" draw:text-style-name="P5" draw:layer="layout" svg:width="0.212cm" svg:height="0.361cm" svg:x="7.255cm" svg:y="11.576cm" svg:viewBox="0 0 213 362" svg:d="M73 241c-25 9-49 10-73 1-1 37 55 63 18 101 46 54 67-21 70-49 7-55 17-75 66-108-5-12-2-26-6-37 4 4 8 8 12 10 15-51 31-107 53-159-57 28-54 39-78 99-13 31-55 145-89 136z">
          <text:p/>
        </draw:path>
        <draw:path draw:style-name="gr5" draw:text-style-name="P5" draw:layer="layout" svg:width="0.442cm" svg:height="0.382cm" svg:x="7.914cm" svg:y="11.23cm" svg:viewBox="0 0 443 383" svg:d="M75 277c-25-14-53-3-75 11 28-33 132-161 63-195 0-30 5-62 7-93 19 19 12 59 20 87 29-3 37-38 34-66 6-2 11-5 17-7 17 32-8 58-10 88-3 28 10 52-1 79 7-3 17-3 26-10 0 0 10 12 8 11-2 7-8 15-12 20 4 1 7 3 9 7-93 94 76 103 77 49 36-3 73 2 101-21-36-36-128-5-148-74 2-2 5-4 7-7 62 21 222-65 243-1 6 17-6 79-14 95-15 28-35 16-35 47 0 24 36 22 21 54-21 46-54 7-83 2-44-7-73 16-120 25-95 20-105-23-142-94z">
          <text:p/>
        </draw:path>
        <draw:path draw:style-name="gr5" draw:text-style-name="P5" draw:layer="layout" svg:width="0.363cm" svg:height="0.466cm" svg:x="7.639cm" svg:y="11.452cm" svg:viewBox="0 0 364 467" svg:d="M316 0c-12 84-105 59-155 41-52-20-103-30-161-27 4 66 45 122 45 188 0 54-19 66 28 104 18 14 45 24 56 45 14 26-1 56 14 82 31 57 150 40 132-33-51-12-5-62-7-94-3-52-38-86-21-144 8-26 103-179 104-81 6 1 10-1 13-7z">
          <text:p/>
        </draw:path>
        <draw:path draw:style-name="gr13" draw:text-style-name="P9" draw:layer="layout" svg:width="0.796cm" svg:height="0.257cm" svg:x="7.171cm" svg:y="11.202cm" svg:viewBox="0 0 797 258" svg:d="M137 47c-49 6-104-19-129 34s14 82 62 95c47 14 90 23 135 42 44 20 98 48 147 38-7-48 49-74 89-65s58 53 96 60c81 14 198-56 236-121 20-32 38-65 11-101-43-58-115-13-167 0-131 31-259 40-393 32-31-1-113-23-120-14z">
          <text:p/>
        </draw:path>
        <draw:path draw:style-name="gr3" draw:text-style-name="P3" draw:layer="layout" svg:width="0.114cm" svg:height="0.1cm" svg:x="6.911cm" svg:y="11.387cm" svg:viewBox="0 0 115 101" svg:d="M115 39c-15 25-37 43-59 62 37-44-47-56-56-95 35-3 77 4 109-6-1 10 2 23-1 32z">
          <text:p/>
        </draw:path>
        <draw:path draw:style-name="gr3" draw:text-style-name="P3" draw:layer="layout" svg:width="0.107cm" svg:height="0.073cm" svg:x="7.127cm" svg:y="11.538cm" svg:viewBox="0 0 108 74" svg:d="M0 48c4-33 47-59 78-44 32 16 18 51 30 70-28-44-67-46-108-26z">
          <text:p/>
        </draw:path>
        <draw:path draw:style-name="gr3" draw:text-style-name="P3" draw:layer="layout" svg:width="0.078cm" svg:height="0.055cm" svg:x="7.059cm" svg:y="11.47cm" svg:viewBox="0 0 79 56" svg:d="M34 2c-24 12-37 30-33 54 26-17 38-54 78-47-17-10-35-10-45-7z">
          <text:p/>
        </draw:path>
        <draw:path draw:style-name="gr3" draw:text-style-name="P3" draw:layer="layout" svg:width="0.057cm" svg:height="0.207cm" svg:x="7.682cm" svg:y="11.506cm" svg:viewBox="0 0 58 208" svg:d="M10 7c-14 77-18 128 14 201 24-34 12-82 34-118-35-17-53-55-34-90z">
          <text:p/>
        </draw:path>
        <draw:path draw:style-name="gr3" draw:text-style-name="P3" draw:layer="layout" svg:width="0.179cm" svg:height="0.098cm" svg:x="8.01cm" svg:y="11.486cm" svg:viewBox="0 0 180 99" svg:d="M67 0c-23 17-55 34-67 60 46 65 138 42 180-18-30 11-153 59-154-8z">
          <text:p/>
        </draw:path>
        <draw:path draw:style-name="gr3" draw:text-style-name="P3" draw:layer="layout" svg:width="0.134cm" svg:height="0.061cm" svg:x="8.123cm" svg:y="11.391cm" svg:viewBox="0 0 135 62" svg:d="M0 0c30 31 68 70 114 60-22-4-47-15-64-33 29 2 58-10 85-19-41 7-102 25-135 6z">
          <text:p/>
        </draw:path>
        <draw:path draw:style-name="gr3" draw:text-style-name="P3" draw:layer="layout" svg:width="0.093cm" svg:height="0.2cm" svg:x="7.753cm" svg:y="11.702cm" svg:viewBox="0 0 94 201" svg:d="M14 0c-11 13-16 31-13 46 75 27 9 80 21 122 18 66 78 22 72-31-53-16 0-125-80-117z">
          <text:p/>
        </draw:path>
        <draw:path draw:style-name="gr3" draw:text-style-name="P3" draw:layer="layout" svg:width="0.081cm" svg:height="0.091cm" svg:x="7.281cm" svg:y="11.81cm" svg:viewBox="0 0 82 92" svg:d="M20 13c-36 23-9 53 0 79 35-13 66-54 61-92-23 9-77 20-81 13z">
          <text:p/>
        </draw:path>
        <draw:path draw:style-name="gr20" draw:text-style-name="P7" draw:layer="layout" svg:width="0.168cm" svg:height="0.234cm" svg:x="7.497cm" svg:y="11.393cm" svg:viewBox="0 0 169 235" svg:d="M0 194c14-47-2-146 38-181s94 8 104 52c12 50 27 120 27 170">
          <text:p/>
        </draw:path>
        <draw:path draw:style-name="gr20" draw:text-style-name="P7" draw:layer="layout" svg:width="0.066cm" svg:height="0.189cm" svg:x="7.173cm" svg:y="11.505cm" svg:viewBox="0 0 67 190" svg:d="M62 190c5-57 22-179-62-190">
          <text:p/>
        </draw:path>
        <draw:path draw:style-name="gr20" draw:text-style-name="P7" draw:layer="layout" svg:width="0.067cm" svg:height="0.067cm" svg:x="7.968cm" svg:y="11.492cm" svg:viewBox="0 0 68 68" svg:d="M0 68c22-22 47-47 68-68">
          <text:p/>
        </draw:path>
        <draw:path draw:style-name="gr20" draw:text-style-name="P7" draw:layer="layout" svg:width="0.097cm" svg:height="0.095cm" svg:x="8.094cm" svg:y="11.363cm" svg:viewBox="0 0 98 96" svg:d="M2 0c-15 60 47 93 96 96">
          <text:p/>
        </draw:path>
        <draw:path draw:style-name="gr20" draw:text-style-name="P7" draw:layer="layout" svg:width="0.141cm" svg:height="0.142cm" svg:x="6.884cm" svg:y="11.37cm" svg:viewBox="0 0 142 143" svg:d="M0 143c68-27 128-66 142-143">
          <text:p/>
        </draw:path>
        <draw:path draw:style-name="gr21" draw:text-style-name="P6" draw:layer="layout" svg:width="0.893cm" svg:height="0.208cm" svg:x="7.115cm" svg:y="11.042cm" svg:viewBox="0 0 894 209" svg:d="M772 1c-131 6-263 11-394 15-103 3-185 23-287 0-17-4-75-23-88 5-15 33 32 55 40 83 14 53-24 53 36 80 96 41 234 20 335 14 63-4 131-12 197-7 83 6 99 19 169-26 29-18 49-13 79-22 38-11 26 8 33-47 12-95-42-99-120-95z">
          <text:p/>
        </draw:path>
        <draw:path draw:style-name="gr11" draw:text-style-name="P4" draw:layer="layout" svg:width="1.448cm" svg:height="0.825cm" svg:x="6.868cm" svg:y="10.684cm" svg:viewBox="0 0 1449 826" svg:d="M246 62c-9 44 39 109 76 125-20-13-37-27-54-42 7 70-55 108-107 140 25-8 47-25 58-48-71-39-283-28-200 95 26 37 60 90 106 102 61 16 119-29 176-21 45 6 92 70 92 116 1 55-59 67-72 114-33 111 118 242 214 154 48-43 4-101 30-146 20-34 70-54 104-62-46-29-53-138-26-175-25 76-20 197 82 187 89-9 101-77 102-152 2 35-10 139-45 146 16 11 38 10 57 1 15 27 42 52 47 82 5 31-21 83-1 109 51 64 154 12 184-43 18-32 23-66 14-101-10-39-50-65-56-102-12-77 91-144 148-176-34 16-54 40-78 65 74-17 141 38 215 24 55-12 33-29 60-68 10-14 36-24 46-36 18-20 14-16 24-43 28-80-32-131-117-131-55 0-146 82-196 10 17 26 37 49 63 69-25-21-53-53-54-84 72-17 89-126 12-164-63-31-111 47-168 47-49 1-93-13-140-25-74-18-140-22-216-22-51 0-174-5-213 33-55-19-144-87-167 22z">
          <text:p/>
        </draw:path>
        <draw:path draw:style-name="gr5" draw:text-style-name="P5" draw:layer="layout" svg:width="0.583cm" svg:height="0.574cm" svg:x="6.974cm" svg:y="10.869cm" svg:viewBox="0 0 584 575" svg:d="M73 214c-39 20-92-21-66-61 24-36 69-3 100-13 33-11 19-23 33-56 13-31 31-50 42-84 25 24 45 42 61 65 19 29 25 54 52 75 36 27 146 49 101-31 71 30 118-11 188-4-95 53-114 211-60 297-44 9-101 51-146 41-1-4-2-8-3-11-66 2 62 203-78 125-77-42-26-119-6-179 22-68 2-123-63-164-31-19-51-30-88-20-29 7-59 50-81 20z">
          <text:p/>
        </draw:path>
        <draw:path draw:style-name="gr5" draw:text-style-name="P5" draw:layer="layout" svg:width="0.549cm" svg:height="0.585cm" svg:x="7.702cm" svg:y="10.868cm" svg:viewBox="0 0 550 586" svg:d="M26 141c-29 31 18 121 13 163-4 39-10 64-39 93 30 22 64 55 80 89 12 25 4 82 27 95 40 24 90-45 95-76 7-44-34-86-47-126 33-21 4-64 19-96 14-29 60-59 82-81 49-48 119-71 187-33-29-24-64-35-91-62 46 1 171 16 194-47 31-80-114-32-148-18 20 35-39 53-68 46-43-10-58-56-73-88 26 58-32 120-76 150-81 55-91-22-162-15z">
          <text:p/>
        </draw:path>
        <draw:path draw:style-name="gr3" draw:text-style-name="P3" draw:layer="layout" svg:width="0.061cm" svg:height="0.053cm" svg:x="6.993cm" svg:y="10.908cm" svg:viewBox="0 0 62 54" svg:d="M0 0c10 10 17 21 21 34-7 5-15 17-20 20 22-10 45-16 61-33-14-20-40-26-62-14z">
          <text:p/>
        </draw:path>
        <draw:path draw:style-name="gr3" draw:text-style-name="P3" draw:layer="layout" svg:width="0.152cm" svg:height="0.174cm" svg:x="7.277cm" svg:y="11.286cm" svg:viewBox="0 0 153 175" svg:d="M121 0c-41 49-17 161-121 130 13 63 95 54 120 6 25-50-11-80 33-128-11-1-27-3-38-1z">
          <text:p/>
        </draw:path>
        <draw:path draw:style-name="gr3" draw:text-style-name="P3" draw:layer="layout" svg:width="0.068cm" svg:height="0.175cm" svg:x="7.768cm" svg:y="11.299cm" svg:viewBox="0 0 69 176" svg:d="M0 0c8 32-4 204 57 172 35-19-17-141-43-165z">
          <text:p/>
        </draw:path>
        <draw:path draw:style-name="gr3" draw:text-style-name="P3" draw:layer="layout" svg:width="0.141cm" svg:height="0.072cm" svg:x="8.031cm" svg:y="11.036cm" svg:viewBox="0 0 142 73" svg:d="M0 41c32-26 118-69 142-16-53 29-83 86-135 9z">
          <text:p/>
        </draw:path>
        <draw:path draw:style-name="gr3" draw:text-style-name="P3" draw:layer="layout" svg:width="0.071cm" svg:height="0.202cm" svg:x="7.447cm" svg:y="11.027cm" svg:viewBox="0 0 72 203" svg:d="M72 0c-76 29-102 158-28 203 3-62 22-136 20-197-4-5-8-5-12 1z">
          <text:p/>
        </draw:path>
        <draw:path draw:style-name="gr3" draw:text-style-name="P3" draw:layer="layout" svg:width="0.04cm" svg:height="0.14cm" svg:x="7.688cm" svg:y="11.034cm" svg:viewBox="0 0 41 141" svg:d="M33 0c-54 19-24 100-28 141 8-38 24-79 36-114-4-8-8-8-15-13z">
          <text:p/>
        </draw:path>
        <draw:path draw:style-name="gr3" draw:text-style-name="P3" draw:layer="layout" svg:width="0.107cm" svg:height="0.033cm" svg:x="8.057cm" svg:y="10.908cm" svg:viewBox="0 0 108 34" svg:d="M7 5c26 32 65 34 99 23 1-3 2-17 2-22-30-13-74-1-108-1z">
          <text:p/>
        </draw:path>
        <draw:path draw:style-name="gr3" draw:text-style-name="P3" draw:layer="layout" svg:width="0.068cm" svg:height="0.108cm" svg:x="7.147cm" svg:y="10.805cm" svg:viewBox="0 0 69 109" svg:d="M0 7c9 24 16 43 9 67 23 3 40 21 58 35 12-32-35-101-67-109z">
          <text:p/>
        </draw:path>
        <draw:path draw:style-name="gr3" draw:text-style-name="P3" draw:layer="layout" svg:width="0.074cm" svg:height="0.06cm" svg:x="6.999cm" svg:y="10.912cm" svg:viewBox="0 0 75 61" svg:d="M14 8c1 17 8 35 7 53 18-16 38-36 54-52-24-9-58-14-75-1z">
          <text:p/>
        </draw:path>
        <draw:path draw:style-name="gr13" draw:text-style-name="P9" draw:layer="layout" svg:width="0.467cm" svg:height="0.245cm" svg:x="7.356cm" svg:y="10.716cm" svg:viewBox="0 0 468 246" svg:d="M47 89c-103 69 81 150 141 141-27-44 60-72 90-55 27 15 9 47 29 63 40 32 131-41 149-73 43-76-44-113-104-138-103-43-317-49-352 89z">
          <text:p/>
        </draw:path>
        <draw:path draw:style-name="gr20" draw:text-style-name="P7" draw:layer="layout" svg:width="0.175cm" svg:height="0.15cm" svg:x="7.516cm" svg:y="10.882cm" svg:viewBox="0 0 176 151" svg:d="M0 151c34-32 6-92 30-128 21-33 87-31 114 6 20 26 3 67 32 88">
          <text:p/>
        </draw:path>
        <draw:path draw:style-name="gr21" draw:text-style-name="P6" draw:layer="layout" svg:width="0.734cm" svg:height="0.187cm" svg:x="7.212cm" svg:y="10.56cm" svg:viewBox="0 0 735 188" svg:d="M19 81c0 33-19 55-19 87 62 17 91 27 154 14 68-13 143-16 214-13 75 4 139 7 213 7 27 0 60 5 86 0 31-6 39-21 66-35 6-26-3-125-18-135-18-12-94 12-115 15-65 11-125 19-191 19-90 0-180-11-268-20-27-3-62-24-90-19-59 10-32 35-32 80z">
          <text:p/>
        </draw:path>
        <draw:path draw:style-name="gr11" draw:text-style-name="P4" draw:layer="layout" svg:width="1.091cm" svg:height="0.844cm" svg:x="7.045cm" svg:y="10.088cm" svg:viewBox="0 0 1092 845" svg:d="M186 125c-29-37-72-24-86 16-13 38 29 70 34 108 6 49-43 55-41 102 1 55 74 76 108 35-22 75-143 2-97-56-27-7-79-18-99 7-11 15-3 108 12 123 53 54 165-13 226 65 77 96-51 89-62 170-13 93 73 174 161 128-4-79 82-166 143-175-32-13-29-70-28-89-3 84 43 126 123 92-7 5-11 2-19 3 1 1 8 17 10 14 8-29 25-54 35-86-30 101 43 73 89 133 44 57-19 92 59 122 50 19 92 5 102-53 4-25 2-133-12-151-16-22-45 4-55-39-5-24 19-56 33-74 29-39 66-65 114-68 50-3 112 38 144-17 44-76-41-80-83-89-2 11-10 26-11 36 21-53-26-88-76-89 13-13 17-30 14-48 4 7 14 14 19 22 91-39 3-170-38-108 42-43-11-119-50-141-55-32-114-14-171-7-65 8-131 15-196 20-42 3-82 13-124 10-38-2-85-26-122-11-24 10-77 68-56 95z">
          <text:p/>
        </draw:path>
        <draw:path draw:style-name="gr5" draw:text-style-name="P5" draw:layer="layout" svg:width="0.274cm" svg:height="0.64cm" svg:x="7.207cm" svg:y="10.182cm" svg:viewBox="0 0 275 641" svg:d="M40 0c1 24-20 48-27 68-7 19 0 34-13 52 56 21 28 88 7 123 35 27 99 123 1 94 58 55 119 91 151 170-39 22-62 134-5 134 21-52 70-92 121-119-40 2-92-106-97-149 23 4 44 18 59 37-15-17-30-35-46-52 9-1 17-7 29-6-27-2-52-24-47-49-47-33-43-94-26-139-31-25-126-140-94-164z">
          <text:p/>
        </draw:path>
        <draw:path draw:style-name="gr5" draw:text-style-name="P5" draw:layer="layout" svg:width="0.338cm" svg:height="0.436cm" svg:x="7.569cm" svg:y="10.468cm" svg:viewBox="0 0 339 437" svg:d="M237 85c-36 13-113 16-147 1 0 10-3 21-1 31-1-10-7-25-8-37-39 30-44-17-61-47-22 56-22 121-18 180 26-7 29-60 53-81 3 0 24 1 25 2 3 15 12 28 10 46 5-1 6-5 11-6 27 35-5 63 14 94 20 33 75 47 96 82 5-2 7-5 12-7-10 60-12 99 68 93-31-23-52-88-13-114 5 1 8 4 12 6 14-21 12-47-5-66-66 34-39-89-19-114 42-52 78-71 73-148-31 22-64 139-115 92z">
          <text:p/>
        </draw:path>
        <draw:path draw:style-name="gr3" draw:text-style-name="P3" draw:layer="layout" svg:width="0.137cm" svg:height="0.226cm" svg:x="7.366cm" svg:y="10.524cm" svg:viewBox="0 0 138 227" svg:d="M138 26c-19 40-12 64-59 34-6-5-69-55-68-60-2 17-15 49-10 64 4 11 142 141 76 163 56-18 57-18 50-75-5-42 5-86 11-126z">
          <text:p/>
        </draw:path>
        <draw:path draw:style-name="gr3" draw:text-style-name="P3" draw:layer="layout" svg:width="0.082cm" svg:height="0.12cm" svg:x="7.194cm" svg:y="10.224cm" svg:viewBox="0 0 83 121" svg:d="M42 5c-5 40-14 61-42 87 19 16 58 23 83 29-15-31-47-88-31-121z">
          <text:p/>
        </draw:path>
        <draw:path draw:style-name="gr3" draw:text-style-name="P3" draw:layer="layout" svg:width="0.193cm" svg:height="0.234cm" svg:x="7.279cm" svg:y="10.138cm" svg:viewBox="0 0 194 235" svg:d="M72 20c-128-80-59 175 0 215 12-16 19-36 32-52 16-21 86-54 90-76 4-18-119-84-142-97-1-4 1-8 5-10z">
          <text:p/>
        </draw:path>
        <draw:path draw:style-name="gr3" draw:text-style-name="P3" draw:layer="layout" svg:width="0.191cm" svg:height="0.26cm" svg:x="7.73cm" svg:y="10.117cm" svg:viewBox="0 0 192 261" svg:d="M0 163c38-23 44 90 91 97 81 12 103-107 101-164-3-57-51-132-112-76-25 23-8 46-29 71-14 17-66 13-41 57z">
          <text:p/>
        </draw:path>
        <draw:path draw:style-name="gr3" draw:text-style-name="P3" draw:layer="layout" svg:width="0.12cm" svg:height="0.117cm" svg:x="7.837cm" svg:y="10.476cm" svg:viewBox="0 0 121 118" svg:d="M101 11c-37-49-92 78-101 107 41-22 69-67 121-72-1-18-19-27-35-35z">
          <text:p/>
        </draw:path>
        <draw:path draw:style-name="gr3" draw:text-style-name="P3" draw:layer="layout" svg:width="0.045cm" svg:height="0.05cm" svg:x="8.029cm" svg:y="10.457cm" svg:viewBox="0 0 46 51" svg:d="M30 0c-13 17-26 31-30 51 23-5 76-51 25-46z">
          <text:p/>
        </draw:path>
        <draw:path draw:style-name="gr3" draw:text-style-name="P3" draw:layer="layout" svg:width="0.13cm" svg:height="0.227cm" svg:x="7.662cm" svg:y="10.558cm" svg:viewBox="0 0 131 228" svg:d="M12 178c-26-25-2-53 0-81 2-33-13-63-10-95 13 21 19 55 45 64 7-17 27-61 47-65 22-5 40 12 37 35-5 33-69 51-93 67 8 18 30 7 34 15 10 19-6 15-4 29 3 24 14 55 20 81-13-15-58-76-66-65z">
          <text:p/>
        </draw:path>
        <draw:path draw:style-name="gr3" draw:text-style-name="P3" draw:layer="layout" svg:width="0.065cm" svg:height="0.062cm" svg:x="7.791cm" svg:y="10.725cm" svg:viewBox="0 0 66 63" svg:d="M56 0c-9 27-32 37-56 48 19 32 84 9 61-27z">
          <text:p/>
        </draw:path>
        <draw:path draw:style-name="gr13" draw:text-style-name="P9" draw:layer="layout" svg:width="0.44cm" svg:height="0.323cm" svg:x="7.372cm" svg:y="10.214cm" svg:viewBox="0 0 441 324" svg:d="M60 275c17 8 62 24 81 19 23-5 28-21 51-30 66-27 70 26 99 60 2-9 9-18 8-29 87 41 160-102 137-172-24-76-101-115-176-122-89-8-159 32-222 91-52 50-57 149 22 183z">
          <text:p/>
        </draw:path>
        <draw:path draw:style-name="gr20" draw:text-style-name="P7" draw:layer="layout" svg:width="0.018cm" svg:height="0.132cm" svg:x="7.654cm" svg:y="10.568cm" svg:viewBox="0 0 19 133" svg:d="M0 133c14-37 29-95 11-133">
          <text:p/>
        </draw:path>
        <draw:path draw:style-name="gr21" draw:text-style-name="P6" draw:layer="layout" svg:width="0.648cm" svg:height="0.21cm" svg:x="7.276cm" svg:y="9.959cm" svg:viewBox="0 0 649 211" svg:d="M378 23c-71-10-143-19-214-21-35-1-137-10-159 23-16 24 10 48 11 70 1 8-9 29-8 34 7 21 59 64 85 73 71 22 166-3 239-6 58-3 127 2 181-16 21-6 35-22 56-29 16-5 47 1 61-6 24-13 27-114 0-134-25-19-70 7-95 13-58 14-98 8-157-1z">
          <text:p/>
        </draw:path>
        <draw:path draw:style-name="gr11" draw:text-style-name="P4" draw:layer="layout" svg:width="0.87cm" svg:height="0.649cm" svg:x="7.171cm" svg:y="9.692cm" svg:viewBox="0 0 871 650" svg:d="M420 2c-54 5-109 12-161 27-26 8-57 16-78 34-6 5-47 58-15 60-20-1-19-21-35-24-42-9-130 111-131 151-1 49 49 54 86 47 45-8 67-9 97 28 20 24 51 84 18 112-29 26-78-8-90 52-8 38 25 73 52 96 39 33 65 61 110 40 18-8 51-45 76-35 25 9 22 47 56 57 85 26 118-102 110-163-6 21-23 89 0 106 7 6 48 9 61 14 52 21 93 23 132-24 47-55 21-86-30-107-48-19-79-75-42-123 23-30 67-7 89-39 14-20 0-44 34-41 28 3 30 41 66 41 34 0 30-16 39-45 13-46 8-45-19-77-24-28-33-93-81-96-17-1-33 10-41 21-39-30-65-61-114-82-59-25-124-37-189-30z">
          <text:p/>
        </draw:path>
        <draw:path draw:style-name="gr5" draw:text-style-name="P5" draw:layer="layout" svg:width="0.347cm" svg:height="0.463cm" svg:x="7.249cm" svg:y="9.821cm" svg:viewBox="0 0 348 464" svg:d="M246 435c-61 41-119 46-151-29 35 4 50-17 65-42 2-2 10-27 10-29 4-10 11-20 15-31 19-59-3-158-66-178-27-9-148 31-113-36 18-33 44-3 62-16 11-8 23-64 21-74 56 3 91 67 141 94 1-3 1-5 1-7 33 19 127 84 116 129-29 12 3 18-9 36-10 13-38 21-51 37-31 40-42 109-26 156-11 1-25 3-35 1z">
          <text:p/>
        </draw:path>
        <draw:path draw:style-name="gr5" draw:text-style-name="P5" draw:layer="layout" svg:width="0.065cm" svg:height="0.186cm" svg:x="7.593cm" svg:y="10.114cm" svg:viewBox="0 0 66 187" svg:d="M33 0c-46-3-36 156-20 187 31-27 47-45 52-86 5-50-12-59-47-86z">
          <text:p/>
        </draw:path>
        <draw:path draw:style-name="gr5" draw:text-style-name="P5" draw:layer="layout" svg:width="0.371cm" svg:height="0.436cm" svg:x="7.643cm" svg:y="9.82cm" svg:viewBox="0 0 372 437" svg:d="M179 431c-31 17-83-6-98-34-17-33-10-75-26-108-20-41-74-74-48-126 20-40 76-48 108-76 15-13 19-31 40-36 34-6 81 36 122 20 32-13 29-40 36-71 26 17 64 85 59 121-67 5-83-82-145-15 6 4 11 12 17 15-23 4-28 24-19 44-135-6-104 176-10 215-5 11-24 44-36 51z">
          <text:p/>
        </draw:path>
        <draw:path draw:style-name="gr3" draw:text-style-name="P3" draw:layer="layout" svg:width="0.11cm" svg:height="0.239cm" svg:x="7.657cm" svg:y="10.047cm" svg:viewBox="0 0 111 240" svg:d="M40 6c-15-9-29-8-40 4 33 40 50 151 21 198 26 19 57 38 90 31-27-47-30-65-26-116 4-57-40-70-60-117z">
          <text:p/>
        </draw:path>
        <draw:path draw:style-name="gr3" draw:text-style-name="P3" draw:layer="layout" svg:width="0.174cm" svg:height="0.268cm" svg:x="7.384cm" svg:y="10.043cm" svg:viewBox="0 0 175 269" svg:d="M50 269c32-12 43-63 86-46 2-61 85-187 2-223-7 73-59 215-138 245 29 36 70-27 94-25-5 9-11 18-18 24z">
          <text:p/>
        </draw:path>
        <draw:path draw:style-name="gr3" draw:text-style-name="P3" draw:layer="layout" svg:width="0.195cm" svg:height="0.152cm" svg:x="7.313cm" svg:y="9.754cm" svg:viewBox="0 0 196 153" svg:d="M10 143c29-33-1-69 16-101 14-25 79-47 105-41 6 74 3 110 65 152-64-5-140-49-196 0z">
          <text:p/>
        </draw:path>
        <draw:path draw:style-name="gr3" draw:text-style-name="P3" draw:layer="layout" svg:width="0.193cm" svg:height="0.156cm" svg:x="7.686cm" svg:y="9.765cm" svg:viewBox="0 0 194 157" svg:d="M0 157c78-6 105-98 82-157 43 9 63-1 87 29 26 33 27 73 23 113-26-73-129 17-172 15z">
          <text:p/>
        </draw:path>
        <draw:path draw:style-name="gr13" draw:text-style-name="P9" draw:layer="layout" svg:width="0.344cm" svg:height="0.15cm" svg:x="7.421cm" svg:y="9.738cm" svg:viewBox="0 0 345 151" svg:d="M114 6c-58 0-156 26-95 101 50 61 336 72 325-48-5-63-101-60-149-58z">
          <text:p/>
        </draw:path>
        <draw:path draw:style-name="gr20" draw:text-style-name="P7" draw:layer="layout" svg:width="0.04cm" svg:height="0.101cm" svg:x="7.537cm" svg:y="10.118cm" svg:viewBox="0 0 41 102" svg:d="M41 0c-29 13-41 74-41 102">
          <text:p/>
        </draw:path>
        <draw:path draw:style-name="gr20" draw:text-style-name="P7" draw:layer="layout" svg:width="0.01cm" svg:height="0.071cm" svg:x="7.32cm" svg:y="9.809cm" svg:viewBox="0 0 11 72" svg:d="M6 0c7 26 7 50-6 72">
          <text:p/>
        </draw:path>
        <draw:path draw:style-name="gr20" draw:text-style-name="P7" draw:layer="layout" svg:width="0.031cm" svg:height="0.071cm" svg:x="7.88cm" svg:y="9.794cm" svg:viewBox="0 0 32 72" svg:d="M32 0c-25 16-36 55-31 72">
          <text:p/>
        </draw:path>
        <draw:path draw:style-name="gr11" draw:text-style-name="P4" draw:layer="layout" svg:width="1.12cm" svg:height="0.586cm" svg:x="7.056cm" svg:y="9.358cm" svg:viewBox="0 0 1121 587" svg:d="M243 76c-78-28-156-52-218 33-33 43-37 93 9 125 59 42 188-57 190 50 0 49-57 132 8 163 49 24 107-14 155-9 40 4 82 48 103 81-3-5-8-26-6-39-45 171 198 110 141 7 0 5 1 11 1 17 37-39 74-67 124-86-15 7-33 17-43 29 53-2 125 27 165-30 22-32 0-60 1-94 1-39 29-72 65-88-26 5-59-30-69-12 50 18 167 47 217 13 35-24 44-81 25-116-24-44-105-64-152-67-25-3-58 9-81 5-29-4-58-27-87-36-39-12-81-14-123-18-93-6-187-7-279 8-34 5-77 14-108 31-22 11-38 27-7 44-10-4-21-8-31-11z">
          <text:p/>
        </draw:path>
        <draw:path draw:style-name="gr5" draw:text-style-name="P5" draw:layer="layout" svg:width="0.488cm" svg:height="0.533cm" svg:x="7.1cm" svg:y="9.375cm" svg:viewBox="0 0 489 534" svg:d="M111 198c-24 27-116 28-111-20 33 9 140-11 93-61 12-6 69-7 79 3 18 17-1 45 30 62 14 8 51 12 61-5 26-43-93-94-117-114 35 25 70-16 106 17-6-13-9-24-18-35 38-45 116-48 169-44-59 62-20 89 36 127 0 6-5 17-9 23-25-17-61-33-91-34-12-1-36-2-46 5-24 17-3 10-6 35-2 15 0 33-10 50-6 11-21 23-23 28-14 24-13 59-52 40-30 38-36 97 19 101 41 3 101-40 48-76 19-10 37-23 55-34 21 37 81 51 119 59 0-1-2 8-2 9 25 3 33-22 39-44 2 36 11 79 9 111-34 17-41 110-10 133-51-34-72-101-130-127-53-23-99 24-147 5-65-25-17-98-11-143 6-44-61-110-90-56z">
          <text:p/>
        </draw:path>
        <draw:path draw:style-name="gr5" draw:text-style-name="P5" draw:layer="layout" svg:width="0.316cm" svg:height="0.289cm" svg:x="7.627cm" svg:y="9.553cm" svg:viewBox="0 0 317 290" svg:d="M50 280c9-40-48-72-50-112-1-23 17-50 20-71 1 2 4 5 5 9 19 1 55-5 70-14 32-20 19-46 29-80 28-5 94-19 117-7-2 7 0 23-3 30 20-2 31-25 49-30-3 24 8 43 30 45-28 36-37 79-39 123-3 41 2 58-51 62-40 3-76-5-115 8-18 5-76 35-62 47z">
          <text:p/>
        </draw:path>
        <draw:path draw:style-name="gr3" draw:text-style-name="P3" draw:layer="layout" svg:width="0.611cm" svg:height="0.465cm" svg:x="7.325cm" svg:y="9.375cm" svg:viewBox="0 0 612 466" svg:d="M287 341c12-23 58-23 66-47 11-33-50-52-73-65-37-20-59-60-94-78-27-13-68 3-97-7-56-19-133-72-57-120 43-28 123-31 171-13-39-14-32 70-21 85 16 21 83 54 109 62 31 9 75 8 106-4 62-22 104-77 172-83 31-3 59 18 34 46-28 30-82 10-117 15-40 5-93 19-113 59-21 42 58 92-11 126 0 3 4 3 4 7-14 13-14 37 1 47s34-6 50-13c0 4 1 9 1 13 41 20 92 21 136 11 3 6 12 22 14 29-46 15-76 12-120 4-43-8-64 20-88 51 18-65-115-46-73-125z">
          <text:p/>
        </draw:path>
        <draw:path draw:style-name="gr3" draw:text-style-name="P3" draw:layer="layout" svg:width="0.09cm" svg:height="0.107cm" svg:x="8.07cm" svg:y="9.466cm" svg:viewBox="0 0 91 108" svg:d="M0 108c62 3 85-79 32-108 83 4 76 105-6 97z">
          <text:p/>
        </draw:path>
        <draw:path draw:style-name="gr13" draw:text-style-name="P9" draw:layer="layout" svg:width="0.399cm" svg:height="0.126cm" svg:x="7.424cm" svg:y="9.43cm" svg:viewBox="0 0 400 127" svg:d="M155 2c-21 1-41 4-60 7-18 3-79 8-89 24-32 49 70 64 97 69 31 5 61 17 90 23 38 7 63-14 98-24 28-8 133-9 104-61-16-28-96-33-124-37-36-4-77-4-116-1z">
          <text:p/>
        </draw:path>
        <draw:path draw:style-name="gr20" draw:text-style-name="P7" draw:layer="layout" svg:width="0.026cm" svg:height="0.066cm" svg:x="7.555cm" svg:y="9.755cm" svg:viewBox="0 0 27 67" svg:d="M0 67c15-20 31-41 26-67">
          <text:p/>
        </draw:path>
        <draw:path draw:style-name="gr20" draw:text-style-name="P7" draw:layer="layout" svg:width="0.055cm" svg:height="0.192cm" svg:x="7.626cm" svg:y="9.7cm" svg:viewBox="0 0 56 193" svg:d="M52 193c15-43-17-63-35-96-17-31-17-61-17-97">
          <text:p/>
        </draw:path>
        <draw:path draw:style-name="gr20" draw:text-style-name="P7" draw:layer="layout" svg:width="0.106cm" svg:height="0.076cm" svg:x="7.721cm" svg:y="9.745cm" svg:viewBox="0 0 107 77" svg:d="M0 77c27-34 66-64 107-77">
          <text:p/>
        </draw:path>
        <draw:path draw:style-name="gr20" draw:text-style-name="P7" draw:layer="layout" svg:width="0.086cm" svg:height="0.038cm" svg:x="7.388cm" svg:y="9.768cm" svg:viewBox="0 0 87 39" svg:d="M87 39c-14-15-68-49-87-36">
          <text:p/>
        </draw:path>
        <draw:path draw:style-name="gr11" draw:text-style-name="P4" draw:layer="layout" svg:width="1.289cm" svg:height="0.78cm" svg:x="6.969cm" svg:y="8.944cm" svg:viewBox="0 0 1290 781" svg:d="M610 0c-72 0-131-3-199 22-26 9-52 8-77 15-53 14-89 49-148 49-79 0-133-6-173 79-41 90 18 171 117 143 33-10 59-43 87-50 34-9 78 19 115 15-25 1-51-1-73-9 53 37 5 68-12 106-24 52 4 98 61 91 59-7 86 5 137 41 35 25 70 72 110 87 3 41-22 84-15 129 9 52 45 66 95 62 46-3 81-34 102-74 25-50 1-74-1-118-38-14-40-55-38-90-29 61 38 65 51 108 7-23 52-53 75-65 32-18 53-5 86-14 55-16 96-83 111-135 0 2-2 3-4 2-19-55-18-140 60-120 68 18 133 99 197 25 48-56-24-153-71-192-42-35-121 3-148-46-32 7-61 20-95 8-43-15-78-32-126-43-74-16-149-25-224-26z">
          <text:p/>
        </draw:path>
        <draw:path draw:style-name="gr5" draw:text-style-name="P5" draw:layer="layout" svg:width="0.654cm" svg:height="0.667cm" svg:x="6.984cm" svg:y="9.04cm" svg:viewBox="0 0 655 668" svg:d="M632 443c-4 0-8 0-10-3-8-9-10-29-12-40-6-47 18-99 23-145 3-24 5-47-2-70-4-14-19-65-28-75-7-7-40-13-52-18-25-12-62-46-86-45 2 29 45 58 25 85-20 29-96 5-119-12-33-25-20-79-54-99-7-5-18-5-26-10 13 60-25 14-36 10-22-9-49 3-61-21-25 14-32 46-63 61 87-11 48 70 19 57-40 43-102 53-150 19 10 40 45 67 87 65 43-2 61-40 100-50 48-13 136-5 130 61s-130 140 6 131c40-2 71 1 100 26 25 20 36 50 61 70 23 18 54 20 80 32-8 51-63 172 19 196-18-28-29-180 27-152-4-49 42-32 45-60 3-20-11-14-23-13z">
          <text:p/>
        </draw:path>
        <draw:path draw:style-name="gr5" draw:text-style-name="P5" draw:layer="layout" svg:width="0.552cm" svg:height="0.348cm" svg:x="7.676cm" svg:y="9.049cm" svg:viewBox="0 0 553 349" svg:d="M262 16c-44 39-43 66-112 51-39-8-33-13-59 15-10 10-28 30-36 40-23 31-17 29-20 71-4 52-24 107-35 156 19-37 169-233 228-177 21-31 50-31 80-33 16-1 26 21 40-1 8-12-11-26-9-37 7-37 49-73 91-55 39 17 28 50 31 86 29 6 58 12 86 21 41-134-124-138-214-148-33-4-44-13-71 11z">
          <text:p/>
        </draw:path>
        <draw:path draw:style-name="gr3" draw:text-style-name="P3" draw:layer="layout" svg:width="0.287cm" svg:height="0.238cm" svg:x="7.666cm" svg:y="9.296cm" svg:viewBox="0 0 288 239" svg:d="M130 161c49-14 81 6 120-38 12-14 28-36 35-53 2-7 7-73 0-70-15 6-19 7-33 9 12 33 2 81-30 101-17 11-45 12-65 8-13-2-41-25-48-24-35 5-17 107-71 77-20-11-4-44-5-62-68 9-13 106 10 130-9-10 73-74 87-78z">
          <text:p/>
        </draw:path>
        <draw:path draw:style-name="gr3" draw:text-style-name="P3" draw:layer="layout" svg:width="0.118cm" svg:height="0.134cm" svg:x="7.236cm" svg:y="9.213cm" svg:viewBox="0 0 119 135" svg:d="M0 111c19-27 60-78 41-111 16 4 69 4 76 24 9 22-23 33-41 47-9 7-19 10-26 18-5 7-16 41-20 43-31 16-35-29-25-51z">
          <text:p/>
        </draw:path>
        <draw:path draw:style-name="gr3" draw:text-style-name="P3" draw:layer="layout" svg:width="0.654cm" svg:height="0.38cm" svg:x="7.265cm" svg:y="8.974cm" svg:viewBox="0 0 655 381" svg:d="M92 0c-10 2-102 51-91 54 55 15 133-8 176 39 28 31 40 90 49 129 14 57 25 159 101 159 104 1 108-61 130-143 15-58 53-129 115-151 17-7 62 3 75-7 39-32-78-62-98-67-57-13-116-12-175-13-108-2-215 10-322 10z">
          <text:p/>
        </draw:path>
        <draw:path draw:style-name="gr11" draw:text-style-name="P4" draw:layer="layout" svg:width="1.23cm" svg:height="0.897cm" svg:x="7.016cm" svg:y="8.502cm" svg:viewBox="0 0 1231 898" svg:d="M659 6c-70-9-419-30-354 119-46-105-193-93-263-18-38 40-67 131-11 166 53 32 124-4 176-19-28 20 4 44 13 67 12 32 2 53-1 85-7 69 59 86 120 100 55 13 96 25 126 77 26 46 40 111 48 161 7 43-5 123 39 147 41 23 91-15 110-50 33-59 14-133 36-192 17-47 65-93 107-116 53-28 119-40 167-75 46-33 39-84 51-133 16-66 49-44 105-51 33-4 92-9 101-47 14-57-91-114-124-147-31-31-68-76-118-70-45 6-76 38-125 36-65-3-137-31-203-40z">
          <text:p/>
        </draw:path>
        <draw:path draw:style-name="gr5" draw:text-style-name="P5" draw:layer="layout" svg:width="0.561cm" svg:height="0.701cm" svg:x="7.033cm" svg:y="8.645cm" svg:viewBox="0 0 562 702" svg:d="M0 70c7-29 16-52 47-40s12 31 19 45c7 17 3 44 37 29 23-9 23-35 5-49 20-28 74-65 110-52 24 8 23 26 37 45 16 23 32 32 57 46-23 28-46 180 12 135 6-6 15-17 20-26 3 13 5 30 10 41 2 4 22 14 26 19 3 4 2 26 6 35 33-15 46-77 45-110 13 32 40 58 69 30-1 35 12 66 27 97 17 39 19 68 25 110 7 48 9 92 10 140-29-6-42 112-21 137-41-40-36-133-46-186-9-44-26-83-54-117-28-32-59-50-97-67-32-14-84-17-108-46-23-29-21-101-13-135 5-22 23-43 19-66-15 6-28 25-38 37 1-49-104 2-138-3-24-3-83-26-46-59z">
          <text:p/>
        </draw:path>
        <draw:path draw:style-name="gr5" draw:text-style-name="P5" draw:layer="layout" svg:width="1.116cm" svg:height="0.386cm" svg:x="7.063cm" svg:y="8.547cm" svg:viewBox="0 0 1117 387" svg:d="M35 72c38-27 92-31 136-20 55 15 60 46 86 91 3-28-15-72 16-86 35-17 65 44 95 36 16 29 65 50 96 67 33 17 108 21 133 54 31 41-15 105-3 148 16 57 66 6 73-32 11-70 29-163 107-196 36-16 68 9 101-15 41-30 57-65 112-49 39 11 102 31 130 63-10-40-98-115-141-122-48-9-129 10-179 19-35 6-66 20-101 25-37 6-29-1-54-10-59-19-115-35-177-39-41-3-114-15-152 8-40 24-19 69-34 104-45-33-58-81-119-93-59-12-112 23-160 52z">
          <text:p/>
        </draw:path>
        <draw:path draw:style-name="gr5" draw:text-style-name="P5" draw:layer="layout" svg:width="0.465cm" svg:height="0.688cm" svg:x="7.615cm" svg:y="8.679cm" svg:viewBox="0 0 466 689" svg:d="M54 639c-12 19-20 37-39 50-12-29-25-97-3-119 13 17 16 44 27 60 24-44-8-72-24-109-18-39-8-87-5-134 1-35-5-122 23-147 30-28 114 4 155-15 51-24 118-82 135-136 8-26-12-81 10-88 38-12 90 58 133 62-41-19-48 30-53 58-8 34-23 65-40 96-14 27-34 65-64 78-41 16-87 6-128 30-65 36-98 96-112 167-9 46 1 186-60 193z">
          <text:p/>
        </draw:path>
        <draw:path draw:style-name="gr3" draw:text-style-name="P3" draw:layer="layout" svg:width="0.498cm" svg:height="0.669cm" svg:x="7.609cm" svg:y="8.684cm" svg:viewBox="0 0 499 670" svg:d="M20 655c68-5 45-114 16-147-13-15-32-22-35-36-4-14 9-51 14-64 2 14 9 27 20 35 14-14 14-48 20-68 13-41 45-124 85-145 7 42-6 65 46 49 92-29 198-96 169-209-5-23-32-50-11-70 25 39 109 76 155 72-39 4-78 10-96 47-20 40-4 89-32 127-30 40-98 54-144 68-69 21-117 52-131 127-10 49-3 212-66 229z">
          <text:p/>
        </draw:path>
        <draw:path draw:style-name="gr3" draw:text-style-name="P3" draw:layer="layout" svg:width="0.214cm" svg:height="0.209cm" svg:x="7.316cm" svg:y="8.927cm" svg:viewBox="0 0 215 210" svg:d="M182 61c22 24 27 51 32 83 0 3 5 73-7 65-36-22-37-76-68-103-36-31-98-28-139-55-2-37 65-53 93-51 38 3 64 34 89 61z">
          <text:p/>
        </draw:path>
        <draw:path draw:style-name="gr3" draw:text-style-name="P3" draw:layer="layout" svg:width="0.121cm" svg:height="0.106cm" svg:x="8.11cm" svg:y="8.654cm" svg:viewBox="0 0 122 107" svg:d="M120 68c17-41-68-104-71-42-1 14 13 41 4 52-9 12-40 7-53 17 13 7 35 13 51 12 18-2 48-11 60-26 4-4 7-9 9-13z">
          <text:p/>
        </draw:path>
        <draw:path draw:style-name="gr3" draw:text-style-name="P3" draw:layer="layout" svg:width="0.611cm" svg:height="0.361cm" svg:x="7.349cm" svg:y="8.531cm" svg:viewBox="0 0 612 362" svg:d="M258 1c-69-1-139-6-206 19-19 8-72 5-44 41 6 8 39 17 49 23 38 22 58 63 98 84 34 17 71 21 105 46 29 22 39 47 49 80 6 19 9 65 32 68 34 4 34-74 41-97 11-34 30-77 59-103 28-25 66-34 102-44 38-10 97-41 54-85-34-34-105-12-146-16-63-8-129-14-193-16z">
          <text:p/>
        </draw:path>
        <draw:path draw:style-name="gr11" draw:text-style-name="P4" draw:layer="layout" svg:width="1.26cm" svg:height="0.931cm" svg:x="6.972cm" svg:y="8.126cm" svg:viewBox="0 0 1261 932" svg:d="M12 251c49 89 171-28 235-30-37 36 11 48 21 77 12 35-6 53-19 85 27 59 108 51 161 70 66 24 92 76 130 135 36 57 60 121 64 191 3 65-8 130 67 153 66-59 58-168 71-249 10-67 81-154 146-184 63-30 169-5 183-93 6-42-19-72 4-110 20-33 80-53 5-73 50 11 106 24 153-8 61-43 3-60-1-115-1-26 21-59-6-79-22-15-70 10-88 18-58 25-104 57-161 73 75-18 23-65-16-78-94-30-202-34-300-34-143 0-275 18-412 42 1 24 56 38 78 46-71-24-158-92-236-74-72 17-110 169-82 230 1 2 2 4 3 7z">
          <text:p/>
        </draw:path>
        <draw:path draw:style-name="gr5" draw:text-style-name="P5" draw:layer="layout" svg:width="0.573cm" svg:height="0.654cm" svg:x="7.007cm" svg:y="8.174cm" svg:viewBox="0 0 574 655" svg:d="M99 13c-51 19-144 129-73 181 69 51 143-92 207-38-3 7-3 19-5 25 56 23 34 129 22 170 39 17 101 44 149 40 79 69 159 155 174 264 10-77-77-292-169-310-30 39-61 53-104 15-41-37-13-94 46-84-31-55-50-105-97-149-64-58-43 19-116 13-8-17-9-14-20-27-1-45 74-61 72-89-2-38-89-23-107-11z">
          <text:p/>
        </draw:path>
        <draw:path draw:style-name="gr5" draw:text-style-name="P5" draw:layer="layout" svg:width="0.278cm" svg:height="0.281cm" svg:x="7.274cm" svg:y="8.2cm" svg:viewBox="0 0 279 282" svg:d="M7 0c-5 12-7 23-6 36 37 22 98 50 95 104 86-19 132 87 176 142 31-67-50-172-91-221-25-29-34-44-73-48-44-3-66 29-108 28z">
          <text:p/>
        </draw:path>
        <draw:path draw:style-name="gr5" draw:text-style-name="P5" draw:layer="layout" svg:width="0.573cm" svg:height="0.835cm" svg:x="7.619cm" svg:y="8.16cm" svg:viewBox="0 0 574 836" svg:d="M14 742c4 32 18 61 19 94 52-79 32-180 75-262 33-63 107-122 174-144 48-16 131 0 141-66 3-21-25-50-20-81 6-34 37-78 69-88-43-19-102-42-157-2 16-28 81-85 114-61 14-17 34-26 55-26-55-38 24-83 67-73 18 38-30 54-33 88-2 20 55 26 9 53 72-29 40-105 38-167-93-36-186 81-275 97 11-15 21-31 30-48 3-6-121 19-138 32-32 24-41 31-33 73 12 66 102 131 72 203-31 76-108 77-147 135-9 13-7 37-14 48-16 22-38 55-53 2-20 37 9 63 13 98 3 32-11 63-6 95z">
          <text:p/>
        </draw:path>
        <draw:path draw:style-name="gr3" draw:text-style-name="P3" draw:layer="layout" svg:width="0.216cm" svg:height="0.269cm" svg:x="7.664cm" svg:y="8.571cm" svg:viewBox="0 0 217 270" svg:d="M48 143c-60 32-29 75-48 127 60-115 101-210 217-268-116-20-186 99-203 195z">
          <text:p/>
        </draw:path>
        <draw:path draw:style-name="gr3" draw:text-style-name="P3" draw:layer="layout" svg:width="0.217cm" svg:height="0.212cm" svg:x="7.732cm" svg:y="8.191cm" svg:viewBox="0 0 218 213" svg:d="M0 213c21-58 60-87 115-111 39-16 104-17 103-59-1-78-117-32-149-5-43 37-55 87-62 141z">
          <text:p/>
        </draw:path>
        <draw:path draw:style-name="gr3" draw:text-style-name="P3" draw:layer="layout" svg:width="0.278cm" svg:height="0.368cm" svg:x="7.314cm" svg:y="8.141cm" svg:viewBox="0 0 279 369" svg:d="M231 330c-14-34-23-71-43-100-22-33-53-57-85-79-23-15-75-29-91-49-30-37-2-112 55-101 34 7 69 65 90 91 15 20 186 263 95 277-9-12-15-25-21-39z">
          <text:p/>
        </draw:path>
        <draw:path draw:style-name="gr20" draw:text-style-name="P7" draw:layer="layout" svg:width="0.011cm" svg:height="0.223cm" svg:x="7.631cm" svg:y="8.7cm" svg:viewBox="0 0 12 224" svg:d="M0 0c23 65 7 155 7 224">
          <text:p/>
        </draw:path>
        <draw:path draw:style-name="gr20" draw:text-style-name="P7" draw:layer="layout" svg:width="0.101cm" svg:height="0.04cm" svg:x="7.833cm" svg:y="8.261cm" svg:viewBox="0 0 102 41" svg:d="M0 41c38 3 69-26 102-41">
          <text:p/>
        </draw:path>
        <draw:path draw:style-name="gr20" draw:text-style-name="P7" draw:layer="layout" svg:width="0.093cm" svg:height="0.021cm" svg:x="7.996cm" svg:y="8.335cm" svg:viewBox="0 0 94 22" svg:d="M94 14c-35-3-59-16-94-14 31 7 63 8 94 22">
          <text:p/>
        </draw:path>
        <draw:path draw:style-name="gr11" draw:text-style-name="P4" draw:layer="layout" svg:width="1.245cm" svg:height="1.014cm" svg:x="7.033cm" svg:y="7.665cm" svg:viewBox="0 0 1246 1015" svg:d="M513 1c-57 4-90 5-143 32-45 23-95 58-149 56-44-1-100-53-142-41-38 12-82 100-79 136 7 72 68 50 120 60 51 10 99 44 116 89 25 63-31 89-22 142 7 37 103 80 135 103 45 31 87 62 120 108 32 44 63 101 69 155 7 53-4 240 101 150 128-110-2-348 196-427 54-22 126-17 136-91 10-70-58-111 29-166 52-32 107-24 165-28 39-3 84-13 81-61-1-28-26-40-33-61-7-18-1-42-9-61-45-110-135 16-214 7-88-11-180-68-269-86-68-14-137-20-208-16z">
          <text:p/>
        </draw:path>
        <draw:path draw:style-name="gr13" draw:text-style-name="P9" draw:layer="layout" svg:width="0.28cm" svg:height="0.261cm" svg:x="7.516cm" svg:y="7.719cm" svg:viewBox="0 0 281 262" svg:d="M278 83c-32-176-360-42-259 116 35 54 113 74 171 56 73-24 101-101 88-172z">
          <text:p/>
        </draw:path>
        <draw:path draw:style-name="gr5" draw:text-style-name="P5" draw:layer="layout" svg:width="0.414cm" svg:height="0.763cm" svg:x="7.201cm" svg:y="7.868cm" svg:viewBox="0 0 415 764" svg:d="M161 143c-32 33-92 124-8 128-2-35 6-65 32-87-34 82 123 62 144 109 10 25-9 67-6 95 4 27 25 98 56 48 15 24 9 56 18 86 14 42 21 17 16 67-7 57-28 118-10 175-20-27-13-86-19-121-7-42-23-69-42-106-37-72-93-116-152-171s-114-58-108-149c2-34 15-81 0-115-16-36-58-54-82-79 70-80 215 67 148 147z">
          <text:p/>
        </draw:path>
        <draw:path draw:style-name="gr5" draw:text-style-name="P5" draw:layer="layout" svg:width="0.221cm" svg:height="0.126cm" svg:x="7.112cm" svg:y="7.729cm" svg:viewBox="0 0 222 127" svg:d="M0 19c27 16 44 44 49 74 65-17 120 4 173 34-2-54-84-58-120-76-20-9-38-40-54-46-22-8-63-10-41 21z">
          <text:p/>
        </draw:path>
        <draw:path draw:style-name="gr5" draw:text-style-name="P5" draw:layer="layout" svg:width="0.342cm" svg:height="0.546cm" svg:x="7.639cm" svg:y="7.951cm" svg:viewBox="0 0 343 547" svg:d="M22 541c40 35 39-92 48-116 12-34 129-165 118-190 3 6 17 18 20 25 44-20 105-33 135-70-34-16-44-57-53-83-17-45-27-62 13-107-50 6-116 60-164 79-12 5-15-12-30 1-17 14-6 37-17 48-18 18-44 21-72 28 22 68-9 134-13 201-2 34-15 143 2 168 5 7 9 12 13 16z">
          <text:p/>
        </draw:path>
        <draw:path draw:style-name="gr5" draw:text-style-name="P5" draw:layer="layout" svg:width="0.242cm" svg:height="0.193cm" svg:x="7.995cm" svg:y="7.775cm" svg:viewBox="0 0 243 194" svg:d="M20 101c35-10 95-39 134-32 13 2 12 31 27 33 56 5 42-55 2-70 2-7 15-27 21-32 20 15 37 67 39 95 3 50-8 53-63 54-73 1-117 3-180 45 28-33 0-74 33-93z">
          <text:p/>
        </draw:path>
        <draw:path draw:style-name="gr3" draw:text-style-name="P3" draw:layer="layout" svg:width="0.309cm" svg:height="0.24cm" svg:x="7.227cm" svg:y="7.703cm" svg:viewBox="0 0 310 241" svg:d="M41 92c-10-1-19-1-28 2 60 48 129 82 175 147 16-71-24-101 68-130-23-41 44-52 54-92-51-35-105-17-156 11-20 10-46 36-66 42-26 9-61 0-88 7z">
          <text:p/>
        </draw:path>
        <draw:path draw:style-name="gr3" draw:text-style-name="P3" draw:layer="layout" svg:width="0.343cm" svg:height="0.178cm" svg:x="7.766cm" svg:y="7.724cm" svg:viewBox="0 0 344 179" svg:d="M7 17c0 41 14 98 1 134 5-6 14-12 19-18 18 9 25 25 21 46 48-2 105-42 155-53 45-10 109-44 141-74-69 16-111-2-175-26-45-17-128-40-169-15z">
          <text:p/>
        </draw:path>
        <draw:path draw:style-name="gr3" draw:text-style-name="P3" draw:layer="layout" svg:width="0.142cm" svg:height="0.264cm" svg:x="7.906cm" svg:y="7.904cm" svg:viewBox="0 0 143 265" svg:d="M28 243c8 10 17 18 28 22 45-32 17-79 18-124 2-50 25-84 69-117-40-52-91-11-120 37-44 73-17 122 19 182z">
          <text:p/>
        </draw:path>
        <draw:path draw:style-name="gr3" draw:text-style-name="P3" draw:layer="layout" svg:width="0.326cm" svg:height="0.534cm" svg:x="7.626cm" svg:y="8.098cm" svg:viewBox="0 0 327 535" svg:d="M207 109c51-15 83 0 120-51-53 20-82-23-106-58-53 32-35 55-100 47-24-3-29-11-62 3-21 9-36 27-59 34 84 53 26 133 22 207-2 36 16 70 17 108 1 46-10 91-13 136 38-33 64-74 72-126 14-105-28-258 109-300z">
          <text:p/>
        </draw:path>
        <draw:path draw:style-name="gr11" draw:text-style-name="P4" draw:layer="layout" svg:width="1.303cm" svg:height="1.016cm" svg:x="7.008cm" svg:y="7.229cm" svg:viewBox="0 0 1304 1017" svg:d="M562 705c30 67 16 131 13 201-1 48 20 159 88 88 36-36 25-142 37-192 19-83 25-147 100-201 49-35 103-42 154-64 65-27 41-67 46-136 5-71 39-173 123-167 53 3 107 67 160 19 54-49-11-132-44-172-41-51-54-97-123-70-68 26-123 90-187 126 29-19 56-39 85-56 0-8-4-31-7-40-193-35-418-68-611-6-63 20-109 32-172 6-58-23-86-65-153-24-56 34-89 119-61 182 29 65 92 30 149 34 61 5 121 17 121 83 0 55-53 127 5 168 50 36 115 16 169 39 66 28 80 121 108 182z">
          <text:p/>
        </draw:path>
        <draw:path draw:style-name="gr5" draw:text-style-name="P5" draw:layer="layout" svg:width="0.264cm" svg:height="0.345cm" svg:x="7.078cm" svg:y="7.325cm" svg:viewBox="0 0 265 346" svg:d="M265 346c-46-54-1-117-4-176-3-57-29-101-71-138-37-31-40-38-82-28-39 9-89 42-108 78 44 56 159 11 211 61 38 37-9 179 40 175z">
          <text:p/>
        </draw:path>
        <draw:path draw:style-name="gr5" draw:text-style-name="P5" draw:layer="layout" svg:width="0.119cm" svg:height="0.192cm" svg:x="7.424cm" svg:y="7.622cm" svg:viewBox="0 0 120 193" svg:d="M108 152c1-51-29-99-29-152-22 51-23 71-79 91 34 41 96 51 120 102-1-23-11-46-19-69z">
          <text:p/>
        </draw:path>
        <draw:path draw:style-name="gr5" draw:text-style-name="P5" draw:layer="layout" svg:width="0.559cm" svg:height="0.676cm" svg:x="7.643cm" svg:y="7.331cm" svg:viewBox="0 0 560 677" svg:d="M36 373c-56 20-31 247-26 304 31-12 62-119 83-157 18-33 83-99 45-138 9-2 17-9 25-11-19-29-17-75 13-98 30-24 64-3 95 9-2-9 1-17 0-21 48 47 23 60 36 117 49-62 10-158 51-219 38-59 141-38 202-43-25-22-89-69-59-100-24 35-83 34-89-16-60 40-110 110-179 139-4 65-13 52-62 67-51 14-70 58-128 30-4 49-29 133-28 165z">
          <text:p/>
        </draw:path>
        <draw:path draw:style-name="gr3" draw:text-style-name="P3" draw:layer="layout" svg:width="0.315cm" svg:height="0.257cm" svg:x="7.261cm" svg:y="7.258cm" svg:viewBox="0 0 316 258" svg:d="M0 17c39 24 59 44 101 52 30 6 65-5 88 22 24 28 11 67 29 98 12 21 53 54 73 69 6-56-1-101 13-158 7-28 28-77-13-97-20-10-117 9-143 13-38 5-98 7-128 22z">
          <text:p/>
        </draw:path>
        <draw:path draw:style-name="gr3" draw:text-style-name="P3" draw:layer="layout" svg:width="0.298cm" svg:height="0.433cm" svg:x="7.7cm" svg:y="7.227cm" svg:viewBox="0 0 299 434" svg:d="M100 74c-31 29-17 81-27 118-8 36-28 47-42 74-25 50-16 114-31 168 46-32 27-111 61-154 16-20 38-24 52-49 12-23 3-50 21-73 34-46 88-30 129-52 43-22 53-72 1-99-34-17-89 1-122 12-39 13-112 77-28 85z">
          <text:p/>
        </draw:path>
        <draw:path draw:style-name="gr3" draw:text-style-name="P3" draw:layer="layout" svg:width="0.054cm" svg:height="0.07cm" svg:x="8.103cm" svg:y="7.359cm" svg:viewBox="0 0 55 71" svg:d="M48 70c-35-7-42-39-43-70-7 17-5 45-4 68 17 2 37 4 54 2z">
          <text:p/>
        </draw:path>
        <draw:path draw:style-name="gr3" draw:text-style-name="P3" draw:layer="layout" svg:width="0.323cm" svg:height="0.467cm" svg:x="7.626cm" svg:y="7.734cm" svg:viewBox="0 0 324 468" svg:d="M74 67c-32 85-39 133-34 219 3 55 7 113-40 148 1 9 7 26 13 34 82-64 35-173 62-263 35-115 164-144 249-205-54 13-108 40-162 46-31 3-65-13-82 20z">
          <text:p/>
        </draw:path>
        <draw:path draw:style-name="gr13" draw:text-style-name="P9" draw:layer="layout" svg:width="0.279cm" svg:height="0.299cm" svg:x="7.507cm" svg:y="7.222cm" svg:viewBox="0 0 280 300" svg:d="M26 229c37 58 107 87 173 61 60-24 80-132 81-189 0-110-50-112-139-90-92 23-170 78-131 185 5 12 10 23 16 33z">
          <text:p/>
        </draw:path>
        <draw:path draw:style-name="gr11" draw:text-style-name="P4" draw:layer="layout" svg:width="1.162cm" svg:height="0.914cm" svg:x="7.079cm" svg:y="6.767cm" svg:viewBox="0 0 1163 915" svg:d="M675 2c-136-2-314-15-424 84 7 9 16 25 26 31-26-48-111-83-163-81-36 2-73 19-93 50-38 60-27 187 52 199 80 13 186-38 203 81-6-39-29-105-68-67-22 21-27 75-53 102 31 43 59 85 114 92 63 8 95-35 141 27 37 49 72 127 90 186 14 46-5 126 18 167 8 14 52 48 73 41 35-12 26-46 29-75 6-70 13-111 42-173 22-48 41-129 91-154 43-23 115 20 157-12 69-53-38-190 67-229 72-27 150 74 174-53 14-74 36-187-66-197-54-6-83 25-128 57-47 33-103 60-148 94 38-28 117-70 140-108-54-60-198-61-274-62z">
          <text:p/>
        </draw:path>
        <draw:path draw:style-name="gr5" draw:text-style-name="P5" draw:layer="layout" svg:width="1.009cm" svg:height="0.657cm" svg:x="7.133cm" svg:y="6.782cm" svg:viewBox="0 0 1010 658" svg:d="M147 242c71 8 108 72 95 139-3 14-27 41-19 54 13 23 89 5 113 8 74 11 143 106 128 174 0-90-8-199 48-275 41 90-19 222 22 316 34-32 34-99 60-140 31-50 84-66 132-94 23-14 23-9 43-29 10-9 20-29 28-40 15-21 35-53 56-71-43 20-64-22-32-54-68-42 172-181 189-215-43 15-81 43-122 67-52 29-127 101-185 99 39-51 113-65 150-114-101-53-233-67-348-67-67 0-143 8-201 44-49 30-47 120-87 135-7 3-77-52-91-56-32-11-72-17-97 12-92 102 59 102 118 107z">
          <text:p/>
        </draw:path>
        <draw:path draw:style-name="gr3" draw:text-style-name="P3" draw:layer="layout" svg:width="0.289cm" svg:height="0.421cm" svg:x="7.624cm" svg:y="7.199cm" svg:viewBox="0 0 290 422" svg:d="M68 25c-32 56-34 131-34 194 0 38 6 132-33 147-10 63 45 78 65 19 18-50 12-108 29-159 26-79 101-183 195-174-8-12-21-35-24-52-39 32-146 46-191 25z">
          <text:p/>
        </draw:path>
        <draw:path draw:style-name="gr3" draw:text-style-name="P3" draw:layer="layout" svg:width="0.136cm" svg:height="0.135cm" svg:x="7.853cm" svg:y="6.804cm" svg:viewBox="0 0 137 136" svg:d="M28 13c37 0 83-9 109 21-26 38-98 76-137 102 16-44-2-93 15-136 15-1 34 4 47 13z">
          <text:p/>
        </draw:path>
        <draw:path draw:style-name="gr3" draw:text-style-name="P3" draw:layer="layout" svg:width="0.596cm" svg:height="0.169cm" svg:x="7.364cm" svg:y="6.78cm" svg:viewBox="0 0 597 170" svg:d="M171 124c14 6 29 10 49 10 77 3 121-54 184 20 22 26 175-79 193-102-86-63-251-54-350-48-60 4-132 9-187 40-18 10-41 23-49 44-12 28 6 54-11 82 42-33 35-98 104-76 26 9 45 22 67 30z">
          <text:p/>
        </draw:path>
        <draw:path draw:style-name="gr13" draw:text-style-name="P9" draw:layer="layout" svg:width="0.421cm" svg:height="0.234cm" svg:x="7.459cm" svg:y="6.803cm" svg:viewBox="0 0 422 235" svg:d="M287 76c46-18 88-17 135-22-23-37-115-35-155-40-97-13-172-28-267 9 69 44 52 130 105 179 43 39 124 45 167 5 41-39 52-114 14-157-64-73-230-52-229 64 1 18 6 35 14 50z">
          <text:p/>
        </draw:path>
        <draw:path draw:style-name="gr20" draw:text-style-name="P7" draw:layer="layout" svg:width="0.101cm" svg:height="0.049cm" svg:x="7.321cm" svg:y="6.858cm" svg:viewBox="0 0 102 50" svg:d="M0 0c24 27 70 57 102 49">
          <text:p/>
        </draw:path>
        <draw:path draw:style-name="gr11" draw:text-style-name="P4" draw:layer="layout" svg:width="1.323cm" svg:height="0.873cm" svg:x="7.025cm" svg:y="6.368cm" svg:viewBox="0 0 1324 874" svg:d="M881 83c-33-11-65-25-97-31-100-20-204-54-307-45-71 5-127 56-196 69-78 16-148-95-226-40-118 84-29 271 106 239 52-12 100-41 143 10 46 54-10 140 44 173 24 15 52-6 74 0 29 8 34 29 54 49 45 44 65 56 69 123 4 55-24 121-12 171 11 44 57 93 100 64 48-33 24-110 34-159 8-45 39-105 61-145 44-84 117-19 181-63 43-29 25-128 52-180 44-83 97-51 170-50 43 0 53-12 85-36 9-8 7-21 20-29 32-20 67 2 84-45 23-61-49-134-100-151-56-19-104 4-147 36-61 47-128 81-181 136 29-31 69-68 107-88-39 14-79 6-118-8z">
          <text:p/>
        </draw:path>
        <draw:path draw:style-name="gr5" draw:text-style-name="P5" draw:layer="layout" svg:width="0.339cm" svg:height="0.238cm" svg:x="7.067cm" svg:y="6.516cm" svg:viewBox="0 0 340 239" svg:d="M12 18c-67 122 169 45 196 47 89 9 118 98 109 174 52-73 13-196-69-230-72-29-151 24-216-5z">
          <text:p/>
        </draw:path>
        <draw:path draw:style-name="gr5" draw:text-style-name="P5" draw:layer="layout" svg:width="0.177cm" svg:height="0.454cm" svg:x="7.442cm" svg:y="6.708cm" svg:viewBox="0 0 178 455" svg:d="M34 54c-15 5-22 14-23 27 91 27 109 74 124 160 9 46-26 215 40 214 7-112 2-236-13-345-7-1-12-1-19-2-10-36-23-72-33-108-19 41-64 91-110 74z">
          <text:p/>
        </draw:path>
        <draw:path draw:style-name="gr5" draw:text-style-name="P5" draw:layer="layout" svg:width="0.297cm" svg:height="0.206cm" svg:x="7.771cm" svg:y="6.472cm" svg:viewBox="0 0 298 207" svg:d="M2 89c-4 30-2 99 18 118 14-15 28-30 41-46 7 85 70-3 96-28 47-45 98-87 141-133-53 34-118 92-181 110-10-45 35-66 53-98-42-28-217 2-148 57z">
          <text:p/>
        </draw:path>
        <draw:path draw:style-name="gr5" draw:text-style-name="P5" draw:layer="layout" svg:width="0.227cm" svg:height="0.155cm" svg:x="7.307cm" svg:y="6.443cm" svg:viewBox="0 0 228 156" svg:d="M20 43c45 7 53 6 90 34 19 16 61 88 94 78 25-8 29-98 19-119-24-53-184-43-223 0z">
          <text:p/>
        </draw:path>
        <draw:path draw:style-name="gr13" draw:text-style-name="P9" draw:layer="layout" svg:width="0.338cm" svg:height="0.179cm" svg:x="7.486cm" svg:y="6.415cm" svg:viewBox="0 0 339 180" svg:d="M5 98c12 36 61 61 93 72 59 19 156 14 207-24 76-55 12-114-54-134-56-17-287-32-246 86z">
          <text:p/>
        </draw:path>
        <draw:path draw:style-name="gr5" draw:text-style-name="P5" draw:layer="layout" svg:width="0.18cm" svg:height="0.185cm" svg:x="8.13cm" svg:y="6.43cm" svg:viewBox="0 0 181 186" svg:d="M95 131c35-26 106-17 81-89-31-88-147-19-176 34 15-28 41-6 50 14 16 38-24 61-28 95 40 6 46-34 73-54z">
          <text:p/>
        </draw:path>
        <draw:path draw:style-name="gr3" draw:text-style-name="P3" draw:layer="layout" svg:width="0.277cm" svg:height="0.375cm" svg:x="7.648cm" svg:y="6.737cm" svg:viewBox="0 0 278 376" svg:d="M30 31c-37 88-32 248-26 345 20-76 28-142 78-206 28-35 48-59 90-68 40-9 67 4 106-28-46 1-95-12-108-63-16 13-37 18-58 12-11-55-49 4-76 8-6-5-8-12-6-20z">
          <text:p/>
        </draw:path>
        <draw:path draw:style-name="gr3" draw:text-style-name="P3" draw:layer="layout" svg:width="0.105cm" svg:height="0.065cm" svg:x="7.395cm" svg:y="6.751cm" svg:viewBox="0 0 106 66" svg:d="M0 53c31-5 53-26 68-53 21 16 32 40 38 66-28-11-59-14-92-13z">
          <text:p/>
        </draw:path>
        <draw:path draw:style-name="gr3" draw:text-style-name="P3" draw:layer="layout" svg:width="0.104cm" svg:height="0.122cm" svg:x="7.337cm" svg:y="6.48cm" svg:viewBox="0 0 105 123" svg:d="M45 26c-3 39 23 90 60 97 0-25 4-91-14-109-15-17-76-18-91-7 12 20 30 37 45 54z">
          <text:p/>
        </draw:path>
        <draw:path draw:style-name="gr3" draw:text-style-name="P3" draw:layer="layout" svg:width="0.207cm" svg:height="0.177cm" svg:x="7.839cm" svg:y="6.458cm" svg:viewBox="0 0 208 178" svg:d="M203 25c15-6-6 44-7 45-11 18-41 29-58 39-46 26-95 45-138 69 14-61-8-192 94-177 42 63-46 63-45 124 62-18 96-76 154-100z">
          <text:p/>
        </draw:path>
        <draw:path draw:style-name="gr11" draw:text-style-name="P4" draw:layer="layout" svg:width="1.3cm" svg:height="0.729cm" svg:x="7.04cm" svg:y="6.001cm" svg:viewBox="0 0 1301 730" svg:d="M652 717c52-45 74-202 62-210 5 3 13 4 18 7-3 7-5 19-9 26 23-40 58-36 97-45 46-10 78-28 121-52-18-65 26-222 116-214 54 5 66 58 124 27 40-22 112-90 119-137 6-49-18-64-57-74-19-5-37 3-56-3-23-7-25-31-56-28-58 7-90 67-150 74-69 9-136-25-201-42-81-22-165-38-249-45-42-4-78 2-115 16-29 11-64 39-94 45-95 19-239-116-309 17-34 64 2 163 80 163 55 0 112-39 160 6 62 56-11 132 16 194 21 46 142 76 188 78 55 2 52 1 68-61-36 81-5 176 48 240 31 37 57 37 79 18z">
          <text:p/>
        </draw:path>
        <draw:path draw:style-name="gr5" draw:text-style-name="P5" draw:layer="layout" svg:width="0.293cm" svg:height="0.301cm" svg:x="7.076cm" svg:y="6.053cm" svg:viewBox="0 0 294 302" svg:d="M293 302c6-93-25-146-90-206-51-48-99-127-167-83-86 55-1 145 74 151 77 6 186-7 176 117z">
          <text:p/>
        </draw:path>
        <draw:path draw:style-name="gr5" draw:text-style-name="P5" draw:layer="layout" svg:width="0.255cm" svg:height="0.364cm" svg:x="7.388cm" svg:y="6.32cm" svg:viewBox="0 0 256 365" svg:d="M34 131c17 37 65 62 100 47 23-9 32-81 63-26 9 17-12 91-6 118 8 36 33 69 58 95 9-117 10-248 0-365-9 26-26 57-58 42-7 71-134 133-191 103z">
          <text:p/>
        </draw:path>
        <draw:path draw:style-name="gr5" draw:text-style-name="P5" draw:layer="layout" svg:width="0.263cm" svg:height="0.285cm" svg:x="7.847cm" svg:y="6.185cm" svg:viewBox="0 0 264 286" svg:d="M264 17c-58-36-127-10-171 32-66 64-8 100-40 169-60-35-18 55-53 68 33 0 74-12 107-21 2-55 10-122 36-172 15-28 36-59 67-71 19-7 46-15 40-5z">
          <text:p/>
        </draw:path>
        <draw:path draw:style-name="gr5" draw:text-style-name="P5" draw:layer="layout" svg:width="0.07cm" svg:height="0.132cm" svg:x="8.237cm" svg:y="6.069cm" svg:viewBox="0 0 71 133" svg:d="M7 15c3 40 7 79 8 118 102-38 45-179-15-118z">
          <text:p/>
        </draw:path>
        <draw:path draw:style-name="gr5" draw:text-style-name="P5" draw:layer="layout" svg:width="0.035cm" svg:height="0.038cm" svg:x="7.366cm" svg:y="6.195cm" svg:viewBox="0 0 36 39" svg:d="M23 0c-11 1-18 6-23 14 15 45 51 22 30-7z">
          <text:p/>
        </draw:path>
        <draw:path draw:style-name="gr5" draw:text-style-name="P5" draw:layer="layout" svg:width="0.034cm" svg:height="0.04cm" svg:x="7.867cm" svg:y="6.209cm" svg:viewBox="0 0 35 41" svg:d="M35 0c-28-1-38 16-34 41 28 4 47-22 20-34z">
          <text:p/>
        </draw:path>
        <draw:path draw:style-name="gr13" draw:text-style-name="P9" draw:layer="layout" svg:width="0.312cm" svg:height="0.217cm" svg:x="7.49cm" svg:y="6.05cm" svg:viewBox="0 0 313 218" svg:d="M206 201c17-12 34-30 51-48 69-74 93-163-42-152-65 5-154-1-215 27 36 51 62 125 109 166 38 34 69 28 97 7z">
          <text:p/>
        </draw:path>
        <draw:path draw:style-name="gr3" draw:text-style-name="P3" draw:layer="layout" svg:width="0.275cm" svg:height="0.167cm" svg:x="7.233cm" svg:y="6.049cm" svg:viewBox="0 0 276 168" svg:d="M0 8c69 29 124 107 175 160-3-19-7-37-12-55 30-5 58 10 86 12 2-11 8-11 12-20-4 3-1-12-1-12 6 2 12 3 16 4-26-49-10-105-93-96-64 7-106 44-170 14z">
          <text:p/>
        </draw:path>
        <draw:path draw:style-name="gr3" draw:text-style-name="P3" draw:layer="layout" svg:width="0.331cm" svg:height="0.224cm" svg:x="7.806cm" svg:y="6.005cm" svg:viewBox="0 0 332 225" svg:d="M0 52c22 28 12 63 15 95 54-38 49 46 61 78 6-8 25-18 31-26 1 6 1 12 2 18 63-75 157-95 223-165-33-86-94-47-151-13-33 20-54 35-92 33-32-2-46-34-82-6z">
          <text:p/>
        </draw:path>
        <draw:path draw:style-name="gr3" draw:text-style-name="P3" draw:layer="layout" svg:width="0.257cm" svg:height="0.274cm" svg:x="7.675cm" svg:y="6.34cm" svg:viewBox="0 0 258 275" svg:d="M17 0c-17 56-21 161-13 219 33-10 45 27 39 56 13-49 21-98 70-121 47-21 103-13 145-54-43 13-79 29-126 24 4-5 7-15 11-21-54 3-103-109-139-81-1 5 1 10 6 13z">
          <text:p/>
        </draw:path>
        <draw:path draw:style-name="gr3" draw:text-style-name="P3" draw:layer="layout" svg:width="0.127cm" svg:height="0.061cm" svg:x="7.382cm" svg:y="6.416cm" svg:viewBox="0 0 128 62" svg:d="M7 7c12 39 87 70 121 47-29-41-109-10-128-54z">
          <text:p/>
        </draw:path>
        <draw:path draw:style-name="gr20" draw:text-style-name="P7" draw:layer="layout" svg:width="0.037cm" svg:height="0.054cm" svg:x="7.365cm" svg:y="6.181cm" svg:viewBox="0 0 38 55" svg:d="M10 0c-20 28-9 49 20 55 4-3 5-9 8-13">
          <text:p/>
        </draw:path>
        <draw:path draw:style-name="gr20" draw:text-style-name="P7" draw:layer="layout" svg:width="0.04cm" svg:height="0.048cm" svg:x="7.867cm" svg:y="6.209cm" svg:viewBox="0 0 41 49" svg:d="M14 0c-9 11-13 23-14 37 17 19 27 13 41-2">
          <text:p/>
        </draw:path>
        <draw:path draw:style-name="gr20" draw:text-style-name="P7" draw:layer="layout" svg:width="-0.001cm" svg:height="0.262cm" svg:x="7.671cm" svg:y="6.389cm" svg:viewBox="0 0 0 263" svg:d="M0 0c0 84-1 196 0 263">
          <text:p/>
        </draw:path>
        <draw:path draw:style-name="gr13" draw:text-style-name="P9" draw:layer="layout" svg:width="0.682cm" svg:height="0.182cm" svg:x="7.332cm" svg:y="3.539cm" svg:viewBox="0 0 683 183" svg:d="M0 32c76 45 121 87 201 118 69 27 103 21 172 26 90 7 87 20 176-35 46-29 92-59 134-96-47-52-247 15-324 14-88-2-281-112-345-27z">
          <text:p/>
        </draw:path>
        <draw:path draw:style-name="gr11" draw:text-style-name="P4" draw:layer="layout" svg:width="1.378cm" svg:height="0.687cm" svg:x="6.956cm" svg:y="5.572cm" svg:viewBox="0 0 1379 688" svg:d="M609 33c-31 2-327 42-334 19 7 21 2 36 14 54 6 8 36 22 44 28 11 10 22 24 33 33-37-45-102-51-146-88-35-30-43-68-97-77-85-15-99 56-116 118-51 194 182 81 267 157 75 67-29 206 98 221 39 4 74 12 111 27 32 12 70 37 108 28 34-8 42-45 60-77-30 60-68 169 20 206 92 40 134-117 108-172 15 10 25 27 28 43 45-26 94-17 144-21 29-3 105-5 125-23 17-16 5-22 4-43-5-88-4-174 114-169 76 3 146 24 175-61 15-46 25-239-63-235-36 1-82 72-109 93-44 33-104 38-147 70 42-31 108-53 94-113-92-16-173-14-265-18-86-4-180-4-270 0z">
          <text:p/>
        </draw:path>
        <draw:path draw:style-name="gr13" draw:text-style-name="P9" draw:layer="layout" svg:width="0.43cm" svg:height="0.254cm" svg:x="7.434cm" svg:y="5.608cm" svg:viewBox="0 0 431 255" svg:d="M0 40c72-14 59 33 75 74 12 31 43 51 70 70 23 17 52 58 76 68 31 14 90-36 121-60 35-26 88-79 89-123 2-55-82-43-129-54-74-17-223-32-286 25z">
          <text:p/>
        </draw:path>
        <draw:path draw:style-name="gr5" draw:text-style-name="P5" draw:layer="layout" svg:width="0.101cm" svg:height="0.088cm" svg:x="7.052cm" svg:y="5.593cm" svg:viewBox="0 0 102 89" svg:d="M0 0c41 20 47 50 50 89 15-17 35-14 52-5 0-39-54-102-102-79z">
          <text:p/>
        </draw:path>
        <draw:path draw:style-name="gr5" draw:text-style-name="P5" draw:layer="layout" svg:width="0.301cm" svg:height="0.298cm" svg:x="6.993cm" svg:y="5.737cm" svg:viewBox="0 0 302 299" svg:d="M0 29c15 47 128 13 136-29 79 8 143 53 150 128 5 57-12 119 16 171-55-34-13-152-69-202-43-40-205-12-217-63z">
          <text:p/>
        </draw:path>
        <draw:path draw:style-name="gr5" draw:text-style-name="P5" draw:layer="layout" svg:width="0.197cm" svg:height="0.207cm" svg:x="7.439cm" svg:y="5.879cm" svg:viewBox="0 0 198 208" svg:d="M0 163c18 25 83 58 119 40 13-7 20-33 32-44s32-19 47-26c-11-36-12-95-10-133-21 32-25 75-57 104-29 26-90 35-109 69z">
          <text:p/>
        </draw:path>
        <draw:path draw:style-name="gr3" draw:text-style-name="P3" draw:layer="layout" svg:width="0.379cm" svg:height="0.311cm" svg:x="7.645cm" svg:y="5.908cm" svg:viewBox="0 0 380 312" svg:d="M36 0c-9 39-20 78-21 117 21-23 63 21 28 37 10 33 15 154-43 147 42 36 104-24 105-64 0-26-11-29-20-49-9-18-10-41-16-59 33 18 35 43 53 71 45-27 247-15 258-61-53 9-208 31-199-57-50 18-146-21-145-77z">
          <text:p/>
        </draw:path>
        <draw:path draw:style-name="gr5" draw:text-style-name="P5" draw:layer="layout" svg:width="0.192cm" svg:height="0.19cm" svg:x="7.865cm" svg:y="5.634cm" svg:viewBox="0 0 193 191" svg:d="M25 63c56 27 5 82-25 108 21-11 38-2 37 20 23-26 160-121 156-158-4-44-98-32-129-30-17 2-39-6-50 10-10 15 5 41 17 45z">
          <text:p/>
        </draw:path>
        <draw:path draw:style-name="gr5" draw:text-style-name="P5" draw:layer="layout" svg:width="0.195cm" svg:height="0.121cm" svg:x="7.275cm" svg:y="5.629cm" svg:viewBox="0 0 196 122" svg:d="M35 23c-60-14-28 27-11 41 22 18 59 44 85 58 20-35 114-50 79-99-39-54-134 3-185 0z">
          <text:p/>
        </draw:path>
        <draw:path draw:style-name="gr5" draw:text-style-name="P5" draw:layer="layout" svg:width="0.159cm" svg:height="0.107cm" svg:x="8.052cm" svg:y="5.761cm" svg:viewBox="0 0 160 108" svg:d="M91 0c-39 27-87 59-91 108 47-38 105-26 160-40-31-18-70-21-85-58z">
          <text:p/>
        </draw:path>
        <draw:path draw:style-name="gr5" draw:text-style-name="P5" draw:layer="layout" svg:width="0.04cm" svg:height="0.04cm" svg:x="7.386cm" svg:y="5.854cm" svg:viewBox="0 0 41 41" svg:d="M16 0c-31 14-12 51 15 39 25-10-5-36-21-29z">
          <text:p/>
        </draw:path>
        <draw:path draw:style-name="gr5" draw:text-style-name="P5" draw:layer="layout" svg:width="0.058cm" svg:height="0.046cm" svg:x="7.897cm" svg:y="5.869cm" svg:viewBox="0 0 59 47" svg:d="M53 5c-37-14-79 32-32 41 34 6 50-26 27-46z">
          <text:p/>
        </draw:path>
        <draw:path draw:style-name="gr20" draw:text-style-name="P7" draw:layer="layout" svg:width="0.043cm" svg:height="0.03cm" svg:x="7.38cm" svg:y="5.874cm" svg:viewBox="0 0 44 31" svg:d="M5 0c-5 9-6 18-4 27 17 7 32 5 43-7">
          <text:p/>
        </draw:path>
        <draw:path draw:style-name="gr20" draw:text-style-name="P7" draw:layer="layout" svg:width="0.027cm" svg:height="0.039cm" svg:x="7.907cm" svg:y="5.874cm" svg:viewBox="0 0 28 40" svg:d="M28 0c-41-2-34 38 0 40">
          <text:p/>
        </draw:path>
        <draw:path draw:style-name="gr20" draw:text-style-name="P7" draw:layer="layout" svg:width="0.021cm" svg:height="0.271cm" svg:x="7.649cm" svg:y="5.903cm" svg:viewBox="0 0 22 272" svg:d="M6 0c0 40 7 78-1 116 34 2 5 13 6 27 2 37 5 96-11 129">
          <text:p/>
        </draw:path>
        <draw:path draw:style-name="gr3" draw:text-style-name="P3" draw:layer="layout" svg:width="0.157cm" svg:height="0.047cm" svg:x="7.31cm" svg:y="5.687cm" svg:viewBox="0 0 158 48" svg:d="M0 0c24 27 129 73 158 30-29-29-129 5-158-30z">
          <text:p/>
        </draw:path>
        <draw:path draw:style-name="gr3" draw:text-style-name="P3" draw:layer="layout" svg:width="0.173cm" svg:height="0.051cm" svg:x="7.868cm" svg:y="5.667cm" svg:viewBox="0 0 174 52" svg:d="M141 1c11-1 22-1 33 0-17 37-74 51-113 51-13 0-41 3-51-7-4-3-18-39-4-35 44 15 90-4 135-9z">
          <text:p/>
        </draw:path>
        <draw:path draw:style-name="gr11" draw:text-style-name="P4" draw:layer="layout" svg:width="1.443cm" svg:height="0.616cm" svg:x="6.929cm" svg:y="5.203cm" svg:viewBox="0 0 1444 617" svg:d="M528 19c-13 1-26 2-39 3-92 3-159 73-254 73-41 0-87-16-129-7-69 16-148 130-80 184 59 47 133-60 217-8 58 37 66 118 53 176 60 40 133 60 207 56 56-4 130 5 138-53 5-40 13-56 36-88-41 59-61 205 23 250 94 51 141-79 157-137 0-2 161 5 177 4 42-3 100-34 139-25 10-31-4-64 7-96 12-32 43-74 74-93 74-48 167 44 187-71 35-204-253-7-324 33 41 12 136-76 160-101-130-105-336-97-496-116-83-10-169 8-253 16z">
          <text:p/>
        </draw:path>
        <draw:path draw:style-name="gr5" draw:text-style-name="P5" draw:layer="layout" svg:width="0.15cm" svg:height="0.061cm" svg:x="7.005cm" svg:y="5.389cm" svg:viewBox="0 0 151 62" svg:d="M139 33c-47-54-129-40-139 29 43-21 102-25 151-13-9-12-22-35-34-46z">
          <text:p/>
        </draw:path>
        <draw:path draw:style-name="gr5" draw:text-style-name="P5" draw:layer="layout" svg:width="0.228cm" svg:height="0.233cm" svg:x="7.367cm" svg:y="5.435cm" svg:viewBox="0 0 229 234" svg:d="M56 214c39 0 78 1 117-1-5-38 13-70 54-79 3-44 1-90 2-134-22 63-50 77-98 116-34 28-88 68-131 98 7 4 28 18 34 20z">
          <text:p/>
        </draw:path>
        <draw:path draw:style-name="gr5" draw:text-style-name="P5" draw:layer="layout" svg:width="0.406cm" svg:height="0.128cm" svg:x="7.037cm" svg:y="5.305cm" svg:viewBox="0 0 407 129" svg:d="M117 9c53 70 202 170 290 90-38 17-73-11-76-49-62-5-114-34-168-44-50-9-107 12-163-6 9 59 126 26 171 58z">
          <text:p/>
        </draw:path>
        <draw:path draw:style-name="gr5" draw:text-style-name="P5" draw:layer="layout" svg:width="0.315cm" svg:height="0.163cm" svg:x="7.888cm" svg:y="5.288cm" svg:viewBox="0 0 316 164" svg:d="M1 95c67 10 51 49-1 62 110 29 235-33 316-103-45 19-87 54-133 60 27-30 60-54 88-81-87-104-195 73-270 62z">
          <text:p/>
        </draw:path>
        <draw:path draw:style-name="gr5" draw:text-style-name="P5" draw:layer="layout" svg:width="0.1cm" svg:height="0.047cm" svg:x="8.24cm" svg:y="5.404cm" svg:viewBox="0 0 101 48" svg:d="M0 19c48 14 95 67 101-19-23 8-45 23-72 19z">
          <text:p/>
        </draw:path>
        <draw:path draw:style-name="gr13" draw:text-style-name="P9" draw:layer="layout" svg:width="0.674cm" svg:height="0.221cm" svg:x="7.337cm" svg:y="5.226cm" svg:viewBox="0 0 675 222" svg:d="M675 78c3-6-254-63-275-65-79-10-161-18-241-9-51 6-209 49-143 119 24 25 65 31 98 34 63 6 205-29 201 65 23-121 306-10 360-144z">
          <text:p/>
        </draw:path>
        <draw:path draw:style-name="gr3" draw:text-style-name="P3" draw:layer="layout" svg:width="0.225cm" svg:height="0.314cm" svg:x="7.637cm" svg:y="5.468cm" svg:viewBox="0 0 226 315" svg:d="M14 46c16 45 37 87 44 131 6 47-9 94-13 138 52-26 42-102 84-130 22-14 69 5 86-9 19-15 9-69 7-90-39 9-83-24-121-34-50-12-63-5-85-52-5 20-10 39-16 59z">
          <text:p/>
        </draw:path>
        <draw:path draw:style-name="gr3" draw:text-style-name="P3" draw:layer="layout" svg:width="0.047cm" svg:height="0.041cm" svg:x="7.906cm" svg:y="5.493cm" svg:viewBox="0 0 48 42" svg:d="M41 1c-101-14 18 92 6 8-7-2-14-1-21-1z">
          <text:p/>
        </draw:path>
        <draw:path draw:style-name="gr3" draw:text-style-name="P3" draw:layer="layout" svg:width="0.041cm" svg:height="0.037cm" svg:x="7.321cm" svg:y="5.475cm" svg:viewBox="0 0 42 38" svg:d="M23 0c-13 7-20 16-23 28 36 29 66-12 15-14z">
          <text:p/>
        </draw:path>
        <draw:path draw:style-name="gr20" draw:text-style-name="P7" draw:layer="layout" svg:width="0.057cm" svg:height="0.072cm" svg:x="7.695cm" svg:y="5.547cm" svg:viewBox="0 0 58 73" svg:d="M0 0c32 13 49 44 58 73">
          <text:p/>
        </draw:path>
        <draw:path draw:style-name="gr20" draw:text-style-name="P7" draw:layer="layout" svg:width="0.016cm" svg:height="0.033cm" svg:x="7.328cm" svg:y="5.48cm" svg:viewBox="0 0 17 34" svg:d="M17 0c-8 8-14 18-17 29 4 8 8 4 17 5">
          <text:p/>
        </draw:path>
        <draw:path draw:style-name="gr20" draw:text-style-name="P7" draw:layer="layout" svg:width="0.031cm" svg:height="0.037cm" svg:x="7.9cm" svg:y="5.491cm" svg:viewBox="0 0 32 38" svg:d="M32 2c-13-4-24-2-32 6-1 24 8 36 32 27">
          <text:p/>
        </draw:path>
        <draw:path draw:style-name="gr11" draw:text-style-name="P4" draw:layer="layout" svg:width="1.347cm" svg:height="0.398cm" svg:x="7.003cm" svg:y="4.995cm" svg:viewBox="0 0 1348 399" svg:d="M613 95c-131-1-190-72-317-40-79 21-237 51-282 122-51 81 51 87 97 131 31-34 38-75 5-109 63 72-32 121 81 175 25 13 100 30 129 23 66-16 38-35 86-66-2 1 118-53 115-53 65 3 47 56 89 64 128 25 117-84 134-154-14 30-6 59-6 89 106-14 114 86 227 94 104 7 227-53 157-167 10 35 18 59 18 96 38 14 143-28 169-60 56-67 39-63-42-106-78-40-221-133-313-134-113-1-211 96-347 95z">
          <text:p/>
        </draw:path>
        <draw:path draw:style-name="gr5" draw:text-style-name="P5" draw:layer="layout" svg:width="1.239cm" svg:height="0.308cm" svg:x="7.046cm" svg:y="5.023cm" svg:viewBox="0 0 1240 309" svg:d="M423 101c-47 28-76 94-63 147 59 0 103-26 158-40-148-126 98-166 175-85 3 4 41 76 18 64 29 16 66 29 96 41-7-26 4-48-10-74 9-8 42-25 53-28 55 80 249-56 222 100 14-34 12-75 13-114 48 10 66 46 57 89 25 7 72 7 96 0 18-80-72-118-141-152-41-21-128-16-155-49-81 63-226 0-321 2-129 3-305 28-428 61-61 18-185 33-193 104 106-62 92 83 147 119 86 58 41-7 65-35 37-42-3-56 60-97 44-29 93-17 120-50z">
          <text:p/>
        </draw:path>
        <draw:path draw:style-name="gr13" draw:text-style-name="P9" draw:layer="layout" svg:width="0.485cm" svg:height="0.105cm" svg:x="7.398cm" svg:y="4.991cm" svg:viewBox="0 0 486 106" svg:d="M10 54c74 42 162 41 248 49 35 4 286 14 216-73-32-39-211-27-260-28-62-1-205-20-214 68 14 6 26 5 42 4z">
          <text:p/>
        </draw:path>
        <draw:path draw:style-name="gr3" draw:text-style-name="P3" draw:layer="layout" svg:width="0.104cm" svg:height="0.079cm" svg:x="7.483cm" svg:y="5.202cm" svg:viewBox="0 0 105 80" svg:d="M0 0c21 26 24 52 12 78 34 4 63 0 93-10-25-24-53-42-83-58z">
          <text:p/>
        </draw:path>
        <draw:path draw:style-name="gr3" draw:text-style-name="P3" draw:layer="layout" svg:width="0.053cm" svg:height="0.105cm" svg:x="7.742cm" svg:y="5.172cm" svg:viewBox="0 0 54 106" svg:d="M54 0c-15 3-29 7-44 12-7 31-13 62-9 94 10-2 44-14 51-18 2-22-5-49-20-68z">
          <text:p/>
        </draw:path>
        <draw:path draw:style-name="gr3" draw:text-style-name="P3" draw:layer="layout" svg:width="0.08cm" svg:height="0.046cm" svg:x="7.571cm" svg:y="5.143cm" svg:viewBox="0 0 81 47" svg:d="M52 0c-162 36 116 80 0 10z">
          <text:p/>
        </draw:path>
        <draw:path draw:style-name="gr3" draw:text-style-name="P3" draw:layer="layout" svg:width="0.038cm" svg:height="0.077cm" svg:x="7.101cm" svg:y="5.182cm" svg:viewBox="0 0 39 78" svg:d="M6 10c-6 21 4 40-6 60 17 7 18 9 38 8 4-27-4-55-21-78z">
          <text:p/>
        </draw:path>
        <draw:path draw:style-name="gr20" draw:text-style-name="P7" draw:layer="layout" svg:width="0.045cm" svg:height="0.098cm" svg:x="7.107cm" svg:y="5.163cm" svg:viewBox="0 0 46 99" svg:d="M0 0c44 22 59 70 33 99">
          <text:p/>
        </draw:path>
        <draw:path draw:style-name="gr20" draw:text-style-name="P7" draw:layer="layout" svg:width="0.093cm" svg:height="0.138cm" svg:x="7.476cm" svg:y="5.133cm" svg:viewBox="0 0 94 139" svg:d="M72 0c-157 36-13 84 22 139">
          <text:p/>
        </draw:path>
        <draw:path draw:style-name="gr20" draw:text-style-name="P7" draw:layer="layout" svg:width="0.031cm" svg:height="0.098cm" svg:x="8.128cm" svg:y="5.202cm" svg:viewBox="0 0 32 99" svg:d="M0 99c38-25 37-65 22-99">
          <text:p/>
        </draw:path>
        <draw:path draw:style-name="gr11" draw:text-style-name="P4" draw:layer="layout" svg:width="1.142cm" svg:height="0.432cm" svg:x="7.093cm" svg:y="4.748cm" svg:viewBox="0 0 1143 433" svg:d="M603 138c-125 25-196-94-305-119-140-32-181 70-218 166-12 30-41 40-58 66-20 31-10 62-22 96 36 36 85 89 142 86 51-2 107-43 151-67 71-38 224-84 223-174-2 42-77 96-29 125 64 39 52-48 79-72-7 17-9 36-7 54-6 3 0-7-8 3 24 10 83 41 99-1 13-34-37-55-34-89 5 93 65 71 138 77 76 5 86 41 135 86 58 53 90 18 157-2 62-19 130-1 80-76-59-88-127-179-216-251-74-60-94-63-156 1-44 46-85 78-151 91z">
          <text:p/>
        </draw:path>
        <draw:path draw:style-name="gr5" draw:text-style-name="P5" draw:layer="layout" svg:width="0.882cm" svg:height="0.343cm" svg:x="7.208cm" svg:y="4.812cm" svg:viewBox="0 0 883 344" svg:d="M0 129c66-7 9 55 45 78 17-5 34-9 48-23 24 9 47 0 64 22-50 41-78 93-130 134 44 26 160-88 203-106 67-28 127-18 142-98-41 15-160 113-185 34 40-29 104-95 158-101 28-2 77 11 108 14 39 4 93-8 126 6-18 12-34 20-55 28 0 5 5 6 6 10-38 20-26 63 10 81 33 17 91-9 127 0 53 13 83 70 129 91 76 32 51-56-6-73 11-9 27-28 31-32 52 7 75-35 55-70-28-48-129-86-174-124-42 13-71 47-114 62-48 16-107 31-158 28-58-4-110-34-159-58-48-23-180-45-201 17-35-4-94 80-49 93z">
          <text:p/>
        </draw:path>
        <draw:path draw:style-name="gr13" draw:text-style-name="P9" draw:layer="layout" svg:width="0.476cm" svg:height="0.14cm" svg:x="7.426cm" svg:y="4.745cm" svg:viewBox="0 0 477 141" svg:d="M5 84c-41 29 205 59 221 57 88-10 171-23 251-56-16-159-393-57-472-1z">
          <text:p/>
        </draw:path>
        <draw:path draw:style-name="gr11" draw:text-style-name="P4" draw:layer="layout" svg:width="1.029cm" svg:height="0.474cm" svg:x="7.145cm" svg:y="4.484cm" svg:viewBox="0 0 1030 475" svg:d="M166 105c-43 10-89-19-104 30-9 30 13 68 8 98-8 53-63 91-70 142 58 51 121 105 209 100 95-6 95-128 177-139-17-28-89-29-58-77-16 31 49 80 80 87 52 10 65-38 18-53 11 13 24 12 36 19 5 3 15-3 20 1 8 5 3 14 8 18 33 22 41 26 85 20 88-11 78-50 2-72 18 1 40 9 56 19 4 3 8 20 13 23 13 6 24 2 37 6 53 18 59 33 84 79 37 66 139 91 206 48 91-59 60-154 3-220-43-48-21-96-83-134-67-40-143-70-221-85-131-25-285-23-405 36-33 15-64 46-101 54z">
          <text:p/>
        </draw:path>
        <draw:path draw:style-name="gr5" draw:text-style-name="P5" draw:layer="layout" svg:width="0.872cm" svg:height="0.366cm" svg:x="7.225cm" svg:y="4.453cm" svg:viewBox="0 0 873 367" svg:d="M125 348c-3-3-8-12-10-15 5 2 14 0 25 5 1-3 1-6 2-9 24-1 72-91 86-113 12-17 15-44 31-54 19-13 52-7 74-5 22 66 118 11 161 51-57 32-29 75 24 90 27 8 43 16 70 30s68 30 96 39c-13-61-82-70-118-112-20-24-44-103 8-103 18 0 68 36 81 46 28 23 43 56 72 78 15 11 22 14 37 28 35 33 100 71 109-3 7-62-52-126-97-165-84-71-198-122-313-133-128-13-339 14-409 133-17 30-14 64-23 96-11 40-50 69-19 112 28 41 119 11 113 4z">
          <text:p/>
        </draw:path>
        <draw:path draw:style-name="gr5" draw:text-style-name="P5" draw:layer="layout" svg:width="0.114cm" svg:height="0.127cm" svg:x="7.373cm" svg:y="4.771cm" svg:viewBox="0 0 115 128" svg:d="M47 44c-6 20-24 25-43 21 1 22-9 44-1 63 36-6 101-63 112-98-16-6-29-19-40-30-9 23-24 58-50 64z">
          <text:p/>
        </draw:path>
        <draw:path draw:style-name="gr5" draw:text-style-name="P5" draw:layer="layout" svg:width="0.18cm" svg:height="0.117cm" svg:x="7.534cm" svg:y="4.714cm" svg:viewBox="0 0 181 118" svg:d="M41 78c-70-34-43-99 29-71 48 19 44 95 111 96-28 39-67-8-81-34-4 4-6 6-10 9-13-5-31-29-43-31-23-3-33 15-11 30z">
          <text:p/>
        </draw:path>
        <draw:path draw:style-name="gr3" draw:text-style-name="P3" draw:layer="layout" svg:width="0.116cm" svg:height="0.139cm" svg:x="7.655cm" svg:y="4.641cm" svg:viewBox="0 0 117 140" svg:d="M117 140c-14-23-44-43-55-64-9-17 2-67 25-76-31 12-89 54-87 86 32 6 96 31 117 54z">
          <text:p/>
        </draw:path>
        <draw:path draw:style-name="gr3" draw:text-style-name="P3" draw:layer="layout" svg:width="0.089cm" svg:height="0.087cm" svg:x="7.55cm" svg:y="4.723cm" svg:viewBox="0 0 90 88" svg:d="M90 88c-4-17-58-126-87-74-18 30 50 64 71 50z">
          <text:p/>
        </draw:path>
        <draw:path draw:style-name="gr3" draw:text-style-name="P3" draw:layer="layout" svg:width="0.125cm" svg:height="0.109cm" svg:x="7.383cm" svg:y="4.791cm" svg:viewBox="0 0 126 110" svg:d="M101 0c-34 37-66 75-101 110 44-14 99-56 126-91-7-6-18-16-25-19z">
          <text:p/>
        </draw:path>
        <draw:path draw:style-name="gr13" draw:text-style-name="P9" draw:layer="layout" svg:width="0.469cm" svg:height="0.119cm" svg:x="7.422cm" svg:y="4.494cm" svg:viewBox="0 0 470 120" svg:d="M14 98c28 20 89 22 116 22 101 2 240-3 332-42 37-15-69-66-74-67-49-17-105-10-156-7-36 2-213 17-229 58-7 16-1 28 11 36z">
          <text:p/>
        </draw:path>
        <draw:path draw:style-name="gr3" draw:text-style-name="P3" draw:layer="layout" svg:width="0.574cm" svg:height="0.257cm" svg:x="7.512cm" svg:y="4.474cm" svg:viewBox="0 0 575 258" svg:d="M575 186c1-7-39-55-47-63-20-17-50-29-74-39-142-58-300-124-454-53 63 45 141-37 210 29 77-49 171 33 209 89 23 35 37 87 74 109 1-3 1-6 2-9 52 22 74-25 80-63z">
          <text:p/>
        </draw:path>
        <draw:path draw:style-name="gr11" draw:text-style-name="P4" draw:layer="layout" svg:width="1.007cm" svg:height="0.411cm" svg:x="7.172cm" svg:y="4.264cm" svg:viewBox="0 0 1008 412" svg:d="M588 12c-166-26-377-18-501 100-73 69-150 241-7 285 155 48 220-96 330-147-24 11-35 35-49 50 23 26 47 26 70 2-32 78 95 76 79 2 14 64 117-2 53-48 1 7 11 25 14 34 82-44 133 48 184 88 59 48 182 48 231-20 48-66-23-127-84-66 36-36 87-44 59-104-17-38-67-66-104-85-82-43-181-76-275-91z">
          <text:p/>
        </draw:path>
        <draw:path draw:style-name="gr5" draw:text-style-name="P5" draw:layer="layout" svg:width="0.941cm" svg:height="0.295cm" svg:x="7.2cm" svg:y="4.287cm" svg:viewBox="0 0 942 296" svg:d="M299 101c-81 17-180 21-247 69-46 34-89 105 0 120 51 8 110-56 150-77 22-12 264-97 218-32 1 1 9 5 11 6-31 32-56 67 7 52 34-8 92-17 71 47-2 5 20-3 22-4 8-6 7-22 10-30 8-26-1-60 17-84 45-60 136 5 181 33 5 77 81 53 128 29-2 28 0 42-18 66 35 1 65-17 93-38-9-1-19-1-28-1 51-149-238-246-367-255-104-8-536 3-505 156 14 0 20 8 31 12z">
          <text:p/>
        </draw:path>
        <draw:path draw:style-name="gr3" draw:text-style-name="P3" draw:layer="layout" svg:width="0.859cm" svg:height="0.237cm" svg:x="7.225cm" svg:y="4.28cm" svg:viewBox="0 0 860 238" svg:d="M488 1c-34 1-66 7-102 11-70 8-137 9-206 31-25 8-52 18-74 33-26 18-24 31-38 53-17 27-107 77-49 104 42 20 109-24 146-40 38-17 75-34 114-48 28-11 68-40 101-32 19 5 42 35 64 44 36 13 126 18 130-33 34-6 84 14 112 30 35 22 61 33 103 43 62 16 95-8 50-65-64-81-187-119-291-130-21-2-40-2-60-1z">
          <text:p/>
        </draw:path>
        <draw:path draw:style-name="gr11" draw:text-style-name="P4" draw:layer="layout" svg:width="1.138cm" svg:height="0.434cm" svg:x="7.105cm" svg:y="4.063cm" svg:viewBox="0 0 1139 435" svg:d="M463 256c-17 15-34 36-42 57-75 6-121 38-184 74-36 21-96 67-140 39-28-18-31-92-10-117 15-19 53-12 71-38-20 16-47 23-71 31 0 7-3 17-3 25-168-38-44-162 26-92-11-59-65-182 10-223 118-66 156 170 290 87 58-35 106-28 176-27 78 2 120 8 186 40 107 53 131-109 245-94 75 10 87 131 44 178-26 28-67 50-105 66 53-10 124-69 171-9 30 38-2 106-58 99 12-20 1-45-1-69 0 139-96 188-213 95-65-51-97-53-180-58 0-23-6-45-27-58 59 34 11 80-31 91-54 14-274-25-154-97z">
          <text:p/>
        </draw:path>
        <draw:path draw:style-name="gr5" draw:text-style-name="P5" draw:layer="layout" svg:width="0.968cm" svg:height="0.32cm" svg:x="7.226cm" svg:y="4.153cm" svg:viewBox="0 0 969 321" svg:d="M78 156c-5 5-8 11-12 15 29 7 65 32 22 48 23 40-48 79-77 102 61-19 100-63 153-92 56-31 90-29 150-13-14-37 40-72 75-75-2 5-5 11-7 16 11-4 25-2 35-5-12 25 1 63 34 44 35-20-10-69 66-50 6 25 35 23 57 13 2 22 19 37 44 40-7 6-10 20-13 24 32 1 84 4 114 13 44 15 43 38 77 60 57 38 132-34 117-89 26 9 52-6 56-28-14 2-34-5-48-2 0-15-10-23-10-38-21 10-50 18-75 26 70-30 105-167-2-165-46 1-79 31-121 41s-81 1-123-8c-90-20-226-35-315-5-61 20-69 55-138 25-36-16-104-84-134-16-16 39 39 105 75 119z">
          <text:p/>
        </draw:path>
        <draw:path draw:style-name="gr13" draw:text-style-name="P9" draw:layer="layout" svg:width="0.523cm" svg:height="0.124cm" svg:x="7.388cm" svg:y="4.107cm" svg:viewBox="0 0 524 125" svg:d="M336 1c-47-5-388 6-329 95 28 42 217 16 264 16 55 0 113 18 173 11 199-24-23-114-108-122z">
          <text:p/>
        </draw:path>
        <draw:path draw:style-name="gr3" draw:text-style-name="P3" draw:layer="layout" svg:width="0.177cm" svg:height="0.086cm" svg:x="7.382cm" svg:y="4.305cm" svg:viewBox="0 0 178 87" svg:d="M178 0c-66 9-129 50-178 87 47-11 103-13 148-28-2-21 9-29 23-39z">
          <text:p/>
        </draw:path>
        <draw:path draw:style-name="gr3" draw:text-style-name="P3" draw:layer="layout" svg:width="0.128cm" svg:height="0.065cm" svg:x="7.767cm" svg:y="4.311cm" svg:viewBox="0 0 129 66" svg:d="M14 0c-11 18-5 36 9 52 33 11 72 6 106 14 0-36-92-70-129-66z">
          <text:p/>
        </draw:path>
        <draw:path draw:style-name="gr20" draw:text-style-name="P7" draw:layer="layout" svg:width="0.53cm" svg:height="0.049cm" svg:x="7.394cm" svg:y="4.229cm" svg:viewBox="0 0 531 50" svg:d="M0 37c43-18 93-36 141-37 45-1 87 23 132 24 30 0 68-18 101-21 51-3 116 11 157 47">
          <text:p/>
        </draw:path>
        <draw:path draw:style-name="gr3" draw:text-style-name="P3" draw:layer="layout" svg:width="0.139cm" svg:height="0.069cm" svg:x="7.102cm" svg:y="4.308cm" svg:viewBox="0 0 140 70" svg:d="M70 70c18-18 42-32 65-40 6 0 6 0 0 1-26-9-86-42-116-28-55 27 24 52 51 61 13-12 27-12 43-20z">
          <text:p/>
        </draw:path>
        <draw:path draw:style-name="gr3" draw:text-style-name="P3" draw:layer="layout" svg:width="0.05cm" svg:height="0.064cm" svg:x="8.175cm" svg:y="4.332cm" svg:viewBox="0 0 51 65" svg:d="M0 26c1 13 9 28 16 39 91-37-25-111-1-26z">
          <text:p/>
        </draw:path>
        <draw:path draw:style-name="gr22" draw:text-style-name="P3" draw:layer="layout" svg:width="1.517cm" svg:height="0.338cm" svg:x="6.916cm" svg:y="3.543cm" svg:viewBox="0 0 1518 339" svg:d="M887 338c-117-7-228-21-345-20-85 1-192-8-227-92-20-50 14-98-66-99-56 0-103 43-158 47-51 3-133-45-66-81 39-21 119 5 167-7 58-14 102-49 156-72 135-58 137 81 252 81 6 37-63 96-85 129 28-35 57-92 107-103 39-9 88 8 129 6 43-1 113-33 151-24 40 8 39 48 58 81-10-32-34-48-23-78 10-24 50-39 71-53 62-41 103-61 181-42 64 15 112 59 172 77 49 16 111 3 157 14-11 70-97 111-159 93-30-9-92-55-126-40-20 9-14 35-22 45-16 18-29 26-49 43-76 61-165 102-275 95z">
          <text:p/>
        </draw:path>
        <draw:path draw:style-name="gr11" draw:text-style-name="P4" draw:layer="layout" svg:width="1.112cm" svg:height="0.725cm" svg:x="7.106cm" svg:y="3.563cm" svg:viewBox="0 0 1113 726" svg:d="M887 724c-49-11-76-66-120-91-52-31-142-26-202-29-73-4-147 15-216 33-40 11-66 20-96 43-26 19-32 48-73 42-76-11-92-147-66-196 19-36 69-38 54-78-12-31-60-42-89-47-35-7-85 4-78-58 5-47 55-55 99-41-39-52 12-99 9-150-2-41-75-98-24-140 51-41 102 33 133 61 44 42 92 58 154 67 13 24-55 121-70 145-29 45-69 104 14 125 63 16 131-34 135-94 2-28-18-44-22-70-5-36 15-57 36-89 23-36 58-99 117-90 49 7 88 93 107 131 40 75 6 73-13 145-16 62 34 112 98 70 53-34 49-101 32-149-8-22-27-44-31-66-4-23 16-38 1-64 77-34 154-85 236-107 34-9 90-14 94 27 2 35-76 74-105 90-2 44-18 42 11 84 15 21 90 62 39 88 29 21 90 61 47 94-33 26-258-45-136 65 44 40 81 63 74 126-5 53-42 98-96 118-20 7-38 8-53 5z">
          <text:p/>
        </draw:path>
        <draw:path draw:style-name="gr5" draw:text-style-name="P5" draw:layer="layout" svg:width="0.888cm" svg:height="0.604cm" svg:x="7.122cm" svg:y="3.642cm" svg:viewBox="0 0 889 605" svg:d="M57 237c-30-5-56 4-57 32 72 4 144 7 200 47 38 26 60 80 115 85 31 3 102-57 115-7 7 30-26 42-43 59-51 52-61 39-137 47-37 4-139 76-65 105 20 8 102-56 124-65 94-35 219-28 322-27 107 0 159 55 257 91 4-73-1-109-85-124-22-4-82-2-99-15-40-27-6-75 21-45 39-28 125-78 85-135-23 24-58 68-93 70-124 9-38-128-56-179-17-49-42-95-88-128-24 22-44 40-72 58-34 22-38-7-41 44-4 66 35 126-37 172-49 32-142 45-178-8s2-96 34-143c11-16 45-53 45-72 0-35-20-27-52-41-46-19-119-80-170-49 34 7 108 42 85 82 6-2 11-1 18-4 24 17 16 159-17 178-46 26-111-62-153-22z">
          <text:p/>
        </draw:path>
        <draw:path draw:style-name="gr11" draw:text-style-name="P4" draw:layer="layout" svg:width="0.249cm" svg:height="0.224cm" svg:x="7.536cm" svg:y="3.943cm" svg:viewBox="0 0 250 225" svg:d="M123 1c-46 8-33 65-48 94-17 32-80 55-75 97 5 37 47 40 75 21 23-17 18-81 75-59 28 10 26 72 74 65s19-51 0-72c-29-30-51-35-65-73-11-31-3-97-65-66">
          <text:p/>
        </draw:path>
        <draw:path draw:style-name="gr11" draw:text-style-name="P4" draw:layer="layout" svg:width="1.404cm" svg:height="0.355cm" svg:x="6.987cm" svg:y="3.599cm" svg:viewBox="0 0 1405 356" svg:d="M417 167c-37-3-74 8-110 3-44-6-67-29-101-53-41-29-80-47-115-80-25-24-44-58-79-20-43 47 39 64 73 85 61 36 106 91 166 129 78 49 171 114 270 118 57 3 114-2 171-4 48-3 87 10 131 11 100 1 182-90 267-125 57-24 109-36 156-75 38-30 98-56 132-90 21-20 48-41-1-55-46-13-43 27-67 45-17 14-42 16-62 28-25 15-41 38-63 55-17 13-52 46-74 51-37 10-60-15-93-20-64-11-92 37-156 52-99 25-271 28-367-11-21-8-33-30-49-37-10-4-19-6-29-7z">
          <text:p/>
        </draw:path>
        <draw:path draw:style-name="gr21" draw:text-style-name="P6" draw:layer="layout" svg:width="0.331cm" svg:height="0.493cm" svg:x="7.364cm" svg:y="14.5cm" svg:viewBox="0 0 332 494" svg:d="M299 16c-39-23-206-19-246-2-75 33-50 120-45 197 7 115 55 172 98 270 61-65 132-26 194 13-10-82-5-174 8-254 8-50 54-188-9-224z">
          <text:p/>
        </draw:path>
        <draw:path draw:style-name="gr11" draw:text-style-name="P4" draw:layer="layout" svg:width="2.51cm" svg:height="3.519cm" svg:x="4.967cm" svg:y="12.084cm" svg:viewBox="0 0 2511 3520" svg:d="M415 1713c-75-45-156-27-233-55-146-54-180-338-182-470-5-397 244-735 547-979 79-64 181-111 273-156 86-41 164-12 261-19 163-11 388-88 527 34 70 62 178 110 223 193 41 76 118 225 129 312 5 41-11 77-19 118-7 42 10 87 1 126-30 131-138 70-203 108-88 50-79 241-90 322-13 96-60 114-152 137-87 20-187 22-253 94 76-52 177-105 272-103-90 117-57 443 51 548 31 30 84 39 122 59 80 41 190 111 255 175 92 90 141 147 263 183 53 16 103 43 157 57 29 7 101 4 121 24 45 43 9 215 12 273 7 99 42 197-39 262-159 126-287 281-436 420-57 53-114 99-192 119-77 20-207 35-284 17-69-16-135-117-191-166-60-53-166-100-200-175-45-99 11-208-4-306-8-45-42-58-57-97-16-40 6-93-2-135-31-174-243-317-341-459-28-40-48-84-84-117-6-6-121-77-119-50-4-54 27-121 6-173-21-51-92-93-139-121zM1780 2545c-101 0-193-58-234 57-20 53-19 142 3 195 26 63 112 124 160 171 125 121 158-51 293-81 71-15 157-35 129-137-18-66-115-107-169-139-70-41-99-65-182-66z">
          <text:p/>
        </draw:path>
        <draw:path draw:style-name="gr11" draw:text-style-name="P4" draw:layer="layout" svg:width="2.551cm" svg:height="3.554cm" svg:x="7.574cm" svg:y="11.989cm" svg:viewBox="0 0 2552 3555" svg:d="M2075 316c261 150 389 381 438 660 31 171 62 347 15 519-54 195-194 191-364 251-114 39-210 144-261 249-4-53-10-120 7-170-64 155-8 293-117 440-96 130-218 248-358 334 5-29 10-51 9-81-55 143-111 347-109 499 1 57 22 129-2 182-35 78-148 151-216 204-80 63-161 148-273 152-128 3-287-93-389-161-105-70-185-160-259-257-49-62-134-116-165-188s-11-172-20-249c-10-71-30-133 35-178 59-42 168-36 236-58 95-31 212-75 295-131 74-50 131-139 186-212 56-75 100-157 148-235 33-53 95-120 111-181 21-76 33-159-9-231 54 28 86 63 131 100-36-40-87-51-129-81-28-20-51-58-80-73-63-33-112 16-105-86 8-142 108-257-20-381-105-102-233-128-210-302 20-148 132-283 235-388 106-109 275-273 444-262 132 9 263 77 382 124 39 16 77 31 115 46 102 43 200 87 299 145zM759 2614c-86-57-349-5-405 86-21 35-22 103-18 142 6 71 8 65 69 101 42 24 78 58 119 90 36 28 132 117 174 120 79 6 110-102 122-160 19-97 40-311-61-379z">
          <text:p/>
        </draw:path>
        <draw:path draw:style-name="gr5" draw:text-style-name="P5" draw:layer="layout" svg:width="0.957cm" svg:height="1.259cm" svg:x="8.315cm" svg:y="12.178cm" svg:viewBox="0 0 958 1260" svg:d="M281 40c0 172-155 331-281 430 36-1 72-2 108 2-7 6-16 19-26 27 167 41 258 354 139 477 9 1 19 2 28 3-5 52-62 86-58 143 117-11 154 51 209 138-3-82 56-177 110-233-95-93-64-217-59-331-107-22-125-189-88-266 60-125 187-179 321-175-85 10-149-46-99-120 70-101 279-72 373-38-34-57-164-80-231-89-132-19-265-5-386 51z">
          <text:p/>
        </draw:path>
        <draw:path draw:style-name="gr5" draw:text-style-name="P5" draw:layer="layout" svg:width="0.636cm" svg:height="1.289cm" svg:x="6.136cm" svg:y="12.169cm" svg:viewBox="0 0 637 1290" svg:d="M105 958c-79 63-149 255-71 332 39-79 197-164 281-101 24-39-2-87 4-133 8-64 44-131 62-193 5-3 7-2 7 4 22-47 45-107 82-141 4 15 19 27 21 46 37-27 69-83 92-126 8 1 10 6 17 9 116-117-68-451-153-547-98-110-240-105-380-108 96 44 175 35 259 115 94 91 118 182 83 305-48 165-146 318-205 479-11-14-31-37-40-55 34 38 112 133 53 183-82 69-105-78-82-128z">
          <text:p/>
        </draw:path>
        <draw:path draw:style-name="gr5" draw:text-style-name="P5" draw:layer="layout" svg:width="0.547cm" svg:height="0.947cm" svg:x="5.313cm" svg:y="13.293cm" svg:viewBox="0 0 548 948" svg:d="M515 927c32-62 43-194 23-260-62 0-120-150-153-197-53-77-85-156-134-234-64-102-155-168-251-236 4 59 75 121 102 177 28 57 74 146 69 212-2 20-31 66-29 79 6 47 28 41 59 76 64 73 74 174 130 247 29 37 167 169 194 156z">
          <text:p/>
        </draw:path>
        <draw:path draw:style-name="gr5" draw:text-style-name="P5" draw:layer="layout" svg:width="0.582cm" svg:height="1.253cm" svg:x="9.493cm" svg:y="12.522cm" svg:viewBox="0 0 583 1254" svg:d="M73 809c19 74-20 143-32 215-12 76-11 154-20 230 113-240 487-174 546-446 42-193-3-380-110-544-65-100-218-270-353-264 59 107 129 206 120 341-3 47-57 298-131 312-45 8-65-82-92-10-8 22 20 58 24 80 12 65 1 113-23 174z">
          <text:p/>
        </draw:path>
        <draw:path draw:style-name="gr5" draw:text-style-name="P5" draw:layer="layout" svg:width="0.763cm" svg:height="1.048cm" svg:x="6.082cm" svg:y="14.464cm" svg:viewBox="0 0 764 1049" svg:d="M118 683c-8-18-15-47-19-67 13 20 27 18 40 27 30-52-16-150-42-193-14-23-21-37-40-60-19-24-44-22-57-56 85 113 98-289 100-334 28 77 3 464 97 462-4 34 4 71 34 92 66-25 65-96 80-152-82 153 126 292 222 373 84 71 150 152 231 223-55 98-172 30-243 5-61 136-461-227-474-330z">
          <text:p/>
        </draw:path>
        <draw:path draw:style-name="gr5" draw:text-style-name="P5" draw:layer="layout" svg:width="0.843cm" svg:height="1.22cm" svg:x="6.556cm" svg:y="14.13cm" svg:viewBox="0 0 844 1221" svg:d="M109 324c-39-11-74-23-109-41 104-72 173-169 69-279 57-5 108-9 151 17 51 31 99 99 152 137 133 94 292 154 424 244-18 32 1 31 13 58 95 207-18 440-182 587-96 86-158 41-216 174 39-130 155-230 203-357 66-172-77-263-202-364-100-82-203-120-313-176z">
          <text:p/>
        </draw:path>
        <draw:path draw:style-name="gr5" draw:text-style-name="P5" draw:layer="layout" svg:width="1.02cm" svg:height="1.655cm" svg:x="7.606cm" svg:y="13.715cm" svg:viewBox="0 0 1021 1656" svg:d="M171 827c-100 31-183 222-170 312 13 80 68 139 122 195 76 79 165 118 248 184 37 29 73 63 114 90 30 21 59-4 62 48 53-89 170-117 210-231-104 71-163-12-249-73-72-51-151-106-208-174-181-214 208-338 335-436-20 26-49 49-48 83 52 9 121 12 169 33 43 19 64 65 111 69 10 68-21 135-16 202 63-54 70-190 90-265 25-90 60-176 48-270-13 2-34-5-48-3-7-39 8-76 7-114-105-15-53-153-21-207 54-93 68-175 94-270-135 204-228 395-415 561-140 124-304 199-486 246z">
          <text:p/>
        </draw:path>
        <draw:path draw:style-name="gr5" draw:text-style-name="P5" draw:layer="layout" svg:width="0.564cm" svg:height="0.486cm" svg:x="8.232cm" svg:y="14.974cm" svg:viewBox="0 0 565 487" svg:d="M475 0c-46 114 129 188 81 298-68-16-149 41-210 68-20 9-36 33-55 40-20 8-48-10-87 9-51 25-70 81-133 71-44-7-73-50-71-90 0 6 109-56 119-66 34-35 62-83 96-120 74-81 145-182 260-210z">
          <text:p/>
        </draw:path>
        <draw:path draw:style-name="gr3" draw:text-style-name="P3" draw:layer="layout" svg:width="0.524cm" svg:height="0.946cm" svg:x="6.22cm" svg:y="13.497cm" svg:viewBox="0 0 525 947" svg:d="M0 88c37-40 93-79 149-77-71 67-134 192-88 282 14 29 49 51 68 78 36 51 59 115 102 165 35 41 122 84 121 146 0 83-157 85-158 177 109-58 142-1 199 88 5-82 28-257 132-252-25-127-251-150-315-265-74-130-40-299 3-430z">
          <text:p/>
        </draw:path>
        <draw:path draw:style-name="gr3" draw:text-style-name="P3" draw:layer="layout" svg:width="1.292cm" svg:height="1.204cm" svg:x="6.171cm" svg:y="14.375cm" svg:viewBox="0 0 1293 1205" svg:d="M262 78c-35 155-44 319-34 477 6 77 47 93 81 152 25 44 18 79 61 121 74 73 233 120 265 225-40 33-160 47-202 6 6 20-4 44-1 64-68 12-197-58-252-97-29-20-45-66-72-87-25-19-78-39-108-59 48 104 271 334 401 325 120-9 276-20 367-113 111-115 224-229 343-340 73-67 253-245 152-348 6 163-180 368-331 415-45 14 38-120 39-123 33-60 50-137 37-205-3 8-6 18-10 26-2-2-22-21-28-26-58 38-90 103-154 141-68 41-165 110-251 101-126-13-282-191-271-303 6-60 63-162 57-216-7-66-133-140-39-214z">
          <text:p/>
        </draw:path>
        <draw:path draw:style-name="gr3" draw:text-style-name="P3" draw:layer="layout" svg:width="0.224cm" svg:height="0.853cm" svg:x="8.484cm" svg:y="13.478cm" svg:viewBox="0 0 225 854" svg:d="M142 253c11 151-138 242-142 381-3 87 72 150 112 220 1-32-5-61-9-91 38-2 79 0 117-3-79 7-121-122-114-175 11-83 70-149 99-222 48-120 6-270-81-363 10 111-1 210-2 322z">
          <text:p/>
        </draw:path>
        <draw:path draw:style-name="gr3" draw:text-style-name="P3" draw:layer="layout" svg:width="0.675cm" svg:height="1.125cm" svg:x="8.296cm" svg:y="14.37cm" svg:viewBox="0 0 676 1126" svg:d="M423 301c113-79 176-196 253-301-25 99-119 193-134 289-2 13 22 46 22 67 0 31-15 65-19 94 32-59 67-117 98-177-40 152-78 285-79 445-1 106-39 129-110 213-106 126-297 264-454 156 89-34 163-99 250-137 71-31 232-82 211-183-9-47-91-84-106-138 44-31 127-85 143-139 9-31-59-200-75-189z">
          <text:p/>
        </draw:path>
        <draw:path draw:style-name="gr3" draw:text-style-name="P3" draw:layer="layout" svg:width="0.798cm" svg:height="0.933cm" svg:x="9.222cm" svg:y="13.423cm" svg:viewBox="0 0 799 934" svg:d="M0 934c100-134 145-243 174-400 18-96 3-385 118-429 55-22 41 20 83 47 38 24 110 33 155 27 42-5 285-117 250-179 98 173-214 243-313 300-76 44-257 272-224 31-6 46-32 85-38 131-5 39 1 76-10 120-24 93-50 186-124 254z">
          <text:p/>
        </draw:path>
        <draw:path draw:style-name="gr3" draw:text-style-name="P3" draw:layer="layout" svg:width="0.179cm" svg:height="0.114cm" svg:x="6.234cm" svg:y="13.487cm" svg:viewBox="0 0 180 115" svg:d="M180 10c-62-12-155 51-180 105 35-49 82-50 137-45 2 8 2 16 4 24 10-30 37-76 39-94z">
          <text:p/>
        </draw:path>
        <draw:path draw:style-name="gr3" draw:text-style-name="P3" draw:layer="layout" svg:width="0.239cm" svg:height="0.439cm" svg:x="5.283cm" svg:y="13.379cm" svg:viewBox="0 0 240 440" svg:d="M38 323c69 36 137 93 201 117 17-93-126-444-239-440 87 35 246 324 79 343z">
          <text:p/>
        </draw:path>
        <draw:path draw:style-name="gr3" draw:text-style-name="P3" draw:layer="layout" svg:width="0.18cm" svg:height="0.292cm" svg:x="6.675cm" svg:y="12.306cm" svg:viewBox="0 0 181 293" svg:d="M10 0c41 56 18 130 53 184 22 35 92 74 118 109-11-104-73-243-181-283z">
          <text:p/>
        </draw:path>
        <draw:path draw:style-name="gr3" draw:text-style-name="P3" draw:layer="layout" svg:width="0.566cm" svg:height="0.447cm" svg:x="8.383cm" svg:y="12.179cm" svg:viewBox="0 0 567 448" svg:d="M0 402c5 15 20 34 31 46 53-203 309-421 536-430-219-97-540 223-567 413z">
          <text:p/>
        </draw:path>
        <draw:path draw:style-name="gr20" draw:text-style-name="P7" draw:layer="layout" svg:width="0.74cm" svg:height="1.856cm" svg:x="8.05cm" svg:y="13.556cm" svg:viewBox="0 0 741 1857" svg:d="M628 0c187 136-164 466-92 633 35 80 144 110 185 185 49 88-7 148-19 233s37 164 14 250c-18 63-76 106-123 148-64 59-113 135-177 195-77 72-288 278-416 192">
          <text:p/>
        </draw:path>
        <draw:path draw:style-name="gr20" draw:text-style-name="P7" draw:layer="layout" svg:width="0.303cm" svg:height="0.147cm" svg:x="8.484cm" svg:y="15.293cm" svg:viewBox="0 0 304 148" svg:d="M0 148c51-41 94-82 154-106 48-20 111-10 150-42">
          <text:p/>
        </draw:path>
        <draw:path draw:style-name="gr20" draw:text-style-name="P7" draw:layer="layout" svg:width="0.75cm" svg:height="1.963cm" svg:x="6.248cm" svg:y="13.488cm" svg:viewBox="0 0 751 1964" svg:d="M114 0c-304 133 83 489 189 621 64 81 36 88-48 139-90 54-67 121-67 208 0 93-12 199-23 293-30 249 54 376 245 536 50 43 276 229 341 146">
          <text:p/>
        </draw:path>
        <draw:path draw:style-name="gr20" draw:text-style-name="P7" draw:layer="layout" svg:width="0.062cm" svg:height="0.322cm" svg:x="5.442cm" svg:y="13.497cm" svg:viewBox="0 0 63 323" svg:d="M62 323c3-107-5-228-62-323">
          <text:p/>
        </draw:path>
        <draw:path draw:style-name="gr4" draw:text-style-name="P4" draw:layer="layout" svg:width="1.528cm" svg:height="6.281cm" svg:x="5.922cm" svg:y="21.259cm" svg:viewBox="0 0 1529 6282" svg:d="M106 68c-22-5-43-5-61 6-67 41-44 195-26 255 37 125 95 250 176 354 220 286 274 676 315 1023 46 389 131 763 157 1158 55 835 15 1660 8 2495-2 197-127 387-62 584 51 156 275 169 405 238 52 28 79 86 143 98 171 32 257-205 287-328 41-165-54-305-91-465-19-78-11-149-17-225-8-98-45-195-67-291-49-216-78-437-69-659 9-197 50-397 43-595-5-163-20-326-22-491-6-357-36-711-8-1064 45-553 186-1076 304-1615 19-89 0-136-17-219-16-77 26-179-28-245-54-68-102-59-165-17-66 43-125 59-204 63-51 3-111 2-159-13-110-36-209-137-332-111-124 26-264 96-393 94-35 0-78-23-117-30z">
          <text:p/>
        </draw:path>
        <draw:path draw:style-name="gr5" draw:text-style-name="P5" draw:layer="layout" svg:width="1.434cm" svg:height="5.644cm" svg:x="6.001cm" svg:y="21.288cm" svg:viewBox="0 0 1435 5645" svg:d="M1198 874c123-53 324-412 196-525-51-45-200 52-239 97 52-61 198-164 196-254-3-133-126-72-163-122 125 168-57 297-201 363-67 31-183 96-247 49-70-51-71-223-75-299-4-93 0-158 110-113-95-97-249-91-336 5 38 47 62 49 47 121-32 156-148 286-324 245-93-22-74-168-159-188-24 159 101 267 169 392 195 357 397 726 525 1109 29 88 30 183 53 272 46 177 110 350 148 529 61 293 77 623 86 925 12 396 1 793 64 1185 35 222-30 498 70 701 45 92 104 187 151 279-45-186-63-378-95-565-58-335-66-681-69-1024-4-368 29-761-24-1121-82-555-280-1073-462-1599-63-184-298-880 150-699 160 65 182 81 341 32 30-9 8 12-1 29 56-73 131-157 217-194-29 106-248 212-203 337 14 40 41 47 75 33z">
          <text:p/>
        </draw:path>
        <draw:path draw:style-name="gr3" draw:text-style-name="P3" draw:layer="layout" svg:width="0.758cm" svg:height="0.712cm" svg:x="6.669cm" svg:y="21.341cm" svg:viewBox="0 0 759 713" svg:d="M658 679c-1 12-2 24-1 34 23-66 38-135 62-201 11-29 36-63 40-94 3-22-40-30-2-63-11-15-22-33-29-52-57 52-40-81-61-99 41-40 104-144 36-186-115-72-151 93-185 150-89 150-359 378-518 171 110 143 84 211 299 111 62-29 250-195 300-84 57 128-135 160-168 249 91 16 160-208 251-190 14 61-90 138-128 171-15 13 63-2 51-5 20 4 40 9 50 33 7 15 5 35 3 55z">
          <text:p/>
        </draw:path>
        <draw:path draw:style-name="gr3" draw:text-style-name="P3" draw:layer="layout" svg:width="0.114cm" svg:height="1.436cm" svg:x="7.028cm" svg:y="24.908cm" svg:viewBox="0 0 115 1437" svg:d="M1 100c-6 244 21 487 29 730 7 208 68 407 85 607-25-303-59-602-50-906 4-145 50-414-32-531-24 55-22 116-21 176z">
          <text:p/>
        </draw:path>
        <draw:path draw:style-name="gr3" draw:text-style-name="P3" draw:layer="layout" svg:width="0.639cm" svg:height="0.998cm" svg:x="6.675cm" svg:y="26.445cm" svg:viewBox="0 0 640 999" svg:d="M486 999c185-36 163-364 136-492-28-135-232-389-221-507-15 165 23 202 97 339 41 77 173 289 94 342 19-13-153-385-243-287-91 97 126 255 85 367-82 223-292-162-434-25 102 61 496 112 486 263z">
          <text:p/>
        </draw:path>
        <draw:path draw:style-name="gr3" draw:text-style-name="P3" draw:layer="layout" svg:width="0.097cm" svg:height="0.243cm" svg:x="6.637cm" svg:y="26.928cm" svg:viewBox="0 0 98 244" svg:d="M56 0c-33 93-128 271 42 240-32-83-46-152-4-239z">
          <text:p/>
        </draw:path>
        <draw:path draw:style-name="gr3" draw:text-style-name="P3" draw:layer="layout" svg:width="0.375cm" svg:height="2.306cm" svg:x="7.043cm" svg:y="21.766cm" svg:viewBox="0 0 376 2307" svg:d="M133 950c6-56 16-112 30-164 25-93 83-176 100-270 11-61 3-129 13-192 9-53 29-310 100-324-16 3-49 21-62 33 117 175-128 357-178 507-72 217-55 450-87 673-52 362-40 731-49 1094 8-277 48-550 91-823 27-170 21-359 42-534z">
          <text:p/>
        </draw:path>
        <draw:path draw:style-name="gr5" draw:text-style-name="P5" draw:layer="layout" svg:width="0.315cm" svg:height="1.374cm" svg:x="6.601cm" svg:y="25.884cm" svg:viewBox="0 0 316 1375" svg:d="M177 1341c26 22 53 35 78 34 12-46 14-114-13-157 26 41 54 42 74 56-32-217-131-430-174-647-39-191-21-453-88-627 53 194-3 460-17 656-8 111-47 252-35 361 9 77 89 250 175 324z">
          <text:p/>
        </draw:path>
        <draw:path draw:style-name="gr3" draw:text-style-name="P3" draw:layer="layout" svg:width="0.066cm" svg:height="0.264cm" svg:x="6.605cm" svg:y="23.576cm" svg:viewBox="0 0 67 265" svg:d="M11 51c11 72 6 143 9 214 109-13-5-208-20-265z">
          <text:p/>
        </draw:path>
        <draw:path draw:style-name="gr3" draw:text-style-name="P3" draw:layer="layout" svg:width="0.322cm" svg:height="0.165cm" svg:x="6.14cm" svg:y="21.621cm" svg:viewBox="0 0 323 166" svg:d="M0 101c114 3 260 17 323-101-29 148-222 232-323 101z">
          <text:p/>
        </draw:path>
        <draw:path draw:style-name="gr6" draw:text-style-name="P6" draw:layer="layout" svg:width="0.592cm" svg:height="0.208cm" svg:x="5.937cm" svg:y="21.244cm" svg:viewBox="0 0 593 209" svg:d="M299 204c64-18 128-51 177-93 38-32 48-100 117-88-33-5-50-36-118-17-69 19-123 72-196 85-28 5-284-25-279-13 33 80 215 150 299 126z">
          <text:p/>
        </draw:path>
        <draw:path draw:style-name="gr6" draw:text-style-name="P6" draw:layer="layout" svg:width="0.573cm" svg:height="0.198cm" svg:x="6.667cm" svg:y="21.259cm" svg:viewBox="0 0 574 199" svg:d="M42 0c-20 1-34 9-42 24 36 79 203 169 293 175 78 5 293-58 280-154-96 5-179 76-291 68-78-6-196-110-253-89">
          <text:p/>
        </draw:path>
        <draw:path draw:style-name="gr4" draw:text-style-name="P4" draw:layer="layout" svg:width="0.79cm" svg:height="5.69cm" svg:x="5.858cm" svg:y="21.742cm" svg:viewBox="0 0 791 5691" svg:d="M224 1659c25 468 54 937 115 1401 58 449 118 899 150 1352 13 191 22 382 31 572 11 236-103 467-57 706 23 1 48 2 70-4 37-71 99-127 162-180 98-84 115 11 77-159-93-413-94-849-128-1267-24-293-64-585-89-878-48-552-118-1103-143-1656-11-248-43-498-53-745-6-156 133-479 58-612-35-60-219-152-281-189-86 121-155 166-132 292 27 145 100 273 141 412 45 151 43 309 52 465 9 163 18 327 27 490z">
          <text:p/>
        </draw:path>
        <draw:path draw:style-name="gr5" draw:text-style-name="P5" draw:layer="layout" svg:width="0.36cm" svg:height="1.031cm" svg:x="5.893cm" svg:y="21.789cm" svg:viewBox="0 0 361 1032" svg:d="M105 536c-38-88-108-194-105-293s87-151 120-243c59 65 166 90 214 155 57 76 8 181 1 264-18 194-51 402-57 613-27-288-81-575-91-868-145-33-5 551 7 626-37-80-54-172-89-254z">
          <text:p/>
        </draw:path>
        <draw:path draw:style-name="gr5" draw:text-style-name="P5" draw:layer="layout" svg:width="0.368cm" svg:height="2.937cm" svg:x="6.232cm" svg:y="24.306cm" svg:viewBox="0 0 369 2938" svg:d="M230 2938c30-46 75-112 138-107 14-142-66-298-86-439-14-97-19-197-28-293 9 10 25 19 36 34-49-222-47-459-82-678-33-196-52-393-60-591-3-74 15-144 16-215 2-103-36-202-27-306-123-46-99-244-129-343-31 182 42 393 63 574 23 189 38 380 56 571 40 421 80 845 73 1267-2 101-14 200-17 301-1 29 42 233 47 225z">
          <text:p/>
        </draw:path>
        <draw:path draw:style-name="gr4" draw:text-style-name="P4" draw:layer="layout" svg:width="1.519cm" svg:height="6.293cm" svg:x="7.675cm" svg:y="21.225cm" svg:viewBox="0 0 1520 6294" svg:d="M1410 52c22-5 43-6 61 5 69 39 50 193 34 254-33 126-88 252-165 358-211 292-253 684-283 1032-34 390-108 766-122 1162-29 836 37 1659 70 2494 8 197 138 383 80 582-47 157-270 177-398 250-51 29-77 87-139 101-170 37-264-197-298-319-46-165 45-307 77-468 16-78 6-149 10-226 5-98 39-195 58-292 42-217 65-439 48-660-15-197-61-396-61-594 0-163 10-327 7-492-5-356 14-711-25-1064-62-551-219-1070-353-1605-23-88-5-135 9-219 14-77-31-178 21-246 52-70 100-62 165-22 66 42 126 56 205 58 52 2 111-1 159-18 108-39 204-142 328-120 125 23 267 88 396 83 35-1 77-25 116-34z">
          <text:p/>
        </draw:path>
        <draw:path draw:style-name="gr5" draw:text-style-name="P5" draw:layer="layout" svg:width="1.429cm" svg:height="5.66cm" svg:x="7.691cm" svg:y="21.255cm" svg:viewBox="0 0 1430 5661" svg:d="M251 890c-125-49-337-402-213-519 50-47 202 46 242 91-54-60-203-159-204-249-1-133 124-76 160-127-120 172 66 296 212 358 68 29 185 91 248 42 68-54 64-225 66-301 1-94-5-159-114-110 92-100 246-99 336-5-36 48-60 51-43 123 37 154 157 281 332 235 92-24 69-170 153-192 29 158-93 270-157 396-184 363-375 737-491 1124-26 89-24 183-45 273-40 179-98 353-130 533-53 295-59 625-58 927 0 396 23 793-27 1187-28 222 45 496-49 703-42 92-98 189-142 282 39-186 51-379 78-567 47-336 44-682 37-1026-8-367-52-760-11-1121 64-557 247-1080 412-1611 58-186 271-888-171-694-158 69-180 86-340 42-30-9-8 12 2 28-59-71-136-153-223-188 32 106 254 206 214 331-13 40-40 49-74 35z">
          <text:p/>
        </draw:path>
        <draw:path draw:style-name="gr3" draw:text-style-name="P3" draw:layer="layout" svg:width="0.755cm" svg:height="0.712cm" svg:x="7.699cm" svg:y="21.328cm" svg:viewBox="0 0 756 713" svg:d="M109 679c1 12 3 24 2 34-25-65-42-134-68-199-12-29-38-62-43-93-3-22 39-31 0-63 10-15 21-34 27-52 59 50 38-83 58-101-41-39-108-141-41-186 113-75 154 89 189 145 94 148 370 368 523 157-105 145-78 213-295 119-63-27-256-188-302-75-53 129 139 155 175 244-91 18-167-204-256-184-13 62 93 136 133 168 15 12-64-1-52-3-19 4-39 10-49 34-6 15-4 35-1 55z">
          <text:p/>
        </draw:path>
        <draw:path draw:style-name="gr3" draw:text-style-name="P3" draw:layer="layout" svg:width="0.081cm" svg:height="1.438cm" svg:x="8.122cm" svg:y="24.886cm" svg:viewBox="0 0 82 1439" svg:d="M77 99c13 244-6 487-6 731-1 208-56 408-66 609 15-304 40-603 21-907-8-145-63-413 16-532 25 54 26 116 27 176z">
          <text:p/>
        </draw:path>
        <draw:path draw:style-name="gr3" draw:text-style-name="P3" draw:layer="layout" svg:width="0.182cm" svg:height="0.261cm" svg:x="8.499cm" svg:y="27.069cm" svg:viewBox="0 0 183 262" svg:d="M180 162c-60 25-119 69-180 100 13-25 37-47 47-73 15-36 5-48 12-82s20-105 70-107c65-3 55 118 51 162z">
          <text:p/>
        </draw:path>
        <draw:path draw:style-name="gr3" draw:text-style-name="P3" draw:layer="layout" svg:width="0.446cm" svg:height="2.294cm" svg:x="7.708cm" svg:y="21.755cm" svg:viewBox="0 0 447 2295" svg:d="M272 943c-8-57-19-111-35-164-28-92-89-173-108-267-13-61-8-128-20-191-10-53-38-309-109-321 16 3 49 20 63 31-111 178 138 353 193 502 79 215 69 448 108 671 63 359 62 729 83 1091-16-276-66-549-117-820-32-169-32-358-58-532z">
          <text:p/>
        </draw:path>
        <draw:path draw:style-name="gr5" draw:text-style-name="P5" draw:layer="layout" svg:width="0.632cm" svg:height="1.501cm" svg:x="7.989cm" svg:y="25.85cm" svg:viewBox="0 0 633 1502" svg:d="M481 1330c-27 78-82 127-193 137-96 9-294 95-288-43 4-85 61-244 126-304 24 57 35 157 13 216 57 17 89 38 149 17 120-40 153-303 180-406 29-105 56-210 74-318 33-192 7-453 69-629-44 177 3 355 20 531 8 75-7 148-10 223-1 38-24 232 11 254-100-61-128 192-134 239-3 30-9 58-17 83z">
          <text:p/>
        </draw:path>
        <draw:path draw:style-name="gr3" draw:text-style-name="P3" draw:layer="layout" svg:width="0.059cm" svg:height="0.265cm" svg:x="8.517cm" svg:y="23.542cm" svg:viewBox="0 0 60 266" svg:d="M51 51c-9 72-1 143-2 215-110-11-2-209 11-266z">
          <text:p/>
        </draw:path>
        <draw:path draw:style-name="gr3" draw:text-style-name="P3" draw:layer="layout" svg:width="0.325cm" svg:height="0.16cm" svg:x="8.66cm" svg:y="21.583cm" svg:viewBox="0 0 326 161" svg:d="M326 92c-114 6-260 24-326-92 33 148 228 226 326 92z">
          <text:p/>
        </draw:path>
        <draw:path draw:style-name="gr6" draw:text-style-name="P6" draw:layer="layout" svg:width="0.593cm" svg:height="0.201cm" svg:x="8.582cm" svg:y="21.206cm" svg:viewBox="0 0 594 202" svg:d="M299 198c-64-16-130-47-180-88-39-31-51-98-119-85 33-6 49-37 117-20 70 17 125 68 198 79 28 4 283-32 279-21-30 82-210 157-295 135z">
          <text:p/>
        </draw:path>
        <draw:path draw:style-name="gr6" draw:text-style-name="P6" draw:layer="layout" svg:width="0.572cm" svg:height="0.206cm" svg:x="7.872cm" svg:y="21.229cm" svg:viewBox="0 0 573 207" svg:d="M530 0c20 1 34 8 43 23-34 79-198 175-288 183-77 7-295-50-285-146 97 2 182 71 294 60 77-8 192-116 250-96">
          <text:p/>
        </draw:path>
        <draw:path draw:style-name="gr4" draw:text-style-name="P4" draw:layer="layout" svg:width="0.629cm" svg:height="5.698cm" svg:x="8.646cm" svg:y="21.691cm" svg:viewBox="0 0 630 5699" svg:d="M450 1661c-11 468-25 938-71 1403-45 451-91 903-109 1356-7 191-10 382-13 573-3 236 118 464 79 704-23 2-48 3-70-2-39-70-103-125-168-176-101-81-115 14-82-156 80-416 68-852 89-1271 15-293 45-586 62-880 30-553 84-1105 92-1659 3-248 27-499 30-746 1-157-149-475-77-610 32-61 214-159 275-197 89 118 159 161 140 288-22 146-91 275-128 416-39 152-33 310-37 466-4 164-8 327-12 491z">
          <text:p/>
        </draw:path>
        <draw:path draw:style-name="gr5" draw:text-style-name="P5" draw:layer="layout" svg:width="0.36cm" svg:height="1.035cm" svg:x="8.881cm" svg:y="21.739cm" svg:viewBox="0 0 361 1036" svg:d="M265 535c36-89 102-197 96-296-7-98-92-148-127-239-58 67-163 95-209 161-55 78-3 181 7 264 24 193 63 401 76 611 18-289 62-577 63-870 144-37 23 551 13 626 34-81 48-174 81-257z">
          <text:p/>
        </draw:path>
        <draw:path draw:style-name="gr5" draw:text-style-name="P5" draw:layer="layout" svg:width="0.267cm" svg:height="3.045cm" svg:x="8.709cm" svg:y="24.26cm" svg:viewBox="0 0 268 3046" svg:d="M137 2940c-7-22-14-45-23-66-25-58-103-95-114-137 59-8 119 101 124-38 2-56-39-86-59-129-53-117 2-339 11-465-9 10-25 20-35 35 42-224 32-461 61-680 26-197 39-395 41-592 1-75-19-144-22-215-5-103 30-203 18-306 121-50 91-247 118-347 37 181-29 394-46 576-16 189-26 381-38 572-26 422-54 846-34 1268 6 111 23 214 7 322-16 106 18 202 25 308-13-33-23-70-34-106z">
          <text:p/>
        </draw:path>
        <draw:path draw:style-name="gr3" draw:text-style-name="P3" draw:layer="layout" svg:width="0.239cm" svg:height="0.307cm" svg:x="8.665cm" svg:y="27.603cm" svg:viewBox="0 0 240 308" svg:d="M158 119c-35-76-79-139-133-113-21 10-28 65-24 85 11 51 13 36 61 57 88 37 112 104 178 160-17-14-44-108-82-189z">
          <text:p/>
        </draw:path>
        <draw:path draw:style-name="gr3" draw:text-style-name="P3" draw:layer="layout" svg:width="0.361cm" svg:height="0.207cm" svg:x="8.051cm" svg:y="27.879cm" svg:viewBox="0 0 362 208" svg:d="M10 73c4 51 74 137 133 135 37-2 66-43 96-68 48-39 153-65 115-140-43 39-354 64-354 73z">
          <text:p/>
        </draw:path>
        <draw:path draw:style-name="gr23" draw:text-style-name="P5" draw:layer="layout" svg:width="0.393cm" svg:height="0.308cm" svg:x="9.175cm" svg:y="28.288cm" svg:viewBox="0 0 394 309" svg:d="M367 216c85-46-54-73-83-109-24-29-31-124-91-104-18 6-57 67-87 80-49 22-167 64-67 127 31 20 53-8 84 5 48 21 45 124 122 86 27-13 20-38 38-56 25-23 56-14 84-29z">
          <text:p/>
        </draw:path>
        <draw:path draw:style-name="gr3" draw:text-style-name="P3" draw:layer="layout" svg:width="0.317cm" svg:height="0.16cm" svg:x="9.188cm" svg:y="28.417cm" svg:viewBox="0 0 318 161" svg:d="M18 29c-6 10-9 20-8 31 26 20 45 10 73 17 40 8 20-7 50 21 23 21 99 118 97 18 32 0 69-16 88-38-49-10-83-28-126-40 8 11 11 27 18 38-2 1-13 8-13 9-23-9-43-24-54-46 12-8 26-27 37-32-23-4-243-25-162 30z">
          <text:p/>
        </draw:path>
        <draw:path draw:style-name="gr24" draw:text-style-name="P3" draw:layer="layout" svg:width="0.329cm" svg:height="0.174cm" svg:x="9.433cm" svg:y="28.487cm" svg:viewBox="0 0 330 175" svg:d="M41 44c-48 10-36 56-7 77 26 18 74 6 104 9 46 5 145 71 180 32 54-62-90-99-116-118-29-20-48-57-97-40-29 11-52 32-31 60-3-7-9-10-11-19-24 5-49 18-63 38">
          <text:p/>
        </draw:path>
        <draw:path draw:style-name="gr5" draw:text-style-name="P5" draw:layer="layout" svg:width="0.056cm" svg:height="0.055cm" svg:x="9.458cm" svg:y="28.547cm" svg:viewBox="0 0 57 56" svg:d="M16 0c-9 12-15 25-16 40 18 12 34 19 57 14-13-22-26-39-49-46z">
          <text:p/>
        </draw:path>
        <draw:path draw:style-name="gr5" draw:text-style-name="P5" draw:layer="layout" svg:width="0.119cm" svg:height="0.077cm" svg:x="9.523cm" svg:y="28.5cm" svg:viewBox="0 0 120 78" svg:d="M32 0c-20 11-33 27-32 46 42 9 68 2 108 32 0-1 11-8 12-9-11-40-59-40-80-69z">
          <text:p/>
        </draw:path>
        <draw:path draw:style-name="gr23" draw:text-style-name="P5" draw:layer="layout" svg:width="0.616cm" svg:height="0.449cm" svg:x="9.39cm" svg:y="27.949cm" svg:viewBox="0 0 617 450" svg:d="M202 340c-123-15-272-243-165-340 53 87 120 116 207 174 76 50 149 103 240 127 52 14 167 29 124 110-28 51-86 42-140 28-93-23-195-89-275-99">
          <text:p/>
        </draw:path>
        <draw:path draw:style-name="gr23" draw:text-style-name="P5" draw:layer="layout" svg:width="0.349cm" svg:height="0.213cm" svg:x="9.616cm" svg:y="28.364cm" svg:viewBox="0 0 350 214" svg:d="M261 80c-51-48-205-129-261-41 48 28 107 51 152 82 44 31 86 87 140 92 128 14 8-97-31-133z">
          <text:p/>
        </draw:path>
        <draw:path draw:style-name="gr23" draw:text-style-name="P5" draw:layer="layout" svg:width="0.226cm" svg:height="0.202cm" svg:x="9.908cm" svg:y="28.524cm" svg:viewBox="0 0 227 203" svg:d="M54 10c-78-23-59 33-22 68 30 28 64 55 102 69-2 31 27 25 49 31 1 3 2 6 2 9 16-1 32 6 42 16-9-20-65-140-84-56 56-36-84-119-111-147">
          <text:p/>
        </draw:path>
        <draw:path draw:style-name="gr3" draw:text-style-name="P3" draw:layer="layout" svg:width="0.201cm" svg:height="0.103cm" svg:x="9.713cm" svg:y="28.426cm" svg:viewBox="0 0 202 104" svg:d="M0 0c30 38 93 73 130 104-2-4-2-15-4-21 21-10 54 1 76 9-11-85-134-92-202-92z">
          <text:p/>
        </draw:path>
        <draw:path draw:style-name="gr12" draw:text-style-name="P4" draw:layer="layout" svg:width="0.284cm" svg:height="0.309cm" svg:x="9.959cm" svg:y="28.417cm" svg:viewBox="0 0 285 310" svg:d="M112 139c26 20 67 108 108 70-7 3-14 13-20 19 30 25 59 55 84 82 4-33-21-128-62-121 8-26-29-43-46-60-28-30-47-67-71-99-30-43-87-41-103 14-18 65 71 64 110 95z">
          <text:p/>
        </draw:path>
        <draw:path draw:style-name="gr5" draw:text-style-name="P5" draw:layer="layout" svg:width="0.166cm" svg:height="0.147cm" svg:x="9.984cm" svg:y="28.444cm" svg:viewBox="0 0 167 148" svg:d="M59 8c-24 4-55 12-59 35 83 4 106 70 167 105 2-50-62-167-130-145z">
          <text:p/>
        </draw:path>
        <draw:path draw:style-name="gr12" draw:text-style-name="P4" draw:layer="layout" svg:width="0.415cm" svg:height="0.362cm" svg:x="9.965cm" svg:y="28.325cm" svg:viewBox="0 0 416 363" svg:d="M230 132c-61-13-69-102-121-126-38-17-42 4-63 33-14 19-54 56-44 83 7 21 52 20 72 30 83 40 123 162 215 65-8 9-33 32-34 44-2 28 8 13 29 27 20 13 42 20 60 31 10 6 38 41 43 43 55 12 19-70 0-88-17-16-82-68-91-67 4-8 1-15 4-22-32-13-73-46-97-68">
          <text:p/>
        </draw:path>
        <draw:path draw:style-name="gr5" draw:text-style-name="P5" draw:layer="layout" svg:width="0.212cm" svg:height="0.201cm" svg:x="10.008cm" svg:y="28.348cm" svg:viewBox="0 0 213 202" svg:d="M213 184c-57 55-126-32-168-63-26-18-43-18-45-54 0-7 19-73 29-67 19 12 33 42 39 62 17 58 7 71 60 110 33 25 55 41 85 12z">
          <text:p/>
        </draw:path>
        <draw:path draw:style-name="gr12" draw:text-style-name="P4" draw:layer="layout" svg:width="0.617cm" svg:height="0.33cm" svg:x="9.434cm" svg:y="28.158cm" svg:viewBox="0 0 618 331" svg:d="M430 151c-39-9-78-24-113-42-68-35-153-139-240-101-77 33-94 155-49 216-74 23 18 70 55 69 59-2 117-18 179-14 65 5 300 109 269 7-3 10-1 26-1 37 0 14 67-51 72-60 11-23 26-75 7-98-30-36-80-7-123-8-18 0-37-3-56-6z">
          <text:p/>
        </draw:path>
        <draw:path draw:style-name="gr5" draw:text-style-name="P5" draw:layer="layout" svg:width="0.132cm" svg:height="0.232cm" svg:x="9.459cm" svg:y="28.183cm" svg:viewBox="0 0 133 233" svg:d="M36 185c-6 12-18 22-36 23 17 33 58 30 76 10-2 2 8-29 9-33 9-21 23-37 30-60 10-28 34-96 1-117-45-29-77 27-89 61-7 19-9 37-11 58 0 3 11 74 20 58z">
          <text:p/>
        </draw:path>
        <draw:path draw:style-name="gr5" draw:text-style-name="P5" draw:layer="layout" svg:width="0.343cm" svg:height="0.102cm" svg:x="9.672cm" svg:y="28.37cm" svg:viewBox="0 0 344 103" svg:d="M57 30c-18 7-38 11-57 16 61 0 118 13 176 33 20 7 78 43 71 0 2 7 9 17 11 24 16-5 21-18 17-36 41 36 73-35 69-67-22 90-150 33-209 31 3 5 6 10 9 14-30-1-62-14-92-20z">
          <text:p/>
        </draw:path>
        <draw:path draw:style-name="gr12" draw:text-style-name="P4" draw:layer="layout" svg:width="0.291cm" svg:height="0.161cm" svg:x="8.979cm" svg:y="27.786cm" svg:viewBox="0 0 292 162" svg:d="M0 0c17 54 4 109 1 162 93-40 192-39 291-46-7-71-262-156-292-92">
          <text:p/>
        </draw:path>
        <draw:path draw:style-name="gr3" draw:text-style-name="P3" draw:layer="layout" svg:width="0.197cm" svg:height="0.073cm" svg:x="8.994cm" svg:y="27.811cm" svg:viewBox="0 0 198 74" svg:d="M0 34c-8 97 180-21 198 36-17-52-80-67-128-69-36-2-66-4-70 33z">
          <text:p/>
        </draw:path>
        <draw:path draw:style-name="gr12" draw:text-style-name="P4" draw:layer="layout" svg:width="0.539cm" svg:height="0.598cm" svg:x="8.916cm" svg:y="27.854cm" svg:viewBox="0 0 540 599" svg:d="M209 587c57 8 146 19 203 7 74-15 112-65 114-134 2-92 29-181 2-265-23-69-61-112-132-140-56-22-191-65-252-53-49 10-126 102-141 154-17 62 40 107 61 172 23 67-18 124 30 183 25 31 74 69 115 76z">
          <text:p/>
        </draw:path>
        <draw:path draw:style-name="gr3" draw:text-style-name="P3" draw:layer="layout" svg:width="0.465cm" svg:height="0.16cm" svg:x="8.995cm" svg:y="28.277cm" svg:viewBox="0 0 466 161" svg:d="M24 38c-49 89 116 114 173 121 110 13 244-30 269-148-91-17-69 118-142 131-49 9-174-90-150-125-46-18-139-31-174 13z">
          <text:p/>
        </draw:path>
        <draw:path draw:style-name="gr12" draw:text-style-name="P4" draw:layer="layout" svg:width="0.492cm" svg:height="0.449cm" svg:x="9.079cm" svg:y="27.953cm" svg:viewBox="0 0 493 450" svg:d="M62 371c72 168 184 19 292-14-7 13-9 39-14 52 108 20 155-124 153-202-2-73-36-53-79-102-17-20-24-55-51-68-23-10-63 2-89-3-107-19-238-96-269 71-17 86 12 241 72 308 6 5-1-6 1-11">
          <text:p/>
        </draw:path>
        <draw:path draw:style-name="gr5" draw:text-style-name="P5" draw:layer="layout" svg:width="0.406cm" svg:height="0.299cm" svg:x="9.154cm" svg:y="27.956cm" svg:viewBox="0 0 407 300" svg:d="M389 293c24-36 17-84 15-124-82-16-71-96-135-123-32-14-86-4-125-17-31-10-98-46-129-19-37 33 2 81 32 100 59-94 139 15 189 48 40 26 70 3 106 23 42 23 31 80 31 119z">
          <text:p/>
        </draw:path>
        <draw:path draw:style-name="gr5" draw:text-style-name="P5" draw:layer="layout" svg:width="0.044cm" svg:height="0.2cm" svg:x="9.275cm" svg:y="28.154cm" svg:viewBox="0 0 45 201" svg:d="M7 0c19 62 14 141-7 201 47-32 70-183 7-201z">
          <text:p/>
        </draw:path>
        <draw:path draw:style-name="gr5" draw:text-style-name="P5" draw:layer="layout" svg:width="0.056cm" svg:height="0.078cm" svg:x="9.42cm" svg:y="28.27cm" svg:viewBox="0 0 57 79" svg:d="M0 24c15-16 36-25 57-23 1 25-4 46-2 68-14 8-21 11-37 9-4-28 5-55-2-78z">
          <text:p/>
        </draw:path>
        <draw:path draw:style-name="gr3" draw:text-style-name="P3" draw:layer="layout" svg:width="0.245cm" svg:height="0.414cm" svg:x="9.126cm" svg:y="27.981cm" svg:viewBox="0 0 246 415" svg:d="M18 295c2 30 66 171 95 100 4-9-25-95-24-118 3-34 21-68 22-102 0-20-17-51-10-68 21-57 104-47 145-83-91 21-144 49-210-24 27 29-27 110-33 141-12 69 14 143 32 209z">
          <text:p/>
        </draw:path>
        <draw:path draw:style-name="gr12" draw:text-style-name="P4" draw:layer="layout" svg:width="0.999cm" svg:height="0.689cm" svg:x="8.02cm" svg:y="27.334cm" svg:viewBox="0 0 1000 690" svg:d="M65 339c-13 48-62 100-65 148-2 39 18 45 33 71 16 28 19 26 16 69-5 88 33 68 99 33 67-35 129-85 202-108 78-25 141-4 221-4 110 0 225-1 322-56 39-22 97-58 105-104 9-49-22-56-48-94-24-36-18-82-30-121-15-45-43-99-82-130-62-47-179-52-253-31-66 19-116 73-181 94-74 24-156 7-225 48-68 40-94 115-114 185z">
          <text:p/>
        </draw:path>
        <draw:path draw:style-name="gr5" draw:text-style-name="P5" draw:layer="layout" svg:width="0.771cm" svg:height="0.371cm" svg:x="8.094cm" svg:y="27.582cm" svg:viewBox="0 0 772 372" svg:d="M0 162c21 25 73 55 67 86-5 25-30 39-52 34 20 26 20 60 19 90 91-107 179-181 324-202 131-19 283-27 414-10-64-32-98-87-152-131-64-52-155-23-230 0-70 22-300 221-366 141z">
          <text:p/>
        </draw:path>
        <draw:path draw:style-name="gr5" draw:text-style-name="P5" draw:layer="layout" svg:width="0.656cm" svg:height="0.31cm" svg:x="8.101cm" svg:y="27.353cm" svg:viewBox="0 0 657 311" svg:d="M147 142c-75 19-128 103-147 169 52-75 153-116 244-116 17-78 140-68 196-94 72-34 118-100 217-92-109-33-197 31-292 73-42 18-254 45-258 67z">
          <text:p/>
        </draw:path>
        <draw:path draw:style-name="gr5" draw:text-style-name="P5" draw:layer="layout" svg:width="0.201cm" svg:height="0.263cm" svg:x="8.761cm" svg:y="27.409cm" svg:viewBox="0 0 202 264" svg:d="M80 8c-33 31-19 119-80 118 15 45 74 89 97 138-28-67 75-111 105-56-43-46-67-198-130-208z">
          <text:p/>
        </draw:path>
        <draw:path draw:style-name="gr3" draw:text-style-name="P3" draw:layer="layout" svg:width="0.806cm" svg:height="0.246cm" svg:x="8.18cm" svg:y="27.704cm" svg:viewBox="0 0 807 247" svg:d="M84 172c-33 15-89 37-84 75 124-78 225-115 371-99 123 14 395 2 436-147 4-14-146 87-151 88-73 18-186-35-263-35-111 0-255 46-333 125z">
          <text:p/>
        </draw:path>
        <draw:path draw:style-name="gr3" draw:text-style-name="P3" draw:layer="layout" svg:width="0.242cm" svg:height="0.067cm" svg:x="8.535cm" svg:y="27.58cm" svg:viewBox="0 0 243 68" svg:d="M152 8c-43 18-103 4-152 16 89-1 169-5 243 44-20-31-57-55-91-68z">
          <text:p/>
        </draw:path>
        <draw:path draw:style-name="gr3" draw:text-style-name="P3" draw:layer="layout" svg:width="0.099cm" svg:height="0.098cm" svg:x="8.029cm" svg:y="27.844cm" svg:viewBox="0 0 100 99" svg:d="M16 0c18 10 79 32 83 55 5 25-19 48-40 44-11-31-23-91-59-91z">
          <text:p/>
        </draw:path>
        <draw:path draw:style-name="gr12" draw:text-style-name="P4" draw:layer="layout" svg:width="1.189cm" svg:height="0.92cm" svg:x="8.024cm" svg:y="27.787cm" svg:viewBox="0 0 1190 921" svg:d="M619 7c-4-1-9-1-13-2-133-24-255 44-362 114-44 28-88 61-95 108-8 53 20 54-28 97-46 42-87 71-106 130-21 69-15 158-10 226 4 43-1 53 25 78 15 15 66 39 89 55 57 39 129 84 195 101 81 19 119-4 188-39 127-63 267 27 374-107 49-61 9-46-10-104-16-50 21-78 67-99 68-30 223 23 240-48 3-9-14-54-14-70-1-25 3-43 8-64 13-58 46-91 0-137-50-49-196-146-237-59 41-39 71-122 16-163-52-40-144 12-204 4-42-6-82-13-123-21z">
          <text:p/>
        </draw:path>
        <draw:path draw:style-name="gr5" draw:text-style-name="P5" draw:layer="layout" svg:width="1.12cm" svg:height="0.774cm" svg:x="8.061cm" svg:y="27.898cm" svg:viewBox="0 0 1121 775" svg:d="M268 766c-52-19-97-57-148-77-35-14-115-36-120-81-5-46 53-68 90-70 100-8 228 70 299-52-12 70-106 117-169 116-76-1-112-60-168 12 67 0 120 39 184 48 54 8 78-7 122-40 23-18 63-68 96-67 57 0 84 93 131 112-14-40-46-69-64-106-22-44-12-36-9-87 4-64-23-121-71-164-34-31-84-81-124-93-60-19-132 20-194-8 19-36 46-73 24-113 49-11 87-23 130-41 33-14 78-53 114-55 108-7 133 121 131 194 61-23 75 64 111 94 11-43 80-54 120-55-87 1-68 251-27 288 51 47 55-5 72-54 19-54 32-101 88-132 61-33 254-95 109-171 41 0 86-11 124 10-34 53-54 117-30 179 11 28 53 15 19 60-49 63-168-4-235 27-111 51-26 115-48 194-27 100-156 64-228 66-112 3-215 106-329 66z">
          <text:p/>
        </draw:path>
        <draw:path draw:style-name="gr5" draw:text-style-name="P5" draw:layer="layout" svg:width="0.339cm" svg:height="0.223cm" svg:x="8.637cm" svg:y="27.857cm" svg:viewBox="0 0 340 224" svg:d="M17 57c-29 40-19 83 16 114 39-36 68 49 106 53 18 2 80-37 106-40 31-4 63-2 95-2-106-30 43-172-46-182-42-4-134 34-180 42-33 5-106 2-105 7z">
          <text:p/>
        </draw:path>
        <draw:path draw:style-name="gr3" draw:text-style-name="P3" draw:layer="layout" svg:width="0.274cm" svg:height="0.251cm" svg:x="8.857cm" svg:y="28.173cm" svg:viewBox="0 0 275 252" svg:d="M225 158c-13-69 4-104 50-158-59 69-148 23-208 76-44 38-85 119-59 176-10-22 57-68 72-76 46-23 96-18 145-18z">
          <text:p/>
        </draw:path>
        <draw:path draw:style-name="gr3" draw:text-style-name="P3" draw:layer="layout" svg:width="0.079cm" svg:height="0.09cm" svg:x="8.954cm" svg:y="27.938cm" svg:viewBox="0 0 80 91" svg:d="M25 0c-20 27-30 60-23 91 25-14 53-16 78-30-30-5-57-22-55-53z">
          <text:p/>
        </draw:path>
        <draw:path draw:style-name="gr3" draw:text-style-name="P3" draw:layer="layout" svg:width="0.754cm" svg:height="0.142cm" svg:x="8.126cm" svg:y="28.547cm" svg:viewBox="0 0 755 143" svg:d="M16 36c119 105 242 141 382 72 65-31 100-33 169-33 71 0 140-14 188-67-78 39-199 44-268-8 3 66-203 102-258 99-84-5-148-55-229-63z">
          <text:p/>
        </draw:path>
        <draw:path draw:style-name="gr3" draw:text-style-name="P3" draw:layer="layout" svg:width="0.287cm" svg:height="0.194cm" svg:x="8.154cm" svg:y="27.937cm" svg:viewBox="0 0 288 195" svg:d="M30 79c6 36-3 84-30 110 70-24 162-6 231 6-44-24-164-23-151-67 9-30 173-115 208-128-64-6-198 64-258 94z">
          <text:p/>
        </draw:path>
        <draw:path draw:style-name="gr25" draw:text-style-name="P7" draw:layer="layout" svg:width="0.18cm" svg:height="0.233cm" svg:x="8.872cm" svg:y="28.21cm" svg:viewBox="0 0 181 234" svg:d="M181 0c-114 43-191 110-180 234">
          <text:p/>
        </draw:path>
        <draw:path draw:style-name="gr25" draw:text-style-name="P7" draw:layer="layout" svg:width="0.138cm" svg:height="0.015cm" svg:x="8.524cm" svg:y="27.588cm" svg:viewBox="0 0 139 16" svg:d="M0 16c49-9 88-16 139-16">
          <text:p/>
        </draw:path>
        <draw:path draw:style-name="gr25" draw:text-style-name="P7" draw:layer="layout" svg:width="0.081cm" svg:height="0.156cm" svg:x="9.518cm" svg:y="28.234cm" svg:viewBox="0 0 82 157" svg:d="M0 157c41-54 69-94 82-157">
          <text:p/>
        </draw:path>
        <draw:path draw:style-name="gr23" draw:text-style-name="P5" draw:layer="layout" svg:width="0.393cm" svg:height="0.308cm" svg:x="5.792cm" svg:y="28.327cm" svg:viewBox="0 0 394 309" svg:d="M27 216c-85-47 54-73 83-109 24-29 31-124 91-104 18 5 57 66 87 80 49 22 167 64 67 127-31 20-53-8-84 5-48 21-46 124-122 86-27-13-20-38-38-56-25-23-56-14-84-29z">
          <text:p/>
        </draw:path>
        <draw:path draw:style-name="gr3" draw:text-style-name="P3" draw:layer="layout" svg:width="0.317cm" svg:height="0.16cm" svg:x="5.855cm" svg:y="28.455cm" svg:viewBox="0 0 318 161" svg:d="M300 29c6 10 9 20 8 31-26 20-45 10-73 16-40 9-20-6-50 22-23 21-99 118-97 18-32 0-69-16-88-38 49-10 83-28 126-40-8 11-11 27-18 38 2 1 13 8 13 9 23-9 42-24 54-46-12-8-26-27-37-32 23-4 243-25 162 30z">
          <text:p/>
        </draw:path>
        <draw:path draw:style-name="gr24" draw:text-style-name="P3" draw:layer="layout" svg:width="0.329cm" svg:height="0.173cm" svg:x="5.599cm" svg:y="28.526cm" svg:viewBox="0 0 330 174" svg:d="M289 44c48 10 36 56 7 77-26 17-74 6-104 9-46 5-145 71-180 32-54-62 90-99 116-118 29-21 48-57 97-39 29 10 52 31 31 59 3-7 9-10 11-19 23 5 49 17 63 38">
          <text:p/>
        </draw:path>
        <draw:path draw:style-name="gr5" draw:text-style-name="P5" draw:layer="layout" svg:width="0.056cm" svg:height="0.055cm" svg:x="5.847cm" svg:y="28.585cm" svg:viewBox="0 0 57 56" svg:d="M41 0c9 12 14 25 16 40-19 12-34 19-57 14 13-22 26-38 49-46z">
          <text:p/>
        </draw:path>
        <draw:path draw:style-name="gr5" draw:text-style-name="P5" draw:layer="layout" svg:width="0.119cm" svg:height="0.077cm" svg:x="5.718cm" svg:y="28.539cm" svg:viewBox="0 0 120 78" svg:d="M89 0c19 11 33 27 31 46-41 9-68 2-107 32-1-1-11-8-13-9 12-40 59-40 81-69z">
          <text:p/>
        </draw:path>
        <draw:path draw:style-name="gr23" draw:text-style-name="P5" draw:layer="layout" svg:width="0.617cm" svg:height="0.449cm" svg:x="5.354cm" svg:y="27.988cm" svg:viewBox="0 0 618 450" svg:d="M416 340c123-15 272-243 165-340-53 87-120 116-207 174-76 50-150 103-240 127-53 14-168 29-124 109 28 52 86 43 140 29 93-23 195-89 274-99">
          <text:p/>
        </draw:path>
        <draw:path draw:style-name="gr23" draw:text-style-name="P5" draw:layer="layout" svg:width="0.348cm" svg:height="0.213cm" svg:x="5.396cm" svg:y="28.403cm" svg:viewBox="0 0 349 214" svg:d="M88 80c51-48 205-129 261-41-48 28-107 51-151 82-45 32-86 87-141 92-127 14-8-97 31-133z">
          <text:p/>
        </draw:path>
        <draw:path draw:style-name="gr23" draw:text-style-name="P5" draw:layer="layout" svg:width="0.226cm" svg:height="0.202cm" svg:x="5.227cm" svg:y="28.563cm" svg:viewBox="0 0 227 203" svg:d="M173 10c78-23 59 34 22 68-30 28-64 55-102 69 3 31-27 25-49 31-1 3-2 6-2 9-16-1-32 6-42 16 9-20 65-139 84-56-56-36 84-120 111-147">
          <text:p/>
        </draw:path>
        <draw:path draw:style-name="gr3" draw:text-style-name="P3" draw:layer="layout" svg:width="0.201cm" svg:height="0.103cm" svg:x="5.447cm" svg:y="28.464cm" svg:viewBox="0 0 202 104" svg:d="M202 0c-30 38-93 73-130 104 2-4 2-15 4-21-21-10-55 1-76 9 11-85 133-92 202-92z">
          <text:p/>
        </draw:path>
        <draw:path draw:style-name="gr12" draw:text-style-name="P4" draw:layer="layout" svg:width="0.283cm" svg:height="0.309cm" svg:x="5.118cm" svg:y="28.455cm" svg:viewBox="0 0 284 310" svg:d="M172 139c-26 20-67 108-108 70 7 3 14 13 20 19-30 25-59 55-83 82-5-33 20-128 62-121-9-26 28-43 45-60 29-30 48-67 71-99 30-43 88-41 103 14 18 65-71 64-110 95z">
          <text:p/>
        </draw:path>
        <draw:path draw:style-name="gr5" draw:text-style-name="P5" draw:layer="layout" svg:width="0.166cm" svg:height="0.148cm" svg:x="5.21cm" svg:y="28.482cm" svg:viewBox="0 0 167 149" svg:d="M108 8c24 4 55 12 59 35-82 4-105 70-167 106-1-51 63-168 130-146z">
          <text:p/>
        </draw:path>
        <draw:path draw:style-name="gr12" draw:text-style-name="P4" draw:layer="layout" svg:width="0.416cm" svg:height="0.362cm" svg:x="4.98cm" svg:y="28.363cm" svg:viewBox="0 0 417 363" svg:d="M186 132c62-13 70-101 121-126 38-17 42 4 63 33 14 19 55 56 45 83-8 21-53 20-73 30-82 40-123 162-214 65 8 9 32 32 33 44 2 28-7 13-29 27-19 13-41 20-60 32-10 6-38 40-43 42-55 12-19-70 0-88 17-16 82-68 91-67-4-8-1-15-3-22 31-13 72-46 97-68">
          <text:p/>
        </draw:path>
        <draw:path draw:style-name="gr5" draw:text-style-name="P5" draw:layer="layout" svg:width="0.212cm" svg:height="0.201cm" svg:x="5.14cm" svg:y="28.387cm" svg:viewBox="0 0 213 202" svg:d="M0 184c56 55 125-32 168-63 26-18 43-18 45-54 0-7-19-73-30-67-18 12-33 42-39 62-16 58-6 71-59 110-34 25-56 41-85 12z">
          <text:p/>
        </draw:path>
        <draw:path draw:style-name="gr12" draw:text-style-name="P4" draw:layer="layout" svg:width="0.617cm" svg:height="0.33cm" svg:x="5.309cm" svg:y="28.196cm" svg:viewBox="0 0 618 331" svg:d="M187 150c40-8 79-23 114-41 68-35 153-139 240-101 77 33 94 155 49 216 74 23-18 70-55 69-60-2-117-18-179-14-65 5-300 109-269 7 3 10 1 26 1 37 0 14-67-51-72-60-11-23-26-74-7-98 30-36 80-7 122-8 19 0 38-3 56-7z">
          <text:p/>
        </draw:path>
        <draw:path draw:style-name="gr5" draw:text-style-name="P5" draw:layer="layout" svg:width="0.131cm" svg:height="0.232cm" svg:x="5.77cm" svg:y="28.222cm" svg:viewBox="0 0 132 233" svg:d="M96 185c7 12 19 22 36 23-16 33-58 30-76 10 2 2-8-29-9-33-9-21-23-37-30-60-9-28-33-96 0-117 44-29 76 27 88 61 7 19 10 37 11 58 0 3-10 74-20 58z">
          <text:p/>
        </draw:path>
        <draw:path draw:style-name="gr5" draw:text-style-name="P5" draw:layer="layout" svg:width="0.343cm" svg:height="0.102cm" svg:x="5.345cm" svg:y="28.408cm" svg:viewBox="0 0 344 103" svg:d="M287 30c19 7 39 11 57 16-61 0-118 13-175 33-21 7-79 43-72 0-1 7-9 17-11 24-15-5-20-19-17-35-40 36-73-36-69-68 22 90 150 34 209 31-3 5-6 10-8 14 29-1 61-14 91-20z">
          <text:p/>
        </draw:path>
        <draw:path draw:style-name="gr12" draw:text-style-name="P4" draw:layer="layout" svg:width="0.291cm" svg:height="0.161cm" svg:x="6.091cm" svg:y="27.825cm" svg:viewBox="0 0 292 162" svg:d="M292 0c-17 53-4 109-1 162-93-40-192-39-291-46 7-71 262-156 292-92">
          <text:p/>
        </draw:path>
        <draw:path draw:style-name="gr3" draw:text-style-name="P3" draw:layer="layout" svg:width="0.196cm" svg:height="0.073cm" svg:x="6.17cm" svg:y="27.849cm" svg:viewBox="0 0 197 74" svg:d="M197 34c9 97-179-21-197 36 16-52 79-67 128-69 35-2 66-4 69 33z">
          <text:p/>
        </draw:path>
        <draw:path draw:style-name="gr12" draw:text-style-name="P4" draw:layer="layout" svg:width="0.539cm" svg:height="0.598cm" svg:x="5.905cm" svg:y="27.893cm" svg:viewBox="0 0 540 599" svg:d="M331 586c-57 9-146 20-203 8-74-15-112-65-114-134-2-92-29-181-2-265 23-69 61-112 132-140 56-22 191-65 252-53 49 10 126 102 141 154 17 62-40 107-61 172-23 67 18 124-30 183-25 31-74 69-115 75z">
          <text:p/>
        </draw:path>
        <draw:path draw:style-name="gr3" draw:text-style-name="P3" draw:layer="layout" svg:width="0.465cm" svg:height="0.16cm" svg:x="5.901cm" svg:y="28.316cm" svg:viewBox="0 0 466 161" svg:d="M441 38c50 89-116 114-172 121-111 13-244-29-269-148 90-17 69 118 142 131 48 9 173-90 150-125 45-18 139-31 174 14z">
          <text:p/>
        </draw:path>
        <draw:path draw:style-name="gr12" draw:text-style-name="P4" draw:layer="layout" svg:width="0.492cm" svg:height="0.449cm" svg:x="5.789cm" svg:y="27.991cm" svg:viewBox="0 0 493 450" svg:d="M431 371c-72 168-184 19-292-14 7 13 9 38 14 52-108 20-155-124-153-202 2-73 36-53 80-102 16-20 24-56 50-68 23-10 64 2 89-3 107-19 238-96 269 71 17 86-12 241-72 308-5 5 1-6-1-11">
          <text:p/>
        </draw:path>
        <draw:path draw:style-name="gr5" draw:text-style-name="P5" draw:layer="layout" svg:width="0.406cm" svg:height="0.299cm" svg:x="5.801cm" svg:y="27.994cm" svg:viewBox="0 0 407 300" svg:d="M18 292c-24-35-18-83-15-123 82-16 70-96 135-123 32-14 85-4 125-17 30-11 98-46 129-19 36 33-2 81-33 100-59-94-138 14-189 48-39 26-70 3-106 23-42 23-30 80-30 119z">
          <text:p/>
        </draw:path>
        <draw:path draw:style-name="gr5" draw:text-style-name="P5" draw:layer="layout" svg:width="0.045cm" svg:height="0.2cm" svg:x="6.041cm" svg:y="28.192cm" svg:viewBox="0 0 46 201" svg:d="M38 0c-18 61-13 141 8 201-47-32-70-183-8-201z">
          <text:p/>
        </draw:path>
        <draw:path draw:style-name="gr5" draw:text-style-name="P5" draw:layer="layout" svg:width="0.056cm" svg:height="0.078cm" svg:x="5.884cm" svg:y="28.309cm" svg:viewBox="0 0 57 79" svg:d="M57 24c-16-16-36-25-57-23-1 25 4 46 2 68 14 8 21 11 37 9 4-28-5-55 1-78z">
          <text:p/>
        </draw:path>
        <draw:path draw:style-name="gr3" draw:text-style-name="P3" draw:layer="layout" svg:width="0.245cm" svg:height="0.414cm" svg:x="5.989cm" svg:y="28.019cm" svg:viewBox="0 0 246 415" svg:d="M228 295c-2 30-66 171-95 100-4-9 25-95 24-118-3-34-21-68-22-102 0-20 17-51 10-68-21-57-104-47-145-83 91 21 144 49 210-24-27 29 27 110 33 141 12 69-14 143-32 209z">
          <text:p/>
        </draw:path>
        <draw:path draw:style-name="gr12" draw:text-style-name="P4" draw:layer="layout" svg:width="0.999cm" svg:height="0.689cm" svg:x="6.341cm" svg:y="27.373cm" svg:viewBox="0 0 1000 690" svg:d="M934 339c14 48 63 100 66 148 2 39-18 45-33 71-16 28-19 26-17 69 6 88-32 68-99 33-66-34-129-85-201-108-78-25-141-4-222-4-110 0-224-1-321-56-39-22-97-58-105-104-9-49 22-56 47-94 25-36 18-82 31-121 15-45 43-99 82-130 62-47 178-52 252-31 66 19 117 73 182 94 73 25 155 7 225 48 68 40 94 115 113 185z">
          <text:p/>
        </draw:path>
        <draw:path draw:style-name="gr5" draw:text-style-name="P5" draw:layer="layout" svg:width="0.771cm" svg:height="0.371cm" svg:x="6.496cm" svg:y="27.62cm" svg:viewBox="0 0 772 372" svg:d="M772 162c-21 25-73 55-68 86 5 25 31 39 52 34-19 26-19 60-18 90-92-107-179-181-324-202-131-19-284-27-414-10 63-32 98-87 152-131 64-52 154-23 229 0 70 22 300 221 366 141z">
          <text:p/>
        </draw:path>
        <draw:path draw:style-name="gr5" draw:text-style-name="P5" draw:layer="layout" svg:width="0.656cm" svg:height="0.31cm" svg:x="6.603cm" svg:y="27.392cm" svg:viewBox="0 0 657 311" svg:d="M510 142c75 19 128 103 147 169-52-75-153-116-244-116-17-78-140-68-196-94-72-34-118-100-217-92 109-33 197 31 292 73 42 18 254 45 258 67z">
          <text:p/>
        </draw:path>
        <draw:path draw:style-name="gr5" draw:text-style-name="P5" draw:layer="layout" svg:width="0.201cm" svg:height="0.263cm" svg:x="6.399cm" svg:y="27.447cm" svg:viewBox="0 0 202 264" svg:d="M121 8c34 31 20 119 81 118-15 45-74 89-97 138 28-68-75-111-105-56 43-46 66-198 129-208z">
          <text:p/>
        </draw:path>
        <draw:path draw:style-name="gr3" draw:text-style-name="P3" draw:layer="layout" svg:width="0.806cm" svg:height="0.246cm" svg:x="6.374cm" svg:y="27.743cm" svg:viewBox="0 0 807 247" svg:d="M723 172c33 15 89 37 84 75-124-78-225-115-371-99-123 14-395 2-436-147-4-14 146 87 151 88 73 18 186-35 263-35 111 0 255 46 333 125z">
          <text:p/>
        </draw:path>
        <draw:path draw:style-name="gr3" draw:text-style-name="P3" draw:layer="layout" svg:width="0.242cm" svg:height="0.067cm" svg:x="6.584cm" svg:y="27.618cm" svg:viewBox="0 0 243 68" svg:d="M91 8c43 18 103 4 152 16-89-1-169-5-243 44 20-31 57-55 91-68z">
          <text:p/>
        </draw:path>
        <draw:path draw:style-name="gr3" draw:text-style-name="P3" draw:layer="layout" svg:width="0.099cm" svg:height="0.098cm" svg:x="7.233cm" svg:y="27.883cm" svg:viewBox="0 0 100 99" svg:d="M83 0c-18 10-78 32-82 55-5 25 18 48 40 44 11-31 23-91 59-91z">
          <text:p/>
        </draw:path>
        <draw:path draw:style-name="gr12" draw:text-style-name="P4" draw:layer="layout" svg:width="1.19cm" svg:height="0.92cm" svg:x="6.147cm" svg:y="27.826cm" svg:viewBox="0 0 1191 921" svg:d="M572 7c4-1 8-1 13-2 133-24 255 44 362 114 44 28 88 61 95 108 8 53-20 54 28 97 46 42 87 71 106 131 21 68 15 157 10 225-4 43 0 53-25 78-15 15-67 39-89 55-57 39-129 85-196 101-80 19-118-4-188-39-126-63-267 27-374-107-49-62-8-45 10-104 16-50-20-78-67-99-67-30-223 23-240-48-2-9 15-54 15-70 0-25-4-43-8-64-13-58-47-91 0-137 50-49 195-146 236-59-40-39-70-122-15-163 52-40 143 12 203 4 43-5 83-13 124-21z">
          <text:p/>
        </draw:path>
        <draw:path draw:style-name="gr5" draw:text-style-name="P5" draw:layer="layout" svg:width="1.12cm" svg:height="0.774cm" svg:x="6.18cm" svg:y="27.937cm" svg:viewBox="0 0 1121 775" svg:d="M853 766c52-19 97-57 148-77 35-14 115-36 120-81 5-46-53-68-90-70-100-8-228 70-299-52 12 70 106 117 169 116 76-1 112-60 168 13-67-1-121 38-184 47-54 8-78-7-122-40-24-18-63-68-96-67-57 0-84 93-131 112 14-40 46-69 64-106 22-44 12-36 8-87-4-64 24-121 71-164 35-31 84-81 124-93 60-19 133 20 194-8-18-36-45-73-24-113-48-11-86-23-129-41-33-14-78-53-114-55-108-7-133 121-131 194-61-23-75 65-111 94-11-43-80-54-120-55 86 2 67 251 27 288-52 47-55-5-72-54-19-54-32-101-88-132-61-33-255-96-109-172-41 1-86-10-124 11 34 53 53 117 30 179-11 28-53 15-19 60 49 63 167-4 235 27 111 51 26 115 47 194 28 100 156 64 229 66 112 3 215 106 329 66z">
          <text:p/>
        </draw:path>
        <draw:path draw:style-name="gr5" draw:text-style-name="P5" draw:layer="layout" svg:width="0.339cm" svg:height="0.223cm" svg:x="6.384cm" svg:y="27.896cm" svg:viewBox="0 0 340 224" svg:d="M323 57c29 40 19 83-16 114-39-37-69 49-106 53-18 2-81-37-107-40-31-4-63-2-94-2 105-30-44-172 46-182 42-4 134 34 179 41 33 6 106 3 106 8z">
          <text:p/>
        </draw:path>
        <draw:path draw:style-name="gr3" draw:text-style-name="P3" draw:layer="layout" svg:width="0.274cm" svg:height="0.251cm" svg:x="6.23cm" svg:y="28.212cm" svg:viewBox="0 0 275 252" svg:d="M50 158c13-69-5-104-50-158 58 70 147 23 208 76 44 38 85 119 58 176 11-22-56-68-72-76-45-23-95-18-144-18z">
          <text:p/>
        </draw:path>
        <draw:path draw:style-name="gr3" draw:text-style-name="P3" draw:layer="layout" svg:width="0.079cm" svg:height="0.091cm" svg:x="6.327cm" svg:y="27.976cm" svg:viewBox="0 0 80 92" svg:d="M55 0c20 27 30 60 23 92-24-15-53-17-78-31 30-5 57-22 55-53z">
          <text:p/>
        </draw:path>
        <draw:path draw:style-name="gr3" draw:text-style-name="P3" draw:layer="layout" svg:width="0.754cm" svg:height="0.143cm" svg:x="6.48cm" svg:y="28.586cm" svg:viewBox="0 0 755 144" svg:d="M739 36c-119 106-241 141-382 73-65-32-100-34-168-34-72 1-140-14-189-67 79 39 200 44 268-8-3 66 204 102 258 99 84-5 149-55 229-63z">
          <text:p/>
        </draw:path>
        <draw:path draw:style-name="gr3" draw:text-style-name="P3" draw:layer="layout" svg:width="0.287cm" svg:height="0.194cm" svg:x="6.92cm" svg:y="27.976cm" svg:viewBox="0 0 288 195" svg:d="M258 79c-6 36 3 84 30 110-70-24-161-6-231 6 44-24 164-23 151-67-9-30-173-115-208-128 64-6 199 64 259 94z">
          <text:p/>
        </draw:path>
        <draw:path draw:style-name="gr25" draw:text-style-name="P7" draw:layer="layout" svg:width="0.18cm" svg:height="0.233cm" svg:x="6.309cm" svg:y="28.248cm" svg:viewBox="0 0 181 234" svg:d="M0 0c114 43 191 110 180 234">
          <text:p/>
        </draw:path>
        <draw:path draw:style-name="gr25" draw:text-style-name="P7" draw:layer="layout" svg:width="0.138cm" svg:height="0.015cm" svg:x="6.698cm" svg:y="27.626cm" svg:viewBox="0 0 139 16" svg:d="M139 16c-49-9-88-16-139-16">
          <text:p/>
        </draw:path>
        <draw:path draw:style-name="gr25" draw:text-style-name="P7" draw:layer="layout" svg:width="0.081cm" svg:height="0.155cm" svg:x="5.761cm" svg:y="28.272cm" svg:viewBox="0 0 82 156" svg:d="M82 156c-41-53-69-93-82-156">
          <text:p/>
        </draw:path>
        <draw:polyline draw:style-name="gr26" draw:text-style-name="P7" draw:layer="layout" svg:width="4.034cm" svg:height="0.657cm" svg:x="3.65cm" svg:y="3.664cm" svg:viewBox="0 0 4035 658" draw:points="0,658 2096,658 2096,0 4035,0">
          <text:p/>
        </draw:polyline>
        <draw:polyline draw:style-name="gr26" draw:text-style-name="P7" draw:layer="layout" svg:width="1.947cm" svg:height="0.888cm" svg:x="5.746cm" svg:y="4.314cm" svg:viewBox="0 0 1948 889" draw:points="0,0 0,889 1948,883">
          <text:p/>
        </draw:polyline>
        <draw:line draw:style-name="gr27" draw:text-style-name="P7" draw:layer="layout" svg:x1="3.569cm" svg:y1="5.513cm" svg:x2="7.672cm" svg:y2="5.513cm">
          <text:p/>
        </draw:line>
        <draw:line draw:style-name="gr26" draw:text-style-name="P7" draw:layer="layout" svg:x1="3.88cm" svg:y1="10.604cm" svg:x2="7.61cm" svg:y2="10.604cm">
          <text:p/>
        </draw:line>
        <draw:polyline draw:style-name="gr26" draw:text-style-name="P7" draw:layer="layout" svg:width="2.749cm" svg:height="1.809cm" svg:x="4.755cm" svg:y="10.604cm" svg:viewBox="0 0 2750 1810" draw:points="2750,1810 0,1810 0,0">
          <text:p/>
        </draw:polyline>
        <draw:polyline draw:style-name="gr26" draw:text-style-name="P7" draw:layer="layout" svg:width="2.832cm" svg:height="4.603cm" svg:x="4.755cm" svg:y="5.532cm" svg:viewBox="0 0 2833 4604" draw:points="2833,4604 0,4604 0,0">
          <text:p/>
        </draw:polyline>
        <draw:line draw:style-name="gr26" draw:text-style-name="P7" draw:layer="layout" svg:x1="8.075cm" svg:y1="2.298cm" svg:x2="10.201cm" svg:y2="2.298cm">
          <text:p/>
        </draw:line>
        <draw:line draw:style-name="gr28" draw:text-style-name="P7" draw:layer="layout" svg:x1="8.42cm" svg:y1="4.574cm" svg:x2="10.508cm" svg:y2="4.574cm">
          <text:p/>
        </draw:line>
        <draw:line draw:style-name="gr28" draw:text-style-name="P7" draw:layer="layout" svg:x1="9.984cm" svg:y1="5.572cm" svg:x2="12.615cm" svg:y2="5.572cm">
          <text:p/>
        </draw:line>
        <draw:line draw:style-name="gr28" draw:text-style-name="P7" draw:layer="layout" svg:x1="10.042cm" svg:y1="7.024cm" svg:x2="12.59cm" svg:y2="7.024cm">
          <text:p/>
        </draw:line>
        <draw:polyline draw:style-name="gr26" draw:text-style-name="P7" draw:layer="layout" svg:width="3.898cm" svg:height="2.899cm" svg:x="8.66cm" svg:y="5.479cm" svg:viewBox="0 0 3899 2900" draw:points="0,0 713,0 713,2900 3899,2900">
          <text:p/>
        </draw:polyline>
        <draw:line draw:style-name="gr28" draw:text-style-name="P7" draw:layer="layout" svg:x1="11.288cm" svg:y1="11.994cm" svg:x2="13.146cm" svg:y2="11.994cm">
          <text:p/>
        </draw:line>
        <draw:path draw:style-name="gr2" draw:text-style-name="P2" draw:layer="layout" svg:width="0.242cm" svg:height="0.274cm" svg:x="12.837cm" svg:y="12.424cm" svg:viewBox="0 0 243 275" svg:d="M0 275v-275h122c25 0 43 2 56 7s23 14 31 27c7 12 11 26 11 41 0 20-6 36-19 49-12 14-32 22-58 26 9 5 17 9 22 14 10 9 20 22 30 36l48 75h-46l-36-57c-11-17-20-29-27-38s-13-15-18-18c-6-4-11-6-17-8-4-1-11-1-20-1h-42v122zM37 121h78c17 0 30-1 39-5 9-3 16-9 21-16 5-8 8-16 8-25 0-13-5-24-14-32-10-8-25-13-45-13h-87z">
          <text:p/>
        </draw:path>
        <draw:path draw:style-name="gr2" draw:text-style-name="P2" draw:layer="layout" svg:width="0.183cm" svg:height="0.208cm" svg:x="13.097cm" svg:y="12.495cm" svg:viewBox="0 0 184 209" svg:d="M142 179c-13 11-25 19-36 23-12 4-24 7-38 7-22 0-39-6-50-17-12-10-18-24-18-41 0-9 2-18 7-26 4-9 10-15 17-20s15-8 24-11c7-2 17-3 31-5 27-3 47-7 60-12 0-4 0-7 0-9 0-13-3-23-9-29-9-7-22-11-39-11-16 0-28 3-35 8-8 6-14 16-17 30l-33-5c3-14 8-25 15-34s17-15 30-20 28-7 45-7 31 2 41 6c11 4 19 9 24 15s8 14 10 23c2 6 2 16 2 31v45c0 32 1 52 2 60 2 8 5 16 9 24h-35c-4-7-6-15-7-25zM139 104c-12 5-31 9-55 13-14 2-24 4-30 6-6 3-10 7-13 11-3 5-5 11-5 16 0 9 3 17 10 23s17 9 30 9 25-3 35-9c10-5 18-13 22-23 4-8 6-19 6-34z">
          <text:p/>
        </draw:path>
        <draw:path draw:style-name="gr2" draw:text-style-name="P2" draw:layer="layout" svg:width="0.172cm" svg:height="0.279cm" svg:x="13.309cm" svg:y="12.424cm" svg:viewBox="0 0 173 280" svg:d="M142 275v-25c-13 20-31 30-56 30-16 0-31-5-44-13-13-9-24-21-31-37s-11-34-11-54 3-38 10-54c7-17 17-29 30-38 13-8 28-13 44-13 12 0 23 3 32 8 10 5 18 12 23 20v-99h34v275zM35 176c0 25 5 44 16 57s24 19 38 19c15 0 28-6 38-18s15-31 15-55c0-28-5-48-15-61-11-12-24-19-39-19s-28 6-38 19c-10 12-15 31-15 58z">
          <text:p/>
        </draw:path>
        <draw:path draw:style-name="gr2" draw:text-style-name="P2" draw:layer="layout" svg:width="0.034cm" svg:height="0.274cm" svg:x="13.535cm" svg:y="12.424cm" svg:viewBox="0 0 35 275" svg:d="M0 39v-39h35v39zM0 275v-199h35v199z">
          <text:p/>
        </draw:path>
        <draw:path draw:style-name="gr2" draw:text-style-name="P2" draw:layer="layout" svg:width="0.161cm" svg:height="0.203cm" svg:x="13.619cm" svg:y="12.499cm" svg:viewBox="0 0 162 204" svg:d="M132 200v-30c-16 23-37 34-64 34-11 0-22-2-33-7-10-4-18-10-22-17-5-6-9-15-11-25-1-6-2-17-2-31v-124h34v111c0 17 1 29 2 35 2 9 7 16 13 21 7 6 16 8 26 8s20-3 29-8 15-12 19-21c3-9 5-22 5-39v-107h34v200z">
          <text:p/>
        </draw:path>
        <draw:path draw:style-name="gr2" draw:text-style-name="P2" draw:layer="layout" svg:width="0.165cm" svg:height="0.207cm" svg:x="13.82cm" svg:y="12.495cm" svg:viewBox="0 0 166 208" svg:d="M0 145l34-6c1 14 7 24 15 31 9 7 21 11 36 11 16 0 27-3 35-10 7-6 11-14 11-22s-3-14-10-18c-4-3-16-7-34-12-25-6-43-11-52-16-10-4-17-11-22-19s-7-17-7-27c0-8 2-17 6-24 4-8 9-14 16-19 6-4 13-7 22-10s19-4 29-4c16 0 30 2 42 7 11 4 20 10 26 18s9 18 12 31l-33 4c-2-10-6-18-14-24-7-5-17-8-30-8-16 0-27 2-34 7-6 6-10 12-10 19 0 4 2 8 4 11 3 4 8 7 13 9 4 2 14 5 31 9 24 6 40 12 50 16 9 4 17 10 22 17 5 8 8 18 8 29 0 12-3 22-10 32-6 10-16 18-28 23-13 6-27 8-42 8-26 0-46-5-60-16-14-10-22-26-26-47z">
          <text:p/>
        </draw:path>
        <draw:line draw:style-name="gr28" draw:text-style-name="P7" draw:layer="layout" svg:x1="11.767cm" svg:y1="12.756cm" svg:x2="13.28cm" svg:y2="12.756cm">
          <text:p/>
        </draw:line>
        <draw:line draw:style-name="gr26" draw:text-style-name="P7" draw:layer="layout" svg:x1="9.031cm" svg:y1="13.655cm" svg:x2="13.228cm" svg:y2="13.655cm">
          <text:p/>
        </draw:line>
        <draw:path draw:style-name="gr2" draw:text-style-name="P2" draw:layer="layout" svg:width="0.218cm" svg:height="0.284cm" svg:x="1.437cm" svg:y="13.273cm" svg:viewBox="0 0 219 285" svg:d="M0 191l34-3c2 14 6 26 12 35 6 8 15 16 27 21 13 6 27 8 43 8 14 0 26-2 37-6 10-4 18-10 23-17s8-15 8-24c0-8-2-16-7-22-5-7-14-12-25-16-8-3-24-8-49-14-26-6-43-12-54-17-13-7-23-16-29-26-7-10-10-21-10-34 0-14 4-27 12-39s20-21 35-28c15-6 32-9 50-9 21 0 39 3 54 10 16 6 28 16 36 29 9 13 13 27 14 43l-35 3c-2-18-8-31-19-40-11-8-27-13-48-13-22 0-38 4-48 12s-16 18-16 29c0 10 4 19 11 25s26 13 55 20c30 6 50 12 61 17 16 7 28 17 36 28s11 24 11 39-4 29-12 42c-9 13-21 23-36 30-16 7-34 11-53 11-25 0-46-4-63-11-17-8-30-19-40-33-9-15-15-31-15-50z">
          <text:p/>
        </draw:path>
        <draw:path draw:style-name="gr2" draw:text-style-name="P2" draw:layer="layout" svg:width="0.183cm" svg:height="0.208cm" svg:x="1.69cm" svg:y="13.349cm" svg:viewBox="0 0 184 209" svg:d="M142 179c-13 11-25 19-36 23-12 4-24 7-38 7-22 0-39-6-50-17-12-10-18-24-18-41 0-9 2-18 7-26 4-9 10-15 17-20s15-8 24-11c7-2 17-3 31-5 27-3 47-7 60-12 0-4 0-7 0-9 0-13-3-23-9-29-9-7-22-11-39-11-16 0-28 3-35 8-8 6-14 16-17 30l-33-5c3-14 8-25 15-34s17-15 30-20 28-7 45-7 31 2 41 6c11 4 19 9 24 15s8 14 10 23c2 6 2 16 2 31v45c0 32 1 52 2 60 2 8 5 16 9 24h-35c-4-7-6-15-7-25zM139 104c-12 5-31 9-55 13-14 2-24 4-30 6-6 3-10 7-13 11-3 5-5 11-5 16 0 9 3 17 10 23s17 9 30 9 25-3 35-9c10-5 18-13 22-23 4-8 6-19 6-34z">
          <text:p/>
        </draw:path>
        <draw:path draw:style-name="gr2" draw:text-style-name="P2" draw:layer="layout" svg:width="0.173cm" svg:height="0.208cm" svg:x="1.904cm" svg:y="13.349cm" svg:viewBox="0 0 174 209" svg:d="M141 131l33 4c-4 23-13 41-28 54s-33 20-55 20c-27 0-49-9-66-27s-25-44-25-77c0-22 4-40 11-57 7-16 18-28 32-36 15-8 31-12 48-12 22 0 39 5 53 16s23 27 27 47l-33 5c-3-13-9-23-17-30s-17-10-29-10c-17 0-31 6-41 18-11 12-16 32-16 58 0 27 5 46 15 59 11 12 24 18 41 18 13 0 24-4 33-12s14-21 17-38z">
          <text:p/>
        </draw:path>
        <draw:path draw:style-name="gr2" draw:text-style-name="P2" draw:layer="layout" svg:width="0.108cm" svg:height="0.203cm" svg:x="2.105cm" svg:y="13.349cm" svg:viewBox="0 0 109 204" svg:d="M0 204v-200h31v31c7-14 15-24 21-28 7-5 14-7 22-7 11 0 23 4 35 11l-12 31c-8-5-16-7-25-7-7 0-14 2-20 7-6 4-10 10-12 18-4 12-6 25-6 40v104z">
          <text:p/>
        </draw:path>
        <draw:path draw:style-name="gr2" draw:text-style-name="P2" draw:layer="layout" svg:width="0.161cm" svg:height="0.203cm" svg:x="2.233cm" svg:y="13.353cm" svg:viewBox="0 0 162 204" svg:d="M132 200v-30c-16 23-37 34-64 34-11 0-22-2-33-7-10-4-18-10-22-17-5-6-9-15-11-25-1-6-2-17-2-31v-124h34v111c0 17 1 29 2 35 2 9 7 16 13 21 7 6 16 8 26 8s20-3 29-8 15-12 19-21c3-9 5-22 5-39v-107h34v200z">
          <text:p/>
        </draw:path>
        <draw:path draw:style-name="gr2" draw:text-style-name="P2" draw:layer="layout" svg:width="0.269cm" svg:height="0.203cm" svg:x="2.446cm" svg:y="13.349cm" svg:viewBox="0 0 270 204" svg:d="M0 204v-200h30v29c6-10 15-18 25-24 11-6 22-9 36-9s26 3 36 9c9 6 16 15 20 26 16-23 36-35 62-35 19 0 35 5 45 16 11 11 16 28 16 51v137h-34v-126c0-13-1-23-3-29s-6-11-12-14c-6-4-12-6-20-6-14 0-26 5-35 14-9 10-14 25-14 45v116h-34v-130c0-15-2-26-8-33-5-8-14-12-27-12-9 0-18 3-26 8s-14 12-18 22c-3 10-5 23-5 42v103z">
          <text:p/>
        </draw:path>
        <draw:line draw:style-name="gr28" draw:text-style-name="P7" draw:layer="layout" svg:x1="1.78cm" svg:y1="13.612cm" svg:x2="7.535cm" svg:y2="13.612cm">
          <text:p/>
        </draw:line>
        <draw:path draw:style-name="gr2" draw:text-style-name="P2" draw:layer="layout" svg:width="0.243cm" svg:height="0.284cm" svg:x="1.433cm" svg:y="13.832cm" svg:viewBox="0 0 244 285" svg:d="M207 183l37 10c-8 30-22 52-42 68s-44 24-73 24-53-6-72-18c-19-13-33-30-42-53-10-23-15-47-15-74 0-28 5-53 16-75 11-21 27-37 47-48s43-17 67-17c28 0 51 7 70 21 18 14 31 34 39 59l-36 9c-7-20-16-35-28-44s-27-14-46-14c-21 0-39 5-53 15-14 11-24 24-30 41s-8 35-8 53c0 23 3 44 10 61 7 18 17 31 32 39 14 9 30 13 46 13 21 0 38-6 52-17 14-12 24-29 29-53z">
          <text:p/>
        </draw:path>
        <draw:path draw:style-name="gr2" draw:text-style-name="P2" draw:layer="layout" svg:width="0.186cm" svg:height="0.208cm" svg:x="1.703cm" svg:y="13.908cm" svg:viewBox="0 0 187 209" svg:d="M0 104c0-37 10-64 31-82 17-15 38-22 63-22 27 0 50 9 67 27s26 43 26 74c0 26-4 46-12 61-7 15-18 26-33 34s-31 13-48 13c-28 0-51-9-68-27s-26-44-26-78zM35 104c0 26 5 45 17 58 11 12 25 19 42 19 16 0 30-7 41-19 12-13 17-33 17-59 0-24-5-43-17-56-11-13-25-19-41-19-17 0-31 6-42 19s-17 32-17 57z">
          <text:p/>
        </draw:path>
        <draw:path draw:style-name="gr2" draw:text-style-name="P2" draw:layer="layout" svg:width="0.173cm" svg:height="0.208cm" svg:x="1.918cm" svg:y="13.908cm" svg:viewBox="0 0 174 209" svg:d="M141 131l33 4c-4 23-13 41-28 54s-33 20-55 20c-27 0-49-9-66-27s-25-44-25-77c0-21 4-40 11-57 7-16 18-28 32-36 15-8 31-12 48-12 22 0 39 5 53 16s23 27 27 47l-33 5c-3-13-9-23-17-30s-17-10-29-10c-17 0-31 6-41 18-11 12-16 32-16 58 0 27 5 46 15 59 11 12 24 18 41 18 13 0 24-4 33-12s14-21 17-38z">
          <text:p/>
        </draw:path>
        <draw:path draw:style-name="gr2" draw:text-style-name="P2" draw:layer="layout" svg:width="0.173cm" svg:height="0.208cm" svg:x="2.11cm" svg:y="13.908cm" svg:viewBox="0 0 174 209" svg:d="M141 131l33 4c-4 23-13 41-28 54s-33 20-55 20c-27 0-49-9-66-27s-25-44-25-77c0-21 4-40 11-57 7-16 18-28 32-36 15-8 31-12 48-12 22 0 39 5 53 16s23 27 27 47l-33 5c-3-13-9-23-17-30s-17-10-29-10c-17 0-31 6-41 18-11 12-16 32-16 58 0 27 5 46 15 59 11 12 24 18 41 18 13 0 24-4 33-12s14-21 17-38z">
          <text:p/>
        </draw:path>
        <draw:path draw:style-name="gr2" draw:text-style-name="P2" draw:layer="layout" svg:width="0.182cm" svg:height="0.279cm" svg:x="2.292cm" svg:y="13.912cm" svg:viewBox="0 0 183 280" svg:d="M18 276l-4-32c7 2 14 3 19 3 8 0 14-1 18-3 5-3 9-6 12-11 2-3 5-12 10-25 1-2 2-5 3-8l-76-200h36l42 115c5 15 10 30 14 46 4-15 9-30 15-45l42-116h34l-76 203c-8 22-14 37-19 45-6 11-13 19-20 24-8 6-18 8-28 8-7 0-14-1-22-4z">
          <text:p/>
        </draw:path>
        <draw:path draw:style-name="gr2" draw:text-style-name="P2" draw:layer="layout" svg:width="0.186cm" svg:height="0.199cm" svg:x="2.481cm" svg:y="13.912cm" svg:viewBox="0 0 187 200" svg:d="M0 200l73-104-67-96h41l32 47c5 9 10 16 14 22 5-8 10-15 15-22l33-47h41l-67 96 72 104h-41l-42-62-9-15-54 77z">
          <text:p/>
        </draw:path>
        <draw:line draw:style-name="gr28" draw:text-style-name="P7" draw:layer="layout" svg:x1="1.733cm" svg:y1="14.162cm" svg:x2="7.516cm" svg:y2="14.162cm">
          <text:p/>
        </draw:line>
        <draw:line draw:style-name="gr26" draw:text-style-name="P7" draw:layer="layout" svg:x1="2.957cm" svg:y1="15.495cm" svg:x2="1.566cm" svg:y2="15.495cm">
          <text:p/>
        </draw:line>
        <draw:polyline draw:style-name="gr26" draw:text-style-name="P7" draw:layer="layout" svg:width="1.489cm" svg:height="0.208cm" svg:x="2.044cm" svg:y="15.424cm" svg:viewBox="0 0 1490 209" draw:points="1490,0 1204,205 0,209 0,76">
          <text:p/>
        </draw:polyline>
        <draw:polygon draw:style-name="gr2" draw:text-style-name="P2" draw:layer="layout" svg:width="0.217cm" svg:height="0.274cm" svg:x="10.095cm" svg:y="22.306cm" svg:viewBox="0 0 218 275" draw:points="91,275 91,32 0,32 0,0 218,0 218,32 127,32 127,275">
          <text:p/>
        </draw:polygon>
        <draw:path draw:style-name="gr2" draw:text-style-name="P2" draw:layer="layout" svg:width="0.034cm" svg:height="0.274cm" svg:x="10.332cm" svg:y="22.306cm" svg:viewBox="0 0 35 275" svg:d="M0 39v-39h35v39zM0 275v-199h35v199z">
          <text:p/>
        </draw:path>
        <draw:path draw:style-name="gr2" draw:text-style-name="P2" draw:layer="layout" svg:width="0.172cm" svg:height="0.279cm" svg:x="10.417cm" svg:y="22.306cm" svg:viewBox="0 0 173 280" svg:d="M31 275h-31v-275h34v98c14-18 32-27 55-27 12 0 24 3 34 8 11 5 20 12 28 21 7 9 12 19 16 32s6 26 6 41c0 34-8 60-25 79-17 18-37 28-61 28s-42-10-56-30zM31 174c0 24 3 41 10 52 10 17 25 26 43 26 15 0 27-7 38-19 11-13 16-32 16-58s-5-45-15-57c-10-13-23-19-38-19-14 0-27 6-38 19s-16 32-16 56z">
          <text:p/>
        </draw:path>
        <draw:path draw:style-name="gr2" draw:text-style-name="P2" draw:layer="layout" svg:width="0.034cm" svg:height="0.274cm" svg:x="10.63cm" svg:y="22.306cm" svg:viewBox="0 0 35 275" svg:d="M0 39v-39h35v39zM0 275v-199h35v199z">
          <text:p/>
        </draw:path>
        <draw:path draw:style-name="gr2" draw:text-style-name="P2" draw:layer="layout" svg:width="0.183cm" svg:height="0.208cm" svg:x="10.704cm" svg:y="22.377cm" svg:viewBox="0 0 184 209" svg:d="M142 179c-13 11-25 19-36 23-12 4-24 7-38 7-22 0-39-6-50-17-12-10-18-24-18-41 0-9 2-18 7-26 4-9 10-15 17-20s15-8 24-11c7-2 17-3 31-5 27-3 47-7 60-12 0-4 0-7 0-9 0-13-3-23-9-29-9-7-22-11-39-11-16 0-28 3-35 8-8 6-14 16-17 30l-33-5c3-14 8-25 15-34s17-15 30-20 28-7 45-7 31 2 41 6c11 4 19 9 24 15s8 14 10 23c2 6 2 16 2 31v45c0 32 1 52 2 60 2 8 5 16 9 24h-35c-4-7-6-15-7-25zM139 104c-12 5-31 9-55 13-14 2-24 4-30 6-6 3-10 6-13 11s-5 10-5 16c0 9 3 17 10 23s17 9 30 9 25-3 35-9c10-5 18-13 22-23 4-8 6-19 6-34z">
          <text:p/>
        </draw:path>
        <draw:line draw:style-name="gr28" draw:text-style-name="P7" draw:layer="layout" svg:x1="8.652cm" svg:y1="19.687cm" svg:x2="10.555cm" svg:y2="19.687cm">
          <text:p/>
        </draw:line>
        <draw:line draw:style-name="gr28" draw:text-style-name="P7" draw:layer="layout" svg:x1="8.48cm" svg:y1="22.618cm" svg:x2="10.459cm" svg:y2="22.618cm">
          <text:p/>
        </draw:line>
        <draw:line draw:style-name="gr28" draw:text-style-name="P7" draw:layer="layout" svg:x1="9.016cm" svg:y1="23.193cm" svg:x2="11.034cm" svg:y2="23.193cm">
          <text:p/>
        </draw:line>
        <draw:line draw:style-name="gr26" draw:text-style-name="P7" draw:layer="layout" svg:x1="3.224cm" svg:y1="16.118cm" svg:x2="1.811cm" svg:y2="16.118cm">
          <text:p/>
        </draw:line>
        <draw:line draw:style-name="gr26" draw:text-style-name="P7" draw:layer="layout" svg:x1="2.88cm" svg:y1="16.797cm" svg:x2="1.275cm" svg:y2="16.797cm">
          <text:p/>
        </draw:line>
        <draw:path draw:style-name="gr2" draw:text-style-name="P2" draw:layer="layout" svg:width="0.209cm" svg:height="0.274cm" svg:x="0.496cm" svg:y="16.48cm" svg:viewBox="0 0 210 275" svg:d="M0 275v-275h104c18 0 32 1 42 3 14 2 25 6 34 12 9 7 17 16 22 27 6 11 8 24 8 38 0 23-7 43-22 59s-42 24-81 24h-70v112zM37 131h71c23 0 40-5 50-13 10-9 15-21 15-37 0-12-3-22-9-30s-13-14-23-16c-6-2-17-3-34-3h-70z">
          <text:p/>
        </draw:path>
        <draw:path draw:style-name="gr2" draw:text-style-name="P2" draw:layer="layout" svg:width="0.162cm" svg:height="0.274cm" svg:x="0.747cm" svg:y="16.48cm" svg:viewBox="0 0 163 275" svg:d="M0 275v-275h34v99c16-19 36-28 60-28 15 0 27 3 38 9s19 14 24 24c4 11 7 25 7 45v126h-34v-126c0-17-4-29-11-37s-18-12-31-12c-10 0-20 3-29 8-8 5-15 12-18 21-4 9-6 22-6 37v109z">
          <text:p/>
        </draw:path>
        <draw:path draw:style-name="gr2" draw:text-style-name="P2" draw:layer="layout" svg:width="0.183cm" svg:height="0.208cm" svg:x="0.949cm" svg:y="16.551cm" svg:viewBox="0 0 184 209" svg:d="M142 179c-13 11-25 19-36 23-12 4-24 7-38 7-22 0-39-6-50-17-12-10-18-24-18-41 0-9 2-18 7-26 4-9 10-15 17-20s15-9 25-11c6-2 16-3 30-5 27-3 47-7 60-12 0-4 0-7 0-9 0-13-3-23-9-29-9-7-22-11-39-11-16 0-28 3-35 8-8 6-14 16-17 30l-33-5c3-14 8-25 15-34s16-15 30-20c13-5 28-7 45-7s31 2 41 6c11 4 19 9 24 15s8 14 11 23c1 6 1 16 1 31v45c0 32 1 52 2 60 2 8 5 16 9 24h-35c-4-7-6-15-7-25zM139 104c-12 5-31 9-55 13-14 2-24 4-30 6-6 3-10 6-13 11s-5 10-5 16c0 9 3 17 10 23s17 9 30 9 25-3 35-9c10-5 18-13 22-23 4-8 6-19 6-34z">
          <text:p/>
        </draw:path>
        <draw:polygon draw:style-name="gr2" draw:text-style-name="P2" draw:layer="layout" svg:width="0.034cm" svg:height="0.274cm" svg:x="1.173cm" svg:y="16.48cm" svg:viewBox="0 0 35 275" draw:points="0,275 0,0 35,0 35,275">
          <text:p/>
        </draw:polygon>
        <draw:path draw:style-name="gr2" draw:text-style-name="P2" draw:layer="layout" svg:width="0.183cm" svg:height="0.208cm" svg:x="1.247cm" svg:y="16.551cm" svg:viewBox="0 0 184 209" svg:d="M142 179c-13 11-25 19-36 23-12 4-24 7-38 7-22 0-39-6-50-17-12-10-18-24-18-41 0-9 2-18 7-26 4-9 10-15 17-20s15-9 25-11c6-2 16-3 30-5 27-3 47-7 60-12 0-4 0-7 0-9 0-13-3-23-9-29-9-7-22-11-39-11-16 0-28 3-35 8-8 6-14 16-17 30l-33-5c3-14 8-25 15-34s16-15 30-20c13-5 28-7 45-7s31 2 41 6c11 4 19 9 24 15s8 14 11 23c1 6 1 16 1 31v45c0 32 1 52 2 60 2 8 5 16 9 24h-35c-4-7-6-15-7-25zM139 104c-12 5-31 9-55 13-14 2-24 4-30 6-6 3-10 6-13 11s-5 10-5 16c0 9 3 17 10 23s17 9 30 9 25-3 35-9c10-5 18-13 22-23 4-8 6-19 6-34z">
          <text:p/>
        </draw:path>
        <draw:path draw:style-name="gr2" draw:text-style-name="P2" draw:layer="layout" svg:width="0.161cm" svg:height="0.203cm" svg:x="1.472cm" svg:y="16.551cm" svg:viewBox="0 0 162 204" svg:d="M0 204v-200h30v29c15-22 36-33 64-33 12 0 23 2 33 6 10 5 18 10 23 18 5 6 8 15 10 24 2 7 2 18 2 33v123h-34v-121c0-14-1-24-4-31-2-7-7-12-14-17-6-4-14-6-23-6-15 0-27 5-37 14-11 9-16 27-16 52v109z">
          <text:p/>
        </draw:path>
        <draw:path draw:style-name="gr2" draw:text-style-name="P2" draw:layer="layout" svg:width="0.175cm" svg:height="0.284cm" svg:x="1.672cm" svg:y="16.551cm" svg:viewBox="0 0 176 285" svg:d="M7 220l33 5c1 10 5 18 11 22 8 7 20 10 35 10s27-3 36-10c8-6 14-15 17-26 2-7 3-21 3-43-15 17-34 26-56 26-27 0-48-10-63-30s-23-43-23-71c0-19 3-37 10-53s17-28 30-37c14-9 29-13 47-13 23 0 43 10 58 28v-24h31v173c0 31-3 53-9 66-7 13-17 23-31 30-13 8-30 12-50 12-24 0-43-6-58-17-15-10-22-26-21-48zM35 101c0 26 5 45 15 57 11 12 24 18 40 18 15 0 28-6 39-18 10-12 15-31 15-56s-5-43-16-55c-11-13-24-19-39-19s-28 6-38 18c-11 12-16 31-16 55z">
          <text:p/>
        </draw:path>
        <draw:path draw:style-name="gr2" draw:text-style-name="P2" draw:layer="layout" svg:width="0.183cm" svg:height="0.208cm" svg:x="1.886cm" svg:y="16.551cm" svg:viewBox="0 0 184 209" svg:d="M148 140l35 4c-6 20-16 36-31 48-15 11-34 17-57 17-29 0-52-9-69-27s-26-44-26-76c0-34 9-60 26-78 17-19 40-28 67-28s49 9 66 27 25 44 25 77c0 2 0 5 0 9h-149c1 22 7 39 18 50 12 12 26 18 42 18 13 0 23-3 32-10s16-17 21-31zM37 85h111c-1-17-6-29-13-38-10-13-24-19-41-19-16 0-29 5-40 15-10 11-16 25-17 42z">
          <text:p/>
        </draw:path>
        <draw:path draw:style-name="gr2" draw:text-style-name="P2" draw:layer="layout" svg:width="0.165cm" svg:height="0.207cm" svg:x="2.097cm" svg:y="16.551cm" svg:viewBox="0 0 166 208" svg:d="M0 145l34-6c1 14 7 24 15 31 9 7 21 11 36 11 16 0 27-3 35-10 7-6 11-14 11-22s-3-14-10-18c-4-3-16-7-34-12-25-6-43-11-52-16-10-4-17-11-22-19s-7-17-7-27c0-8 2-17 6-24 4-8 9-14 16-19 6-4 13-7 22-10s19-4 29-4c16 0 30 2 42 7 11 4 20 10 26 18s9 18 12 31l-33 4c-2-10-6-18-14-24-7-5-17-8-30-8-16 0-27 2-34 7-6 6-10 12-10 19 0 4 2 8 4 11 3 4 8 7 13 9 4 2 14 5 31 9 24 7 40 12 50 16 9 4 17 10 22 18 5 7 8 17 8 28 0 12-3 22-10 32-6 10-16 18-28 23-13 6-27 8-43 8-25 0-45-5-59-16-14-10-22-26-26-47z">
          <text:p/>
        </draw:path>
        <draw:polyline draw:style-name="gr26" draw:text-style-name="P7" draw:layer="layout" svg:width="1.047cm" svg:height="0.524cm" svg:x="1.824cm" svg:y="16.797cm" svg:viewBox="0 0 1048 525" draw:points="0,0 0,525 1048,525">
          <text:p/>
        </draw:polyline>
        <draw:polyline draw:style-name="gr26" draw:text-style-name="P7" draw:layer="layout" svg:width="0.802cm" svg:height="0.473cm" svg:x="2.092cm" svg:y="17.321cm" svg:viewBox="0 0 803 474" draw:points="0,0 0,474 803,474">
          <text:p/>
        </draw:polyline>
        <draw:polyline draw:style-name="gr26" draw:text-style-name="P7" draw:layer="layout" svg:width="1.804cm" svg:height="0cm" svg:x="5.032cm" svg:y="27.573cm" svg:viewBox="0 0 1805 0" draw:points="1805,0 594,0 0,0">
          <text:p/>
        </draw:polyline>
        <draw:line draw:style-name="gr26" draw:text-style-name="P7" draw:layer="layout" svg:x1="6.022cm" svg:y1="28.248cm" svg:x2="6.022cm" svg:y2="27.573cm">
          <text:p/>
        </draw:line>
        <draw:polyline draw:style-name="gr26" draw:text-style-name="P7" draw:layer="layout" svg:width="1.001cm" svg:height="0.283cm" svg:x="4.553cm" svg:y="28.156cm" svg:viewBox="0 0 1002 284" draw:points="0,0 997,0 1002,284">
          <text:p/>
        </draw:polyline>
        <draw:line draw:style-name="gr26" draw:text-style-name="P7" draw:layer="layout" svg:x1="4.855cm" svg:y1="28.57cm" svg:x2="5.225cm" svg:y2="28.57cm">
          <text:p/>
        </draw:line>
        <draw:line draw:style-name="gr28" draw:text-style-name="P7" draw:layer="layout" svg:x1="8.586cm" svg:y1="28.113cm" svg:x2="10.565cm" svg:y2="28.113cm">
          <text:p/>
        </draw:line>
        <draw:line draw:style-name="gr28" draw:text-style-name="P7" draw:layer="layout" svg:x1="11.249cm" svg:y1="7.748cm" svg:x2="12.455cm" svg:y2="7.748cm">
          <text:p/>
        </draw:line>
        <draw:path draw:style-name="gr2" draw:text-style-name="P2" draw:layer="layout" svg:width="0.257cm" svg:height="0.274cm" svg:x="10.229cm" svg:y="3.549cm" svg:viewBox="0 0 258 275" svg:d="M0 275l106-275h39l113 275h-42l-32-83h-115l-30 83zM79 162h94l-29-76c-9-23-15-42-19-57-4 18-9 35-15 53z">
          <text:p/>
        </draw:path>
        <draw:path draw:style-name="gr2" draw:text-style-name="P2" draw:layer="layout" svg:width="0.097cm" svg:height="0.271cm" svg:x="10.491cm" svg:y="3.555cm" svg:viewBox="0 0 98 272" svg:d="M93 239l5 30c-10 2-18 3-26 3-12 0-22-2-28-6-7-4-12-9-15-15-3-7-4-20-4-40v-115h-25v-26h25v-50l34-20v70h34v26h-34v117c0 9 1 16 2 18 1 3 3 5 6 7 2 1 6 2 11 2 4 0 9 0 15-1z">
          <text:p/>
        </draw:path>
        <draw:polygon draw:style-name="gr2" draw:text-style-name="P2" draw:layer="layout" svg:width="0.034cm" svg:height="0.274cm" svg:x="10.616cm" svg:y="3.549cm" svg:viewBox="0 0 35 275" draw:points="0,275 0,0 35,0 35,275">
          <text:p/>
        </draw:polygon>
        <draw:path draw:style-name="gr2" draw:text-style-name="P2" draw:layer="layout" svg:width="0.183cm" svg:height="0.208cm" svg:x="10.69cm" svg:y="3.62cm" svg:viewBox="0 0 184 209" svg:d="M142 180c-13 10-25 18-36 22-12 4-24 7-38 7-22 0-39-6-50-17-12-10-18-24-18-41 0-9 2-18 7-26 4-9 10-15 17-20s15-8 24-11c7-2 17-3 31-5 27-3 47-7 60-12 0-4 0-7 0-9 0-13-3-23-9-29-9-7-22-11-39-11-16 0-28 3-35 8-8 6-14 16-17 30l-33-4c3-15 8-26 15-35s17-15 30-20 28-7 45-7 31 2 41 6c11 4 19 9 24 15s8 14 10 23c2 6 2 16 2 31v45c0 32 1 52 2 60 2 8 5 16 9 24h-35c-4-7-6-15-7-24zM139 104c-12 5-31 9-55 13-14 2-24 4-30 6-6 3-10 7-13 11-3 5-5 11-5 16 0 9 3 17 10 23s17 9 30 9 25-3 35-9c10-5 18-13 22-23 4-8 6-19 6-34z">
          <text:p/>
        </draw:path>
        <draw:path draw:style-name="gr2" draw:text-style-name="P2" draw:layer="layout" svg:width="0.165cm" svg:height="0.207cm" svg:x="10.901cm" svg:y="3.62cm" svg:viewBox="0 0 166 208" svg:d="M0 145l34-6c1 14 7 24 15 31 9 7 21 11 36 11 16 0 27-3 35-10 7-6 11-13 11-22 0-8-3-14-10-18-4-3-16-7-34-12-25-6-43-11-52-16-10-4-17-11-22-19s-7-17-7-27c0-8 2-17 6-24 4-8 9-14 16-19 6-4 13-7 22-10s19-4 29-4c16 0 30 2 42 7 11 4 20 10 26 18s9 18 12 31l-33 4c-2-10-6-18-14-24-7-5-17-8-30-8-16 0-27 2-34 7-6 6-10 12-10 18 0 5 2 9 4 12 3 4 8 7 13 9 4 2 14 5 31 9 24 6 40 12 50 16 9 4 17 10 22 17 5 8 8 18 8 29 0 12-3 22-10 32-6 10-16 18-28 23-13 6-27 8-42 8-26 0-46-5-60-16-14-10-22-26-26-47z">
          <text:p/>
        </draw:path>
        <draw:path draw:style-name="gr2" draw:text-style-name="P2" draw:layer="layout" svg:width="0.054cm" svg:height="0.216cm" svg:x="11.201cm" svg:y="3.655cm" svg:viewBox="0 0 55 217" svg:d="M41 217c-12-14-21-31-29-50s-12-38-12-59c0-18 3-35 9-51 7-19 17-38 32-57h14c-9 16-15 27-18 33-5 11-8 22-11 33-3 14-5 28-5 42 0 36 12 73 34 109z">
          <text:p/>
        </draw:path>
        <draw:path draw:style-name="gr2" draw:text-style-name="P2" draw:layer="layout" svg:width="0.146cm" svg:height="0.17cm" svg:x="11.275cm" svg:y="3.655cm" svg:viewBox="0 0 147 171" svg:d="M125 110l22 6c-5 18-13 32-25 41s-27 14-44 14c-18 0-32-3-44-11-11-7-19-17-25-31s-9-29-9-45c0-17 3-32 10-45 6-13 16-22 28-29s26-10 40-10c17 0 31 4 42 13 11 8 19 20 24 35l-22 5c-4-12-9-21-17-26-7-6-16-8-27-8-13 0-24 3-32 9-9 6-15 14-18 24-4 11-5 21-5 32 0 14 2 27 6 37 4 11 10 18 19 24 9 5 18 7 28 7 12 0 23-3 31-10 9-7 15-18 18-32z">
          <text:p/>
        </draw:path>
        <draw:polygon draw:style-name="gr2" draw:text-style-name="P2" draw:layer="layout" svg:width="0.022cm" svg:height="0.165cm" svg:x="11.515cm" svg:y="3.658cm" svg:viewBox="0 0 23 166" draw:points="0,166 0,0 23,0 23,166">
          <text:p/>
        </draw:polygon>
        <draw:path draw:style-name="gr2" draw:text-style-name="P2" draw:layer="layout" svg:width="0.054cm" svg:height="0.216cm" svg:x="11.571cm" svg:y="3.655cm" svg:viewBox="0 0 55 217" svg:d="M15 217h-15c23-36 34-73 34-109 0-14-2-28-5-42-2-11-6-22-11-32-3-7-9-18-18-34h15c14 19 25 38 31 57 6 16 9 33 9 51 0 21-4 40-12 59-7 19-17 36-28 50z">
          <text:p/>
        </draw:path>
        <draw:line draw:style-name="gr28" draw:text-style-name="P7" draw:layer="layout" svg:x1="7.641cm" svg:y1="3.887cm" svg:x2="10.522cm" svg:y2="3.887cm">
          <text:p/>
        </draw:line>
        <draw:polyline draw:style-name="gr26" draw:text-style-name="P7" draw:layer="layout" svg:width="0.506cm" svg:height="2.091cm" svg:x="8.857cm" svg:y="8.378cm" svg:viewBox="0 0 507 2092" draw:points="0,2092 507,2092 507,0 502,0">
          <text:p/>
        </draw:polyline>
        <draw:frame draw:style-name="gr29" draw:text-style-name="P7" draw:layer="layout" svg:width="0.002cm" svg:height="0.937cm" svg:x="9.939cm" svg:y="1.995cm">
          <draw:text-box>
            <text:p/>
          </draw:text-box>
        </draw:frame>
        <draw:frame draw:style-name="gr30" draw:text-style-name="P7" draw:layer="layout" svg:width="1.06cm" svg:height="0.433cm" svg:x="9.939cm" svg:y="1.995cm">
          <draw:text-box>
            <text:p text:style-name="P11"><text:span text:style-name="T1">Crâne</text:span></text:p>
          </draw:text-box>
        </draw:frame>
        <draw:frame draw:style-name="gr29" draw:text-style-name="P7" draw:layer="layout" svg:width="0.002cm" svg:height="0.937cm" svg:x="10.215cm" svg:y="4.24cm">
          <draw:text-box>
            <text:p/>
          </draw:text-box>
        </draw:frame>
        <draw:frame draw:style-name="gr30" draw:text-style-name="P7" draw:layer="layout" svg:width="1.793cm" svg:height="0.433cm" svg:x="10.215cm" svg:y="4.24cm">
          <draw:text-box>
            <text:p text:style-name="P11"><text:span text:style-name="T1">Mandibule</text:span></text:p>
          </draw:text-box>
        </draw:frame>
        <draw:frame draw:style-name="gr29" draw:text-style-name="P7" draw:layer="layout" svg:width="0.002cm" svg:height="0.937cm" svg:x="12.352cm" svg:y="5.225cm">
          <draw:text-box>
            <text:p/>
          </draw:text-box>
        </draw:frame>
        <draw:frame draw:style-name="gr30" draw:text-style-name="P7" draw:layer="layout" svg:width="1.573cm" svg:height="0.433cm" svg:x="12.352cm" svg:y="5.225cm">
          <draw:text-box>
            <text:p text:style-name="P11"><text:span text:style-name="T1">Clavicule</text:span></text:p>
          </draw:text-box>
        </draw:frame>
        <draw:frame draw:style-name="gr29" draw:text-style-name="P7" draw:layer="layout" svg:width="0.002cm" svg:height="0.937cm" svg:x="12.34cm" svg:y="6.712cm">
          <draw:text-box>
            <text:p/>
          </draw:text-box>
        </draw:frame>
        <draw:frame draw:style-name="gr30" draw:text-style-name="P7" draw:layer="layout" svg:width="1.691cm" svg:height="0.433cm" svg:x="12.34cm" svg:y="6.712cm">
          <draw:text-box>
            <text:p text:style-name="P11"><text:span text:style-name="T1">Omoplate</text:span></text:p>
          </draw:text-box>
        </draw:frame>
        <draw:frame draw:style-name="gr29" draw:text-style-name="P7" draw:layer="layout" svg:width="0.002cm" svg:height="0.937cm" svg:x="12.323cm" svg:y="8.081cm">
          <draw:text-box>
            <text:p/>
          </draw:text-box>
        </draw:frame>
        <draw:frame draw:style-name="gr30" draw:text-style-name="P7" draw:layer="layout" svg:width="1.018cm" svg:height="0.433cm" svg:x="12.323cm" svg:y="8.081cm">
          <draw:text-box>
            <text:p text:style-name="P11"><text:span text:style-name="T1">Côtes</text:span></text:p>
          </draw:text-box>
        </draw:frame>
        <draw:frame draw:style-name="gr29" draw:text-style-name="P7" draw:layer="layout" svg:width="0.002cm" svg:height="0.937cm" svg:x="12.188cm" svg:y="7.449cm">
          <draw:text-box>
            <text:p/>
          </draw:text-box>
        </draw:frame>
        <draw:frame draw:style-name="gr30" draw:text-style-name="P7" draw:layer="layout" svg:width="1.581cm" svg:height="0.433cm" svg:x="12.188cm" svg:y="7.449cm">
          <draw:text-box>
            <text:p text:style-name="P11"><text:span text:style-name="T1">Humérus</text:span></text:p>
          </draw:text-box>
        </draw:frame>
        <draw:frame draw:style-name="gr29" draw:text-style-name="P7" draw:layer="layout" svg:width="0.002cm" svg:height="0.937cm" svg:x="12.897cm" svg:y="11.684cm">
          <draw:text-box>
            <text:p/>
          </draw:text-box>
        </draw:frame>
        <draw:frame draw:style-name="gr30" draw:text-style-name="P7" draw:layer="layout" svg:width="1.319cm" svg:height="0.433cm" svg:x="12.897cm" svg:y="11.684cm">
          <draw:text-box>
            <text:p text:style-name="P11"><text:span text:style-name="T1">Cubitus</text:span></text:p>
          </draw:text-box>
        </draw:frame>
        <draw:frame draw:style-name="gr29" draw:text-style-name="P7" draw:layer="layout" svg:width="0.002cm" svg:height="0.937cm" svg:x="12.956cm" svg:y="12.865cm">
          <draw:text-box>
            <text:p/>
          </draw:text-box>
        </draw:frame>
        <draw:frame draw:style-name="gr30" draw:text-style-name="P7" draw:layer="layout" svg:width="1.471cm" svg:height="0.433cm" svg:x="12.956cm" svg:y="12.865cm">
          <draw:text-box>
            <text:p text:style-name="P11"><text:span text:style-name="T1">Ceinture</text:span></text:p>
          </draw:text-box>
        </draw:frame>
        <draw:frame draw:style-name="gr30" draw:text-style-name="P7" draw:layer="layout" svg:width="1.704cm" svg:height="0.433cm" svg:x="12.956cm" svg:y="13.35cm">
          <draw:text-box>
            <text:p text:style-name="P11"><text:span text:style-name="T1">Pelvienne</text:span></text:p>
          </draw:text-box>
        </draw:frame>
        <draw:frame draw:style-name="gr29" draw:text-style-name="P7" draw:layer="layout" svg:width="0.002cm" svg:height="0.937cm" svg:x="10.331cm" svg:y="19.377cm">
          <draw:text-box>
            <text:p/>
          </draw:text-box>
        </draw:frame>
        <draw:frame draw:style-name="gr30" draw:text-style-name="P7" draw:layer="layout" svg:width="1.128cm" svg:height="0.433cm" svg:x="10.331cm" svg:y="19.377cm">
          <draw:text-box>
            <text:p text:style-name="P11"><text:span text:style-name="T1">Fémur</text:span></text:p>
          </draw:text-box>
        </draw:frame>
        <draw:frame draw:style-name="gr29" draw:text-style-name="P7" draw:layer="layout" svg:width="0.002cm" svg:height="0.937cm" svg:x="10.767cm" svg:y="22.906cm">
          <draw:text-box>
            <text:p/>
          </draw:text-box>
        </draw:frame>
        <draw:frame draw:style-name="gr30" draw:text-style-name="P7" draw:layer="layout" svg:width="1.255cm" svg:height="0.433cm" svg:x="10.767cm" svg:y="22.906cm">
          <draw:text-box>
            <text:p text:style-name="P11"><text:span text:style-name="T1">Péroné</text:span></text:p>
          </draw:text-box>
        </draw:frame>
        <draw:frame draw:style-name="gr29" draw:text-style-name="P7" draw:layer="layout" svg:width="0.002cm" svg:height="0.937cm" svg:x="4.178cm" svg:y="27.226cm">
          <draw:text-box>
            <text:p/>
          </draw:text-box>
        </draw:frame>
        <draw:frame draw:style-name="gr30" draw:text-style-name="P7" draw:layer="layout" svg:width="1.192cm" svg:height="0.433cm" svg:x="4.178cm" svg:y="27.226cm">
          <draw:text-box>
            <text:p text:style-name="P11"><text:span text:style-name="T1">Tarses</text:span></text:p>
          </draw:text-box>
        </draw:frame>
        <draw:frame draw:style-name="gr29" draw:text-style-name="P7" draw:layer="layout" svg:width="0.002cm" svg:height="0.937cm" svg:x="3.036cm" svg:y="27.846cm">
          <draw:text-box>
            <text:p/>
          </draw:text-box>
        </draw:frame>
        <draw:frame draw:style-name="gr30" draw:text-style-name="P7" draw:layer="layout" svg:width="1.932cm" svg:height="0.433cm" svg:x="3.036cm" svg:y="27.846cm">
          <draw:text-box>
            <text:p text:style-name="P11"><text:span text:style-name="T1">Métatarses</text:span></text:p>
          </draw:text-box>
        </draw:frame>
        <draw:frame draw:style-name="gr29" draw:text-style-name="P7" draw:layer="layout" svg:width="0.002cm" svg:height="0.937cm" svg:x="1.257cm" svg:y="3.008cm">
          <draw:text-box>
            <text:p/>
          </draw:text-box>
        </draw:frame>
        <draw:frame draw:style-name="gr30" draw:text-style-name="P7" draw:layer="layout" svg:width="3.287cm" svg:height="0.433cm" svg:x="1.257cm" svg:y="3.008cm">
          <draw:text-box>
            <text:p text:style-name="P11"><text:span text:style-name="T2">Colonne vertébrale</text:span></text:p>
          </draw:text-box>
        </draw:frame>
        <draw:frame draw:style-name="gr29" draw:text-style-name="P7" draw:layer="layout" svg:width="0.002cm" svg:height="0.937cm" svg:x="1.774cm" svg:y="3.471cm">
          <draw:text-box>
            <text:p/>
          </draw:text-box>
        </draw:frame>
        <draw:frame draw:style-name="gr30" draw:text-style-name="P7" draw:layer="layout" svg:width="1.801cm" svg:height="0.433cm" svg:x="1.774cm" svg:y="3.471cm">
          <draw:text-box>
            <text:p text:style-name="P11"><text:span text:style-name="T1">Vertèbres </text:span></text:p>
          </draw:text-box>
        </draw:frame>
        <draw:frame draw:style-name="gr30" draw:text-style-name="P7" draw:layer="layout" svg:width="1.839cm" svg:height="0.433cm" svg:x="1.774cm" svg:y="3.956cm">
          <draw:text-box>
            <text:p text:style-name="P11"><text:span text:style-name="T1">cervicales </text:span></text:p>
          </draw:text-box>
        </draw:frame>
        <draw:frame draw:style-name="gr29" draw:text-style-name="P7" draw:layer="layout" svg:width="0.002cm" svg:height="0.937cm" svg:x="1.774cm" svg:y="4.685cm">
          <draw:text-box>
            <text:p/>
          </draw:text-box>
        </draw:frame>
        <draw:frame draw:style-name="gr30" draw:text-style-name="P7" draw:layer="layout" svg:width="1.801cm" svg:height="0.433cm" svg:x="1.774cm" svg:y="4.685cm">
          <draw:text-box>
            <text:p text:style-name="P11"><text:span text:style-name="T1">Vertèbres </text:span></text:p>
          </draw:text-box>
        </draw:frame>
        <draw:frame draw:style-name="gr30" draw:text-style-name="P7" draw:layer="layout" svg:width="2.013cm" svg:height="0.433cm" svg:x="1.774cm" svg:y="5.17cm">
          <draw:text-box>
            <text:p text:style-name="P11"><text:span text:style-name="T1">thoraciques</text:span></text:p>
          </draw:text-box>
        </draw:frame>
        <draw:frame draw:style-name="gr29" draw:text-style-name="P7" draw:layer="layout" svg:width="0.002cm" svg:height="0.937cm" svg:x="1.774cm" svg:y="5.507cm">
          <draw:text-box>
            <text:p/>
          </draw:text-box>
        </draw:frame>
        <draw:frame draw:style-name="gr29" draw:text-style-name="P7" draw:layer="layout" svg:width="0.002cm" svg:height="0.937cm" svg:x="1.735cm" svg:y="9.732cm">
          <draw:text-box>
            <text:p/>
          </draw:text-box>
        </draw:frame>
        <draw:frame draw:style-name="gr30" draw:text-style-name="P7" draw:layer="layout" svg:width="1.801cm" svg:height="0.433cm" svg:x="1.735cm" svg:y="9.732cm">
          <draw:text-box>
            <text:p text:style-name="P11"><text:span text:style-name="T1">Vertèbres </text:span></text:p>
          </draw:text-box>
        </draw:frame>
        <draw:frame draw:style-name="gr30" draw:text-style-name="P7" draw:layer="layout" svg:width="1.797cm" svg:height="0.433cm" svg:x="1.735cm" svg:y="10.217cm">
          <draw:text-box>
            <text:p text:style-name="P11"><text:span text:style-name="T1">lombaires </text:span></text:p>
          </draw:text-box>
        </draw:frame>
        <draw:frame draw:style-name="gr29" draw:text-style-name="P7" draw:layer="layout" svg:width="0.002cm" svg:height="0.937cm" svg:x="10.222cm" svg:y="27.766cm">
          <draw:text-box>
            <text:p/>
          </draw:text-box>
        </draw:frame>
        <draw:frame draw:style-name="gr30" draw:text-style-name="P7" draw:layer="layout" svg:width="1.966cm" svg:height="0.433cm" svg:x="10.222cm" svg:y="27.766cm">
          <draw:text-box>
            <text:p text:style-name="P11"><text:span text:style-name="T1">Calcanéum</text:span></text:p>
          </draw:text-box>
        </draw:frame>
        <draw:frame draw:style-name="gr29" draw:text-style-name="P7" draw:layer="layout" svg:width="0.002cm" svg:height="0.937cm" svg:x="0.477cm" svg:y="15.146cm">
          <draw:text-box>
            <text:p/>
          </draw:text-box>
        </draw:frame>
        <draw:frame draw:style-name="gr30" draw:text-style-name="P7" draw:layer="layout" svg:width="1.255cm" svg:height="0.433cm" svg:x="0.477cm" svg:y="15.146cm">
          <draw:text-box>
            <text:p text:style-name="P11"><text:span text:style-name="T1">Carpes</text:span></text:p>
          </draw:text-box>
        </draw:frame>
        <draw:frame draw:style-name="gr29" draw:text-style-name="P7" draw:layer="layout" svg:width="0.002cm" svg:height="0.937cm" svg:x="0.467cm" svg:y="15.767cm">
          <draw:text-box>
            <text:p/>
          </draw:text-box>
        </draw:frame>
        <draw:frame draw:style-name="gr30" draw:text-style-name="P7" draw:layer="layout" svg:width="2.038cm" svg:height="0.433cm" svg:x="0.467cm" svg:y="15.767cm">
          <draw:text-box>
            <text:p text:style-name="P11"><text:span text:style-name="T1">Métacarpes</text:span></text:p>
          </draw:text-box>
        </draw:frame>
        <draw:frame draw:style-name="gr31" draw:text-style-name="P12" draw:layer="layout" svg:width="13.642cm" svg:height="0.721cm" svg:x="0.086cm" svg:y="29.125cm">
          <draw:text-box>
            <text:p><text:span text:style-name="T3">https://commons.wikimedia.org/wiki/File:Human_skeleton_back_fr.svg</text:span></text:p>
          </draw:text-box>
        </draw:frame>
        <draw:frame draw:style-name="gr32" draw:text-style-name="P13" draw:layer="layout" svg:width="0.502cm" svg:height="0.954cm" svg:x="14.3cm" svg:y="30.9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37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05T23:59:07.085996448</dc:date>
    <meta:editing-duration>PT3M9S</meta:editing-duration>
    <meta:editing-cycles>2</meta:editing-cycles>
    <meta:generator>LibreOffice/5.4.1.2$Linux_X86_64 LibreOffice_project/40m0$Build-2</meta:generator>
    <meta:document-statistic meta:object-count="1024"/>
  </office:meta>
</office:document-meta>
</file>